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text-properties officeooo:paragraph-rsid="001464e5"/>
    </style:style>
    <style:style style:name="P2" style:family="paragraph" style:parent-style-name="Default"/>
    <style:style style:name="P3" style:family="paragraph" style:parent-style-name="Default">
      <style:text-properties officeooo:paragraph-rsid="0024f9c3"/>
    </style:style>
    <style:style style:name="P4" style:family="paragraph" style:parent-style-name="Default">
      <style:text-properties officeooo:paragraph-rsid="00264d68"/>
    </style:style>
    <style:style style:name="P5" style:family="paragraph" style:parent-style-name="Default">
      <style:text-properties officeooo:paragraph-rsid="002711e5"/>
    </style:style>
    <style:style style:name="P6" style:family="paragraph" style:parent-style-name="Default">
      <style:text-properties officeooo:paragraph-rsid="0027b64f"/>
    </style:style>
    <style:style style:name="P7" style:family="paragraph" style:parent-style-name="Default"/>
    <style:style style:name="P8" style:family="paragraph" style:parent-style-name="Default">
      <style:text-properties officeooo:paragraph-rsid="0024f9c3"/>
    </style:style>
    <style:style style:name="P9" style:family="paragraph" style:parent-style-name="Default">
      <style:text-properties fo:color="#c9211e" loext:opacity="100%" fo:language="en" fo:country="US" officeooo:rsid="00264d68" officeooo:paragraph-rsid="00264d68"/>
    </style:style>
    <style:style style:name="P10" style:family="paragraph" style:parent-style-name="Default">
      <style:text-properties officeooo:paragraph-rsid="00264d68"/>
    </style:style>
    <style:style style:name="P11" style:family="paragraph" style:parent-style-name="Heading_20_1">
      <style:paragraph-properties fo:break-before="page"/>
      <style:text-properties fo:language="en" fo:country="US"/>
    </style:style>
    <style:style style:name="P12" style:family="paragraph" style:parent-style-name="Heading_20_1">
      <style:text-properties officeooo:paragraph-rsid="0024f9c3"/>
    </style:style>
    <style:style style:name="P13" style:family="paragraph" style:parent-style-name="Heading_20_1">
      <style:text-properties officeooo:paragraph-rsid="00264d68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en" fo:country="US" officeooo:rsid="00119439" style:font-size-asian="10pt" style:font-size-complex="10pt"/>
    </style:style>
    <style:style style:name="T3" style:family="text">
      <style:text-properties fo:font-size="10pt" fo:language="en" fo:country="US" officeooo:rsid="001464e5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13b0e"/>
    </style:style>
    <style:style style:name="T6" style:family="text">
      <style:text-properties fo:language="en" fo:country="US" officeooo:rsid="0024f9c3"/>
    </style:style>
    <style:style style:name="T7" style:family="text">
      <style:text-properties fo:language="en" fo:country="US" officeooo:rsid="00264d68"/>
    </style:style>
    <style:style style:name="T8" style:family="text">
      <style:text-properties fo:color="#c9211e" loext:opacity="100%"/>
    </style:style>
    <style:style style:name="T9" style:family="text">
      <style:text-properties officeooo:rsid="00213b0e"/>
    </style:style>
    <style:style style:name="T10" style:family="text">
      <style:text-properties officeooo:rsid="0024f9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5">Type.h</text:span></text:h>
      <text:h text:style-name="Default" text:outline-level="1"><text:span text:style-name="style2"><text:span text:style-name="T1"><text:s text:c="2"/>1 <text:s/></text:span></text:span><text:span text:style-name="style2"><text:span text:style-name="style9"><text:span text:style-name="T1">#ifndef __Type_h__</text:span></text:span></text:span></text:h>
      <text:h text:style-name="Default" text:outline-level="1"><text:s text:c="2"/>2 <text:s/><text:span text:style-name="style9">#define __Type_h__ <text:s text:c="4"/></text:span><text:span text:style-name="style15">/// _ подборка констант и типичных операций ¹²³_</text:span></text:h>
      <text:h text:style-name="Default" text:outline-level="1"><text:s text:c="2"/>3 <text:s/><text:span text:style-name="style9">#include &lt;math.h&gt; <text:s text:c="5"/></text:span><text:span text:style-name="style2">// <text:s/>¯¯¯¯¯¯¯¯¯¯¯¯¯¯¯¯¯¯¯¯¯¯¯¯¯¯¯¯¯¯¯¯¯¯¯¯¯¯¯¯¯</text:span></text:h>
      <text:h text:style-name="Default" text:outline-level="1"><text:s text:c="2"/>4 <text:s/><text:span text:style-name="style9">#include &lt;stdlib.h&gt; <text:s text:c="3"/></text:span><text:span text:style-name="style2">// …∞ⁿªºₒₐₓₑₔ‘’„“”«»‹›•∙×±≥≤÷≈≡≠∂δ∆∧∀∨⇒⇔↦←↑→↓↔↕↨∏∑∩∫ƒєæΘ</text:span></text:h>
      <text:h text:style-name="Default" text:outline-level="1"><text:s text:c="2"/>5 <text:s/><text:span text:style-name="style5">typedef double Real</text:span><text:span text:style-name="style10">; <text:s text:c="2"/></text:span><text:span text:style-name="style2">// <text:s/>просто число ко всем арифметическим операциям §µ₪א®™</text:span></text:h>
      <text:h text:style-name="Default" text:outline-level="1"><text:s text:c="2"/>6 <text:s/><text:span text:style-name="style5">typedef const Real</text:span><text:span text:style-name="style10">&amp; </text:span><text:span text:style-name="style11">_Real</text:span><text:span text:style-name="style10">; <text:s text:c="2"/></text:span><text:span text:style-name="style2">// числовая ссылка–константа, процедурный параметр</text:span></text:h>
      <text:h text:style-name="Default" text:outline-level="1"><text:s text:c="2"/>7 <text:s/><text:span text:style-name="style5">struct Event</text:span><text:span text:style-name="style10">; </text:span><text:span text:style-name="style5">typedef const Event</text:span><text:span text:style-name="style10">&amp; </text:span><text:span text:style-name="style11">_Event</text:span><text:span text:style-name="style10">; </text:span><text:span text:style-name="style2">// Обобщение / синтез даты и времени</text:span></text:h>
      <text:h text:style-name="Default" text:outline-level="1"><text:s text:c="2"/>8 <text:s text:c="54"/><text:span text:style-name="style2">// ©75 ⇒ Сахалин ↔ ‏יְרוּשָׁלַיִם</text:span></text:h>
      <text:h text:style-name="Default" text:outline-level="1"><text:s text:c="2"/>9 <text:s/><text:span text:style-name="style2">// <text:s/>a 6378245 [м] Сфероид Красовского морских карт России</text:span></text:h>
      <text:h text:style-name="Default" text:outline-level="1"><text:s/>10 <text:s/><text:span text:style-name="style2">// <text:s/>b 6356863.0188 SN\φ Эллипсоид Красовского</text:span></text:h>
      <text:h text:style-name="Default" text:outline-level="1"><text:s/>11 <text:s/><text:span text:style-name="style2">// <text:s/>c 6399698.9018 EW/λ (b+c)/2=6367554.0094 ε≈298.3</text:span></text:h>
      <text:h text:style-name="Default" text:outline-level="1"><text:s/>12 <text:s/><text:span text:style-name="style2">// <text:s/>м 1855.35626248109543 м — сфероидальная миля</text:span></text:h>
      <text:h text:style-name="Default" text:outline-level="1"><text:s/>13 <text:s/><text:span text:style-name="style2">// <text:s/>c ≈ 299 792 458 м·сˉ¹ ρ ≈ 1.025 кг/дм³ ≡ 25‰</text:span></text:h>
      <text:h text:style-name="Default" text:outline-level="1"><text:s/>14 <text:s/><text:span text:style-name="style5">const Real </text:span><text:span text:style-name="style11">_Mile</text:span><text:span text:style-name="style10">=</text:span><text:span text:style-name="style4">1852.24637937659918</text:span><text:span text:style-name="style10">, <text:s text:c="11"/></text:span><text:span text:style-name="style2">// Морская(равнообъёмная) миля</text:span></text:h>
      <text:h text:style-name="Default" text:outline-level="1"><text:s/>15 <text:s text:c="5"/><text:span text:style-name="style2">// радиус эквивалентной сферы по отношению к равнообъёмному единичному кубу</text:span></text:h>
      <text:h text:style-name="Default" text:outline-level="1"><text:s/>16 <text:s text:c="5"/><text:span text:style-name="style11">EqSphere</text:span><text:span text:style-name="style10">=</text:span><text:span text:style-name="style4">0.62035049089940001666800681204778</text:span><text:span text:style-name="style10">, </text:span><text:span text:style-name="style2">// <text:s text:c="2"/>r = ³√(3/4/π) <text:s text:c="2"/>┌┬─┐╔═╦╗</text:span></text:h>
      <text:h text:style-name="Default" text:outline-level="1"><text:s/>17 <text:s text:c="7"/><text:span text:style-name="style2">// 1.24070098179880003333601362409556 — диаметр D = ³√(6/π) <text:s text:c="4"/>├┼░┤║▓║║</text:span></text:h>
      <text:h text:style-name="Default" text:outline-level="1"><text:s/>18 <text:s text:c="6"/><text:span text:style-name="style11">_Pi</text:span><text:span text:style-name="style10">=</text:span><text:span text:style-name="style4">3.14159265358979323846264338327950288</text:span><text:span text:style-name="style10">, <text:s/></text:span><text:span text:style-name="style2">// <text:s text:c="2"/>π <text:s text:c="5"/>M_PI <text:s text:c="4"/>││▒│╠█╬╣</text:span></text:h>
      <text:h text:style-name="Default" text:outline-level="1"><text:s/>19 <text:s text:c="6"/><text:span text:style-name="style11">_Pd</text:span><text:span text:style-name="style10">=</text:span><text:span text:style-name="style4">6.28318530717958647692528676655900576</text:span><text:span text:style-name="style10">, <text:s/></text:span><text:span text:style-name="style2">// <text:s text:c="2"/>π x 2 <text:s/>Ø <text:s text:c="7"/>└┴─┘╚═╩╝</text:span></text:h>
      <text:h text:style-name="Default" text:outline-level="1"><text:s/>20 <text:s text:c="6"/><text:span text:style-name="style11">_Ph</text:span><text:span text:style-name="style10">=</text:span><text:span text:style-name="style4">1.57079632679489661923132169163975144</text:span><text:span text:style-name="style10">, <text:s/></text:span><text:span text:style-name="style2">// <text:s text:c="2"/>π / 2 <text:s/>M_PI_2 <text:s text:c="2"/>╒╤╕╓╥╖▐▌</text:span></text:h>
      <text:h text:style-name="Default" text:outline-level="1"><text:s/>21 <text:s text:c="6"/><text:span text:style-name="style11">_iP</text:span><text:span text:style-name="style10">=</text:span><text:span text:style-name="style4">0.31830988618379067153776752674503</text:span><text:span text:style-name="style10">, <text:s text:c="4"/></text:span><text:span text:style-name="style2">// <text:s text:c="2"/>1 / π <text:s/>M_1_PI <text:s text:c="2"/>╞╪╡╟╫╢▄▀</text:span></text:h>
      <text:h text:style-name="Default" text:outline-level="1"><text:s/>22 <text:s text:c="6"/><text:span text:style-name="style11">_Rd</text:span><text:span text:style-name="style10">=</text:span><text:span text:style-name="style4">57.295779513082320876798154814105</text:span><text:span text:style-name="style10">, <text:s text:c="5"/></text:span><text:span text:style-name="style2">// 180 / π <text:s/>°\rad <text:s text:c="3"/>╘╧╛╙╨╜|¦</text:span></text:h>
      <text:h text:style-name="Default" text:outline-level="1"><text:s/>23 <text:s text:c="6"/><text:span text:style-name="style11">_dR</text:span><text:span text:style-name="style10">=</text:span><text:span text:style-name="style4">0.01745329251994329576923690768489</text:span><text:span text:style-name="style10">, <text:s text:c="4"/></text:span><text:span text:style-name="style2">// <text:s text:c="2"/>π / 180 rad\° <text:s/>¯¯¯¯¯¯¯¯</text:span></text:h>
      <text:h text:style-name="Default" text:outline-level="1"><text:s/>24 <text:s text:c="6"/><text:span text:style-name="style11">_g</text:span><text:span text:style-name="style10">=</text:span><text:span text:style-name="style4">9.8106</text:span><text:span text:style-name="style10">; </text:span><text:span text:style-name="style2">// м/с²≈9.780318·(1+.005302·sin²φ-.000006·sin²2φ)-.000003086·h</text:span></text:h>
      <text:h text:style-name="Default" text:outline-level="1"><text:s/>25 <text:s/><text:span text:style-name="style2">// <text:s text:c="2"/>_e <text:s/>2.71828182845904523536028747135266249 <text:s text:c="2"/>// <text:s text:c="2"/>M_E ⁰ⁱ⁴⁵⁶⁷⁸⁹⁺⁻⁼⁽⁾ⁿ₀₁₂₃₄₅₆₇₈₉</text:span></text:h>
      <text:h text:style-name="Default" text:outline-level="1"><text:s/>26 <text:s/><text:span text:style-name="style2">// <text:s text:c="2"/>φ ≈ 1.61803398874989484820458683436563811 = 1/φ+1 ⇒ (√5+1)/2 = В/Б=Б/мал</text:span></text:h>
      <text:h text:style-name="Default" text:outline-level="1"><text:s/>27 <text:s/><text:span text:style-name="style5">enum</text:span><text:span text:style-name="style10">{ </text:span><text:span text:style-name="style11">RIGHT</text:span><text:span text:style-name="style10">=</text:span><text:span text:style-name="style4">1</text:span><text:span text:style-name="style10">,</text:span><text:span text:style-name="style11">LEFT</text:span><text:span text:style-name="style10">,</text:span><text:span text:style-name="style11">SHIFT</text:span><text:span text:style-name="style10">, </text:span><text:span text:style-name="style11">LCTRL</text:span><text:span text:style-name="style10">,</text:span><text:span text:style-name="style11">RCTRL</text:span><text:span text:style-name="style10">=</text:span><text:span text:style-name="style4">8</text:span><text:span text:style-name="style10">,</text:span><text:span text:style-name="style11">CTRL</text:span><text:span text:style-name="style10">=</text:span><text:span text:style-name="style4">12</text:span><text:span text:style-name="style10">, </text:span><text:span text:style-name="style11">L_ALT</text:span><text:span text:style-name="style10">=</text:span><text:span text:style-name="style4">16</text:span><text:span text:style-name="style10">,</text:span><text:span text:style-name="style11">R_ALT</text:span><text:span text:style-name="style10">=</text:span><text:span text:style-name="style4">32</text:span><text:span text:style-name="style10">,</text:span><text:span text:style-name="style11">ALT</text:span><text:span text:style-name="style10">=</text:span><text:span text:style-name="style4">48 </text:span><text:span text:style-name="style10">};</text:span></text:h>
      <text:h text:style-name="Default" text:outline-level="1"><text:s/>28 <text:s/><text:span text:style-name="style5">enum</text:span><text:span text:style-name="style10">{ </text:span><text:span text:style-name="style11">_MouseMove</text:span><text:span text:style-name="style10">,</text:span><text:span text:style-name="style11">_MouseLeft</text:span><text:span text:style-name="style10">,</text:span><text:span text:style-name="style11">_MouseRight</text:span><text:span text:style-name="style10">,</text:span><text:span text:style-name="style11">_MouseMiddle</text:span><text:span text:style-name="style10">=</text:span><text:span text:style-name="style4">4</text:span><text:span text:style-name="style10">,</text:span><text:span text:style-name="style11">_MouseWheel</text:span><text:span text:style-name="style10">=</text:span><text:span text:style-name="style4">8 </text:span><text:span text:style-name="style10">};</text:span></text:h>
      <text:h text:style-name="Default" text:outline-level="1"><text:s/>29 <text:s/><text:span text:style-name="style5">enum </text:span><text:span text:style-name="style11">Course</text:span></text:h>
      <text:h text:style-name="Default" text:outline-level="1"><text:s/>30 <text:s/><text:span text:style-name="style10">{ </text:span><text:span text:style-name="style11">_North_West</text:span><text:span text:style-name="style10">=</text:span><text:span text:style-name="style4">3</text:span><text:span text:style-name="style10">,</text:span><text:span text:style-name="style11">_North</text:span><text:span text:style-name="style10">=</text:span><text:span text:style-name="style4">1</text:span><text:span text:style-name="style10">,</text:span><text:span text:style-name="style11">_North_East</text:span><text:span text:style-name="style10">=</text:span><text:span text:style-name="style4">9</text:span><text:span text:style-name="style10">, </text:span><text:span text:style-name="style11">_Home</text:span><text:span text:style-name="style10">=</text:span><text:span text:style-name="style4">3</text:span><text:span text:style-name="style10">, <text:s text:c="2"/></text:span><text:span text:style-name="style11">_Up </text:span><text:span text:style-name="style10">=</text:span><text:span text:style-name="style4">1</text:span><text:span text:style-name="style10">,</text:span><text:span text:style-name="style11">_PgUp </text:span><text:span text:style-name="style10">=</text:span><text:span text:style-name="style4">9</text:span><text:span text:style-name="style10">,</text:span></text:h>
      <text:h text:style-name="Default" text:outline-level="1"><text:s/>31 <text:s text:c="9"/><text:span text:style-name="style11">_West</text:span><text:span text:style-name="style10">=</text:span><text:span text:style-name="style4">2</text:span><text:span text:style-name="style10">,</text:span><text:span text:style-name="style11">_Zenith</text:span><text:span text:style-name="style10">=</text:span><text:span text:style-name="style4">0</text:span><text:span text:style-name="style10">, <text:s text:c="4"/></text:span><text:span text:style-name="style11">_East</text:span><text:span text:style-name="style10">=</text:span><text:span text:style-name="style4">8</text:span><text:span text:style-name="style10">, </text:span><text:span text:style-name="style11">_Left</text:span><text:span text:style-name="style10">=</text:span><text:span text:style-name="style4">2</text:span><text:span text:style-name="style10">,</text:span><text:span text:style-name="style11">_Center</text:span><text:span text:style-name="style10">=</text:span><text:span text:style-name="style4">0</text:span><text:span text:style-name="style10">,</text:span><text:span text:style-name="style11">_Right</text:span><text:span text:style-name="style10">=</text:span><text:span text:style-name="style4">8</text:span><text:span text:style-name="style10">,</text:span></text:h>
      <text:h text:style-name="Default" text:outline-level="1"><text:s/>32 <text:s text:c="3"/><text:span text:style-name="style11">_South_West</text:span><text:span text:style-name="style10">=</text:span><text:span text:style-name="style4">6</text:span><text:span text:style-name="style10">,</text:span><text:span text:style-name="style11">_South</text:span><text:span text:style-name="style10">=</text:span><text:span text:style-name="style4">4</text:span><text:span text:style-name="style10">,</text:span><text:span text:style-name="style11">_South_East</text:span><text:span text:style-name="style10">=</text:span><text:span text:style-name="style4">12</text:span><text:span text:style-name="style10">,</text:span><text:span text:style-name="style11">_End </text:span><text:span text:style-name="style10">=</text:span><text:span text:style-name="style4">6</text:span><text:span text:style-name="style10">, </text:span><text:span text:style-name="style11">_Down </text:span><text:span text:style-name="style10">=</text:span><text:span text:style-name="style4">4</text:span><text:span text:style-name="style10">,</text:span><text:span text:style-name="style11">_PgDn</text:span><text:span text:style-name="style10">=</text:span><text:span text:style-name="style4">12</text:span><text:span text:style-name="style10">,</text:span></text:h>
      <text:h text:style-name="Default" text:outline-level="1"><text:s/>33 <text:s text:c="3"/><text:span text:style-name="style11">_Enter</text:span><text:span text:style-name="style10">=</text:span><text:span text:style-name="style4">13</text:span><text:span text:style-name="style10">,</text:span><text:span text:style-name="style11">_BkSp</text:span><text:span text:style-name="style10">,</text:span><text:span text:style-name="style11">_F1</text:span><text:span text:style-name="style10">,</text:span><text:span text:style-name="style11">_F2</text:span><text:span text:style-name="style10">,</text:span><text:span text:style-name="style11">_F3</text:span><text:span text:style-name="style10">,</text:span><text:span text:style-name="style11">_F4</text:span><text:span text:style-name="style10">,</text:span><text:span text:style-name="style11">_F5</text:span><text:span text:style-name="style10">,</text:span><text:span text:style-name="style11">_F6</text:span><text:span text:style-name="style10">,</text:span><text:span text:style-name="style11">_F7</text:span><text:span text:style-name="style10">,</text:span><text:span text:style-name="style11">_F8</text:span><text:span text:style-name="style10">,</text:span><text:span text:style-name="style11">_F9</text:span><text:span text:style-name="style10">,</text:span><text:span text:style-name="style11">_F10</text:span><text:span text:style-name="style10">,</text:span><text:span text:style-name="style11">_F11</text:span><text:span text:style-name="style10">,</text:span><text:span text:style-name="style11">_F12</text:span><text:span text:style-name="style10">,</text:span></text:h>
      <text:h text:style-name="Default" text:outline-level="1"><text:s/>34 <text:s text:c="3"/><text:span text:style-name="style11">_Esc</text:span><text:span text:style-name="style10">=</text:span><text:span text:style-name="style4">27</text:span><text:span text:style-name="style10">,</text:span><text:span text:style-name="style11">_Ins</text:span><text:span text:style-name="style10">,</text:span><text:span text:style-name="style11">_Del</text:span><text:span text:style-name="style10">,</text:span><text:span text:style-name="style11">_Tab</text:span><text:span text:style-name="style10">,</text:span><text:span text:style-name="style11">_Blank</text:span><text:span text:style-name="style10">=</text:span><text:span text:style-name="style4">32 <text:s text:c="16"/></text:span><text:span text:style-name="style2">// +5,+7,+10,+31 — в запасе</text:span></text:h>
      <text:h text:style-name="Default" text:outline-level="1"><text:s/>35 <text:s/><text:span text:style-name="style10">};</text:span></text:h>
      <text:h text:style-name="Default" text:outline-level="1"><text:s/>36 <text:s/><text:span text:style-name="style5">void </text:span><text:span text:style-name="style11">julday</text:span><text:span text:style-name="style10">( </text:span><text:span text:style-name="style5">long </text:span><text:span text:style-name="style11">day</text:span><text:span text:style-name="style10">,</text:span><text:span text:style-name="style5">int</text:span><text:span text:style-name="style10">&amp; </text:span><text:span text:style-name="style11">m</text:span><text:span text:style-name="style10">,</text:span><text:span text:style-name="style5">int</text:span><text:span text:style-name="style10">&amp; </text:span><text:span text:style-name="style11">d</text:span><text:span text:style-name="style10">,</text:span><text:span text:style-name="style5">int</text:span><text:span text:style-name="style10">&amp; </text:span><text:span text:style-name="style11">y </text:span><text:span text:style-name="style10">); </text:span><text:span text:style-name="style2">// Julian( day ) ⇒ дата( m,d,y )</text:span></text:h>
      <text:h text:style-name="Default" text:outline-level="1"><text:s/>37 <text:s/><text:span text:style-name="style5">long </text:span><text:span text:style-name="style11">julday</text:span><text:span text:style-name="style10">( </text:span><text:span text:style-name="style5">int </text:span><text:span text:style-name="style11">m</text:span><text:span text:style-name="style10">, </text:span><text:span text:style-name="style5">int </text:span><text:span text:style-name="style11">d</text:span><text:span text:style-name="style10">, </text:span><text:span text:style-name="style5">int </text:span><text:span text:style-name="style11">y </text:span><text:span text:style-name="style10">); <text:s text:c="9"/></text:span><text:span text:style-name="style2">// возврат: дата( m,d,y ) ⇒ Julian</text:span></text:h>
      <text:h text:style-name="Default" text:outline-level="1"><text:s/>38 <text:s/><text:span text:style-name="style5">long </text:span><text:span text:style-name="style11">julday</text:span><text:span text:style-name="style10">(); </text:span><text:span text:style-name="style5">Real </text:span><text:span text:style-name="style11">onetime</text:span><text:span text:style-name="style10">(); <text:s text:c="13"/></text:span><text:span text:style-name="style2">// Текущие дата и время[дни и часы]</text:span></text:h>
      <text:h text:style-name="Default" text:outline-level="1"><text:s/>39 <text:s/><text:span text:style-name="style5">struct Event</text:span><text:span text:style-name="style10">{ </text:span><text:span text:style-name="style5">long </text:span><text:span text:style-name="style11">D</text:span><text:span text:style-name="style10">; </text:span><text:span text:style-name="style5">Real </text:span><text:span text:style-name="style11">T</text:span><text:span text:style-name="style10">; <text:s text:c="13"/></text:span><text:span text:style-name="style2">// Юлианская дата и часы от полуночи</text:span></text:h>
      <text:h text:style-name="Default" text:outline-level="1"><text:s/>40 <text:s text:c="3"/><text:span text:style-name="style5">Event</text:span><text:span text:style-name="style10">&amp; </text:span><text:span text:style-name="style11">Now</text:span><text:span text:style-name="style10">(); <text:s text:c="26"/></text:span><text:span text:style-name="style2">// здесь текущее компьютерное время</text:span></text:h>
      <text:h text:style-name="Default" text:outline-level="1"><text:s/>41 <text:s text:c="3"/><text:span text:style-name="style5">Event</text:span><text:span text:style-name="style10">(){ </text:span><text:span text:style-name="style11">Now</text:span><text:span text:style-name="style10">(); } <text:s text:c="21"/></text:span><text:span text:style-name="style2">// <text:s/>++ в простом/чистом конструкторе</text:span></text:h>
      <text:h text:style-name="Default" text:outline-level="1"><text:s/>42 <text:s text:c="3"/><text:span text:style-name="style5">Event</text:span><text:span text:style-name="style10">&amp; </text:span><text:span text:style-name="style11">Check</text:span><text:span text:style-name="style10">(); <text:s text:c="21"/></text:span><text:span text:style-name="style2">// согласование внешних сложений времени</text:span></text:h>
      <text:h text:style-name="Default" text:outline-level="1"><text:s/>43 <text:s text:c="3"/><text:span text:style-name="style5">Event</text:span><text:span text:style-name="style10">( </text:span><text:span text:style-name="style11">_Event New </text:span><text:span text:style-name="style10">): </text:span><text:span text:style-name="style11">D</text:span><text:span text:style-name="style10">( </text:span><text:span text:style-name="style11">New</text:span><text:span text:style-name="style10">.</text:span><text:span text:style-name="style11">D </text:span><text:span text:style-name="style10">),</text:span><text:span text:style-name="style11">T</text:span><text:span text:style-name="style10">( </text:span><text:span text:style-name="style11">New</text:span><text:span text:style-name="style10">.</text:span><text:span text:style-name="style11">T </text:span><text:span text:style-name="style10">){ </text:span><text:span text:style-name="style11">Check</text:span><text:span text:style-name="style10">(); }</text:span></text:h>
      <text:h text:style-name="Default" text:outline-level="1"><text:s/>44 <text:s text:c="3"/><text:span text:style-name="style5">Event</text:span><text:span text:style-name="style10">( </text:span><text:span text:style-name="style5">long </text:span><text:span text:style-name="style11">d</text:span><text:span text:style-name="style10">,</text:span><text:span text:style-name="style11">_Real t</text:span><text:span text:style-name="style10">=</text:span><text:span text:style-name="style4">0.0 </text:span><text:span text:style-name="style10">): </text:span><text:span text:style-name="style11">D</text:span><text:span text:style-name="style10">( </text:span><text:span text:style-name="style11">d </text:span><text:span text:style-name="style10">),</text:span><text:span text:style-name="style11">T</text:span><text:span text:style-name="style10">( </text:span><text:span text:style-name="style11">t </text:span><text:span text:style-name="style10">){ </text:span><text:span text:style-name="style11">Check</text:span><text:span text:style-name="style10">(); }</text:span></text:h>
      <text:h text:style-name="Default" text:outline-level="1"><text:s/>45 <text:s text:c="3"/><text:span text:style-name="style5">Event <text:s/>operator </text:span><text:span text:style-name="style10">+ (</text:span><text:span text:style-name="style11">_Real t </text:span><text:span text:style-name="style10">){ </text:span><text:span text:style-name="style5">return Event</text:span><text:span text:style-name="style10">( </text:span><text:span text:style-name="style11">D</text:span><text:span text:style-name="style10">,</text:span><text:span text:style-name="style11">T</text:span><text:span text:style-name="style10">+</text:span><text:span text:style-name="style11">t </text:span><text:span text:style-name="style10">); }</text:span></text:h>
      <text:h text:style-name="Default" text:outline-level="1"><text:s/>46 <text:s text:c="3"/><text:span text:style-name="style5">Event <text:s/>operator </text:span><text:span text:style-name="style10">- (</text:span><text:span text:style-name="style11">_Real t </text:span><text:span text:style-name="style10">){ </text:span><text:span text:style-name="style5">return Event</text:span><text:span text:style-name="style10">( </text:span><text:span text:style-name="style11">D</text:span><text:span text:style-name="style10">,</text:span><text:span text:style-name="style11">T</text:span><text:span text:style-name="style10">-</text:span><text:span text:style-name="style11">t </text:span><text:span text:style-name="style10">); }</text:span></text:h>
      <text:h text:style-name="Default" text:outline-level="1"><text:s/>47 <text:s text:c="3"/><text:span text:style-name="style5">Event</text:span><text:span text:style-name="style10">&amp; </text:span><text:span text:style-name="style5">operator </text:span><text:span text:style-name="style10">+=(</text:span><text:span text:style-name="style11">_Real t </text:span><text:span text:style-name="style10">){ </text:span><text:span text:style-name="style11">T</text:span><text:span text:style-name="style10">+=</text:span><text:span text:style-name="style11">t</text:span><text:span text:style-name="style10">; </text:span><text:span text:style-name="style5">return </text:span><text:span text:style-name="style11">Check</text:span><text:span text:style-name="style10">(); }</text:span></text:h>
      <text:h text:style-name="Default" text:outline-level="1"><text:s/>48 <text:s text:c="3"/><text:span text:style-name="style5">Event</text:span><text:span text:style-name="style10">&amp; </text:span><text:span text:style-name="style5">operator </text:span><text:span text:style-name="style10">-=(</text:span><text:span text:style-name="style11">_Real t </text:span><text:span text:style-name="style10">){ </text:span><text:span text:style-name="style11">T</text:span><text:span text:style-name="style10">-=</text:span><text:span text:style-name="style11">t</text:span><text:span text:style-name="style10">; </text:span><text:span text:style-name="style5">return </text:span><text:span text:style-name="style11">Check</text:span><text:span text:style-name="style10">(); }</text:span></text:h>
      <text:h text:style-name="Default" text:outline-level="1"><text:s/>49 <text:s text:c="3"/><text:span text:style-name="style5">Event</text:span><text:span text:style-name="style10">&amp; </text:span><text:span text:style-name="style11">UnPack</text:span><text:span text:style-name="style10">( </text:span><text:span text:style-name="style5">int </text:span><text:span text:style-name="style10">&amp;</text:span><text:span text:style-name="style11">m</text:span><text:span text:style-name="style10">,</text:span><text:span text:style-name="style5">int </text:span><text:span text:style-name="style10">&amp;</text:span><text:span text:style-name="style11">d</text:span><text:span text:style-name="style10">,</text:span><text:span text:style-name="style5">int </text:span><text:span text:style-name="style10">&amp;</text:span><text:span text:style-name="style11">y </text:span><text:span text:style-name="style10">){ </text:span><text:span text:style-name="style11">julday</text:span><text:span text:style-name="style10">( </text:span><text:span text:style-name="style11">D</text:span><text:span text:style-name="style10">,</text:span><text:span text:style-name="style11">m</text:span><text:span text:style-name="style10">,</text:span><text:span text:style-name="style11">d</text:span><text:span text:style-name="style10">,</text:span><text:span text:style-name="style11">y </text:span><text:span text:style-name="style10">); </text:span><text:span text:style-name="style5">return </text:span><text:span text:style-name="style10">*</text:span><text:span text:style-name="style5">this</text:span><text:span text:style-name="style10">; }</text:span></text:h>
      <text:h text:style-name="Default" text:outline-level="1"><text:s/>50 <text:s text:c="3"/><text:span text:style-name="style5">long <text:s text:c="4"/></text:span><text:span text:style-name="style11">Pack</text:span><text:span text:style-name="style10">( </text:span><text:span text:style-name="style5">int </text:span><text:span text:style-name="style11">m</text:span><text:span text:style-name="style10">, </text:span><text:span text:style-name="style5">int </text:span><text:span text:style-name="style11">d</text:span><text:span text:style-name="style10">, </text:span><text:span text:style-name="style5">int </text:span><text:span text:style-name="style11">y <text:s/></text:span><text:span text:style-name="style10">){ </text:span><text:span text:style-name="style5">return </text:span><text:span text:style-name="style11">D </text:span><text:span text:style-name="style10">= </text:span><text:span text:style-name="style11">julday</text:span><text:span text:style-name="style10">( </text:span><text:span text:style-name="style11">m</text:span><text:span text:style-name="style10">,</text:span><text:span text:style-name="style11">d</text:span><text:span text:style-name="style10">,</text:span><text:span text:style-name="style11">y </text:span><text:span text:style-name="style10">); }</text:span></text:h>
      <text:h text:style-name="Default" text:outline-level="1"><text:s/>51 <text:s text:c="3"/><text:span text:style-name="style5">friend Event operator</text:span><text:span text:style-name="style10">+(</text:span><text:span text:style-name="style11">_Event B</text:span><text:span text:style-name="style10">,</text:span><text:span text:style-name="style11">_Real t </text:span><text:span text:style-name="style10">){ </text:span><text:span text:style-name="style5">Event </text:span><text:span text:style-name="style11">E</text:span><text:span text:style-name="style10">( </text:span><text:span text:style-name="style11">B</text:span><text:span text:style-name="style10">.</text:span><text:span text:style-name="style11">D</text:span><text:span text:style-name="style10">,</text:span><text:span text:style-name="style11">B</text:span><text:span text:style-name="style10">.</text:span><text:span text:style-name="style11">T</text:span><text:span text:style-name="style10">+</text:span><text:span text:style-name="style11">t </text:span><text:span text:style-name="style10">); </text:span><text:span text:style-name="style5">return </text:span><text:span text:style-name="style11">E</text:span><text:span text:style-name="style10">; }</text:span></text:h>
      <text:h text:style-name="Default" text:outline-level="1"><text:s/>52 <text:s text:c="3"/><text:span text:style-name="style5">friend Real <text:s/>operator</text:span><text:span text:style-name="style10">-(</text:span><text:span text:style-name="style11">_Event A</text:span><text:span text:style-name="style10">,</text:span><text:span text:style-name="style11">_Event B </text:span><text:span text:style-name="style10">){ </text:span><text:span text:style-name="style5">return </text:span><text:span text:style-name="style10">(</text:span><text:span text:style-name="style11">A</text:span><text:span text:style-name="style10">.</text:span><text:span text:style-name="style11">T</text:span><text:span text:style-name="style10">-</text:span><text:span text:style-name="style11">B</text:span><text:span text:style-name="style10">.</text:span><text:span text:style-name="style11">T</text:span><text:span text:style-name="style10">)+(</text:span><text:span text:style-name="style11">A</text:span><text:span text:style-name="style10">.</text:span><text:span text:style-name="style11">D</text:span><text:span text:style-name="style10">-</text:span><text:span text:style-name="style11">B</text:span><text:span text:style-name="style10">.</text:span><text:span text:style-name="style11">D</text:span><text:span text:style-name="style10">)*</text:span><text:span text:style-name="style4">24</text:span><text:span text:style-name="style10">; }</text:span></text:h>
      <text:h text:style-name="Default" text:outline-level="1"><text:s/>53 <text:s text:c="3"/><text:span text:style-name="style5">friend bool operator</text:span><text:span text:style-name="style10">&gt; (</text:span><text:span text:style-name="style11">_Event A</text:span><text:span text:style-name="style10">,</text:span><text:span text:style-name="style11">_Event B </text:span><text:span text:style-name="style10">){ </text:span><text:span text:style-name="style5">return </text:span><text:span text:style-name="style10">( </text:span><text:span text:style-name="style11">A</text:span><text:span text:style-name="style10">-</text:span><text:span text:style-name="style11">B </text:span><text:span text:style-name="style10">)&gt; </text:span><text:span text:style-name="style4">0.0</text:span><text:span text:style-name="style10">; }</text:span></text:h>
      <text:h text:style-name="Default" text:outline-level="1"><text:s/>54 <text:s text:c="3"/><text:span text:style-name="style5">friend bool operator</text:span><text:span text:style-name="style10">&gt;=(</text:span><text:span text:style-name="style11">_Event A</text:span><text:span text:style-name="style10">,</text:span><text:span text:style-name="style11">_Event B </text:span><text:span text:style-name="style10">){ </text:span><text:span text:style-name="style5">return </text:span><text:span text:style-name="style10">( </text:span><text:span text:style-name="style11">A</text:span><text:span text:style-name="style10">-</text:span><text:span text:style-name="style11">B </text:span><text:span text:style-name="style10">)&gt;=</text:span><text:span text:style-name="style4">0.0</text:span><text:span text:style-name="style10">; }</text:span></text:h>
      <text:h text:style-name="Default" text:outline-level="1"><text:s/>55 <text:s text:c="3"/><text:span text:style-name="style5">friend bool operator</text:span><text:span text:style-name="style10">&lt; (</text:span><text:span text:style-name="style11">_Event A</text:span><text:span text:style-name="style10">,</text:span><text:span text:style-name="style11">_Event B </text:span><text:span text:style-name="style10">){ </text:span><text:span text:style-name="style5">return </text:span><text:span text:style-name="style10">( </text:span><text:span text:style-name="style11">A</text:span><text:span text:style-name="style10">-</text:span><text:span text:style-name="style11">B </text:span><text:span text:style-name="style10">)&lt; </text:span><text:span text:style-name="style4">0.0</text:span><text:span text:style-name="style10">; }</text:span></text:h>
      <text:h text:style-name="Default" text:outline-level="1"><text:s/>56 <text:s text:c="3"/><text:span text:style-name="style5">friend bool operator</text:span><text:span text:style-name="style10">&lt;=(</text:span><text:span text:style-name="style11">_Event A</text:span><text:span text:style-name="style10">,</text:span><text:span text:style-name="style11">_Event B </text:span><text:span text:style-name="style10">){ </text:span><text:span text:style-name="style5">return </text:span><text:span text:style-name="style10">( </text:span><text:span text:style-name="style11">A</text:span><text:span text:style-name="style10">-</text:span><text:span text:style-name="style11">B </text:span><text:span text:style-name="style10">)&lt;=</text:span><text:span text:style-name="style4">0.0</text:span><text:span text:style-name="style10">; }</text:span></text:h>
      <text:h text:style-name="Default" text:outline-level="1"><text:s/>57 <text:s text:c="3"/><text:span text:style-name="style5">friend bool operator</text:span><text:span text:style-name="style10">==(</text:span><text:span text:style-name="style11">_Event A</text:span><text:span text:style-name="style10">,</text:span><text:span text:style-name="style11">_Event B </text:span><text:span text:style-name="style10">){ </text:span><text:span text:style-name="style5">return </text:span><text:span text:style-name="style10">( </text:span><text:span text:style-name="style11">A</text:span><text:span text:style-name="style10">-</text:span><text:span text:style-name="style11">B </text:span><text:span text:style-name="style10">)==</text:span><text:span text:style-name="style4">0.0</text:span><text:span text:style-name="style10">; }</text:span></text:h>
      <text:h text:style-name="Default" text:outline-level="1"><text:s/>58 <text:s text:c="3"/><text:span text:style-name="style5">friend bool operator</text:span><text:span text:style-name="style10">!=(</text:span><text:span text:style-name="style11">_Event A</text:span><text:span text:style-name="style10">,</text:span><text:span text:style-name="style11">_Event B </text:span><text:span text:style-name="style10">){ </text:span><text:span text:style-name="style5">return </text:span><text:span text:style-name="style10">( </text:span><text:span text:style-name="style11">A</text:span><text:span text:style-name="style10">-</text:span><text:span text:style-name="style11">B </text:span><text:span text:style-name="style10">)!=</text:span><text:span text:style-name="style4">0.0</text:span><text:span text:style-name="style10">; }</text:span></text:h>
      <text:h text:style-name="Default" text:outline-level="1"><text:s/>59 <text:s/><text:span text:style-name="style10">};</text:span></text:h>
      <text:h text:style-name="Default" text:outline-level="1"><text:s/>60 <text:s/><text:span text:style-name="style2">// <text:s text:c="3"/>Строчки с предустановкой по 2К, и запасом по 256 байт &lt;&lt;в StrCpy.cpp&gt;&gt;</text:span></text:h>
      <text:h text:style-name="Default" text:outline-level="1"><text:s/>61 <text:s/><text:span text:style-name="style2">//</text:span></text:h>
      <text:h text:style-name="Default" text:outline-level="1"><text:s/>62 <text:s/><text:span text:style-name="style5">class </text:span><text:span text:style-name="style16">string</text:span><text:span text:style-name="style10">{ </text:span><text:span text:style-name="style5">char </text:span><text:span text:style-name="style10">*</text:span><text:span text:style-name="style11">s</text:span><text:span text:style-name="style10">; </text:span><text:span text:style-name="style5">int </text:span><text:span text:style-name="style11">len</text:span><text:span text:style-name="style10">; <text:s text:c="6"/></text:span><text:span text:style-name="style2">// текстовая строчка неограниченной длины</text:span></text:h>
      <text:h text:style-name="Default" text:outline-level="1"><text:s/>63 <text:s/><text:span text:style-name="style5">public</text:span><text:span text:style-name="style10">: </text:span><text:span text:style-name="style16">string</text:span><text:span text:style-name="style10">(); ~</text:span><text:span text:style-name="style16">string</text:span><text:span text:style-name="style10">(); <text:s text:c="9"/></text:span><text:span text:style-name="style2">// начальная установка=2k очистка выходом</text:span></text:h>
      <text:h text:style-name="Default" text:outline-level="1"><text:s/>64 <text:s text:c="2"/><text:span text:style-name="style5">operator char</text:span><text:span text:style-name="style10">*(){ </text:span><text:span text:style-name="style5">return </text:span><text:span text:style-name="style11">s</text:span><text:span text:style-name="style10">; } <text:s text:c="7"/></text:span><text:span text:style-name="style2">// обычный доступ по адресу начала строки</text:span></text:h>
      <text:h text:style-name="Default" text:outline-level="1"><text:s/>65 <text:s text:c="2"/><text:span text:style-name="style5">char</text:span><text:span text:style-name="style10">&amp; </text:span><text:span text:style-name="style5">operator</text:span><text:span text:style-name="style10">[]( </text:span><text:span text:style-name="style5">int </text:span><text:span text:style-name="style11">k </text:span><text:span text:style-name="style10">); <text:s text:c="10"/></text:span><text:span text:style-name="style2">// <text:s text:c="2"/>и до каждого символа, но с контролем</text:span></text:h>
      <text:h text:style-name="Default" text:outline-level="1"><text:soft-page-break/><text:s/>66 <text:s/><text:span text:style-name="style10">};</text:span></text:h>
      <text:h text:style-name="Default" text:outline-level="1"><text:s/>67 <text:s/><text:span text:style-name="style2">// <text:s text:c="3"/>Операции с угловыми градусами и разметкой шага шкал включены в julian.cpp</text:span></text:h>
      <text:h text:style-name="Default" text:outline-level="1"><text:s/>68 <text:s/><text:span text:style-name="style2">//</text:span></text:h>
      <text:h text:style-name="Default" text:outline-level="1"><text:s/>69 <text:s/><text:span text:style-name="style5">Real </text:span><text:span text:style-name="style11">AxisStep</text:span><text:span text:style-name="style10">( </text:span><text:span text:style-name="style5">Real </text:span><text:span text:style-name="style10">); <text:s text:c="19"/></text:span><text:span text:style-name="style2">// Step for Axis Estimation</text:span></text:h>
      <text:h text:style-name="Default" text:outline-level="1"><text:s/>70 <text:s/><text:span text:style-name="style5">char</text:span><text:span text:style-name="style10">* </text:span><text:span text:style-name="style11">DtoA</text:span><text:span text:style-name="style10">( </text:span><text:span text:style-name="style5">Real</text:span><text:span text:style-name="style10">,</text:span><text:span text:style-name="style5">int</text:span><text:span text:style-name="style10">=</text:span><text:span text:style-name="style4">0</text:span><text:span text:style-name="style10">,</text:span><text:span text:style-name="style5">const char</text:span><text:span text:style-name="style10">* =</text:span><text:span text:style-name="style6">"°"</text:span><text:span text:style-name="style10">); </text:span><text:span text:style-name="style2">// (±)ⁿ123°45'67"00 как круговая мера</text:span></text:h>
      <text:h text:style-name="Default" text:outline-level="1"><text:s/>71 <text:s/><text:span text:style-name="style5">char</text:span><text:span text:style-name="style10">* </text:span><text:span text:style-name="style11">AtoD</text:span><text:span text:style-name="style10">( </text:span><text:span text:style-name="style5">char</text:span><text:span text:style-name="style10">*, </text:span><text:span text:style-name="style5">Real</text:span><text:span text:style-name="style10">&amp; ); <text:s text:c="14"/></text:span><text:span text:style-name="style2">// (°)÷(:) с возможной заменой на ':'</text:span></text:h>
      <text:h text:style-name="Default" text:outline-level="1"><text:s/>72 <text:s/><text:span text:style-name="style5">template</text:span><text:span text:style-name="style10">&lt;</text:span><text:span text:style-name="style5">class </text:span><text:span text:style-name="style11">real</text:span><text:span text:style-name="style10">&gt;</text:span><text:span text:style-name="style5">int </text:span><text:span text:style-name="style16">find</text:span><text:span text:style-name="style10">( </text:span><text:span text:style-name="style5">const </text:span><text:span text:style-name="style11">real </text:span><text:span text:style-name="style10">*</text:span><text:span text:style-name="style11">A</text:span><text:span text:style-name="style10">, </text:span><text:span text:style-name="style5">const </text:span><text:span text:style-name="style11">real </text:span><text:span text:style-name="style10">&amp;</text:span><text:span text:style-name="style11">Ar</text:span><text:span text:style-name="style10">, </text:span><text:span text:style-name="style5">int </text:span><text:span text:style-name="style11">len </text:span><text:span text:style-name="style10">);</text:span></text:h>
      <text:h text:style-name="Default" text:outline-level="1"><text:s/>73 <text:s/><text:span text:style-name="style2">//template&lt;class real&gt;inline real Angle( const real &amp;A ) <text:s text:c="9"/>// A° = ±180°</text:span></text:h>
      <text:h text:style-name="Default" text:outline-level="1"><text:s/>74 <text:s/><text:span text:style-name="style2">// <text:s text:c="36"/>{ return remainder( A,360 ); }</text:span></text:h>
      <text:h text:style-name="Default" text:outline-level="1"><text:s/>75 <text:s/><text:span text:style-name="style2">//</text:span></text:h>
      <text:h text:style-name="Default" text:outline-level="1"><text:s/>76 <text:s/><text:span text:style-name="style2">// <text:s text:c="3"/>Работа с обычными текстовыми строчками</text:span></text:h>
      <text:h text:style-name="Default" text:outline-level="1"><text:s/>77 <text:s/><text:span text:style-name="style2">//</text:span></text:h>
      <text:h text:style-name="Default" text:outline-level="1"><text:s/>78 <text:s/><text:span text:style-name="style5">int </text:span><text:span text:style-name="style11">strcut</text:span><text:span text:style-name="style10">( </text:span><text:span text:style-name="style5">char</text:span><text:span text:style-name="style10">* </text:span><text:span text:style-name="style11">Str </text:span><text:span text:style-name="style10">); <text:s text:c="16"/></text:span><text:span text:style-name="style2">// Убираются концевые пробелы, символы</text:span></text:h>
      <text:h text:style-name="Default" text:outline-level="1"><text:s/>79 <text:s/><text:span text:style-name="style5">void </text:span><text:span text:style-name="style11">Break</text:span><text:span text:style-name="style10">( </text:span><text:span text:style-name="style5">const char </text:span><text:span text:style-name="style11">Msg</text:span><text:span text:style-name="style10">[], ... ); <text:s text:c="4"/></text:span><text:span text:style-name="style2">// с подсчетом оставшейся длины строки</text:span></text:h>
      <text:h text:style-name="Default" text:outline-level="1"><text:s/>80 <text:s/><text:span text:style-name="style5">char</text:span><text:span text:style-name="style10">* </text:span><text:span text:style-name="style11">fname</text:span><text:span text:style-name="style10">( </text:span><text:span text:style-name="style5">const char</text:span><text:span text:style-name="style10">* </text:span><text:span text:style-name="style11">FileName </text:span><text:span text:style-name="style10">); <text:s text:c="4"/></text:span><text:span text:style-name="style2">// Поиск собственно самого имени файла</text:span></text:h>
      <text:h text:style-name="Default" text:outline-level="1"><text:s/>81 <text:s/><text:span text:style-name="style5">char</text:span><text:span text:style-name="style10">* </text:span><text:span text:style-name="style11">sname</text:span><text:span text:style-name="style10">( </text:span><text:span text:style-name="style5">char</text:span><text:span text:style-name="style10">* </text:span><text:span text:style-name="style11">ShortFileName <text:s/></text:span><text:span text:style-name="style10">); <text:s text:c="4"/></text:span><text:span text:style-name="style2">// то же имя, с отсечённым расширением</text:span></text:h>
      <text:h text:style-name="Default" text:outline-level="1"><text:s/>82 <text:s/><text:span text:style-name="style5">char</text:span><text:span text:style-name="style10">* </text:span><text:span text:style-name="style11">fext </text:span><text:span text:style-name="style10">( </text:span><text:span text:style-name="style5">char</text:span><text:span text:style-name="style10">*, </text:span><text:span text:style-name="style5">const char</text:span><text:span text:style-name="style10">* </text:span><text:span text:style-name="style11">Ext</text:span><text:span text:style-name="style10">=</text:span><text:span text:style-name="style4">0 </text:span><text:span text:style-name="style10">); </text:span><text:span text:style-name="style2">// c принудительной заменой расширения</text:span></text:h>
      <text:h text:style-name="Default" text:outline-level="1"><text:s/>83 <text:s/><text:span text:style-name="style9">#if defined(_STDIO_H_)||defined(_INC_STDIO) </text:span><text:span text:style-name="style2">// имён файлов: FileName.Extensions</text:span></text:h>
      <text:h text:style-name="Default" text:outline-level="1"><text:s/>84 <text:s/><text:span text:style-name="style75">FILE </text:span><text:span text:style-name="style74">*</text:span><text:span text:style-name="style75">FileOpen <text:s text:c="26"/></text:span><text:span text:style-name="style66">// ++ кодировка длинных строк FileOpen</text:span></text:h>
      <text:h text:style-name="Default" text:outline-level="1"><text:s/>85 <text:s text:c="3"/><text:span text:style-name="style74">( </text:span><text:span text:style-name="style69">char </text:span><text:span text:style-name="style74">*</text:span><text:span text:style-name="style75">fn</text:span><text:span text:style-name="style74">, </text:span><text:span text:style-name="style69">const char </text:span><text:span text:style-name="style74">*</text:span><text:span text:style-name="style75">tp</text:span><text:span text:style-name="style74">, </text:span><text:span text:style-name="style69">const char </text:span><text:span text:style-name="style74">*</text:span><text:span text:style-name="style75">ex</text:span><text:span text:style-name="style74">, </text:span><text:span text:style-name="style69">const char </text:span><text:span text:style-name="style74">*</text:span><text:span text:style-name="style75">ch</text:span><text:span text:style-name="style74">, </text:span><text:span text:style-name="style69">const char </text:span><text:span text:style-name="style74">*</text:span><text:span text:style-name="style75">tl </text:span><text:span text:style-name="style74">);</text:span></text:h>
      <text:h text:style-name="Default" text:outline-level="1"><text:s/>86 <text:s/><text:span text:style-name="style69">char </text:span><text:span text:style-name="style74">*</text:span><text:span text:style-name="style75">getString</text:span><text:span text:style-name="style74">( </text:span><text:span text:style-name="style75">FILE </text:span><text:span text:style-name="style74">*</text:span><text:span text:style-name="style75">F </text:span><text:span text:style-name="style74">); <text:s text:c="13"/></text:span><text:span text:style-name="style66">// Чтение строки на статическом адресе</text:span></text:h>
      <text:h text:style-name="Default" text:outline-level="1"><text:s/>87 <text:s/><text:span text:style-name="style69">char </text:span><text:span text:style-name="style74">*</text:span><text:span text:style-name="style75">getString</text:span><text:span text:style-name="style74">( </text:span><text:span text:style-name="style75">FILE </text:span><text:span text:style-name="style74">*</text:span><text:span text:style-name="style75">F</text:span><text:span text:style-name="style74">, </text:span><text:span text:style-name="style69">int </text:span><text:span text:style-name="style75">t </text:span><text:span text:style-name="style74">); <text:s text:c="6"/></text:span><text:span text:style-name="style66">// неограниченной длины + табуляторы</text:span></text:h>
      <text:h text:style-name="Default" text:outline-level="1"><text:s/>88 <text:s/><text:span text:style-name="style9">#endif <text:s text:c="34"/></text:span><text:span text:style-name="style2">// результат - в подстрочках getString</text:span></text:h>
      <text:h text:style-name="Default" text:outline-level="1"><text:s/>89 <text:s/><text:span text:style-name="style5">int <text:s/></text:span><text:span text:style-name="style11">Usize</text:span><text:span text:style-name="style10">( </text:span><text:span text:style-name="style5">const char </text:span><text:span text:style-name="style10">*</text:span><text:span text:style-name="style11">A</text:span><text:span text:style-name="style10">, </text:span><text:span text:style-name="style5">bool</text:span><text:span text:style-name="style10">=</text:span><text:span text:style-name="style5">false </text:span><text:span text:style-name="style10">); </text:span><text:span text:style-name="style2">// длина на выходе из DOS/Win в UTF-8</text:span></text:h>
      <text:h text:style-name="Default" text:outline-level="1"><text:s/>90 <text:s/><text:span text:style-name="style5">int <text:s/></text:span><text:span text:style-name="style11">Ulen</text:span><text:span text:style-name="style10">( </text:span><text:span text:style-name="style5">const char</text:span><text:span text:style-name="style10">* </text:span><text:span text:style-name="style11">UTF </text:span><text:span text:style-name="style10">); <text:s text:c="11"/></text:span><text:span text:style-name="style2">// количество позиций в строке UTF-8</text:span></text:h>
      <text:h text:style-name="Default" text:outline-level="1"><text:s/>91 <text:s/><text:span text:style-name="style5">char</text:span><text:span text:style-name="style10">* </text:span><text:span text:style-name="style11">Uget</text:span><text:span text:style-name="style10">( </text:span><text:span text:style-name="style5">const char </text:span><text:span text:style-name="style10">*</text:span><text:span text:style-name="style11">U </text:span><text:span text:style-name="style10">); <text:s text:c="12"/></text:span><text:span text:style-name="style2">// однократная выборка UTF-8 символа</text:span></text:h>
      <text:h text:style-name="Default" text:outline-level="1"><text:s/>92 <text:s/><text:span text:style-name="style5">char</text:span><text:span text:style-name="style10">* </text:span><text:span text:style-name="style11">Uset</text:span><text:span text:style-name="style10">( </text:span><text:span text:style-name="style5">const char </text:span><text:span text:style-name="style10">*</text:span><text:span text:style-name="style11">UTF</text:span><text:span text:style-name="style10">, </text:span><text:span text:style-name="style5">int </text:span><text:span text:style-name="style11">k </text:span><text:span text:style-name="style10">); <text:s text:c="3"/></text:span><text:span text:style-name="style2">// установка на индекс -1 конец строки</text:span></text:h>
      <text:h text:style-name="Default" text:outline-level="1"><text:s/>93 <text:s/><text:span text:style-name="style5">char</text:span><text:span text:style-name="style10">* </text:span><text:span text:style-name="style11">Uset</text:span><text:span text:style-name="style10">( </text:span><text:span text:style-name="style5">int </text:span><text:span text:style-name="style10">&amp;</text:span><text:span text:style-name="style11">k</text:span><text:span text:style-name="style10">, </text:span><text:span text:style-name="style5">const char </text:span><text:span text:style-name="style10">*</text:span><text:span text:style-name="style11">U </text:span><text:span text:style-name="style10">); <text:s text:c="4"/></text:span><text:span text:style-name="style2">// <text:s/>++ с подтверждением местоположения</text:span></text:h>
      <text:h text:style-name="Default" text:outline-level="1"><text:s/>94 <text:s/><text:span text:style-name="style5">char</text:span><text:span text:style-name="style10">* </text:span><text:span text:style-name="style11">Uset</text:span><text:span text:style-name="style10">( </text:span><text:span text:style-name="style5">char</text:span><text:span text:style-name="style10">* </text:span><text:span text:style-name="style11">U</text:span><text:span text:style-name="style10">,</text:span><text:span text:style-name="style5">int </text:span><text:span text:style-name="style11">k</text:span><text:span text:style-name="style10">,</text:span><text:span text:style-name="style5">const char</text:span><text:span text:style-name="style10">* </text:span><text:span text:style-name="style11">S</text:span><text:span text:style-name="style10">,</text:span><text:span text:style-name="style5">bool </text:span><text:span text:style-name="style11">ins</text:span><text:span text:style-name="style10">=</text:span><text:span text:style-name="style5">false </text:span><text:span text:style-name="style10">); </text:span><text:span text:style-name="style2">// вставка S на U[k]</text:span></text:h>
      <text:h text:style-name="Default" text:outline-level="1"><text:s/>95 <text:s/><text:span text:style-name="style5">char</text:span><text:span text:style-name="style10">* </text:span><text:span text:style-name="style11">UtR</text:span><text:span text:style-name="style10">( </text:span><text:span text:style-name="style5">char </text:span><text:span text:style-name="style10">&amp;</text:span><text:span text:style-name="style11">s</text:span><text:span text:style-name="style10">, </text:span><text:span text:style-name="style5">char </text:span><text:span text:style-name="style10">*</text:span><text:span text:style-name="style11">U </text:span><text:span text:style-name="style10">); <text:s text:c="10"/></text:span><text:span text:style-name="style2">// символ UTF-8 -&gt; Russian-OEM(866)alt</text:span></text:h>
      <text:h text:style-name="Default" text:outline-level="1"><text:s/>96 <text:s/><text:span text:style-name="style5">char</text:span><text:span text:style-name="style10">* </text:span><text:span text:style-name="style11">UtW</text:span><text:span text:style-name="style10">( </text:span><text:span text:style-name="style5">char </text:span><text:span text:style-name="style10">&amp;</text:span><text:span text:style-name="style11">s</text:span><text:span text:style-name="style10">, </text:span><text:span text:style-name="style5">char </text:span><text:span text:style-name="style10">*</text:span><text:span text:style-name="style11">U </text:span><text:span text:style-name="style10">); <text:s text:c="10"/></text:span><text:span text:style-name="style2">// символ UTF-8 -&gt; Russian-Win-1251</text:span></text:h>
      <text:h text:style-name="Default" text:outline-level="1"><text:s/>97 <text:s/><text:span text:style-name="style5">const char</text:span><text:span text:style-name="style10">* </text:span><text:span text:style-name="style11">RtU</text:span><text:span text:style-name="style10">( </text:span><text:span text:style-name="style5">const char </text:span><text:span text:style-name="style11">R </text:span><text:span text:style-name="style10">); <text:s text:c="8"/></text:span><text:span text:style-name="style2">// получение UTF-8 кода из символа OEM</text:span></text:h>
      <text:h text:style-name="Default" text:outline-level="1"><text:s/>98 <text:s/><text:span text:style-name="style5">const char</text:span><text:span text:style-name="style10">* </text:span><text:span text:style-name="style11">WtU</text:span><text:span text:style-name="style10">( </text:span><text:span text:style-name="style5">const char </text:span><text:span text:style-name="style11">W </text:span><text:span text:style-name="style10">); <text:s text:c="8"/></text:span><text:span text:style-name="style2">// получение UTF-8 кода из Win-1251</text:span></text:h>
      <text:h text:style-name="Default" text:outline-level="1"><text:s/>99 <text:s/><text:span text:style-name="style5">char</text:span><text:span text:style-name="style10">* </text:span><text:span text:style-name="style11">UlA</text:span><text:span text:style-name="style10">( </text:span><text:span text:style-name="style5">char</text:span><text:span text:style-name="style10">* </text:span><text:span text:style-name="style11">U</text:span><text:span text:style-name="style10">, </text:span><text:span text:style-name="style5">bool </text:span><text:span text:style-name="style11">oem</text:span><text:span text:style-name="style10">=</text:span><text:span text:style-name="style5">false </text:span><text:span text:style-name="style10">); <text:s text:c="3"/></text:span><text:span text:style-name="style2">// Конвертация из Unicode на месте</text:span></text:h>
      <text:h text:style-name="Default" text:outline-level="1">100 <text:s/><text:span text:style-name="style5">char</text:span><text:span text:style-name="style10">* </text:span><text:span text:style-name="style11">UtA</text:span><text:span text:style-name="style10">( </text:span><text:span text:style-name="style5">const char</text:span><text:span text:style-name="style10">* </text:span><text:span text:style-name="style11">U</text:span><text:span text:style-name="style10">, </text:span><text:span text:style-name="style5">bool</text:span><text:span text:style-name="style10">=</text:span><text:span text:style-name="style5">false </text:span><text:span text:style-name="style10">); <text:s/></text:span><text:span text:style-name="style2">// Преобразование строк в буфере ввода</text:span></text:h>
      <text:h text:style-name="Default" text:outline-level="1">101 <text:s/><text:span text:style-name="style5">char</text:span><text:span text:style-name="style10">* </text:span><text:span text:style-name="style11">AtU</text:span><text:span text:style-name="style10">( </text:span><text:span text:style-name="style5">const char</text:span><text:span text:style-name="style10">* </text:span><text:span text:style-name="style11">A</text:span><text:span text:style-name="style10">, </text:span><text:span text:style-name="style5">bool</text:span><text:span text:style-name="style10">=</text:span><text:span text:style-name="style5">false </text:span><text:span text:style-name="style10">); <text:s/></text:span><text:span text:style-name="style2">// для OEM-866(true) и Win-1251(false)</text:span></text:h>
      <text:h text:style-name="Default" text:outline-level="1">102 <text:s/><text:span text:style-name="style5">char</text:span><text:span text:style-name="style10">* </text:span><text:span text:style-name="style11">W2U</text:span><text:span text:style-name="style10">( </text:span><text:span text:style-name="style5">const wchar_t</text:span><text:span text:style-name="style10">* </text:span><text:span text:style-name="style11">WU </text:span><text:span text:style-name="style10">); <text:s text:c="9"/></text:span><text:span text:style-name="style2">// чисто Windows прилады перекодировок</text:span></text:h>
      <text:h text:style-name="Default" text:outline-level="1">103 <text:s/><text:span text:style-name="style5">wchar_t</text:span><text:span text:style-name="style10">* </text:span><text:span text:style-name="style11">U2W</text:span><text:span text:style-name="style10">( </text:span><text:span text:style-name="style5">const char</text:span><text:span text:style-name="style10">* </text:span><text:span text:style-name="style11">U8 </text:span><text:span text:style-name="style10">); <text:s text:c="9"/></text:span><text:span text:style-name="style2">// UTF-8 -&gt; UTF-16(LE)=Unicode-Windows</text:span></text:h>
      <text:h text:style-name="Default" text:outline-level="1">104 <text:s/><text:span text:style-name="style2">//char* UtC( unsigned &amp;u, char *U ); <text:s text:c="4"/>// UTF-8 -&gt; UniCode, на выходе адрес</text:span></text:h>
      <text:h text:style-name="Default" text:outline-level="1">105 <text:s/><text:span text:style-name="style2">//const char* CtU( unsigned u ); <text:s text:c="8"/>// UniCode -&gt; UTF-8 (int-&gt;string)</text:span></text:h>
      <text:h text:style-name="Default" text:outline-level="1">106 <text:s/></text:h>
      <text:h text:style-name="Default" text:outline-level="1">107 <text:s/><text:span text:style-name="style2">//template&lt;class T&gt;inline const T abs(const T &amp;A){ return A&lt;0?-A:A; }</text:span></text:h>
      <text:h text:style-name="Default" text:outline-level="1">108 <text:s/><text:span text:style-name="style5">template</text:span><text:span text:style-name="style10">&lt;</text:span><text:span text:style-name="style5">class </text:span><text:span text:style-name="style11">T</text:span><text:span text:style-name="style10">&gt;</text:span><text:span text:style-name="style5">inline const </text:span><text:span text:style-name="style11">T </text:span><text:span text:style-name="style10">&amp;</text:span><text:span text:style-name="style16">minmax</text:span><text:span text:style-name="style10">( </text:span><text:span text:style-name="style5">const </text:span><text:span text:style-name="style11">T </text:span><text:span text:style-name="style10">&amp;</text:span><text:span text:style-name="style11">a</text:span><text:span text:style-name="style10">, </text:span><text:span text:style-name="style5">const </text:span><text:span text:style-name="style11">T </text:span><text:span text:style-name="style10">&amp;</text:span><text:span text:style-name="style11">b</text:span><text:span text:style-name="style10">, </text:span><text:span text:style-name="style5">const </text:span><text:span text:style-name="style11">T </text:span><text:span text:style-name="style10">&amp;</text:span><text:span text:style-name="style11">c </text:span><text:span text:style-name="style10">)</text:span></text:h>
      <text:h text:style-name="Default" text:outline-level="1">109 <text:s text:c="35"/><text:span text:style-name="style10">{ </text:span><text:span text:style-name="style5">return </text:span><text:span text:style-name="style11">a</text:span><text:span text:style-name="style10">&lt;</text:span><text:span text:style-name="style11">b</text:span><text:span text:style-name="style10">^</text:span><text:span text:style-name="style11">b</text:span><text:span text:style-name="style10">&gt;</text:span><text:span text:style-name="style11">c </text:span><text:span text:style-name="style10">? </text:span><text:span text:style-name="style11">b </text:span><text:span text:style-name="style10">: ( </text:span><text:span text:style-name="style11">a</text:span><text:span text:style-name="style10">&lt;</text:span><text:span text:style-name="style11">c</text:span><text:span text:style-name="style10">^</text:span><text:span text:style-name="style11">b</text:span><text:span text:style-name="style10">&gt;</text:span><text:span text:style-name="style11">c </text:span><text:span text:style-name="style10">? </text:span><text:span text:style-name="style11">a</text:span><text:span text:style-name="style10">:</text:span><text:span text:style-name="style11">c </text:span><text:span text:style-name="style10">); }</text:span></text:h>
      <text:h text:style-name="Default" text:outline-level="1">110 <text:s/><text:span text:style-name="style2">// <text:s text:c="31"/>{ return c&gt;=a ? ( a&gt;=b?a:( c&lt;=b?c:b ) )</text:span></text:h>
      <text:h text:style-name="Default" text:outline-level="1">111 <text:s/><text:span text:style-name="style2">// <text:s text:c="45"/>: ( c&gt;=b?c:( a&lt;=b?a:b ) ); }</text:span></text:h>
      <text:h text:style-name="Default" text:outline-level="1">112 <text:s/><text:span text:style-name="style9">#if !defined( min ) &amp;&amp; !defined( max )</text:span></text:h>
      <text:h text:style-name="Default" text:outline-level="1">113 <text:s/><text:span text:style-name="style5">template</text:span><text:span text:style-name="style10">&lt;</text:span><text:span text:style-name="style5">class </text:span><text:span text:style-name="style11">T</text:span><text:span text:style-name="style10">&gt;</text:span><text:span text:style-name="style5">inline const </text:span><text:span text:style-name="style11">T </text:span><text:span text:style-name="style10">&amp;</text:span><text:span text:style-name="style16">max</text:span><text:span text:style-name="style10">(</text:span><text:span text:style-name="style5">const </text:span><text:span text:style-name="style11">T </text:span><text:span text:style-name="style10">&amp;</text:span><text:span text:style-name="style11">a</text:span><text:span text:style-name="style10">, </text:span><text:span text:style-name="style5">const </text:span><text:span text:style-name="style11">T </text:span><text:span text:style-name="style10">&amp;</text:span><text:span text:style-name="style11">b</text:span><text:span text:style-name="style10">){ </text:span><text:span text:style-name="style5">return </text:span><text:span text:style-name="style11">a</text:span><text:span text:style-name="style10">&gt;</text:span><text:span text:style-name="style11">b</text:span><text:span text:style-name="style10">?</text:span><text:span text:style-name="style11">a</text:span><text:span text:style-name="style10">:</text:span><text:span text:style-name="style11">b</text:span><text:span text:style-name="style10">; }</text:span></text:h>
      <text:h text:style-name="Default" text:outline-level="1">114 <text:s/><text:span text:style-name="style5">template</text:span><text:span text:style-name="style10">&lt;</text:span><text:span text:style-name="style5">class </text:span><text:span text:style-name="style11">T</text:span><text:span text:style-name="style10">&gt;</text:span><text:span text:style-name="style5">inline const </text:span><text:span text:style-name="style11">T </text:span><text:span text:style-name="style10">&amp;</text:span><text:span text:style-name="style16">min</text:span><text:span text:style-name="style10">(</text:span><text:span text:style-name="style5">const </text:span><text:span text:style-name="style11">T </text:span><text:span text:style-name="style10">&amp;</text:span><text:span text:style-name="style11">a</text:span><text:span text:style-name="style10">, </text:span><text:span text:style-name="style5">const </text:span><text:span text:style-name="style11">T </text:span><text:span text:style-name="style10">&amp;</text:span><text:span text:style-name="style11">b</text:span><text:span text:style-name="style10">){ </text:span><text:span text:style-name="style5">return </text:span><text:span text:style-name="style11">a</text:span><text:span text:style-name="style10">&lt;</text:span><text:span text:style-name="style11">b</text:span><text:span text:style-name="style10">?</text:span><text:span text:style-name="style11">a</text:span><text:span text:style-name="style10">:</text:span><text:span text:style-name="style11">b</text:span><text:span text:style-name="style10">; }</text:span></text:h>
      <text:h text:style-name="Default" text:outline-level="1">115 <text:s/><text:span text:style-name="style9">#endif</text:span></text:h>
      <text:h text:style-name="Default" text:outline-level="1">116 <text:s/><text:span text:style-name="style9">#ifndef __Allocate__</text:span></text:h>
      <text:h text:style-name="Default" text:outline-level="1">117 <text:s/><text:span text:style-name="style5">void <text:s/></text:span><text:span text:style-name="style10">*</text:span><text:span text:style-name="style11">Allocate</text:span><text:span text:style-name="style10">( </text:span><text:span text:style-name="style5">size_t </text:span><text:span text:style-name="style11">Sz</text:span><text:span text:style-name="style10">, </text:span><text:span text:style-name="style5">void </text:span><text:span text:style-name="style10">*</text:span><text:span text:style-name="style11">A</text:span><text:span text:style-name="style10">=</text:span><text:span text:style-name="style11">NULL </text:span><text:span text:style-name="style10">); <text:s text:c="8"/></text:span><text:span text:style-name="style2">// Линейный массив в байтах</text:span></text:h>
      <text:h text:style-name="Default" text:outline-level="1">118 <text:s/><text:span text:style-name="style5">void </text:span><text:span text:style-name="style10">**</text:span><text:span text:style-name="style11">Allocate</text:span><text:span text:style-name="style10">( </text:span><text:span text:style-name="style5">size_t </text:span><text:span text:style-name="style11">Ny</text:span><text:span text:style-name="style10">,</text:span><text:span text:style-name="style5">size_t </text:span><text:span text:style-name="style11">Sz</text:span><text:span text:style-name="style10">,</text:span><text:span text:style-name="style5">void</text:span><text:span text:style-name="style10">* =</text:span><text:span text:style-name="style11">NULL </text:span><text:span text:style-name="style10">); </text:span><text:span text:style-name="style2">// Количество и длина строк</text:span></text:h>
      <text:h text:style-name="Default" text:outline-level="1">119 <text:s/><text:span text:style-name="style5">size_t </text:span><text:span text:style-name="style11">isAlloc</text:span><text:span text:style-name="style10">( </text:span><text:span text:style-name="style5">void</text:span><text:span text:style-name="style10">* </text:span><text:span text:style-name="style11">A </text:span><text:span text:style-name="style10">); </text:span><text:span text:style-name="style2">// ?оперативный объём или количество строк в матрице</text:span></text:h>
      <text:h text:style-name="Default" text:outline-level="1">120 <text:s/><text:span text:style-name="style9">#endif</text:span></text:h>
      <text:p text:style-name="Default">121 <text:s/><text:span text:style-name="style9">#endif</text:span><text:span text:style-name="T1"/></text:p>
      <text:h text:style-name="Default" text:outline-level="1"><text:span text:style-name="style2"><text:span text:style-name="T1"/></text:span></text:h>
      <text:h text:style-name="Default" text:outline-level="1"><text:span text:style-name="style2"><text:span text:style-name="T1"/></text:span></text:h>
      <text:h text:style-name="Default" text:outline-level="1"><text:span text:style-name="style2"><text:span text:style-name="T1"/></text:span></text:h>
      <text:h text:style-name="Default" text:outline-level="1"><text:span text:style-name="T1"/></text:h>
      <text:h text:style-name="P11" text:outline-level="1"><text:span text:style-name="T9">Window</text:span>.<text:span text:style-name="T9">h</text:span></text:h>
      <text:h text:style-name="Default" text:outline-level="1"><text:span text:style-name="T1"><text:s text:c="2"/>1 <text:s/></text:span><text:span text:style-name="style2"><text:span text:style-name="T1">//</text:span></text:span></text:h>
      <text:h text:style-name="Default" text:outline-level="1"><text:s text:c="2"/>2 <text:s/><text:span text:style-name="style15">//! «Контекстная графика» – („Window-Place”)</text:span></text:h>
      <text:h text:style-name="Default" text:outline-level="1"><text:s text:c="2"/>3 <text:s/><text:span text:style-name="style15">//! <text:s/>Контекстно-зависимая среда построения трехмерной графики OpenGL</text:span></text:h>
      <text:h text:style-name="Default" text:outline-level="1"><text:s text:c="2"/>4 <text:s/><text:span text:style-name="style15">//! <text:s text:c="6"/>с использованием виртуальных процедур C++</text:span></text:h>
      <text:h text:style-name="Default" text:outline-level="1"><text:s text:c="2"/>5 <text:s/><text:span text:style-name="style15">//! <text:s text:c="6"/>и многооконного интерфейса Windows/Linux-GLFW</text:span></text:h>
      <text:h text:style-name="Default" text:outline-level="1"><text:s text:c="2"/>6 <text:s/><text:span text:style-name="style15">//! <text:s text:c="6"/>со стековым наложением графических и текстовых фрагментов</text:span></text:h>
      <text:h text:style-name="Default" text:outline-level="1"><text:s text:c="2"/>7 <text:s/><text:span text:style-name="style15">//! <text:s text:c="3"/>++ независимая визуализация при параллельном вычислительном процессе</text:span></text:h>
      <text:h text:style-name="Default" text:outline-level="1"><text:s text:c="2"/>8 <text:s/><text:span text:style-name="style15">//! <text:s/>Обобщенные структуры/классы Window::Place для OpenGL (и GLFW)</text:span></text:h>
      <text:h text:style-name="Default" text:outline-level="1"><text:s text:c="2"/>9 <text:s/><text:span text:style-name="style2">//</text:span></text:h>
      <text:h text:style-name="Default" text:outline-level="1"><text:s/>10 <text:s/><text:span text:style-name="style2">// <text:s text:c="23"/>©2010-май, В.Н.Храмушин, СахГУ №2010615850/2010-09-08</text:span></text:h>
      <text:h text:style-name="Default" text:outline-level="1"><text:s/>11 <text:s/><text:span text:style-name="style9">#if !defined( _Window_h_ )</text:span></text:h>
      <text:h text:style-name="Default" text:outline-level="1"><text:s/>12 <text:s/><text:span text:style-name="style9">#define _Window_h_ <text:s text:c="10"/></text:span><text:span text:style-name="style2">// аппаратное окружение и стандартная среда</text:span></text:h>
      <text:h text:style-name="Default" text:outline-level="1"><text:s/>13 <text:s/><text:span text:style-name="style9">#include &lt;windows.h&gt; <text:s text:c="8"/></text:span><text:span text:style-name="style2">// программирования MinGW_Microsoft-Windows</text:span></text:h>
      <text:h text:style-name="Default" text:outline-level="1"><text:s/>14 <text:s/><text:span text:style-name="style9">#include "../Type.h" <text:s text:c="8"/></text:span><text:span text:style-name="style2">// собственно настройка локальных операций</text:span></text:h>
      <text:h text:style-name="Default" text:outline-level="1"><text:s/>15 <text:s/></text:h>
      <text:h text:style-name="Default" text:outline-level="1"><text:s/>16 <text:s/><text:span text:style-name="style5">struct </text:span><text:span text:style-name="style11">Window</text:span><text:span text:style-name="style10">; <text:s text:c="14"/></text:span><text:span text:style-name="style2">// производный класс постройки нового окна Windows</text:span></text:h>
      <text:h text:style-name="Default" text:outline-level="1"><text:s/>17 <text:s/><text:span text:style-name="style5">enum </text:span><text:span text:style-name="style11">Place_Signs</text:span><text:span text:style-name="style10">{ </text:span><text:span text:style-name="style11">PlaceOrtho</text:span><text:span text:style-name="style10">=</text:span><text:span text:style-name="style4">0x40</text:span><text:span text:style-name="style10">, <text:s text:c="4"/></text:span><text:span text:style-name="style2">// трёхмерное ортогональное пространство</text:span></text:h>
      <text:h text:style-name="Default" text:outline-level="1"><text:s/>18 <text:s text:c="19"/><text:span text:style-name="style11">PlaceAbove</text:span><text:span text:style-name="style10">=</text:span><text:span text:style-name="style4">0x80 </text:span><text:span text:style-name="style10">}; <text:s text:c="2"/></text:span><text:span text:style-name="style2">// сохранение-восстановление изображения</text:span></text:h>
      <text:h text:style-name="Default" text:outline-level="1"><text:s/>19 <text:s/><text:span text:style-name="style2">//struct Font <text:s text:c="15"/>// присоединенный шрифт, ссылка на базовый Window</text:span></text:h>
      <text:h text:style-name="Default" text:outline-level="1"><text:s/>20 <text:s/><text:span text:style-name="style2">//{ byte *Bit; <text:s text:c="14"/>// назначение растрового шрифта из эпохи DispCCCP</text:span></text:h>
      <text:h text:style-name="Default" text:outline-level="1"><text:s/>21 <text:s/><text:span text:style-name="style2">// <text:s/>HFONT hF; <text:s text:c="15"/>// шрифт сохраняется для внутрисистемной метрики</text:span></text:h>
      <text:h text:style-name="Default" text:outline-level="1"><text:s/>22 <text:s/><text:span text:style-name="style2">// <text:s/>int Base,W,H; <text:s text:c="11"/>// индекс ТrueТype-OpenGL, ширина и высота символа</text:span></text:h>
      <text:h text:style-name="Default" text:outline-level="1"><text:s/>23 <text:s/><text:span text:style-name="style2">//}; <text:s text:c="24"/>// ссылка на новый шрифт или базовый шрифт Window</text:span></text:h>
      <text:h text:style-name="Default" text:outline-level="1"><text:s/>24 <text:s text:c="30"/><text:span text:style-name="style2">//</text:span></text:h>
      <text:h text:style-name="Default" text:outline-level="1"><text:s/>25 <text:s/><text:span text:style-name="style5">class </text:span><text:span text:style-name="style11">Place <text:s text:c="17"/></text:span><text:span text:style-name="style2">// структура графической площадки/текстового листа</text:span></text:h>
      <text:h text:style-name="Default" text:outline-level="1"><text:s/>26 <text:s/><text:span text:style-name="style10">{ </text:span><text:span text:style-name="style11">Place </text:span><text:span text:style-name="style10">*</text:span><text:span text:style-name="style11">Up</text:span><text:span text:style-name="style10">; <text:s text:c="16"/></text:span><text:span text:style-name="style2">// адрес в последовательном списке наложений</text:span></text:h>
      <text:h text:style-name="Default" text:outline-level="1"><text:s/>27 <text:s text:c="3"/><text:span text:style-name="style11">Window </text:span><text:span text:style-name="style10">*</text:span><text:span text:style-name="style11">Site</text:span><text:span text:style-name="style10">; <text:s text:c="13"/></text:span><text:span text:style-name="style2">// ссылка на родительский контекст устройства</text:span></text:h>
      <text:h text:style-name="Default" text:outline-level="1"><text:s/>28 <text:s text:c="3"/><text:span text:style-name="style5">byte </text:span><text:span text:style-name="style11">Signs</text:span><text:span text:style-name="style10">; <text:s text:c="15"/></text:span><text:span text:style-name="style2">// признаки управления страницей: Place_Signs\+Img</text:span></text:h>
      <text:h text:style-name="Default" text:outline-level="1"><text:s/>29 <text:s text:c="3"/><text:span text:style-name="style5">int </text:span><text:span text:style-name="style11">MouseState</text:span><text:span text:style-name="style10">,</text:span><text:span text:style-name="style11">xo</text:span><text:span text:style-name="style10">,</text:span><text:span text:style-name="style11">yo</text:span><text:span text:style-name="style10">, <text:s text:c="5"/></text:span><text:span text:style-name="style2">// внутренний статус и отсчётное местоположение</text:span></text:h>
      <text:h text:style-name="Default" text:outline-level="1"><text:s/>30 <text:s text:c="7"/><text:span text:style-name="style11">pX</text:span><text:span text:style-name="style10">,</text:span><text:span text:style-name="style11">pY</text:span><text:span text:style-name="style10">, <text:s text:c="16"/></text:span><text:span text:style-name="style2">// местоположение относительно родительского окна</text:span></text:h>
      <text:h text:style-name="Default" text:outline-level="1"><text:s/>31 <text:s text:c="7"/><text:span text:style-name="style11">chX</text:span><text:span text:style-name="style10">,</text:span><text:span text:style-name="style11">chY</text:span><text:span text:style-name="style10">, <text:s text:c="14"/></text:span><text:span text:style-name="style2">// позиция символа печати по экрану, как по листу</text:span></text:h>
      <text:h text:style-name="Default" text:outline-level="1"><text:s/>32 <text:s text:c="7"/><text:span text:style-name="style11">cbX</text:span><text:span text:style-name="style10">; <text:s text:c="18"/></text:span><text:span text:style-name="style2">// начальный отступ от границ листа +слева/-справа</text:span></text:h>
      <text:h text:style-name="Default" text:outline-level="1"><text:s/>33 <text:s text:c="3"/><text:span text:style-name="style5">unsigned </text:span><text:span text:style-name="style10">*</text:span><text:span text:style-name="style11">Img</text:span><text:span text:style-name="style10">; <text:s text:c="12"/></text:span><text:span text:style-name="style2">// временное хранилище для растрового отображения</text:span></text:h>
      <text:h text:style-name="Default" text:outline-level="1"><text:s/>34 <text:s/><text:span text:style-name="style5">protected</text:span><text:span text:style-name="style10">: <text:s text:c="18"/></text:span><text:span text:style-name="style2">// информация доступная из базового класса Window</text:span></text:h>
      <text:h text:style-name="Default" text:outline-level="1"><text:s/>35 <text:s text:c="3"/><text:span text:style-name="style5">struct </text:span><text:span text:style-name="style11">Font <text:s text:c="15"/></text:span><text:span text:style-name="style2">// присоединенный шрифт, ссылка на базовый Window</text:span></text:h>
      <text:h text:style-name="Default" text:outline-level="1"><text:s/>36 <text:s text:c="3"/><text:span text:style-name="style10">{ </text:span><text:span text:style-name="style5">byte </text:span><text:span text:style-name="style10">*</text:span><text:span text:style-name="style11">Bit</text:span><text:span text:style-name="style10">; <text:s text:c="14"/></text:span><text:span text:style-name="style2">// назначение растрового шрифта из эпохи DispCCCP</text:span></text:h>
      <text:h text:style-name="Default" text:outline-level="1"><text:s/>37 <text:s text:c="5"/><text:span text:style-name="style11">HFONT hF</text:span><text:span text:style-name="style10">; <text:s text:c="15"/></text:span><text:span text:style-name="style2">// шрифт сохраняется для внутрисистемной метрики</text:span></text:h>
      <text:h text:style-name="Default" text:outline-level="1"><text:s/>38 <text:s text:c="5"/><text:span text:style-name="style5">int </text:span><text:span text:style-name="style11">Base</text:span><text:span text:style-name="style10">,</text:span><text:span text:style-name="style11">W</text:span><text:span text:style-name="style10">,</text:span><text:span text:style-name="style11">H</text:span><text:span text:style-name="style10">; <text:s text:c="11"/></text:span><text:span text:style-name="style2">// индекс ТrueТype-OpenGL, ширина и высота символа</text:span></text:h>
      <text:h text:style-name="Default" text:outline-level="1"><text:s/>39 <text:s text:c="3"/><text:span text:style-name="style10">} *</text:span><text:span text:style-name="style11">Fnt</text:span><text:span text:style-name="style10">; <text:s text:c="19"/></text:span><text:span text:style-name="style2">// ссылка на новый шрифт или базовый шрифт Window</text:span></text:h>
      <text:h text:style-name="Default" text:outline-level="1"><text:s/>40 <text:s/><text:span text:style-name="style5">public</text:span><text:span text:style-name="style10">: <text:s text:c="21"/></text:span><text:span text:style-name="style2">// открытая информация и прочие внешние процедуры</text:span></text:h>
      <text:h text:style-name="Default" text:outline-level="1"><text:s/>41 <text:s text:c="3"/><text:span text:style-name="style5">int </text:span><text:span text:style-name="style11">Width</text:span><text:span text:style-name="style10">,</text:span><text:span text:style-name="style11">Height</text:span><text:span text:style-name="style10">; <text:s text:c="9"/></text:span><text:span text:style-name="style2">// размерения фрагмента / графической площадки</text:span></text:h>
      <text:h text:style-name="Default" text:outline-level="1"><text:s/>42 <text:s text:c="3"/><text:span text:style-name="style5">friend class </text:span><text:span text:style-name="style11">Window</text:span><text:span text:style-name="style10">; <text:s text:c="6"/></text:span><text:span text:style-name="style2">// взаимный доступ к элементам связных объектов</text:span></text:h>
      <text:h text:style-name="Default" text:outline-level="1"><text:s/>43 <text:s text:c="3"/><text:span text:style-name="style2">//</text:span></text:h>
      <text:h text:style-name="Default" text:outline-level="1"><text:s/>44 <text:s text:c="3"/><text:span text:style-name="style15">//! <text:s text:c="3"/>Конструктор Place изначально привязывается к производному окну Window</text:span></text:h>
      <text:h text:style-name="Default" text:outline-level="1"><text:s/>45 <text:s text:c="3"/><text:span text:style-name="style2">// <text:s text:c="6"/>что позволяет пользоваться его контекстом для внутренних настроек</text:span></text:h>
      <text:h text:style-name="Default" text:outline-level="1"><text:s/>46 <text:s text:c="3"/><text:span text:style-name="style2">//</text:span></text:h>
      <text:h text:style-name="Default" text:outline-level="1"><text:s/>47 <text:s text:c="2"/><text:span text:style-name="style5">explicit </text:span><text:span text:style-name="style11">Place</text:span><text:span text:style-name="style10">( </text:span><text:span text:style-name="style11">Window</text:span><text:span text:style-name="style10">*,</text:span><text:span text:style-name="style5">byte</text:span><text:span text:style-name="style10">=</text:span><text:span text:style-name="style11">PlaceAbove </text:span><text:span text:style-name="style10">); <text:s text:c="2"/></text:span><text:span text:style-name="style2">// ~~ | PlaceOrtho - тип площадки</text:span></text:h>
      <text:h text:style-name="Default" text:outline-level="1"><text:s/>48 <text:s text:c="10"/><text:span text:style-name="style10">~</text:span><text:span text:style-name="style11">Place</text:span><text:span text:style-name="style10">(); <text:s text:c="10"/></text:span><text:span text:style-name="style2">// деструктор с очисткой всех переменных и шрифтов</text:span></text:h>
      <text:h text:style-name="Default" text:outline-level="1"><text:s/>49 <text:s text:c="3"/><text:span text:style-name="style11">Window</text:span><text:span text:style-name="style10">* </text:span><text:span text:style-name="style11">Ready</text:span><text:span text:style-name="style10">(); <text:s text:c="10"/></text:span><text:span text:style-name="style2">// контроль связности и активности окна Window</text:span></text:h>
      <text:h text:style-name="Default" text:outline-level="1"><text:s/>50 <text:s text:c="3"/><text:span text:style-name="style2">//</text:span></text:h>
      <text:h text:style-name="Default" text:outline-level="1"><text:s/>51 <text:s text:c="3"/><text:span text:style-name="style15">//! определения и процедуры управления наложенными фрагментами экрана</text:span></text:h>
      <text:h text:style-name="Default" text:outline-level="1"><text:s/>52 <text:s text:c="3"/><text:span text:style-name="style2">// <text:s/>реализуется создание, позиционирование, активизация и очистка фрагментов</text:span></text:h>
      <text:h text:style-name="Default" text:outline-level="1"><text:s/>53 <text:s text:c="3"/><text:span text:style-name="style2">// <text:s/>каждая площадка привязывается к окну Window, в том числе временно</text:span></text:h>
      <text:h text:style-name="Default" text:outline-level="1"><text:s/>54 <text:s text:c="3"/><text:span text:style-name="style2">//</text:span></text:h>
      <text:h text:style-name="Default" text:outline-level="1"><text:s/>55 <text:s text:c="3"/><text:span text:style-name="style11">Place</text:span><text:span text:style-name="style10">&amp; </text:span><text:span text:style-name="style11">Activate</text:span><text:span text:style-name="style10">( </text:span><text:span text:style-name="style5">bool</text:span><text:span text:style-name="style10">=</text:span><text:span text:style-name="style5">false </text:span><text:span text:style-name="style10">); </text:span><text:span text:style-name="style2">// активизация графического контекста площадки</text:span></text:h>
      <text:h text:style-name="Default" text:outline-level="1"><text:s/>56 <text:s text:c="3"/><text:span text:style-name="style11">Place</text:span><text:span text:style-name="style10">&amp; </text:span><text:span text:style-name="style11">Area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</text:span><text:span text:style-name="style10">,</text:span><text:span text:style-name="style5">int </text:span><text:span text:style-name="style11">W</text:span><text:span text:style-name="style10">,</text:span><text:span text:style-name="style5">int </text:span><text:span text:style-name="style11">H </text:span><text:span text:style-name="style10">); <text:s/></text:span><text:span text:style-name="style2">// определение и проявление площадки</text:span></text:h>
      <text:h text:style-name="Default" text:outline-level="1"><text:s/>57 <text:s text:c="3"/><text:span text:style-name="style2">// <text:s text:c="2"/>если X,Y &gt; 0 - отсчеты от левого верхнего угла, &lt;=0 - от правого нижнего</text:span></text:h>
      <text:h text:style-name="Default" text:outline-level="1"><text:s/>58 <text:s text:c="3"/><text:span text:style-name="style2">// <text:s text:c="2"/>если Width,Height &gt; 0 - отсчеты в символах, если 0 - до границы окна,</text:span></text:h>
      <text:h text:style-name="Default" text:outline-level="1"><text:s/>59 <text:s text:c="3"/><text:span text:style-name="style2">// <text:s text:c="15"/>если &lt; 0 - в пикселях и нормальных отсчетах Y - снизу вверх</text:span></text:h>
      <text:h text:style-name="Default" text:outline-level="1"><text:s/>60 <text:s text:c="2"/><text:span text:style-name="style5">virtual bool </text:span><text:span text:style-name="style11">Draw</text:span><text:span text:style-name="style10">(); <text:s text:c="3"/></text:span><text:span text:style-name="style2">// подготовка среды, вызов внешней процедуры рисования</text:span></text:h>
      <text:h text:style-name="Default" text:outline-level="1"><text:s/>61 <text:s text:c="3"/><text:span text:style-name="style11">Place</text:span><text:span text:style-name="style10">&amp; </text:span><text:span text:style-name="style11">Draw</text:span><text:span text:style-name="style10">( </text:span><text:span text:style-name="style5">bool</text:span><text:span text:style-name="style10">( *</text:span><text:span text:style-name="style11">inDraw </text:span><text:span text:style-name="style10">)() ){ </text:span><text:span text:style-name="style11">extDraw</text:span><text:span text:style-name="style10">=</text:span><text:span text:style-name="style11">inDraw</text:span><text:span text:style-name="style10">; </text:span><text:span text:style-name="style5">return </text:span><text:span text:style-name="style10">*</text:span><text:span text:style-name="style5">this</text:span><text:span text:style-name="style10">; }</text:span></text:h>
      <text:h text:style-name="Default" text:outline-level="1"><text:s/>62 <text:s text:c="3"/><text:span text:style-name="style11">Place</text:span><text:span text:style-name="style10">&amp; </text:span><text:span text:style-name="style11">Clear</text:span><text:span text:style-name="style10">( </text:span><text:span text:style-name="style5">bool</text:span><text:span text:style-name="style10">=</text:span><text:span text:style-name="style5">true </text:span><text:span text:style-name="style10">); </text:span><text:span text:style-name="style2">// расчистка фоновым/true или текущим/false цветом</text:span></text:h>
      <text:h text:style-name="Default" text:outline-level="1"><text:s/>63 <text:s text:c="3"/><text:span text:style-name="style11">Place</text:span><text:span text:style-name="style10">&amp; </text:span><text:span text:style-name="style11">Show</text:span><text:span text:style-name="style10">(); <text:s text:c="3"/></text:span><text:span text:style-name="style2">// всего лишь проявление на экране фрагмента буфера экрана</text:span></text:h>
      <text:h text:style-name="Default" text:outline-level="1"><text:s/>64 <text:s text:c="3"/><text:span text:style-name="style11">Place</text:span><text:span text:style-name="style10">&amp; </text:span><text:span text:style-name="style11">Save</text:span><text:span text:style-name="style10">(); <text:s text:c="3"/></text:span><text:span text:style-name="style2">// сохранение изображения в собственной памяти площадки Img</text:span></text:h>
      <text:h text:style-name="Default" text:outline-level="1"><text:s/>65 <text:s text:c="3"/><text:span text:style-name="style11">Place</text:span><text:span text:style-name="style10">&amp; </text:span><text:span text:style-name="style11">Rest</text:span><text:span text:style-name="style10">(); <text:s text:c="3"/></text:span><text:span text:style-name="style2">// прямое восстановление фрагмента Img на экране и в буфере</text:span></text:h>
      <text:h text:style-name="Default" text:outline-level="1"><text:s/>66 <text:s text:c="3"/><text:span text:style-name="style11">Place</text:span><text:span text:style-name="style10">&amp; </text:span><text:span text:style-name="style11">Refresh</text:span><text:span text:style-name="style10">(); </text:span><text:span text:style-name="style2">// обновление изображения сразу всех площадок в окне</text:span></text:h>
      <text:h text:style-name="Default" text:outline-level="1"><text:soft-page-break/><text:s/>67 <text:s text:c="3"/><text:span text:style-name="style2">//int <text:s/>Dive(); <text:s text:c="6"/>-- погружение с временным сбросом наслоений (никому не?)</text:span></text:h>
      <text:h text:style-name="Default" text:outline-level="1"><text:s/>68 <text:s text:c="3"/><text:span text:style-name="style2">//void Rise( int ); <text:s/>-- возврат вверх на указанное число площадок</text:span></text:h>
      <text:h text:style-name="Default" text:outline-level="1"><text:s/>69 <text:s text:c="3"/><text:span text:style-name="style2">//void Free() = деструктор - принудительное освобождение страницы от окна</text:span></text:h>
      <text:h text:style-name="Default" text:outline-level="1"><text:s/>70 <text:s text:c="3"/><text:span text:style-name="style2">//</text:span></text:h>
      <text:h text:style-name="Default" text:outline-level="1"><text:s/>71 <text:s text:c="3"/><text:span text:style-name="style2">// в случае с мышкой возможны виртуальные процедуры производного класса, если</text:span></text:h>
      <text:h text:style-name="Default" text:outline-level="1"><text:s/>72 <text:s text:c="3"/><text:span text:style-name="style2">// ж таких нет, или в них нет переопределений, то исполняются базовые функции</text:span></text:h>
      <text:h text:style-name="Default" text:outline-level="1"><text:s/>73 <text:s text:c="3"/><text:span text:style-name="style2">// - в случае свободной транзакции мышка сообщает о необходимости перерисовки</text:span></text:h>
      <text:h text:style-name="Default" text:outline-level="1"><text:s/>74 <text:s text:c="2"/><text:span text:style-name="style5">virtual bool </text:span><text:span text:style-name="style11">Mouse</text:span><text:span text:style-name="style10">( <text:s text:c="6"/>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; <text:s text:c="3"/></text:span><text:span text:style-name="style2">// такие транзакции отрисовываются</text:span></text:h>
      <text:h text:style-name="Default" text:outline-level="1"><text:s/>75 <text:s text:c="2"/><text:span text:style-name="style5">virtual bool </text:span><text:span text:style-name="style11">Mouse</text:span><text:span text:style-name="style10">( </text:span><text:span text:style-name="style5">int </text:span><text:span text:style-name="style11">s</text:span><text:span text:style-name="style10">,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; <text:s text:c="3"/></text:span><text:span text:style-name="style2">// на площадке или в исходном окне</text:span></text:h>
      <text:h text:style-name="Default" text:outline-level="1"><text:s/>76 <text:s text:c="3"/><text:span text:style-name="style11">Place</text:span><text:span text:style-name="style10">&amp; </text:span><text:span text:style-name="style11">Mouse</text:span><text:span text:style-name="style10">( </text:span><text:span text:style-name="style5">bool</text:span><text:span text:style-name="style10">(*</text:span><text:span text:style-name="style11">inPass</text:span><text:span text:style-name="style10">)( <text:s text:c="4"/></text:span><text:span text:style-name="style5">int</text:span><text:span text:style-name="style10">,</text:span><text:span text:style-name="style5">int </text:span><text:span text:style-name="style10">) ){ </text:span><text:span text:style-name="style11">extPass</text:span><text:span text:style-name="style10">=</text:span><text:span text:style-name="style11">inPass</text:span><text:span text:style-name="style10">; </text:span><text:span text:style-name="style5">return </text:span><text:span text:style-name="style10">*</text:span><text:span text:style-name="style5">this</text:span><text:span text:style-name="style10">; }</text:span></text:h>
      <text:h text:style-name="Default" text:outline-level="1"><text:s/>77 <text:s text:c="3"/><text:span text:style-name="style11">Place</text:span><text:span text:style-name="style10">&amp; </text:span><text:span text:style-name="style11">Mouse</text:span><text:span text:style-name="style10">( </text:span><text:span text:style-name="style5">bool</text:span><text:span text:style-name="style10">(*</text:span><text:span text:style-name="style11">inPush</text:span><text:span text:style-name="style10">)( </text:span><text:span text:style-name="style5">int</text:span><text:span text:style-name="style10">,</text:span><text:span text:style-name="style5">int</text:span><text:span text:style-name="style10">,</text:span><text:span text:style-name="style5">int </text:span><text:span text:style-name="style10">) ){ </text:span><text:span text:style-name="style11">extPush</text:span><text:span text:style-name="style10">=</text:span><text:span text:style-name="style11">inPush</text:span><text:span text:style-name="style10">; </text:span><text:span text:style-name="style5">return </text:span><text:span text:style-name="style10">*</text:span><text:span text:style-name="style5">this</text:span><text:span text:style-name="style10">; }</text:span></text:h>
      <text:h text:style-name="Default" text:outline-level="1"><text:s/>78 <text:s/><text:span text:style-name="style5">protected</text:span><text:span text:style-name="style10">:</text:span></text:h>
      <text:h text:style-name="Default" text:outline-level="1"><text:s/>79 <text:s text:c="3"/><text:span text:style-name="style5">bool</text:span><text:span text:style-name="style10">( *</text:span><text:span text:style-name="style11">extPass </text:span><text:span text:style-name="style10">)( 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; <text:s text:c="8"/></text:span><text:span text:style-name="style2">// Две внешние независимые процедуры</text:span></text:h>
      <text:h text:style-name="Default" text:outline-level="1"><text:s/>80 <text:s text:c="3"/><text:span text:style-name="style5">bool</text:span><text:span text:style-name="style10">( *</text:span><text:span text:style-name="style11">extPush </text:span><text:span text:style-name="style10">)( </text:span><text:span text:style-name="style5">int </text:span><text:span text:style-name="style11">State</text:span><text:span text:style-name="style10">,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; <text:s text:c="2"/></text:span><text:span text:style-name="style2">// обработки прерываний от мышки</text:span></text:h>
      <text:h text:style-name="Default" text:outline-level="1"><text:s/>81 <text:s/><text:span text:style-name="style5">private</text:span><text:span text:style-name="style10">:</text:span></text:h>
      <text:h text:style-name="Default" text:outline-level="1"><text:s/>82 <text:s text:c="3"/><text:span text:style-name="style5">bool</text:span><text:span text:style-name="style10">( *</text:span><text:span text:style-name="style11">extDraw </text:span><text:span text:style-name="style10">)(); <text:s/></text:span><text:span text:style-name="style2">// Рисование по стандартному полю графического контекста</text:span></text:h>
      <text:h text:style-name="Default" text:outline-level="1"><text:s/>83 <text:s text:c="3"/><text:span text:style-name="style5">bool volatile </text:span><text:span text:style-name="style11">isDraw</text:span><text:span text:style-name="style10">, </text:span><text:span text:style-name="style2">// новая прорисовка сбрасывается по незавершении старой</text:span></text:h>
      <text:h text:style-name="Default" text:outline-level="1"><text:s/>84 <text:s text:c="17"/><text:span text:style-name="style11">isMouse</text:span><text:span text:style-name="style10">;</text:span></text:h>
      <text:h text:style-name="Default" text:outline-level="1"><text:s/>85 <text:s/><text:span text:style-name="style2">//</text:span></text:h>
      <text:h text:style-name="Default" text:outline-level="1"><text:s/>86 <text:s/><text:span text:style-name="style15">//! шрифт привязан к конкретной графической площадке - текстовой странице Place</text:span></text:h>
      <text:h text:style-name="Default" text:outline-level="1"><text:s/>87 <text:s/><text:span text:style-name="style2">//</text:span></text:h>
      <text:h text:style-name="Default" text:outline-level="1"><text:s/>88 <text:s text:c="3"/><text:span text:style-name="style11">Place</text:span><text:span text:style-name="style10">&amp; </text:span><text:span text:style-name="style11">String</text:span><text:span text:style-name="style10">( </text:span><text:span text:style-name="style5">const char</text:span><text:span text:style-name="style10">* ); <text:s text:c="5"/></text:span><text:span text:style-name="style2">// чисто неформатная строчка не изменяется</text:span></text:h>
      <text:h text:style-name="Default" text:outline-level="1"><text:s/>89 <text:s text:c="3"/><text:span text:style-name="style11">Place</text:span><text:span text:style-name="style10">&amp; </text:span><text:span text:style-name="style11">String</text:span><text:span text:style-name="style10">( </text:span><text:span text:style-name="style11">Course</text:span><text:span text:style-name="style10">,</text:span><text:span text:style-name="style5">const Real</text:span><text:span text:style-name="style10">*,</text:span><text:span text:style-name="style5">const char</text:span><text:span text:style-name="style10">* ); </text:span><text:span text:style-name="style2">//+ горизонтальные надписи</text:span></text:h>
      <text:h text:style-name="Default" text:outline-level="1"><text:s/>90 <text:s/><text:span text:style-name="style5">public</text:span><text:span text:style-name="style10">: <text:s text:c="36"/></text:span><text:span text:style-name="style2">// выбор текстового прямоугольника</text:span></text:h>
      <text:h text:style-name="Default" text:outline-level="1"><text:s/>91 <text:s text:c="3"/><text:span text:style-name="style11">SIZE AlfaRect</text:span><text:span text:style-name="style10">( </text:span><text:span text:style-name="style5">const char</text:span><text:span text:style-name="style10">*,</text:span><text:span text:style-name="style5">bool</text:span><text:span text:style-name="style10">=</text:span><text:span text:style-name="style5">false </text:span><text:span text:style-name="style10">); </text:span><text:span text:style-name="style2">// c кодировками true ? ANSI:UTF-8</text:span></text:h>
      <text:h text:style-name="Default" text:outline-level="1"><text:s/>92 <text:s text:c="3"/><text:span text:style-name="style11">Place</text:span><text:span text:style-name="style10">&amp; </text:span><text:span text:style-name="style11">AlfaBit</text:span><text:span text:style-name="style10">( </text:span><text:span text:style-name="style5">byte </text:span><text:span text:style-name="style10">*</text:span><text:span text:style-name="style11">CCCP</text:span><text:span text:style-name="style10">=</text:span><text:span text:style-name="style11">NULL </text:span><text:span text:style-name="style10">); <text:s text:c="5"/></text:span><text:span text:style-name="style2">// OEM сходу исключён _8x08_8x14_8x16</text:span></text:h>
      <text:h text:style-name="Default" text:outline-level="1"><text:s/>93 <text:s text:c="3"/><text:span text:style-name="style11">Place</text:span><text:span text:style-name="style10">&amp; </text:span><text:span text:style-name="style11">Alfabet</text:span><text:span text:style-name="style10">( </text:span><text:span text:style-name="style5">int</text:span><text:span text:style-name="style10">=</text:span><text:span text:style-name="style4">0</text:span><text:span text:style-name="style10">,</text:span><text:span text:style-name="style5">const char</text:span><text:span text:style-name="style10">* =</text:span><text:span text:style-name="style6">"Courier New"</text:span><text:span text:style-name="style10">,</text:span><text:span text:style-name="style5">int</text:span><text:span text:style-name="style10">=</text:span><text:span text:style-name="style11">FW_MEDIUM</text:span><text:span text:style-name="style10">,</text:span><text:span text:style-name="style5">bool</text:span><text:span text:style-name="style10">=</text:span><text:span text:style-name="style5">false </text:span><text:span text:style-name="style10">);</text:span></text:h>
      <text:h text:style-name="Default" text:outline-level="1"><text:s/>94 <text:s text:c="3"/><text:span text:style-name="style11">Place</text:span><text:span text:style-name="style10">&amp; </text:span><text:span text:style-name="style11">Print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</text:span><text:span text:style-name="style10">, </text:span><text:span text:style-name="style5">const char </text:span><text:span text:style-name="style10">*</text:span><text:span text:style-name="style11">f</text:span><text:span text:style-name="style10">, ... ); </text:span><text:span text:style-name="style2">// лист y/x&lt;=0 -снизу/справа</text:span></text:h>
      <text:h text:style-name="Default" text:outline-level="1"><text:s/>95 <text:s text:c="3"/><text:span text:style-name="style11">Place</text:span><text:span text:style-name="style10">&amp; </text:span><text:span text:style-name="style11">Print</text:span><text:span text:style-name="style10">( </text:span><text:span text:style-name="style5">const char </text:span><text:span text:style-name="style10">*</text:span><text:span text:style-name="style11">f</text:span><text:span text:style-name="style10">, ... ); <text:s text:c="13"/></text:span><text:span text:style-name="style2">// контекстная печать</text:span></text:h>
      <text:h text:style-name="Default" text:outline-level="1"><text:s/>96 <text:s text:c="3"/><text:span text:style-name="style11">Place</text:span><text:span text:style-name="style10">&amp; </text:span><text:span text:style-name="style11">Text</text:span><text:span text:style-name="style10">( </text:span><text:span text:style-name="style11">Course Dir</text:span><text:span text:style-name="style10">, </text:span><text:span text:style-name="style11">_Real X</text:span><text:span text:style-name="style10">,</text:span><text:span text:style-name="style11">_Real Y</text:span><text:span text:style-name="style10">,</text:span><text:span text:style-name="style11">_Real Z</text:span><text:span text:style-name="style10">, </text:span><text:span text:style-name="style5">const char</text:span><text:span text:style-name="style10">* </text:span><text:span text:style-name="style11">_fmt</text:span><text:span text:style-name="style10">, ... );</text:span></text:h>
      <text:h text:style-name="Default" text:outline-level="1"><text:s/>97 <text:s text:c="3"/><text:span text:style-name="style11">Place</text:span><text:span text:style-name="style10">&amp; </text:span><text:span text:style-name="style11">Text</text:span><text:span text:style-name="style10">( </text:span><text:span text:style-name="style11">Course Dir</text:span><text:span text:style-name="style10">, </text:span><text:span text:style-name="style5">const Real </text:span><text:span text:style-name="style10">*</text:span><text:span text:style-name="style11">P</text:span><text:span text:style-name="style10">, </text:span><text:span text:style-name="style5">const char</text:span><text:span text:style-name="style10">* </text:span><text:span text:style-name="style11">fmt</text:span><text:span text:style-name="style10">, ... );</text:span></text:h>
      <text:h text:style-name="Default" text:outline-level="1"><text:s/>98 <text:s/><text:span text:style-name="style10">};</text:span></text:h>
      <text:h text:style-name="Default" text:outline-level="1"><text:s/>99 <text:s/><text:span text:style-name="style9">#include &lt;GL/gl.h&gt; <text:s text:c="2"/></text:span><text:span text:style-name="style2">// контекстная графическая среда OpenGL</text:span></text:h>
      <text:h text:style-name="Default" text:outline-level="1">100 <text:s/><text:span text:style-name="style15">///</text:span></text:h>
      <text:h text:style-name="Default" text:outline-level="1">101 <text:s/><text:span text:style-name="style15">/// <text:s text:c="2"/>Главный объект и процедуры графического окна OpenGL в MicroSoft-Windows</text:span></text:h>
      <text:h text:style-name="Default" text:outline-level="1">102 <text:s/><text:span text:style-name="style2">//</text:span></text:h>
      <text:h text:style-name="Default" text:outline-level="1">103 <text:s/><text:span text:style-name="style5">class </text:span><text:span text:style-name="style11">Window</text:span><text:span text:style-name="style10">: </text:span><text:span text:style-name="style5">public </text:span><text:span text:style-name="style11">Place <text:s text:c="7"/></text:span><text:span text:style-name="style2">// стандарт/ное окно Windows для OpenGL</text:span></text:h>
      <text:h text:style-name="Default" text:outline-level="1">104 <text:s/><text:span text:style-name="style10">{ </text:span><text:span text:style-name="style5">friend class </text:span><text:span text:style-name="style11">Place</text:span><text:span text:style-name="style10">; <text:s text:c="12"/></text:span><text:span text:style-name="style2">// доступ для базовой графической площадки</text:span></text:h>
      <text:h text:style-name="Default" text:outline-level="1">105 <text:s text:c="3"/><text:span text:style-name="style5">const char</text:span><text:span text:style-name="style10">* </text:span><text:span text:style-name="style11">Title</text:span><text:span text:style-name="style10">; <text:s text:c="13"/></text:span><text:span text:style-name="style2">// изначальный титульный заголовок окна</text:span></text:h>
      <text:h text:style-name="Default" text:outline-level="1">106 <text:s text:c="3"/><text:span text:style-name="style2">//</text:span></text:h>
      <text:h text:style-name="Default" text:outline-level="1">107 <text:s text:c="3"/><text:span text:style-name="style2">// <text:s/>Локальные данные для обслуживания главного/большого окна Windows</text:span></text:h>
      <text:h text:style-name="Default" text:outline-level="1">108 <text:s text:c="3"/><text:span text:style-name="style15">//! ——————————————————————————— ~~ Site - признак вполне живого рабочего окна</text:span></text:h>
      <text:h text:style-name="Default" text:outline-level="1">109 <text:s text:c="3"/><text:span text:style-name="style5">int </text:span><text:span text:style-name="style11">WindowX</text:span><text:span text:style-name="style10">,</text:span><text:span text:style-name="style11">WindowY</text:span><text:span text:style-name="style10">; <text:s text:c="11"/></text:span><text:span text:style-name="style2">// выделенное местоположение активного окна</text:span></text:h>
      <text:h text:style-name="Default" text:outline-level="1">110 <text:s/><text:span text:style-name="style5">public</text:span><text:span text:style-name="style10">:</text:span></text:h>
      <text:h text:style-name="Default" text:outline-level="1">111 <text:s text:c="3"/><text:span text:style-name="style5">int </text:span><text:span text:style-name="style11">ScreenWidth</text:span><text:span text:style-name="style10">,</text:span><text:span text:style-name="style11">ScreenHeight</text:span><text:span text:style-name="style10">; <text:s text:c="2"/></text:span><text:span text:style-name="style2">// размеры графического экрана компьютера</text:span></text:h>
      <text:h text:style-name="Default" text:outline-level="1">112 <text:s text:c="3"/><text:span text:style-name="style2">//</text:span></text:h>
      <text:h text:style-name="Default" text:outline-level="1">113 <text:s text:c="3"/><text:span text:style-name="style2">// <text:s text:c="3"/>X,Y {&gt;0 левый/верхний}~{0,0=&gt;2/3 остатка,1/4 высоты}~{&lt;0 правый/нижний}</text:span></text:h>
      <text:h text:style-name="Default" text:outline-level="1">114 <text:s text:c="3"/><text:span text:style-name="style2">// <text:s text:c="7"/>Width,Height &gt;0 -&gt; ширина/высота {0,0 =&gt; 800,600}</text:span></text:h>
      <text:h text:style-name="Default" text:outline-level="1">115 <text:s text:c="3"/><text:span text:style-name="style2">// <text:s text:c="13"/>исходный шрифт в конструкторе: Courier-18</text:span></text:h>
      <text:h text:style-name="Default" text:outline-level="1">116 <text:s text:c="3"/><text:span text:style-name="style11">Window </text:span><text:span text:style-name="style10">*</text:span><text:span text:style-name="style11">Next</text:span><text:span text:style-name="style10">; <text:s text:c="6"/></text:span><text:span text:style-name="style2">// следующее окно в простом списке от начала</text:span></text:h>
      <text:h text:style-name="Default" text:outline-level="1">117 <text:s text:c="8"/><text:span text:style-name="style11">HDC <text:s text:c="2"/>hDC</text:span><text:span text:style-name="style10">; <text:s text:c="4"/></text:span><text:span text:style-name="style2">// <text:s text:c="2"/>++ <text:s/>PIXELFORMATDESCRIPTOR pfd;</text:span></text:h>
      <text:h text:style-name="Default" text:outline-level="1">118 <text:s text:c="8"/><text:span text:style-name="style11">HWND <text:s/>hWnd</text:span><text:span text:style-name="style10">; <text:s text:c="3"/></text:span><text:span text:style-name="style2">// <text:s text:c="2"/>++ <text:s/>WNDCLASS wc;</text:span></text:h>
      <text:h text:style-name="Default" text:outline-level="1">119 <text:s text:c="8"/><text:span text:style-name="style11">HGLRC hRC</text:span><text:span text:style-name="style10">; <text:s text:c="4"/></text:span><text:span text:style-name="style2">// <text:s text:c="2"/>++ <text:s/>ATOM atom;</text:span></text:h>
      <text:h text:style-name="Default" text:outline-level="1">120 <text:s text:c="8"/><text:span text:style-name="style11">DWORD mSec</text:span><text:span text:style-name="style10">; <text:s text:c="3"/></text:span><text:span text:style-name="style2">// интервал прерываний активированного таймера [мил.сек]</text:span></text:h>
      <text:h text:style-name="Default" text:outline-level="1">121 <text:s text:c="3"/><text:span text:style-name="style5">bool </text:span><text:span text:style-name="style11">InterruptProcedure</text:span><text:span text:style-name="style10">( </text:span><text:span text:style-name="style11">UINT message</text:span><text:span text:style-name="style10">,</text:span><text:span text:style-name="style11">WPARAM wParam</text:span><text:span text:style-name="style10">,</text:span><text:span text:style-name="style11">LPARAM lParam </text:span><text:span text:style-name="style10">);</text:span></text:h>
      <text:h text:style-name="Default" text:outline-level="1">122 <text:s text:c="2"/><text:span text:style-name="style5">explicit </text:span><text:span text:style-name="style11">Window</text:span><text:span text:style-name="style10">( </text:span><text:span text:style-name="style5">const char</text:span><text:span text:style-name="style10">* </text:span><text:span text:style-name="style11">Title</text:span><text:span text:style-name="style10">=</text:span><text:span text:style-name="style11">NULL</text:span><text:span text:style-name="style10">, </text:span><text:span text:style-name="style5">int </text:span><text:span text:style-name="style11">X</text:span><text:span text:style-name="style10">=</text:span><text:span text:style-name="style4">0</text:span><text:span text:style-name="style10">,</text:span><text:span text:style-name="style5">int </text:span><text:span text:style-name="style11">Y</text:span><text:span text:style-name="style10">=</text:span><text:span text:style-name="style4">0</text:span><text:span text:style-name="style10">, </text:span><text:span text:style-name="style5">int </text:span><text:span text:style-name="style11">W</text:span><text:span text:style-name="style10">=</text:span><text:span text:style-name="style4">0</text:span><text:span text:style-name="style10">,</text:span><text:span text:style-name="style5">int </text:span><text:span text:style-name="style11">H</text:span><text:span text:style-name="style10">=</text:span><text:span text:style-name="style4">0 </text:span><text:span text:style-name="style10">);</text:span></text:h>
      <text:h text:style-name="Default" text:outline-level="1">123 <text:s text:c="2"/><text:span text:style-name="style5">virtual </text:span><text:span text:style-name="style10">~</text:span><text:span text:style-name="style11">Window</text:span><text:span text:style-name="style10">(); <text:s text:c="2"/></text:span><text:span text:style-name="style2">// деструктор срабатывает в эпилогах производных структур</text:span></text:h>
      <text:h text:style-name="Default" text:outline-level="1">124 <text:s text:c="3"/><text:span text:style-name="style5">void </text:span><text:span text:style-name="style11">Close</text:span><text:span text:style-name="style10">(); <text:s text:c="6"/></text:span><text:span text:style-name="style2">// иначе: вариант завершения только для базовой структуры</text:span></text:h>
      <text:h text:style-name="Default" text:outline-level="1">125 <text:s text:c="3"/><text:span text:style-name="style2">// <text:s text:c="7"/>-- позиционирование +левого/-правого +верхнего/-нижнего угла Window</text:span></text:h>
      <text:h text:style-name="Default" text:outline-level="1">126 <text:s text:c="3"/><text:span text:style-name="style11">Window</text:span><text:span text:style-name="style10">&amp; </text:span><text:span text:style-name="style11">Locate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</text:span><text:span text:style-name="style10">, </text:span><text:span text:style-name="style5">int </text:span><text:span text:style-name="style11">Width</text:span><text:span text:style-name="style10">,</text:span><text:span text:style-name="style5">int </text:span><text:span text:style-name="style11">Height </text:span><text:span text:style-name="style10">); </text:span><text:span text:style-name="style2">// с изменением размеров</text:span></text:h>
      <text:h text:style-name="Default" text:outline-level="1">127 <text:s text:c="3"/><text:span text:style-name="style11">Window</text:span><text:span text:style-name="style10">&amp; </text:span><text:span text:style-name="style11">Refresh</text:span><text:span text:style-name="style10">(); <text:s text:c="5"/></text:span><text:span text:style-name="style2">// и разборка наложенных площадок c выводом на экран</text:span></text:h>
      <text:h text:style-name="Default" text:outline-level="1">128 <text:s text:c="3"/><text:span text:style-name="style11">Window</text:span><text:span text:style-name="style10">&amp; </text:span><text:span text:style-name="style11">Above</text:span><text:span text:style-name="style10">(); <text:s text:c="7"/></text:span><text:span text:style-name="style2">// вынесение Window на передний план экрана в Windows</text:span></text:h>
      <text:h text:style-name="Default" text:outline-level="1">129 <text:s text:c="3"/><text:span text:style-name="style2">//</text:span></text:h>
      <text:h text:style-name="Default" text:outline-level="1">130 <text:s text:c="3"/><text:span text:style-name="style2">// обращение к клавиатуре через активное и контекстно настроенное окно Window</text:span></text:h>
      <text:h text:style-name="Default" text:outline-level="1">131 <text:s text:c="3"/><text:span text:style-name="style2">// <text:s text:c="5"/>1/2 <text:s/>+ <text:s/>3 - Left/Right.Shift <text:s text:c="2"/>64 - ScrollLock <text:s/>?? - CapsLock</text:span></text:h>
      <text:h text:style-name="Default" text:outline-level="1">132 <text:s text:c="3"/><text:span text:style-name="style2">// <text:s text:c="5"/>4/8 <text:s/>+ 12 - Left/Right.Ctrl <text:s text:c="2"/>128 - Insert <text:s text:c="5"/>?? - <text:s/>NumLock</text:span></text:h>
      <text:h text:style-name="Default" text:outline-level="1">133 <text:s text:c="3"/><text:span text:style-name="style2">// <text:s text:c="4"/>16/32 + 48 - Left/Right.Alt</text:span></text:h>
      <text:h text:style-name="Default" text:outline-level="1">134 <text:s text:c="3"/><text:span text:style-name="style2">// <text:s text:c="26"/>минимальный набор клавиатурных запросов-операций</text:span></text:h>
      <text:h text:style-name="Default" text:outline-level="1">135 <text:s text:c="2"/><text:span text:style-name="style5">virtual bool </text:span><text:span text:style-name="style11">KeyBoard</text:span><text:span text:style-name="style10">( </text:span><text:span text:style-name="style5">byte </text:span><text:span text:style-name="style11">key </text:span><text:span text:style-name="style10">);</text:span></text:h>
      <text:h text:style-name="Default" text:outline-level="1"><text:soft-page-break/>136 <text:s text:c="3"/><text:span text:style-name="style11">Window</text:span><text:span text:style-name="style10">&amp; </text:span><text:span text:style-name="style11">KeyBoard</text:span><text:span text:style-name="style10">( </text:span><text:span text:style-name="style5">bool</text:span><text:span text:style-name="style10">( *</text:span><text:span text:style-name="style11">inKey </text:span><text:span text:style-name="style10">)( </text:span><text:span text:style-name="style5">byte </text:span><text:span text:style-name="style10">) ){ </text:span><text:span text:style-name="style11">extKey</text:span><text:span text:style-name="style10">=</text:span><text:span text:style-name="style11">inKey</text:span><text:span text:style-name="style10">; </text:span><text:span text:style-name="style5">return </text:span><text:span text:style-name="style10">*</text:span><text:span text:style-name="style5">this</text:span><text:span text:style-name="style10">; }</text:span></text:h>
      <text:h text:style-name="Default" text:outline-level="1">137 <text:s text:c="3"/><text:span text:style-name="style5">byte </text:span><text:span text:style-name="style11">GetKey</text:span><text:span text:style-name="style10">(),</text:span><text:span text:style-name="style11">ScanKey</text:span><text:span text:style-name="style10">(); <text:s/></text:span><text:span text:style-name="style2">// выборка символа или кода без остановки программы</text:span></text:h>
      <text:h text:style-name="Default" text:outline-level="1">138 <text:s text:c="3"/><text:span text:style-name="style5">byte </text:span><text:span text:style-name="style11">ScanStatus</text:span><text:span text:style-name="style10">(); <text:s text:c="2"/></text:span><text:span text:style-name="style2">// сопутствующий код от клавиатуры или из буфера выборки</text:span></text:h>
      <text:h text:style-name="Default" text:outline-level="1">139 <text:s text:c="3"/><text:span text:style-name="style5">byte </text:span><text:span text:style-name="style11">WaitKey</text:span><text:span text:style-name="style10">(); <text:s text:c="5"/></text:span><text:span text:style-name="style2">// ожидание нового символа от клавиатуры с приостановкой</text:span></text:h>
      <text:h text:style-name="Default" text:outline-level="1">140 <text:s text:c="3"/><text:span text:style-name="style2">//</text:span></text:h>
      <text:h text:style-name="Default" text:outline-level="1">141 <text:s text:c="3"/><text:span text:style-name="style2">// <text:s text:c="2"/>процедуры таймера, работающего от достигнутого времени ?? с надбавкой</text:span></text:h>
      <text:h text:style-name="Default" text:outline-level="1">142 <text:s text:c="3"/><text:span text:style-name="style2">// <text:s text:c="5"/>выполняется привязка к основному/большому графическому экрану</text:span></text:h>
      <text:h text:style-name="Default" text:outline-level="1">143 <text:s text:c="3"/><text:span text:style-name="style2">//</text:span></text:h>
      <text:h text:style-name="Default" text:outline-level="1">144 <text:s text:c="3"/><text:span text:style-name="style11">Window</text:span><text:span text:style-name="style10">&amp; </text:span><text:span text:style-name="style11">SetTimer</text:span><text:span text:style-name="style10">( </text:span><text:span text:style-name="style11">DWORD mSec</text:span><text:span text:style-name="style10">, </text:span><text:span text:style-name="style5">bool</text:span><text:span text:style-name="style10">( *</text:span><text:span text:style-name="style11">inTime </text:span><text:span text:style-name="style10">)()=</text:span><text:span text:style-name="style11">NULL </text:span><text:span text:style-name="style10">); </text:span><text:span text:style-name="style2">// время и транзакция</text:span></text:h>
      <text:h text:style-name="Default" text:outline-level="1">145 <text:s text:c="3"/><text:span text:style-name="style11">Window</text:span><text:span text:style-name="style10">&amp; </text:span><text:span text:style-name="style11">KillTimer</text:span><text:span text:style-name="style10">(); <text:s text:c="31"/></text:span><text:span text:style-name="style2">// если 0 - сброс таймера</text:span></text:h>
      <text:h text:style-name="Default" text:outline-level="1">146 <text:s text:c="2"/><text:span text:style-name="style5">virtual bool </text:span><text:span text:style-name="style11">Timer</text:span><text:span text:style-name="style10">(); <text:s text:c="30"/></text:span><text:span text:style-name="style2">// ++ виртуальных процедур</text:span></text:h>
      <text:h text:style-name="Default" text:outline-level="1">147 <text:s text:c="3"/><text:span text:style-name="style5">bool volatile </text:span><text:span text:style-name="style11">isTimer</text:span><text:span text:style-name="style10">; <text:s text:c="2"/></text:span><text:span text:style-name="style2">// таймер не отслеживает уровень рекурсии транзакций</text:span></text:h>
      <text:h text:style-name="Default" text:outline-level="1">148 <text:s text:c="3"/><text:span text:style-name="style2">//</text:span></text:h>
      <text:h text:style-name="Default" text:outline-level="1">149 <text:s text:c="3"/><text:span text:style-name="style15">//! Динамическое окошко для кратких подсказок с управляющими кодами программы</text:span></text:h>
      <text:h text:style-name="Default" text:outline-level="1">150 <text:s text:c="3"/><text:span text:style-name="style2">// <text:s text:c="2"/>Name[0] <text:s text:c="2"/>Title Заголовок для титульной строки графического окна</text:span></text:h>
      <text:h text:style-name="Default" text:outline-level="1">151 <text:s text:c="3"/><text:span text:style-name="style2">// <text:s text:c="2"/>Name[1-3] - строки расширенного названия, и признак движения</text:span></text:h>
      <text:h text:style-name="Default" text:outline-level="1">152 <text:s text:c="3"/><text:span text:style-name="style2">// <text:s text:c="2"/>Text <text:s text:c="5"/>- парное описание основных кодов с их предназначением</text:span></text:h>
      <text:h text:style-name="Default" text:outline-level="1">153 <text:s text:c="3"/><text:span text:style-name="style2">// <text:s text:c="2"/>Plus <text:s text:c="5"/>- то же блока блока дополнительных описаний</text:span></text:h>
      <text:h text:style-name="Default" text:outline-level="1">154 <text:s text:c="3"/><text:span text:style-name="style2">// <text:s text:c="3"/>++ определение каждого блока строк заканчивается нулевым адресом</text:span></text:h>
      <text:h text:style-name="Default" text:outline-level="1">155 <text:s text:c="3"/><text:span text:style-name="style5">void </text:span><text:span text:style-name="style11">Help</text:span><text:span text:style-name="style10">( </text:span><text:span text:style-name="style5">const char </text:span><text:span text:style-name="style10">*</text:span><text:span text:style-name="style11">N</text:span><text:span text:style-name="style10">[],</text:span><text:span text:style-name="style5">const char </text:span><text:span text:style-name="style10">*</text:span><text:span text:style-name="style11">C</text:span><text:span text:style-name="style10">[],</text:span><text:span text:style-name="style5">const char </text:span><text:span text:style-name="style10">*</text:span><text:span text:style-name="style11">P</text:span><text:span text:style-name="style10">[],</text:span><text:span text:style-name="style5">int </text:span><text:span text:style-name="style11">X</text:span><text:span text:style-name="style10">=-</text:span><text:span text:style-name="style4">1</text:span><text:span text:style-name="style10">,</text:span><text:span text:style-name="style5">int </text:span><text:span text:style-name="style11">Y</text:span><text:span text:style-name="style10">=</text:span><text:span text:style-name="style4">1 </text:span><text:span text:style-name="style10">);</text:span></text:h>
      <text:h text:style-name="Default" text:outline-level="1">156 <text:s text:c="3"/><text:span text:style-name="style2">//</text:span></text:h>
      <text:h text:style-name="Default" text:outline-level="1">157 <text:s text:c="3"/><text:span text:style-name="style5">void </text:span><text:span text:style-name="style11">PutChar</text:span><text:span text:style-name="style10">( </text:span><text:span text:style-name="style5">byte </text:span><text:span text:style-name="style11">Key </text:span><text:span text:style-name="style10">); <text:s text:c="17"/></text:span><text:span text:style-name="style2">// один символ --&gt; кольцевой буфер</text:span></text:h>
      <text:h text:style-name="Default" text:outline-level="1">158 <text:s/><text:span text:style-name="style5">private</text:span><text:span text:style-name="style10">: <text:s text:c="5"/></text:span><text:span text:style-name="style15">//! подборка скрытых параметров и свободных/отвязанных транзакций</text:span></text:h>
      <text:h text:style-name="Default" text:outline-level="1">159 <text:s text:c="3"/><text:span text:style-name="style5">void </text:span><text:span text:style-name="style11">PutTimer</text:span><text:span text:style-name="style10">(); <text:s text:c="5"/></text:span><text:span text:style-name="style2">// DWORD iTime ) <text:s text:c="2"/>== <text:s/>со временем на момент прерывания</text:span></text:h>
      <text:h text:style-name="Default" text:outline-level="1">160 <text:s text:c="2"/><text:span text:style-name="style5">struct</text:span><text:span text:style-name="style10">{ </text:span><text:span text:style-name="style5">byte </text:span><text:span text:style-name="style11">Code</text:span><text:span text:style-name="style10">,</text:span><text:span text:style-name="style11">Key</text:span><text:span text:style-name="style10">; } </text:span><text:span text:style-name="style11">KeyBuffer</text:span><text:span text:style-name="style10">[</text:span><text:span text:style-name="style4">0x40</text:span><text:span text:style-name="style10">]; </text:span><text:span text:style-name="style2">// накопительный буфер от клавиатуры</text:span></text:h>
      <text:h text:style-name="Default" text:outline-level="1">161 <text:s text:c="3"/><text:span text:style-name="style5">int </text:span><text:span text:style-name="style11">KeyPos</text:span><text:span text:style-name="style10">,</text:span><text:span text:style-name="style11">KeyPas</text:span><text:span text:style-name="style10">; <text:s text:c="3"/></text:span><text:span text:style-name="style2">// кольцевые счетчики для последовательности символов</text:span></text:h>
      <text:h text:style-name="Default" text:outline-level="1">162 <text:s text:c="3"/><text:span text:style-name="style11">UINT_PTR idEvent</text:span><text:span text:style-name="style10">; <text:s text:c="4"/></text:span><text:span text:style-name="style2">// идентификатор встроенного таймера прерываний =0x12++</text:span></text:h>
      <text:h text:style-name="Default" text:outline-level="1">163 <text:s text:c="3"/><text:span text:style-name="style5">bool volatile <text:s text:c="8"/></text:span><text:span text:style-name="style2">// отметки рекурсивности сдерживают повтор изображений</text:span></text:h>
      <text:h text:style-name="Default" text:outline-level="1">164 <text:s text:c="8"/><text:span text:style-name="style11">isMouse</text:span><text:span text:style-name="style10">, <text:s text:c="8"/></text:span><text:span text:style-name="style2">// мышка тоже перехлестывается в обрывочной рекурсии</text:span></text:h>
      <text:h text:style-name="Default" text:outline-level="1">165 <text:s text:c="8"/><text:span text:style-name="style11">onKey</text:span><text:span text:style-name="style10">; <text:s text:c="10"/></text:span><text:span text:style-name="style2">// признаки вхождения в прерывание или ожидание символа</text:span></text:h>
      <text:h text:style-name="Default" text:outline-level="1">166 <text:s text:c="3"/><text:span text:style-name="style2">//</text:span></text:h>
      <text:h text:style-name="Default" text:outline-level="1">167 <text:s text:c="3"/><text:span text:style-name="style2">// <text:s text:c="2"/>блок сбора данных от клавиатуры, внутренний контроль мышки и таймера</text:span></text:h>
      <text:h text:style-name="Default" text:outline-level="1">168 <text:s text:c="3"/><text:span text:style-name="style2">//</text:span></text:h>
      <text:h text:style-name="Default" text:outline-level="1">169 <text:s text:c="3"/><text:span text:style-name="style5">void </text:span><text:span text:style-name="style11">PutMouse</text:span><text:span text:style-name="style10">( </text:span><text:span text:style-name="style11">UINT State</text:span><text:span text:style-name="style10">, 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; <text:s/></text:span><text:span text:style-name="style2">// внутренняя обработка прерываний</text:span></text:h>
      <text:h text:style-name="Default" text:outline-level="1">170 <text:s text:c="3"/><text:span text:style-name="style5">bool </text:span><text:span text:style-name="style10">(*</text:span><text:span text:style-name="style11">extKey</text:span><text:span text:style-name="style10">)(</text:span><text:span text:style-name="style5">byte</text:span><text:span text:style-name="style10">); </text:span><text:span text:style-name="style2">// <text:s/>свободная процедура обработки прерываний клавиатуры</text:span></text:h>
      <text:h text:style-name="Default" text:outline-level="1">171 <text:s text:c="3"/><text:span text:style-name="style5">bool </text:span><text:span text:style-name="style10">(*</text:span><text:span text:style-name="style11">extTime</text:span><text:span text:style-name="style10">)(); <text:s text:c="2"/></text:span><text:span text:style-name="style2">// внешняя процедура, на выход запрос нового изображения</text:span></text:h>
      <text:h text:style-name="Default" text:outline-level="1">172 <text:s/><text:span text:style-name="style10">};</text:span></text:h>
      <text:h text:style-name="Default" text:outline-level="1">173 <text:s/><text:span text:style-name="style9">#define Xpm( X ) ( GetSystemMetrics( SM_CXSCREEN )*Real( X )/100.0 ) <text:s text:c="4"/></text:span><text:span text:style-name="style2">// %%X</text:span></text:h>
      <text:h text:style-name="Default" text:outline-level="1">174 <text:s/><text:span text:style-name="style9">#define Ypm( Y ) ( GetSystemMetrics( SM_CYSCREEN )*Real( Y )/100.0 ) <text:s text:c="4"/></text:span><text:span text:style-name="style2">// %%Y</text:span></text:h>
      <text:h text:style-name="Default" text:outline-level="1">175 <text:s/><text:span text:style-name="style2">//</text:span></text:h>
      <text:h text:style-name="Default" text:outline-level="1">176 <text:s/><text:span text:style-name="style15">//! <text:s/>Определения и процедуры управления наложенными фрагментами экрана</text:span></text:h>
      <text:h text:style-name="Default" text:outline-level="1">177 <text:s/><text:span text:style-name="style2">// <text:s text:c="2"/>реализуется создание, позиционирование, активизация и очистка фрагментов</text:span></text:h>
      <text:h text:style-name="Default" text:outline-level="1">178 <text:s/><text:span text:style-name="style2">//</text:span></text:h>
      <text:h text:style-name="Default" text:outline-level="1">179 <text:s/><text:span text:style-name="style5">extern </text:span><text:span text:style-name="style11">DWORD </text:span><text:span text:style-name="style5">volatile</text:span></text:h>
      <text:h text:style-name="Default" text:outline-level="1">180 <text:s text:c="14"/><text:span text:style-name="style11">StartTime</text:span><text:span text:style-name="style10">, </text:span><text:span text:style-name="style2">// время начала исполнения программы от запуска Windows</text:span></text:h>
      <text:h text:style-name="Default" text:outline-level="1">181 <text:s text:c="14"/><text:span text:style-name="style11">RealTime</text:span><text:span text:style-name="style10">; <text:s/></text:span><text:span text:style-name="style2">// время исполнения параллельной процедуры из WaitTime</text:span></text:h>
      <text:h text:style-name="Default" text:outline-level="1">182 <text:s text:c="8"/><text:span text:style-name="style11">DWORD GetTime</text:span><text:span text:style-name="style10">(), </text:span><text:span text:style-name="style2">// в миллисекундах = timeGetTime = GetTickCount</text:span></text:h>
      <text:h text:style-name="Default" text:outline-level="1">183 <text:s text:c="10"/><text:span text:style-name="style11">ElapsedTime</text:span><text:span text:style-name="style10">(); </text:span><text:span text:style-name="style2">// продолжительность - опрокидывание через ~49,7 суток</text:span></text:h>
      <text:h text:style-name="Default" text:outline-level="1">184 <text:s/><text:span text:style-name="style2">//</text:span></text:h>
      <text:h text:style-name="Default" text:outline-level="1">185 <text:s/><text:span text:style-name="style2">// <text:s/>Процедура регулярно вызывает inStay() с контролем времени исполнения&gt;=mWork</text:span></text:h>
      <text:h text:style-name="Default" text:outline-level="1">186 <text:s/><text:span text:style-name="style2">// <text:s/>с задержками на интервалы mWait, во время которых производится активная</text:span></text:h>
      <text:h text:style-name="Default" text:outline-level="1">187 <text:s/><text:span text:style-name="style2">// <text:s/>обработка прерываний Windows для визуализации и/или внешнего управления</text:span></text:h>
      <text:h text:style-name="Default" text:outline-level="1">188 <text:s/><text:span text:style-name="style2">// <text:s/>Последовательность может прерываться, если inStay() возвращает false</text:span></text:h>
      <text:h text:style-name="Default" text:outline-level="1">189 <text:s/><text:span text:style-name="style2">// <text:s/>На выходе RealTime - время исполнения inStay() в миллисекундах</text:span></text:h>
      <text:h text:style-name="Default" text:outline-level="1">190 <text:s/><text:span text:style-name="style2">//</text:span></text:h>
      <text:h text:style-name="Default" text:outline-level="1">191 <text:s/><text:span text:style-name="style11">DWORD WaitTime</text:span><text:span text:style-name="style10">( </text:span><text:span text:style-name="style11">DWORD mWait</text:span><text:span text:style-name="style10">, <text:s text:c="6"/></text:span><text:span text:style-name="style2">// активная задержка для внешнего управления</text:span></text:h>
      <text:h text:style-name="Default" text:outline-level="1">192 <text:s text:c="17"/><text:span text:style-name="style5">bool</text:span><text:span text:style-name="style10">(*</text:span><text:span text:style-name="style11">inFree</text:span><text:span text:style-name="style10">)()=</text:span><text:span text:style-name="style4">0</text:span><text:span text:style-name="style10">, </text:span><text:span text:style-name="style2">// собственно сам вычислительный эксперимент</text:span></text:h>
      <text:h text:style-name="Default" text:outline-level="1">193 <text:s text:c="17"/><text:span text:style-name="style11">DWORD mWork</text:span><text:span text:style-name="style10">=</text:span><text:span text:style-name="style4">0 </text:span><text:span text:style-name="style10">); <text:s text:c="2"/></text:span><text:span text:style-name="style2">// время на исполнение рабочего цикла [мСек]</text:span></text:h>
      <text:h text:style-name="Default" text:outline-level="1">194 <text:s/><text:span text:style-name="style5">bool </text:span><text:span text:style-name="style11">WinReady</text:span><text:span text:style-name="style10">( </text:span><text:span text:style-name="style11">Window </text:span><text:span text:style-name="style10">*</text:span><text:span text:style-name="style11">W</text:span><text:span text:style-name="style10">=</text:span><text:span text:style-name="style4">0 </text:span><text:span text:style-name="style10">); <text:s text:c="5"/></text:span><text:span text:style-name="style2">// исполнение запросов и проверка активности</text:span></text:h>
      <text:h text:style-name="Default" text:outline-level="1">195 <text:s/><text:span text:style-name="style2">//</text:span></text:h>
      <text:h text:style-name="Default" text:outline-level="1">196 <text:s/><text:span text:style-name="style2">// <text:s text:c="2"/>Предустановки оконного Window и графического интерфейсов OpenGL</text:span></text:h>
      <text:h text:style-name="Default" text:outline-level="1">197 <text:s/><text:span text:style-name="style2">//</text:span></text:h>
      <text:h text:style-name="Default" text:outline-level="1">198 <text:s/><text:span text:style-name="style5">bool </text:span><text:span text:style-name="style11">glAct</text:span><text:span text:style-name="style10">( </text:span><text:span text:style-name="style5">const </text:span><text:span text:style-name="style11">Window</text:span><text:span text:style-name="style10">* ); <text:s text:c="8"/></text:span><text:span text:style-name="style2">// простое подключение Window к OpenGL</text:span></text:h>
      <text:h text:style-name="Default" text:outline-level="1">199 <text:s/><text:span text:style-name="style5">class </text:span><text:span text:style-name="style11">glContext</text:span><text:span text:style-name="style10">{ </text:span><text:span text:style-name="style11">HDC DC</text:span><text:span text:style-name="style10">; </text:span><text:span text:style-name="style11">HGLRC RC</text:span><text:span text:style-name="style10">; <text:s/></text:span><text:span text:style-name="style2">// временное задействование контекстного</text:span></text:h>
      <text:h text:style-name="Default" text:outline-level="1">200 <text:s/><text:span text:style-name="style5">public</text:span><text:span text:style-name="style10">: <text:s text:c="27"/></text:span><text:span text:style-name="style2">// графического 3D-интерфейса того же OpenGL</text:span></text:h>
      <text:h text:style-name="Default" text:outline-level="1">201 <text:s/><text:span text:style-name="style5">explicit </text:span><text:span text:style-name="style11">glContext</text:span><text:span text:style-name="style10">(</text:span><text:span text:style-name="style5">const </text:span><text:span text:style-name="style11">Window</text:span><text:span text:style-name="style10">*); </text:span><text:span text:style-name="style2">// конструктор=пролог графического конвейера</text:span></text:h>
      <text:h text:style-name="Default" text:outline-level="1">202 <text:s text:c="9"/><text:span text:style-name="style10">~</text:span><text:span text:style-name="style11">glContext</text:span><text:span text:style-name="style10">(); <text:s text:c="12"/></text:span><text:span text:style-name="style2">// деструктор=эпилог-возврат былого контекста</text:span></text:h>
      <text:h text:style-name="Default" text:outline-level="1">203 <text:s/><text:span text:style-name="style10">};</text:span></text:h>
      <text:h text:style-name="Default" text:outline-level="1">204 <text:s/><text:span text:style-name="style5">class </text:span><text:span text:style-name="style11">TextContext</text:span><text:span text:style-name="style10">{ </text:span><text:span text:style-name="style5">const bool </text:span><text:span text:style-name="style11">Base</text:span><text:span text:style-name="style10">; </text:span><text:span text:style-name="style2">// Polygon, Depth_Test, Cool_Face, Lighting</text:span></text:h>
      <text:h text:style-name="Default" text:outline-level="1"><text:soft-page-break/>205 <text:s/><text:span text:style-name="style5">public</text:span><text:span text:style-name="style10">: </text:span><text:span text:style-name="style11">TextContext</text:span><text:span text:style-name="style10">( </text:span><text:span text:style-name="style5">bool </text:span><text:span text:style-name="style11">Space</text:span><text:span text:style-name="style10">=</text:span><text:span text:style-name="style5">false </text:span><text:span text:style-name="style10">); <text:s/></text:span><text:span text:style-name="style2">// ++ Space -&gt; матрицы сцены и модели</text:span></text:h>
      <text:h text:style-name="Default" text:outline-level="1">206 <text:s text:c="8"/><text:span text:style-name="style10">~</text:span><text:span text:style-name="style11">TextContext</text:span><text:span text:style-name="style10">();</text:span></text:h>
      <text:h text:style-name="Default" text:outline-level="1">207 <text:s/><text:span text:style-name="style10">};</text:span></text:h>
      <text:h text:style-name="Default" text:outline-level="1">208 <text:s/><text:span text:style-name="style5">class </text:span><text:span text:style-name="style11">RasterSector</text:span><text:span text:style-name="style10">{ </text:span><text:span text:style-name="style2">// Подготовка площадки растровых манипуляций под glViewPort</text:span></text:h>
      <text:h text:style-name="Default" text:outline-level="1">209 <text:s/><text:span text:style-name="style5">public</text:span><text:span text:style-name="style10">: </text:span><text:span text:style-name="style11">RasterSector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</text:span><text:span text:style-name="style10">, </text:span><text:span text:style-name="style5">int </text:span><text:span text:style-name="style11">W</text:span><text:span text:style-name="style10">,</text:span><text:span text:style-name="style5">int </text:span><text:span text:style-name="style11">H </text:span><text:span text:style-name="style10">); ~</text:span><text:span text:style-name="style11">RasterSector</text:span><text:span text:style-name="style10">();</text:span></text:h>
      <text:h text:style-name="Default" text:outline-level="1">210 <text:s/><text:span text:style-name="style10">};</text:span></text:h>
      <text:h text:style-name="Default" text:outline-level="1">211 <text:s/><text:span text:style-name="style2">// <text:s text:c="4"/>Внешние запросы для наложенных на графическое поле текстовых страничек</text:span></text:h>
      <text:h text:style-name="Default" text:outline-level="1">212 <text:s/><text:span text:style-name="style2">// <text:s text:c="4"/>и несколько дополнительных процедур не привязанных к конкретному окну</text:span></text:h>
      <text:h text:style-name="Default" text:outline-level="1">213 <text:s/><text:span text:style-name="style2">//</text:span></text:h>
      <text:h text:style-name="Default" text:outline-level="1">214 <text:s/><text:span text:style-name="style5">struct </text:span><text:span text:style-name="style11">Mlist</text:span><text:span text:style-name="style10">{ </text:span><text:span text:style-name="style5">short </text:span><text:span text:style-name="style11">skip</text:span><text:span text:style-name="style10">,</text:span><text:span text:style-name="style11">lf</text:span><text:span text:style-name="style10">; </text:span><text:span text:style-name="style5">const char </text:span><text:span text:style-name="style10">*</text:span><text:span text:style-name="style11">Msg</text:span><text:span text:style-name="style10">; </text:span><text:span text:style-name="style5">void </text:span><text:span text:style-name="style10">*</text:span><text:span text:style-name="style11">dat</text:span><text:span text:style-name="style10">; };</text:span></text:h>
      <text:h text:style-name="Default" text:outline-level="1">215 <text:s/><text:span text:style-name="style9">#define Mlist( L ) L,( sizeof( L )/sizeof( Mlist ) )</text:span></text:h>
      <text:h text:style-name="Default" text:outline-level="1">216 <text:s/><text:span text:style-name="style2">//</text:span></text:h>
      <text:h text:style-name="Default" text:outline-level="1">217 <text:s/><text:span text:style-name="style2">// <text:s text:c="5"/>Mlist - Список параметров для одного запроса на терминал</text:span></text:h>
      <text:h text:style-name="Default" text:outline-level="1">218 <text:s/><text:span text:style-name="style2">// <text:s text:c="6"/>skip : пропуск строк <text:s text:c="13"/>--&gt; номер строки</text:span></text:h>
      <text:h text:style-name="Default" text:outline-level="1">219 <text:s/><text:span text:style-name="style2">// <text:s text:c="7"/>lf <text:s/>: 0 - запрос не производится --&gt; длина входного сообщения</text:span></text:h>
      <text:h text:style-name="Default" text:outline-level="1">220 <text:s/><text:span text:style-name="style2">// <text:s text:c="7"/>Msg : NULL - чистое входное поле --&gt; выходной формат</text:span></text:h>
      <text:h text:style-name="Default" text:outline-level="1">221 <text:s/><text:span text:style-name="style2">// <text:s text:c="7"/>dat : NULL &amp; lf&lt;&gt;0 - меню-запрос --&gt; адрес изменяемого объекта</text:span></text:h>
      <text:h text:style-name="Default" text:outline-level="1">222 <text:s/><text:span text:style-name="style2">//</text:span></text:h>
      <text:h text:style-name="Default" text:outline-level="1">223 <text:s/><text:span text:style-name="style5">class </text:span><text:span text:style-name="style11">TextMenu</text:span><text:span text:style-name="style10">:</text:span><text:span text:style-name="style11">Place </text:span><text:span text:style-name="style15">//! запрос текстового меню с отсрочкой полного завершения</text:span></text:h>
      <text:h text:style-name="Default" text:outline-level="1">224 <text:s/><text:span text:style-name="style10">{ </text:span><text:span text:style-name="style5">const </text:span><text:span text:style-name="style11">Mlist </text:span><text:span text:style-name="style10">*</text:span><text:span text:style-name="style11">M</text:span><text:span text:style-name="style10">; <text:s text:c="2"/></text:span><text:span text:style-name="style2">// собственно список меню Mlist/mlist</text:span></text:h>
      <text:h text:style-name="Default" text:outline-level="1">225 <text:s text:c="3"/><text:span text:style-name="style5">const int </text:span><text:span text:style-name="style11">Num</text:span><text:span text:style-name="style10">, <text:s text:c="2"/></text:span><text:span text:style-name="style2">// общее количество строк меню</text:span></text:h>
      <text:h text:style-name="Default" text:outline-level="1">226 <text:s text:c="13"/><text:span text:style-name="style11">Y</text:span><text:span text:style-name="style10">,</text:span><text:span text:style-name="style11">X</text:span><text:span text:style-name="style10">; <text:s/></text:span><text:span text:style-name="style2">// местоположение на экране (++/слева-сверху,--/снизу-справа)</text:span></text:h>
      <text:h text:style-name="Default" text:outline-level="1">227 <text:s text:c="3"/><text:span text:style-name="style5">int </text:span><text:span text:style-name="style11">Lx</text:span><text:span text:style-name="style10">,</text:span><text:span text:style-name="style11">Ly</text:span><text:span text:style-name="style10">,</text:span><text:span text:style-name="style11">K</text:span><text:span text:style-name="style10">, <text:s text:c="3"/></text:span><text:span text:style-name="style2">// размеры и номер редактируемого поля / последнего обращения</text:span></text:h>
      <text:h text:style-name="Default" text:outline-level="1">228 <text:s text:c="7"/><text:span text:style-name="style11">ked</text:span><text:span text:style-name="style10">, <text:s text:c="7"/></text:span><text:span text:style-name="style2">// номер реально редактируемого поля (-1 без редактирования)</text:span></text:h>
      <text:h text:style-name="Default" text:outline-level="1">229 <text:s text:c="7"/><text:span text:style-name="style11">kurs</text:span><text:span text:style-name="style10">; <text:s text:c="6"/></text:span><text:span text:style-name="style2">// - положение курсора внутри поля запроса</text:span></text:h>
      <text:h text:style-name="Default" text:outline-level="1">230 <text:s text:c="3"/><text:span text:style-name="style5">bool </text:span><text:span text:style-name="style11">Up</text:span><text:span text:style-name="style10">; <text:s text:c="7"/></text:span><text:span text:style-name="style2">// признак установки меню на экране</text:span></text:h>
      <text:h text:style-name="Default" text:outline-level="1">231 <text:s/><text:span text:style-name="style2">//void(*)(int); <text:s text:c="2"/>// прерывание/подсказка при переходе на новый запрос из меню</text:span></text:h>
      <text:h text:style-name="Default" text:outline-level="1">232 <text:s text:c="2"/><text:span text:style-name="style5">virtual bool </text:span><text:span text:style-name="style11">Draw</text:span><text:span text:style-name="style10">(); </text:span><text:span text:style-name="style2">// разделённая прорисовка для таймера, клавиатуры и мышки</text:span></text:h>
      <text:h text:style-name="Default" text:outline-level="1">233 <text:s text:c="2"/><text:span text:style-name="style5">virtual bool </text:span><text:span text:style-name="style11">Mouse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; <text:s text:c="7"/></text:span><text:span text:style-name="style2">// непрерывное мышиное сопровождение</text:span></text:h>
      <text:h text:style-name="Default" text:outline-level="1">234 <text:s text:c="2"/><text:span text:style-name="style5">virtual bool </text:span><text:span text:style-name="style11">Mouse</text:span><text:span text:style-name="style10">( </text:span><text:span text:style-name="style5">int </text:span><text:span text:style-name="style11">b</text:span><text:span text:style-name="style10">,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; <text:s/></text:span><text:span text:style-name="style2">// и реакция на правую\левую клавишу</text:span></text:h>
      <text:h text:style-name="Default" text:outline-level="1">235 <text:s/><text:span text:style-name="style5">public</text:span><text:span text:style-name="style10">: </text:span><text:span text:style-name="style11">TextMenu</text:span><text:span text:style-name="style10">( </text:span><text:span text:style-name="style5">const </text:span><text:span text:style-name="style11">Mlist</text:span><text:span text:style-name="style10">*,</text:span><text:span text:style-name="style5">const int</text:span><text:span text:style-name="style10">, </text:span><text:span text:style-name="style11">Window</text:span><text:span text:style-name="style10">*,</text:span><text:span text:style-name="style5">int</text:span><text:span text:style-name="style10">=</text:span><text:span text:style-name="style4">1</text:span><text:span text:style-name="style10">,</text:span><text:span text:style-name="style5">int</text:span><text:span text:style-name="style10">=</text:span><text:span text:style-name="style4">1 </text:span><text:span text:style-name="style10">); </text:span><text:span text:style-name="style2">//~TextMenu();</text:span></text:h>
      <text:h text:style-name="Default" text:outline-level="1">236 <text:s text:c="3"/><text:span text:style-name="style5">int </text:span><text:span text:style-name="style11">Answer</text:span><text:span text:style-name="style10">( </text:span><text:span text:style-name="style5">int</text:span><text:span text:style-name="style10">=-</text:span><text:span text:style-name="style4">1 </text:span><text:span text:style-name="style10">); <text:s text:c="7"/></text:span><text:span text:style-name="style2">// немного отсроченный вызов для пущей настройки</text:span></text:h>
      <text:h text:style-name="Default" text:outline-level="1">237 <text:s/><text:span text:style-name="style10">};</text:span></text:h>
      <text:h text:style-name="Default" text:outline-level="1">238 <text:s/><text:span text:style-name="style5">extern unsigned char </text:span><text:span text:style-name="style11">_8x08</text:span><text:span text:style-name="style10">[],</text:span><text:span text:style-name="style11">_8x14</text:span><text:span text:style-name="style10">[],</text:span><text:span text:style-name="style11">_8x16</text:span><text:span text:style-name="style10">[]; </text:span><text:span text:style-name="style2">// растровые шрифты из эпохи СССР</text:span></text:h>
      <text:p text:style-name="Default">239 <text:s/><text:span text:style-name="style9">#endif</text:span><text:span text:style-name="T1"/></text:p>
      <text:h text:style-name="Default" text:outline-level="1"><text:span text:style-name="T1"/></text:h>
      <text:h text:style-name="P9" text:outline-level="1"><text:span text:style-name="T1">~~~~~~~~~~~~~~~~~~~~~~~~~~~~~~~~~~~~~~~~~~~~~~~~~~~~~~~~~~~~~~~~~~~~~~~~~~~~~~~~~~~~~~~~</text:span></text:h>
      <text:h text:style-name="Heading_20_1" text:outline-level="1"><text:span text:style-name="T5">Window</text:span>.cpp</text:h>
      <text:h text:style-name="Default" text:outline-level="1"><text:span text:style-name="T1"><text:s text:c="2"/>1 <text:s/></text:span><text:span text:style-name="style2"><text:span text:style-name="T1">//</text:span></text:span></text:h>
      <text:h text:style-name="Default" text:outline-level="1"><text:s text:c="2"/>2 <text:s/><text:span text:style-name="style2">// <text:s text:c="5"/>Простенький интерфейс с экранными окнами для графики OpenGL-MsWindows</text:span></text:h>
      <text:h text:style-name="Default" text:outline-level="1"><text:s text:c="2"/>3 <text:s/><text:span text:style-name="style2">//</text:span></text:h>
      <text:h text:style-name="Default" text:outline-level="1"><text:s text:c="2"/>4 <text:s/><text:span text:style-name="style9">#include &lt;stdio.h&gt;</text:span></text:h>
      <text:h text:style-name="Default" text:outline-level="1"><text:s text:c="2"/>5 <text:s/><text:span text:style-name="style9">#include "Window.h"</text:span></text:h>
      <text:h text:style-name="Default" text:outline-level="1"><text:s text:c="2"/>6 <text:s/><text:span text:style-name="style2">//</text:span></text:h>
      <text:h text:style-name="Default" text:outline-level="1"><text:s text:c="2"/>7 <text:s/><text:span text:style-name="style15">//! «Контекстная графика» – (Window-Place)</text:span></text:h>
      <text:h text:style-name="Default" text:outline-level="1"><text:s text:c="2"/>8 <text:s/><text:span text:style-name="style15">//! <text:s/>Контекстно-зависимая среда построения трехмерной графики OpenGL</text:span></text:h>
      <text:h text:style-name="Default" text:outline-level="1"><text:s text:c="2"/>9 <text:s/><text:span text:style-name="style15">//! <text:s text:c="6"/>с виртуальными и свободными транзакциями прерываний в C++,</text:span></text:h>
      <text:h text:style-name="Default" text:outline-level="1"><text:s/>10 <text:s/><text:span text:style-name="style15">//! <text:s text:c="6"/>со стековым наложением графических и текстовых фрагментов</text:span></text:h>
      <text:h text:style-name="Default" text:outline-level="1"><text:s/>11 <text:s/><text:span text:style-name="style15">//! <text:s text:c="6"/>и многооконного интерфейса OS-Windows/Linux-GLFW</text:span></text:h>
      <text:h text:style-name="Default" text:outline-level="1"><text:s/>12 <text:s/><text:span text:style-name="style15">//! <text:s/>Обобщенный класс Window::Place для OpenGL (и GLFW)</text:span></text:h>
      <text:h text:style-name="Default" text:outline-level="1"><text:s/>13 <text:s/><text:span text:style-name="style2">//</text:span></text:h>
      <text:h text:style-name="Default" text:outline-level="1"><text:s/>14 <text:s/><text:span text:style-name="style2">// <text:s text:c="23"/>©2010-май, В.Н.Храмушин, СахГУ №2010615850/2010-09-08</text:span></text:h>
      <text:h text:style-name="Default" text:outline-level="1"><text:s/>15 <text:s/><text:span text:style-name="style2">//</text:span></text:h>
      <text:h text:style-name="Default" text:outline-level="1"><text:s/>16 <text:s/><text:span text:style-name="style5">const </text:span><text:span text:style-name="style11">GLsizei ListsGroup</text:span><text:span text:style-name="style10">=</text:span><text:span text:style-name="style4">256</text:span><text:span text:style-name="style10">; </text:span><text:span text:style-name="style2">// вектор группы TrueType шрифтов</text:span></text:h>
      <text:h text:style-name="Default" text:outline-level="1"><text:s/>17 <text:s/><text:span text:style-name="style5">static </text:span><text:span text:style-name="style11">Window </text:span><text:span text:style-name="style10">*</text:span><text:span text:style-name="style11">First</text:span><text:span text:style-name="style10">=</text:span><text:span text:style-name="style11">NULL</text:span><text:span text:style-name="style10">; </text:span><text:span text:style-name="style2">// первое окно в последовательном статическом списке</text:span></text:h>
      <text:h text:style-name="Default" text:outline-level="1"><text:s/>18 <text:s/><text:span text:style-name="style9">#define AF (*(Fnt?Fnt:Site-&gt;Fnt))</text:span></text:h>
      <text:h text:style-name="Default" text:outline-level="1"><text:s/>19 <text:s/><text:span text:style-name="style2">//</text:span></text:h>
      <text:h text:style-name="Default" text:outline-level="1"><text:s/>20 <text:s/><text:span text:style-name="style2">// ════════════════════════════════════════════════════════════════════════════</text:span></text:h>
      <text:h text:style-name="Default" text:outline-level="1"><text:s/>21 <text:s/><text:span text:style-name="style2">// <text:s text:c="2"/>Window Procedure - общая для всех процедура обработки Windows прерываний</text:span></text:h>
      <text:h text:style-name="Default" text:outline-level="1"><text:s/>22 <text:s/><text:span text:style-name="style2">// <text:s text:c="4"/>Виртуальные процедуры динамического управления текущим окном Window</text:span></text:h>
      <text:h text:style-name="Default" text:outline-level="1"><text:s/>23 <text:s/><text:span text:style-name="style2">// <text:s text:c="6"/>теряются после переобъявления в охватывающих(производных) классах</text:span></text:h>
      <text:h text:style-name="Default" text:outline-level="1"><text:s/>24 <text:s/><text:span text:style-name="style2">//</text:span></text:h>
      <text:h text:style-name="Default" text:outline-level="1"><text:s/>25 <text:s/><text:span text:style-name="style5">static bool </text:span><text:span text:style-name="style11">WinRequest</text:span><text:span text:style-name="style10">( </text:span><text:span text:style-name="style11">HWND hWin</text:span><text:span text:style-name="style10">=</text:span><text:span text:style-name="style11">NULL </text:span><text:span text:style-name="style10">) <text:s/></text:span><text:span text:style-name="style2">// текущее состояние запросов Windows</text:span></text:h>
      <text:h text:style-name="Default" text:outline-level="1"><text:s/>26 <text:s/><text:span text:style-name="style10">{ </text:span><text:span text:style-name="style11">MSG WinMsg</text:span><text:span text:style-name="style10">; </text:span><text:span text:style-name="style5">if</text:span><text:span text:style-name="style10">( </text:span><text:span text:style-name="style11">PeekMessage</text:span><text:span text:style-name="style10">( &amp;</text:span><text:span text:style-name="style11">WinMsg</text:span><text:span text:style-name="style10">,</text:span><text:span text:style-name="style11">hWin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11">PM_REMOVE </text:span><text:span text:style-name="style10">) )</text:span></text:h>
      <text:h text:style-name="Default" text:outline-level="1"><text:s/>27 <text:s text:c="15"/><text:span text:style-name="style10">{ </text:span><text:span text:style-name="style5">if</text:span><text:span text:style-name="style10">( </text:span><text:span text:style-name="style11">WinMsg</text:span><text:span text:style-name="style10">.</text:span><text:span text:style-name="style11">message</text:span><text:span text:style-name="style10">==</text:span><text:span text:style-name="style11">WM_QUIT </text:span><text:span text:style-name="style10">)</text:span><text:span text:style-name="style11">exit</text:span><text:span text:style-name="style10">( </text:span><text:span text:style-name="style11">WinMsg</text:span><text:span text:style-name="style10">.</text:span><text:span text:style-name="style11">wParam </text:span><text:span text:style-name="style10">); </text:span><text:span text:style-name="style5">else</text:span></text:h>
      <text:h text:style-name="Default" text:outline-level="1"><text:s/>28 <text:s text:c="17"/><text:span text:style-name="style10">{ </text:span><text:span text:style-name="style11">TranslateMessage</text:span><text:span text:style-name="style10">( &amp;</text:span><text:span text:style-name="style11">WinMsg </text:span><text:span text:style-name="style10">);</text:span></text:h>
      <text:h text:style-name="Default" text:outline-level="1"><text:s/>29 <text:s text:c="20"/><text:span text:style-name="style11">DispatchMessage</text:span><text:span text:style-name="style10">( &amp;</text:span><text:span text:style-name="style11">WinMsg </text:span><text:span text:style-name="style10">);</text:span></text:h>
      <text:h text:style-name="Default" text:outline-level="1"><text:soft-page-break/><text:s/>30 <text:s text:c="17"/><text:span text:style-name="style10">} </text:span><text:span text:style-name="style5">return true</text:span><text:span text:style-name="style10">;</text:span></text:h>
      <text:h text:style-name="Default" text:outline-level="1"><text:s/>31 <text:s text:c="15"/><text:span text:style-name="style10">} </text:span><text:span text:style-name="style5">return false</text:span><text:span text:style-name="style10">;</text:span></text:h>
      <text:h text:style-name="Default" text:outline-level="1"><text:s/>32 <text:s/><text:span text:style-name="style10">}</text:span></text:h>
      <text:h text:style-name="Default" text:outline-level="1"><text:s/>33 <text:s/><text:span text:style-name="style5">static void </text:span><text:span text:style-name="style11">WinExecute</text:span><text:span text:style-name="style10">( </text:span><text:span text:style-name="style11">HWND hW</text:span><text:span text:style-name="style10">=</text:span><text:span text:style-name="style11">NULL </text:span><text:span text:style-name="style10">)</text:span></text:h>
      <text:h text:style-name="Default" text:outline-level="1"><text:s/>34 <text:s text:c="23"/><text:span text:style-name="style10">{ </text:span><text:span text:style-name="style5">if</text:span><text:span text:style-name="style10">( </text:span><text:span text:style-name="style11">hW </text:span><text:span text:style-name="style10">|| </text:span><text:span text:style-name="style11">First </text:span><text:span text:style-name="style10">)</text:span><text:span text:style-name="style5">while</text:span><text:span text:style-name="style10">( </text:span><text:span text:style-name="style11">WinRequest</text:span><text:span text:style-name="style10">( </text:span><text:span text:style-name="style11">hW </text:span><text:span text:style-name="style10">) ); }</text:span></text:h>
      <text:h text:style-name="Default" text:outline-level="1"><text:s/>35 <text:s/><text:span text:style-name="style1">/* сбор</text:span></text:h>
      <text:h text:style-name="Default" text:outline-level="1"><text:s/>36 <text:s/><text:span text:style-name="style1">{ if( hW )while( WinRequest( hW ) ); else</text:span></text:h>
      <text:h text:style-name="Default" text:outline-level="1"><text:s/>37 <text:s text:c="3"/><text:span text:style-name="style1">{ Window *W=First; <text:s text:c="2"/>// поиск по списку окон Window для возникшего прерывания</text:span></text:h>
      <text:h text:style-name="Default" text:outline-level="1"><text:s/>38 <text:s text:c="5"/><text:span text:style-name="style1">while( W ){ if( W-&gt;hWnd )while( WinRequest( W-&gt;hWnd) ); W=W-&gt;Next; }</text:span></text:h>
      <text:h text:style-name="Default" text:outline-level="1"><text:s/>39 <text:s/><text:span text:style-name="style1">} } */</text:span></text:h>
      <text:h text:style-name="Default" text:outline-level="1"><text:s/>40 <text:s/><text:span text:style-name="style11">Window</text:span><text:span text:style-name="style10">* </text:span><text:span text:style-name="style11">Place</text:span><text:span text:style-name="style10">::</text:span><text:span text:style-name="style11">Ready</text:span><text:span text:style-name="style10">() <text:s text:c="12"/></text:span><text:span text:style-name="style2">// либо одно активное, либо все окна Windows</text:span></text:h>
      <text:h text:style-name="Default" text:outline-level="1"><text:s/>41 <text:s/><text:span text:style-name="style10">{ </text:span><text:span text:style-name="style5">if</text:span><text:span text:style-name="style10">( </text:span><text:span text:style-name="style11">Site </text:span><text:span text:style-name="style10">)</text:span><text:span text:style-name="style11">WinExecute</text:span><text:span text:style-name="style10">( </text:span><text:span text:style-name="style11">Site</text:span><text:span text:style-name="style10">-&gt;</text:span><text:span text:style-name="style11">hWnd </text:span><text:span text:style-name="style10">); </text:span><text:span text:style-name="style2">//else if( First )WinExecute();</text:span></text:h>
      <text:h text:style-name="Default" text:outline-level="1"><text:s/>42 <text:s text:c="3"/><text:span text:style-name="style5">return </text:span><text:span text:style-name="style11">Site</text:span><text:span text:style-name="style10">;</text:span></text:h>
      <text:h text:style-name="Default" text:outline-level="1"><text:s/>43 <text:s/><text:span text:style-name="style10">}</text:span></text:h>
      <text:h text:style-name="Default" text:outline-level="1"><text:s/>44 <text:s/><text:span text:style-name="style5">bool </text:span><text:span text:style-name="style11">WinReady</text:span><text:span text:style-name="style10">( </text:span><text:span text:style-name="style11">Window </text:span><text:span text:style-name="style10">*</text:span><text:span text:style-name="style11">Win </text:span><text:span text:style-name="style10">) <text:s text:c="6"/></text:span><text:span text:style-name="style2">// без указания адреса опрашиваются все окна</text:span></text:h>
      <text:h text:style-name="Default" text:outline-level="1"><text:s/>45 <text:s/><text:span text:style-name="style10">{ </text:span><text:span text:style-name="style11">WinExecute</text:span><text:span text:style-name="style10">(); </text:span><text:span text:style-name="style5">if</text:span><text:span text:style-name="style10">( </text:span><text:span text:style-name="style11">Win </text:span><text:span text:style-name="style10">)</text:span><text:span text:style-name="style5">return </text:span><text:span text:style-name="style11">Win</text:span><text:span text:style-name="style10">-&gt;</text:span><text:span text:style-name="style11">Ready</text:span><text:span text:style-name="style10">()!=</text:span><text:span text:style-name="style11">NULL</text:span><text:span text:style-name="style10">; </text:span><text:span text:style-name="style5">return </text:span><text:span text:style-name="style11">First</text:span><text:span text:style-name="style10">!=</text:span><text:span text:style-name="style11">NULL</text:span><text:span text:style-name="style10">;</text:span></text:h>
      <text:h text:style-name="Default" text:outline-level="1"><text:s/>46 <text:s/><text:span text:style-name="style10">}</text:span></text:h>
      <text:h text:style-name="Default" text:outline-level="1"><text:s/>47 <text:s/><text:span text:style-name="style2">// <text:s/>Подборка настроек для пересохранения графической среды и параметров Windows</text:span></text:h>
      <text:h text:style-name="Default" text:outline-level="1"><text:s/>48 <text:s/><text:span text:style-name="style2">//</text:span></text:h>
      <text:h text:style-name="Default" text:outline-level="1"><text:s/>49 <text:s/><text:span text:style-name="style5">static void </text:span><text:span text:style-name="style11">PushMatrix</text:span><text:span text:style-name="style10">() <text:s text:c="4"/></text:span><text:span text:style-name="style15">//! сброс в стек координатных систем OpenGL-Window</text:span></text:h>
      <text:h text:style-name="Default" text:outline-level="1"><text:s/>50 <text:s/><text:span text:style-name="style10">{ </text:span><text:span text:style-name="style11">glPushAttrib</text:span><text:span text:style-name="style10">( </text:span><text:span text:style-name="style11">GL_VIEWPORT_BIT </text:span><text:span text:style-name="style10">| </text:span><text:span text:style-name="style11">GL_POLYGON_BIT </text:span><text:span text:style-name="style10">| </text:span><text:span text:style-name="style11">GL_ENABLE_BIT </text:span><text:span text:style-name="style10">); </text:span><text:span text:style-name="style2">// что надо</text:span></text:h>
      <text:h text:style-name="Default" text:outline-level="1"><text:s/>51 <text:s text:c="3"/><text:span text:style-name="style11">glPushMatrix</text:span><text:span text:style-name="style10">(),</text:span><text:span text:style-name="style11">glMatrixMode</text:span><text:span text:style-name="style10">( </text:span><text:span text:style-name="style11">GL_PROJECTION </text:span><text:span text:style-name="style10">),</text:span><text:span text:style-name="style11">glPushMatrix</text:span><text:span text:style-name="style10">(),</text:span></text:h>
      <text:h text:style-name="Default" text:outline-level="1"><text:s/>52 <text:s text:c="18"/><text:span text:style-name="style11">glMatrixMode</text:span><text:span text:style-name="style10">( </text:span><text:span text:style-name="style11">GL_MODELVIEW </text:span><text:span text:style-name="style10">);</text:span></text:h>
      <text:h text:style-name="Default" text:outline-level="1"><text:s/>53 <text:s/><text:span text:style-name="style10">}</text:span></text:h>
      <text:h text:style-name="Default" text:outline-level="1"><text:s/>54 <text:s/><text:span text:style-name="style5">static void </text:span><text:span text:style-name="style11">PopMatrix</text:span><text:span text:style-name="style10">() <text:s text:c="9"/></text:span><text:span text:style-name="style15">//! и затем восстановление исходного состояния</text:span></text:h>
      <text:h text:style-name="Default" text:outline-level="1"><text:s/>55 <text:s/><text:span text:style-name="style10">{ </text:span><text:span text:style-name="style11">glMatrixMode</text:span><text:span text:style-name="style10">( </text:span><text:span text:style-name="style11">GL_PROJECTION </text:span><text:span text:style-name="style10">),</text:span><text:span text:style-name="style11">glPopMatrix</text:span><text:span text:style-name="style10">(),</text:span></text:h>
      <text:h text:style-name="Default" text:outline-level="1"><text:s/>56 <text:s text:c="3"/><text:span text:style-name="style11">glMatrixMode</text:span><text:span text:style-name="style10">( </text:span><text:span text:style-name="style11">GL_MODELVIEW </text:span><text:span text:style-name="style10">),</text:span><text:span text:style-name="style11">glPopMatrix</text:span><text:span text:style-name="style10">(),</text:span><text:span text:style-name="style11">glPopAttrib</text:span><text:span text:style-name="style10">(); </text:span><text:span text:style-name="style2">// обратный порядок</text:span></text:h>
      <text:h text:style-name="Default" text:outline-level="1"><text:s/>57 <text:s/><text:span text:style-name="style10">}</text:span></text:h>
      <text:h text:style-name="Default" text:outline-level="1"><text:s/>58 <text:s/><text:span text:style-name="style2">// <text:s text:c="4"/>- переключение и временное сохранение состояния контекстной среды OpenGL</text:span></text:h>
      <text:h text:style-name="Default" text:outline-level="1"><text:s/>59 <text:s/><text:span text:style-name="style2">// <text:s text:c="14"/>с отработкой деструктора для восстановления исходного контента</text:span></text:h>
      <text:h text:style-name="Default" text:outline-level="1"><text:s/>60 <text:s/><text:span text:style-name="style2">//</text:span></text:h>
      <text:h text:style-name="Default" text:outline-level="1"><text:s/>61 <text:s/><text:span text:style-name="style5">inline bool </text:span><text:span text:style-name="style11">glAct</text:span><text:span text:style-name="style10">( </text:span><text:span text:style-name="style5">const </text:span><text:span text:style-name="style11">Window </text:span><text:span text:style-name="style10">*</text:span><text:span text:style-name="style11">W </text:span><text:span text:style-name="style10">){ </text:span><text:span text:style-name="style5">return </text:span><text:span text:style-name="style11">wglMakeCurrent</text:span><text:span text:style-name="style10">( </text:span><text:span text:style-name="style11">W</text:span><text:span text:style-name="style10">-&gt;</text:span><text:span text:style-name="style11">hDC</text:span><text:span text:style-name="style10">,</text:span><text:span text:style-name="style11">W</text:span><text:span text:style-name="style10">-&gt;</text:span><text:span text:style-name="style11">hRC </text:span><text:span text:style-name="style10">); }</text:span></text:h>
      <text:h text:style-name="Default" text:outline-level="1"><text:s/>62 <text:s/><text:span text:style-name="style2">// <text:s text:c="12"/>конструктор = пролог с восстановлением через эпилог = деструктор</text:span></text:h>
      <text:h text:style-name="Default" text:outline-level="1"><text:s/>63 <text:s/><text:span text:style-name="style11">glContext</text:span><text:span text:style-name="style10">::</text:span><text:span text:style-name="style11">glContext</text:span><text:span text:style-name="style10">( </text:span><text:span text:style-name="style5">const </text:span><text:span text:style-name="style11">Window</text:span><text:span text:style-name="style10">* </text:span><text:span text:style-name="style11">W </text:span><text:span text:style-name="style10">) : </text:span><text:span text:style-name="style11">DC</text:span><text:span text:style-name="style10">( </text:span><text:span text:style-name="style11">wglGetCurrentDC</text:span><text:span text:style-name="style10">() ) <text:s text:c="2"/></text:span><text:span text:style-name="style2">// prologue</text:span></text:h>
      <text:h text:style-name="Default" text:outline-level="1"><text:s/>64 <text:s text:c="3"/><text:span text:style-name="style10">{ </text:span><text:span text:style-name="style5">if</text:span><text:span text:style-name="style10">( </text:span><text:span text:style-name="style11">W</text:span><text:span text:style-name="style10">-&gt;</text:span><text:span text:style-name="style11">hDC</text:span><text:span text:style-name="style10">==</text:span><text:span text:style-name="style11">DC </text:span><text:span text:style-name="style10">)</text:span><text:span text:style-name="style11">DC</text:span><text:span text:style-name="style10">=</text:span><text:span text:style-name="style4">0</text:span><text:span text:style-name="style10">; </text:span><text:span text:style-name="style5">else </text:span><text:span text:style-name="style10">{ </text:span><text:span text:style-name="style11">RC</text:span><text:span text:style-name="style10">=</text:span><text:span text:style-name="style11">wglGetCurrentContext</text:span><text:span text:style-name="style10">(); </text:span><text:span text:style-name="style11">glAct</text:span><text:span text:style-name="style10">( </text:span><text:span text:style-name="style11">W </text:span><text:span text:style-name="style10">); } }</text:span></text:h>
      <text:h text:style-name="Default" text:outline-level="1"><text:s/>65 <text:s/><text:span text:style-name="style11">glContext</text:span><text:span text:style-name="style10">::~</text:span><text:span text:style-name="style11">glContext</text:span><text:span text:style-name="style10">() <text:s text:c="4"/></text:span><text:span text:style-name="style2">// деструктор = эпилог с возвратом былого контекста</text:span></text:h>
      <text:h text:style-name="Default" text:outline-level="1"><text:s/>66 <text:s text:c="3"/><text:span text:style-name="style10">{ </text:span><text:span text:style-name="style5">if</text:span><text:span text:style-name="style10">( </text:span><text:span text:style-name="style11">DC </text:span><text:span text:style-name="style10">)</text:span><text:span text:style-name="style11">wglMakeCurrent</text:span><text:span text:style-name="style10">( </text:span><text:span text:style-name="style11">DC</text:span><text:span text:style-name="style10">,</text:span><text:span text:style-name="style11">RC </text:span><text:span text:style-name="style10">); <text:s text:c="31"/></text:span><text:span text:style-name="style2">// epilogue</text:span></text:h>
      <text:h text:style-name="Default" text:outline-level="1"><text:s/>67 <text:s text:c="3"/><text:span text:style-name="style10">}</text:span></text:h>
      <text:h text:style-name="Default" text:outline-level="1"><text:s/>68 <text:s/><text:span text:style-name="style15">//! <text:s/>Конструкторы и процедуры сохранения и перерисовки фонового изображения</text:span></text:h>
      <text:h text:style-name="Default" text:outline-level="1"><text:s/>69 <text:s/><text:span text:style-name="style15">//! <text:s text:c="3"/>- все странички всегда связаны с одним из графических окон Window,</text:span></text:h>
      <text:h text:style-name="Default" text:outline-level="1"><text:s/>70 <text:s/><text:span text:style-name="style15">//! <text:s text:c="3"/>- однако отсутствие ссылки Prev - показывает,</text:span></text:h>
      <text:h text:style-name="Default" text:outline-level="1"><text:s/>71 <text:s/><text:span text:style-name="style15">//! <text:s text:c="5"/>что окно исключено из всех операций со списками окон</text:span></text:h>
      <text:h text:style-name="Default" text:outline-level="1"><text:s/>72 <text:s/><text:span text:style-name="style2">// <text:s text:c="4"/>( это площадка базового окна или фантомное отображение вне Window )</text:span></text:h>
      <text:h text:style-name="Default" text:outline-level="1"><text:s/>73 <text:s/><text:span text:style-name="style2">//</text:span></text:h>
      <text:h text:style-name="Default" text:outline-level="1"><text:s/>74 <text:s/><text:span text:style-name="style11">Place</text:span><text:span text:style-name="style10">::</text:span><text:span text:style-name="style11">Place</text:span><text:span text:style-name="style10">( </text:span><text:span text:style-name="style11">Window </text:span><text:span text:style-name="style10">*</text:span><text:span text:style-name="style11">Win</text:span><text:span text:style-name="style10">, </text:span><text:span text:style-name="style5">byte </text:span><text:span text:style-name="style11">Mode </text:span><text:span text:style-name="style10">): </text:span><text:span text:style-name="style11">Site</text:span><text:span text:style-name="style10">( </text:span><text:span text:style-name="style11">Win </text:span><text:span text:style-name="style10">),</text:span><text:span text:style-name="style11">Signs</text:span><text:span text:style-name="style10">( </text:span><text:span text:style-name="style11">Mode </text:span><text:span text:style-name="style10">),</text:span><text:span text:style-name="style11">Up</text:span><text:span text:style-name="style10">( </text:span><text:span text:style-name="style11">NULL </text:span><text:span text:style-name="style10">),</text:span></text:h>
      <text:h text:style-name="Default" text:outline-level="1"><text:s/>75 <text:s text:c="8"/><text:span text:style-name="style11">pX</text:span><text:span text:style-name="style10">( </text:span><text:span text:style-name="style4">0 </text:span><text:span text:style-name="style10">),</text:span><text:span text:style-name="style11">pY</text:span><text:span text:style-name="style10">( </text:span><text:span text:style-name="style4">0 </text:span><text:span text:style-name="style10">),</text:span><text:span text:style-name="style11">Width</text:span><text:span text:style-name="style10">( </text:span><text:span text:style-name="style11">Win</text:span><text:span text:style-name="style10">-&gt;</text:span><text:span text:style-name="style11">Width </text:span><text:span text:style-name="style10">),</text:span><text:span text:style-name="style11">Height</text:span><text:span text:style-name="style10">( </text:span><text:span text:style-name="style11">Win</text:span><text:span text:style-name="style10">-&gt;</text:span><text:span text:style-name="style11">Height </text:span><text:span text:style-name="style10">),</text:span></text:h>
      <text:h text:style-name="Default" text:outline-level="1"><text:s/>76 <text:s text:c="8"/><text:span text:style-name="style11">MouseState</text:span><text:span text:style-name="style10">(</text:span><text:span text:style-name="style4">0</text:span><text:span text:style-name="style10">),</text:span><text:span text:style-name="style11">xo</text:span><text:span text:style-name="style10">(</text:span><text:span text:style-name="style4">0</text:span><text:span text:style-name="style10">),</text:span><text:span text:style-name="style11">yo</text:span><text:span text:style-name="style10">(-</text:span><text:span text:style-name="style4">1</text:span><text:span text:style-name="style10">), <text:s text:c="5"/></text:span><text:span text:style-name="style2">// беспросветная унылость мышки/курсора</text:span></text:h>
      <text:h text:style-name="Default" text:outline-level="1"><text:s/>77 <text:s text:c="8"/><text:span text:style-name="style11">chX</text:span><text:span text:style-name="style10">(</text:span><text:span text:style-name="style4">0</text:span><text:span text:style-name="style10">),</text:span><text:span text:style-name="style11">chY</text:span><text:span text:style-name="style10">(</text:span><text:span text:style-name="style4">0</text:span><text:span text:style-name="style10">),</text:span><text:span text:style-name="style11">cbX</text:span><text:span text:style-name="style10">(</text:span><text:span text:style-name="style4">1</text:span><text:span text:style-name="style10">), </text:span><text:span text:style-name="style2">// место и отступ строки текста от боковой границы</text:span></text:h>
      <text:h text:style-name="Default" text:outline-level="1"><text:s/>78 <text:s text:c="8"/><text:span text:style-name="style11">extDraw</text:span><text:span text:style-name="style10">( </text:span><text:span text:style-name="style11">NULL </text:span><text:span text:style-name="style10">), <text:s text:c="5"/></text:span><text:span text:style-name="style2">// свободное рисование без дополнительных настроек</text:span></text:h>
      <text:h text:style-name="Default" text:outline-level="1"><text:s/>79 <text:s text:c="8"/><text:span text:style-name="style11">extPass</text:span><text:span text:style-name="style10">( </text:span><text:span text:style-name="style11">NULL </text:span><text:span text:style-name="style10">), <text:s text:c="5"/></text:span><text:span text:style-name="style2">// адреса двух внешних\свободных и бесконтрольных</text:span></text:h>
      <text:h text:style-name="Default" text:outline-level="1"><text:s/>80 <text:s text:c="8"/><text:span text:style-name="style11">extPush</text:span><text:span text:style-name="style10">( </text:span><text:span text:style-name="style11">NULL </text:span><text:span text:style-name="style10">), <text:s text:c="5"/></text:span><text:span text:style-name="style2">// процедур для параллельного контроля хода мышки</text:span></text:h>
      <text:h text:style-name="Default" text:outline-level="1"><text:s/>81 <text:s text:c="12"/><text:span text:style-name="style11">Fnt</text:span><text:span text:style-name="style10">( </text:span><text:span text:style-name="style11">NULL </text:span><text:span text:style-name="style10">), <text:s text:c="5"/></text:span><text:span text:style-name="style2">// шрифтовой блок при нуле будет ссылкой на Window</text:span></text:h>
      <text:h text:style-name="Default" text:outline-level="1"><text:s/>82 <text:s text:c="12"/><text:span text:style-name="style11">Img</text:span><text:span text:style-name="style10">( </text:span><text:span text:style-name="style11">NULL </text:span><text:span text:style-name="style10">), <text:s text:c="5"/></text:span><text:span text:style-name="style2">// фоновый растр с наложенной площадкой PlaceAbove</text:span></text:h>
      <text:h text:style-name="Default" text:outline-level="1"><text:s/>83 <text:s text:c="9"/><text:span text:style-name="style11">isDraw</text:span><text:span text:style-name="style10">( </text:span><text:span text:style-name="style5">false </text:span><text:span text:style-name="style10">), <text:s text:c="4"/></text:span><text:span text:style-name="style2">// <text:s/>прорисовка сбрасывается по случаю незавершения</text:span></text:h>
      <text:h text:style-name="Default" text:outline-level="1"><text:s/>84 <text:s text:c="8"/><text:span text:style-name="style11">isMouse</text:span><text:span text:style-name="style10">( </text:span><text:span text:style-name="style5">false </text:span><text:span text:style-name="style10">) <text:s text:c="5"/></text:span><text:span text:style-name="style2">// <text:s text:c="4"/>предыдущей операции (во избежание рекурсии)</text:span></text:h>
      <text:h text:style-name="Default" text:outline-level="1"><text:s/>85 <text:s/><text:span text:style-name="style10">{ </text:span><text:span text:style-name="style5">if</text:span><text:span text:style-name="style10">( </text:span><text:span text:style-name="style11">glAct</text:span><text:span text:style-name="style10">( </text:span><text:span text:style-name="style11">Win </text:span><text:span text:style-name="style10">) ) <text:s text:c="8"/></text:span><text:span text:style-name="style2">// связь контекста OpenGL с требуемым окном Window</text:span></text:h>
      <text:h text:style-name="Default" text:outline-level="1"><text:s/>86 <text:s text:c="3"/><text:span text:style-name="style5">if</text:span><text:span text:style-name="style10">( </text:span><text:span text:style-name="style5">this</text:span><text:span text:style-name="style10">!=(</text:span><text:span text:style-name="style11">Place</text:span><text:span text:style-name="style10">*)</text:span><text:span text:style-name="style11">Win </text:span><text:span text:style-name="style10">) <text:s text:c="3"/></text:span><text:span text:style-name="style2">// обход неприкасаемого базового окна Window.Place</text:span></text:h>
      <text:h text:style-name="Default" text:outline-level="1"><text:s/>87 <text:s text:c="3"/><text:span text:style-name="style10">{ </text:span><text:span text:style-name="style11">Place </text:span><text:span text:style-name="style10">*</text:span><text:span text:style-name="style11">S</text:span><text:span text:style-name="style10">=(</text:span><text:span text:style-name="style11">Place</text:span><text:span text:style-name="style10">*)</text:span><text:span text:style-name="style11">Win</text:span><text:span text:style-name="style10">;</text:span></text:h>
      <text:h text:style-name="Default" text:outline-level="1"><text:s/>88 <text:s text:c="5"/><text:span text:style-name="style5">while</text:span><text:span text:style-name="style10">( </text:span><text:span text:style-name="style11">S</text:span><text:span text:style-name="style10">-&gt;</text:span><text:span text:style-name="style11">Up </text:span><text:span text:style-name="style10">)</text:span><text:span text:style-name="style11">S</text:span><text:span text:style-name="style10">=</text:span><text:span text:style-name="style11">S</text:span><text:span text:style-name="style10">-&gt;</text:span><text:span text:style-name="style11">Up</text:span><text:span text:style-name="style10">; </text:span><text:span text:style-name="style11">S</text:span><text:span text:style-name="style10">-&gt;</text:span><text:span text:style-name="style11">Up</text:span><text:span text:style-name="style10">=</text:span><text:span text:style-name="style5">this</text:span><text:span text:style-name="style10">; <text:s text:c="2"/></text:span><text:span text:style-name="style2">// новая площадка набрасывается сверху</text:span></text:h>
      <text:h text:style-name="Default" text:outline-level="1"><text:s/>89 <text:s/><text:span text:style-name="style2">// <text:s/>if( Site-&gt;Up==this )Site-&gt;Save(); <text:s text:c="3"/>// первый фрагмент сохраняет фон окна</text:span></text:h>
      <text:h text:style-name="Default" text:outline-level="1"><text:s/>90 <text:s text:c="5"/><text:span text:style-name="style11">chY</text:span><text:span text:style-name="style10">=</text:span><text:span text:style-name="style11">Height</text:span><text:span text:style-name="style10">-</text:span><text:span text:style-name="style11">AF</text:span><text:span text:style-name="style10">.</text:span><text:span text:style-name="style11">H</text:span><text:span text:style-name="style10">; <text:s text:c="8"/></text:span><text:span text:style-name="style2">// буквенная позиция изначально будет сверху/слева</text:span></text:h>
      <text:h text:style-name="Default" text:outline-level="1"><text:s/>91 <text:s/><text:span text:style-name="style10">} }</text:span></text:h>
      <text:h text:style-name="Default" text:outline-level="1"><text:s/>92 <text:s/><text:span text:style-name="style11">Place</text:span><text:span text:style-name="style10">::~</text:span><text:span text:style-name="style11">Place</text:span><text:span text:style-name="style10">() <text:s/></text:span><text:span text:style-name="style2">// освобождение площадки, шрифтов, картинки и всех точек входа</text:span></text:h>
      <text:h text:style-name="Default" text:outline-level="1"><text:s/>93 <text:s/><text:span text:style-name="style10">{ </text:span><text:span text:style-name="style5">if</text:span><text:span text:style-name="style10">( </text:span><text:span text:style-name="style11">Site </text:span><text:span text:style-name="style10">)</text:span><text:span text:style-name="style5">if</text:span><text:span text:style-name="style10">( </text:span><text:span text:style-name="style11">glAct</text:span><text:span text:style-name="style10">( </text:span><text:span text:style-name="style11">Site </text:span><text:span text:style-name="style10">) ) <text:s text:c="13"/></text:span><text:span text:style-name="style2">// +++ средняя площадка вышибается</text:span></text:h>
      <text:h text:style-name="Default" text:outline-level="1"><text:s/>94 <text:s text:c="3"/><text:span text:style-name="style10">{ </text:span><text:span text:style-name="style5">if</text:span><text:span text:style-name="style10">( </text:span><text:span text:style-name="style11">Img </text:span><text:span text:style-name="style10">){ </text:span><text:span text:style-name="style11">free</text:span><text:span text:style-name="style10">( </text:span><text:span text:style-name="style11">Img </text:span><text:span text:style-name="style10">); </text:span><text:span text:style-name="style11">Img</text:span><text:span text:style-name="style10">=</text:span><text:span text:style-name="style11">NULL</text:span><text:span text:style-name="style10">; } <text:s text:c="5"/></text:span><text:span text:style-name="style2">// все связные объекты расчищаются</text:span></text:h>
      <text:h text:style-name="Default" text:outline-level="1"><text:s/>95 <text:s text:c="5"/><text:span text:style-name="style5">if</text:span><text:span text:style-name="style10">( </text:span><text:span text:style-name="style11">Fnt </text:span><text:span text:style-name="style10">)</text:span></text:h>
      <text:h text:style-name="Default" text:outline-level="1"><text:s/>96 <text:s text:c="5"/><text:span text:style-name="style10">{ </text:span><text:span text:style-name="style5">if</text:span><text:span text:style-name="style10">( </text:span><text:span text:style-name="style11">Fnt</text:span><text:span text:style-name="style10">-&gt;</text:span><text:span text:style-name="style11">Base </text:span><text:span text:style-name="style10">)</text:span><text:span text:style-name="style11">glDeleteLists</text:span><text:span text:style-name="style10">( </text:span><text:span text:style-name="style11">Fnt</text:span><text:span text:style-name="style10">-&gt;</text:span><text:span text:style-name="style11">Base</text:span><text:span text:style-name="style10">,</text:span><text:span text:style-name="style11">ListsGroup </text:span><text:span text:style-name="style10">); </text:span><text:span text:style-name="style11">Fnt</text:span><text:span text:style-name="style10">-&gt;</text:span><text:span text:style-name="style11">Base</text:span><text:span text:style-name="style10">=</text:span><text:span text:style-name="style4">0</text:span><text:span text:style-name="style10">;</text:span></text:h>
      <text:h text:style-name="Default" text:outline-level="1"><text:s/>97 <text:s text:c="7"/><text:span text:style-name="style5">if</text:span><text:span text:style-name="style10">( </text:span><text:span text:style-name="style11">Fnt</text:span><text:span text:style-name="style10">-&gt;</text:span><text:span text:style-name="style11">hF </text:span><text:span text:style-name="style10">)</text:span><text:span text:style-name="style11">DeleteObject</text:span><text:span text:style-name="style10">( </text:span><text:span text:style-name="style11">Fnt</text:span><text:span text:style-name="style10">-&gt;</text:span><text:span text:style-name="style11">hF </text:span><text:span text:style-name="style10">); </text:span><text:span text:style-name="style11">Fnt</text:span><text:span text:style-name="style10">-&gt;</text:span><text:span text:style-name="style11">Bit</text:span><text:span text:style-name="style10">=</text:span><text:span text:style-name="style11">NULL</text:span><text:span text:style-name="style10">; </text:span><text:span text:style-name="style11">free</text:span><text:span text:style-name="style10">( </text:span><text:span text:style-name="style11">Fnt </text:span><text:span text:style-name="style10">); </text:span><text:span text:style-name="style11">Fnt</text:span><text:span text:style-name="style10">=</text:span><text:span text:style-name="style4">0</text:span><text:span text:style-name="style10">;</text:span></text:h>
      <text:h text:style-name="Default" text:outline-level="1"><text:s/>98 <text:s text:c="5"/><text:span text:style-name="style10">}</text:span></text:h>
      <text:h text:style-name="Default" text:outline-level="1"><text:soft-page-break/><text:s/>99 <text:s text:c="5"/><text:span text:style-name="style5">for</text:span><text:span text:style-name="style10">( </text:span><text:span text:style-name="style11">Place </text:span><text:span text:style-name="style10">*</text:span><text:span text:style-name="style11">S</text:span><text:span text:style-name="style10">=(</text:span><text:span text:style-name="style11">Place</text:span><text:span text:style-name="style10">*)</text:span><text:span text:style-name="style11">Site</text:span><text:span text:style-name="style10">; </text:span><text:span text:style-name="style11">S</text:span><text:span text:style-name="style10">; </text:span><text:span text:style-name="style11">S</text:span><text:span text:style-name="style10">=</text:span><text:span text:style-name="style11">S</text:span><text:span text:style-name="style10">-&gt;</text:span><text:span text:style-name="style11">Up </text:span><text:span text:style-name="style10">)</text:span></text:h>
      <text:h text:style-name="Default" text:outline-level="1">100 <text:s text:c="6"/><text:span text:style-name="style5">if</text:span><text:span text:style-name="style10">( </text:span><text:span text:style-name="style11">S</text:span><text:span text:style-name="style10">-&gt;</text:span><text:span text:style-name="style11">Up</text:span><text:span text:style-name="style10">==</text:span><text:span text:style-name="style5">this </text:span><text:span text:style-name="style10">){ </text:span><text:span text:style-name="style11">S</text:span><text:span text:style-name="style10">-&gt;</text:span><text:span text:style-name="style11">Up</text:span><text:span text:style-name="style10">=</text:span><text:span text:style-name="style11">Up</text:span><text:span text:style-name="style10">; </text:span><text:span text:style-name="style5">break</text:span><text:span text:style-name="style10">; }</text:span></text:h>
      <text:h text:style-name="Default" text:outline-level="1">101 <text:s text:c="5"/><text:span text:style-name="style5">if</text:span><text:span text:style-name="style10">( </text:span><text:span text:style-name="style11">Site</text:span><text:span text:style-name="style10">==</text:span><text:span text:style-name="style5">this </text:span><text:span text:style-name="style10">)</text:span><text:span text:style-name="style11">Site</text:span><text:span text:style-name="style10">=</text:span><text:span text:style-name="style11">NULL</text:span><text:span text:style-name="style10">; </text:span><text:span text:style-name="style5">else</text:span><text:span text:style-name="style10">; <text:s text:c="7"/></text:span><text:span text:style-name="style2">// возврат к моменту создания Place</text:span></text:h>
      <text:h text:style-name="Default" text:outline-level="1">102 <text:s text:c="5"/><text:span text:style-name="style5">if</text:span><text:span text:style-name="style10">( </text:span><text:span text:style-name="style11">Signs</text:span><text:span text:style-name="style10">&amp;</text:span><text:span text:style-name="style11">PlaceAbove </text:span><text:span text:style-name="style10">)</text:span><text:span text:style-name="style11">Site</text:span><text:span text:style-name="style10">-&gt;</text:span><text:span text:style-name="style11">Refresh</text:span><text:span text:style-name="style10">(); <text:s/></text:span><text:span text:style-name="style2">// обновление после удаления Place</text:span></text:h>
      <text:h text:style-name="Default" text:outline-level="1">103 <text:s/><text:span text:style-name="style10">} }</text:span></text:h>
      <text:h text:style-name="Default" text:outline-level="1">104 <text:s/><text:span text:style-name="style15">//! <text:s text:c="3"/>главная процедура обработки прерываний Windows</text:span></text:h>
      <text:h text:style-name="Default" text:outline-level="1">105 <text:s/><text:span text:style-name="style15">//!</text:span></text:h>
      <text:h text:style-name="Default" text:outline-level="1">106 <text:s/><text:span text:style-name="style5">static </text:span><text:span text:style-name="style11">Window</text:span><text:span text:style-name="style10">* </text:span><text:span text:style-name="style11">Find</text:span><text:span text:style-name="style10">( </text:span><text:span text:style-name="style11">HWND hWind </text:span><text:span text:style-name="style10">)</text:span></text:h>
      <text:h text:style-name="Default" text:outline-level="1">107 <text:s/><text:span text:style-name="style10">{ </text:span><text:span text:style-name="style11">Window </text:span><text:span text:style-name="style10">*</text:span><text:span text:style-name="style11">Win</text:span><text:span text:style-name="style10">=</text:span><text:span text:style-name="style11">First</text:span><text:span text:style-name="style10">; <text:s/></text:span><text:span text:style-name="style2">// поиск по списку окна Windows для возникшего прерывания</text:span></text:h>
      <text:h text:style-name="Default" text:outline-level="1">108 <text:s text:c="3"/><text:span text:style-name="style5">while</text:span><text:span text:style-name="style10">( </text:span><text:span text:style-name="style11">Win </text:span><text:span text:style-name="style10">)</text:span><text:span text:style-name="style5">if</text:span><text:span text:style-name="style10">( </text:span><text:span text:style-name="style11">hWind</text:span><text:span text:style-name="style10">==</text:span><text:span text:style-name="style11">Win</text:span><text:span text:style-name="style10">-&gt;</text:span><text:span text:style-name="style11">hWnd </text:span><text:span text:style-name="style10">)</text:span><text:span text:style-name="style5">break</text:span><text:span text:style-name="style10">; </text:span><text:span text:style-name="style5">else </text:span><text:span text:style-name="style11">Win</text:span><text:span text:style-name="style10">=</text:span><text:span text:style-name="style11">Win</text:span><text:span text:style-name="style10">-&gt;</text:span><text:span text:style-name="style11">Next</text:span><text:span text:style-name="style10">; </text:span><text:span text:style-name="style5">return </text:span><text:span text:style-name="style11">Win</text:span><text:span text:style-name="style10">;</text:span></text:h>
      <text:h text:style-name="Default" text:outline-level="1">109 <text:s/><text:span text:style-name="style10">}</text:span></text:h>
      <text:h text:style-name="Default" text:outline-level="1">110 <text:s/><text:span text:style-name="style5">static </text:span><text:span text:style-name="style11">LRESULT CALLBACK WindowInterruptProcedure</text:span></text:h>
      <text:h text:style-name="Default" text:outline-level="1">111 <text:s/><text:span text:style-name="style10">( </text:span><text:span text:style-name="style11">HWND hWind</text:span><text:span text:style-name="style10">, </text:span><text:span text:style-name="style11">UINT message</text:span><text:span text:style-name="style10">, </text:span><text:span text:style-name="style11">WPARAM wParam</text:span><text:span text:style-name="style10">,</text:span><text:span text:style-name="style11">LPARAM lParam </text:span><text:span text:style-name="style10">)</text:span></text:h>
      <text:h text:style-name="Default" text:outline-level="1">112 <text:s/><text:span text:style-name="style10">{ </text:span><text:span text:style-name="style11">Window </text:span><text:span text:style-name="style10">*</text:span><text:span text:style-name="style11">Win</text:span><text:span text:style-name="style10">=</text:span><text:span text:style-name="style11">First</text:span><text:span text:style-name="style10">; <text:s/></text:span><text:span text:style-name="style2">// поиск по списку окна Windows для возникшего прерывания</text:span></text:h>
      <text:h text:style-name="Default" text:outline-level="1">113 <text:s/><text:span text:style-name="style2">//if( message==WM_QUIT )exit( WM_QUIT ); else</text:span></text:h>
      <text:h text:style-name="Default" text:outline-level="1">114 <text:s text:c="3"/><text:span text:style-name="style5">if</text:span><text:span text:style-name="style10">( (</text:span><text:span text:style-name="style11">Win</text:span><text:span text:style-name="style10">=</text:span><text:span text:style-name="style11">Find</text:span><text:span text:style-name="style10">( </text:span><text:span text:style-name="style11">hWind </text:span><text:span text:style-name="style10">))!=</text:span><text:span text:style-name="style11">NULL </text:span><text:span text:style-name="style10">) <text:s text:c="8"/></text:span><text:span text:style-name="style2">// WM_CREATE=1 - только создание окна</text:span></text:h>
      <text:h text:style-name="Default" text:outline-level="1">115 <text:s text:c="3"/><text:span text:style-name="style10">{ </text:span><text:span text:style-name="style5">if</text:span><text:span text:style-name="style10">( </text:span><text:span text:style-name="style11">Win</text:span><text:span text:style-name="style10">-&gt;</text:span><text:span text:style-name="style11">InterruptProcedure</text:span><text:span text:style-name="style10">( </text:span><text:span text:style-name="style11">message</text:span><text:span text:style-name="style10">,</text:span><text:span text:style-name="style11">wParam</text:span><text:span text:style-name="style10">,</text:span><text:span text:style-name="style11">lParam </text:span><text:span text:style-name="style10">) )</text:span><text:span text:style-name="style5">return </text:span><text:span text:style-name="style4">0</text:span><text:span text:style-name="style10">;</text:span></text:h>
      <text:h text:style-name="Default" text:outline-level="1">116 <text:s text:c="3"/><text:span text:style-name="style10">} </text:span><text:span text:style-name="style5">return </text:span><text:span text:style-name="style11">DefWindowProcW</text:span><text:span text:style-name="style10">( </text:span><text:span text:style-name="style11">hWind</text:span><text:span text:style-name="style10">,</text:span><text:span text:style-name="style11">message</text:span><text:span text:style-name="style10">,</text:span><text:span text:style-name="style11">wParam</text:span><text:span text:style-name="style10">,</text:span><text:span text:style-name="style11">lParam </text:span><text:span text:style-name="style10">);</text:span></text:h>
      <text:h text:style-name="Default" text:outline-level="1">117 <text:s/><text:span text:style-name="style10">}</text:span></text:h>
      <text:h text:style-name="Default" text:outline-level="1">118 <text:s/><text:span text:style-name="style5">bool </text:span><text:span text:style-name="style11">Window</text:span><text:span text:style-name="style10">::</text:span><text:span text:style-name="style11">InterruptProcedure</text:span><text:span text:style-name="style10">( </text:span><text:span text:style-name="style11">UINT message</text:span><text:span text:style-name="style10">, </text:span><text:span text:style-name="style11">WPARAM wParam</text:span><text:span text:style-name="style10">, </text:span><text:span text:style-name="style11">LPARAM lParam </text:span><text:span text:style-name="style10">)</text:span></text:h>
      <text:h text:style-name="Default" text:outline-level="1">119 <text:s/><text:span text:style-name="style10">{ </text:span><text:span text:style-name="style5">if</text:span><text:span text:style-name="style10">( </text:span><text:span text:style-name="style11">message</text:span><text:span text:style-name="style10">&gt;=</text:span><text:span text:style-name="style11">WM_MOUSEFIRST </text:span><text:span text:style-name="style10">&amp;&amp; </text:span><text:span text:style-name="style11">message</text:span><text:span text:style-name="style10">&lt;=</text:span><text:span text:style-name="style11">WM_MOUSELAST </text:span><text:span text:style-name="style10">)</text:span></text:h>
      <text:h text:style-name="Default" text:outline-level="1">120 <text:s text:c="3"/><text:span text:style-name="style10">{ </text:span><text:span text:style-name="style5">if</text:span><text:span text:style-name="style10">( </text:span><text:span text:style-name="style11">message</text:span><text:span text:style-name="style10">==</text:span><text:span text:style-name="style11">WM_MOUSEWHEEL </text:span><text:span text:style-name="style10">) <text:s text:c="3"/></text:span><text:span text:style-name="style15">//! отделение запросов мышки от всех прочих</text:span></text:h>
      <text:h text:style-name="Default" text:outline-level="1">121 <text:s text:c="10"/><text:span text:style-name="style11">PutMouse</text:span><text:span text:style-name="style10">( </text:span><text:span text:style-name="style11">message</text:span><text:span text:style-name="style10">,(</text:span><text:span text:style-name="style5">short</text:span><text:span text:style-name="style10">)(</text:span><text:span text:style-name="style11">LOWORD</text:span><text:span text:style-name="style10">(</text:span><text:span text:style-name="style11">wParam</text:span><text:span text:style-name="style10">)),(</text:span><text:span text:style-name="style5">short</text:span><text:span text:style-name="style10">)(</text:span><text:span text:style-name="style11">HIWORD</text:span><text:span text:style-name="style10">(</text:span><text:span text:style-name="style11">wParam</text:span><text:span text:style-name="style10">)) );</text:span></text:h>
      <text:h text:style-name="Default" text:outline-level="1">122 <text:s text:c="5"/><text:span text:style-name="style5">else </text:span><text:span text:style-name="style11">PutMouse</text:span><text:span text:style-name="style10">( </text:span><text:span text:style-name="style11">message</text:span><text:span text:style-name="style10">,</text:span><text:span text:style-name="style11">LOWORD</text:span><text:span text:style-name="style10">(</text:span><text:span text:style-name="style11">lParam</text:span><text:span text:style-name="style10">),</text:span><text:span text:style-name="style11">HIWORD</text:span><text:span text:style-name="style10">(</text:span><text:span text:style-name="style11">lParam</text:span><text:span text:style-name="style10">) );</text:span></text:h>
      <text:h text:style-name="Default" text:outline-level="1">123 <text:s text:c="3"/><text:span text:style-name="style10">} </text:span><text:span text:style-name="style5">else</text:span></text:h>
      <text:h text:style-name="Default" text:outline-level="1">124 <text:s text:c="3"/><text:span text:style-name="style5">switch</text:span><text:span text:style-name="style10">( </text:span><text:span text:style-name="style11">message </text:span><text:span text:style-name="style10">)</text:span></text:h>
      <text:h text:style-name="Default" text:outline-level="1">125 <text:s text:c="3"/><text:span text:style-name="style10">{ </text:span><text:span text:style-name="style5">case </text:span><text:span text:style-name="style11">WM_MOVE</text:span><text:span text:style-name="style10">: </text:span><text:span text:style-name="style11">WindowX</text:span><text:span text:style-name="style10">=</text:span><text:span text:style-name="style11">LOWORD</text:span><text:span text:style-name="style10">( </text:span><text:span text:style-name="style11">lParam </text:span><text:span text:style-name="style10">), <text:s text:c="8"/></text:span><text:span text:style-name="style2">// 03 перемещение по экрану</text:span></text:h>
      <text:h text:style-name="Default" text:outline-level="1">126 <text:s text:c="19"/><text:span text:style-name="style11">WindowY</text:span><text:span text:style-name="style10">=</text:span><text:span text:style-name="style11">HIWORD</text:span><text:span text:style-name="style10">( </text:span><text:span text:style-name="style11">lParam </text:span><text:span text:style-name="style10">); </text:span><text:span text:style-name="style5">break</text:span><text:span text:style-name="style10">;</text:span></text:h>
      <text:h text:style-name="Default" text:outline-level="1">127 <text:s text:c="5"/><text:span text:style-name="style5">case </text:span><text:span text:style-name="style11">WM_SIZE</text:span><text:span text:style-name="style10">: </text:span><text:span text:style-name="style11">Width </text:span><text:span text:style-name="style10">= </text:span><text:span text:style-name="style11">LOWORD</text:span><text:span text:style-name="style10">( </text:span><text:span text:style-name="style11">lParam </text:span><text:span text:style-name="style10">), <text:s text:c="8"/></text:span><text:span text:style-name="style2">// 05 изменение размеров</text:span></text:h>
      <text:h text:style-name="Default" text:outline-level="1">128 <text:s text:c="19"/><text:span text:style-name="style11">Height</text:span><text:span text:style-name="style10">= </text:span><text:span text:style-name="style11">HIWORD</text:span><text:span text:style-name="style10">( </text:span><text:span text:style-name="style11">lParam </text:span><text:span text:style-name="style10">); <text:s text:c="8"/></text:span><text:span text:style-name="style2">// <text:s text:c="3"/>Refresh(); break;</text:span></text:h>
      <text:h text:style-name="Default" text:outline-level="1">129 <text:s text:c="5"/><text:span text:style-name="style5">case </text:span><text:span text:style-name="style11">WM_PAINT</text:span><text:span text:style-name="style10">: <text:s text:c="33"/></text:span><text:span text:style-name="style2">// 15 интерполяция и/или</text:span></text:h>
      <text:h text:style-name="Default" text:outline-level="1">130 <text:s text:c="5"/><text:span text:style-name="style10">{ </text:span><text:span text:style-name="style11">PAINTSTRUCT ps</text:span><text:span text:style-name="style10">; </text:span><text:span text:style-name="style11">BeginPaint</text:span><text:span text:style-name="style10">( </text:span><text:span text:style-name="style11">hWnd</text:span><text:span text:style-name="style10">,&amp;</text:span><text:span text:style-name="style11">ps </text:span><text:span text:style-name="style10">); <text:s text:c="6"/></text:span><text:span text:style-name="style2">// <text:s text:c="3"/>перепрорисовка</text:span></text:h>
      <text:h text:style-name="Default" text:outline-level="1">131 <text:s text:c="7"/><text:span text:style-name="style5">if</text:span><text:span text:style-name="style10">( </text:span><text:span text:style-name="style11">hDC </text:span><text:span text:style-name="style10">)</text:span><text:span text:style-name="style5">if</text:span><text:span text:style-name="style10">( !</text:span><text:span text:style-name="style11">isDraw </text:span><text:span text:style-name="style10">){ </text:span><text:span text:style-name="style11">glContext Set</text:span><text:span text:style-name="style10">( </text:span><text:span text:style-name="style5">this </text:span><text:span text:style-name="style10">); </text:span><text:span text:style-name="style11">isDraw</text:span><text:span text:style-name="style10">=</text:span><text:span text:style-name="style5">true</text:span><text:span text:style-name="style10">;</text:span></text:h>
      <text:h text:style-name="Default" text:outline-level="1">132 <text:s text:c="30"/><text:span text:style-name="style5">if</text:span><text:span text:style-name="style10">( </text:span><text:span text:style-name="style11">Draw</text:span><text:span text:style-name="style10">() )</text:span><text:span text:style-name="style11">Refresh</text:span><text:span text:style-name="style10">(); </text:span><text:span text:style-name="style11">isDraw</text:span><text:span text:style-name="style10">=</text:span><text:span text:style-name="style5">false</text:span><text:span text:style-name="style10">; }</text:span></text:h>
      <text:h text:style-name="Default" text:outline-level="1">133 <text:s text:c="7"/><text:span text:style-name="style11">EndPaint</text:span><text:span text:style-name="style10">( </text:span><text:span text:style-name="style11">hWnd</text:span><text:span text:style-name="style10">,&amp;</text:span><text:span text:style-name="style11">ps </text:span><text:span text:style-name="style10">); </text:span><text:span text:style-name="style11">ValidateRect</text:span><text:span text:style-name="style10">( </text:span><text:span text:style-name="style11">hWnd</text:span><text:span text:style-name="style10">,</text:span><text:span text:style-name="style11">NULL </text:span><text:span text:style-name="style10">);</text:span></text:h>
      <text:h text:style-name="Default" text:outline-level="1">134 <text:s text:c="5"/><text:span text:style-name="style10">}</text:span></text:h>
      <text:h text:style-name="Default" text:outline-level="1">135 <text:s text:c="5"/><text:span text:style-name="style5">case </text:span><text:span text:style-name="style11">WM_KEYUP <text:s text:c="4"/></text:span><text:span text:style-name="style10">: </text:span><text:span text:style-name="style5">break</text:span><text:span text:style-name="style10">; <text:s text:c="17"/></text:span><text:span text:style-name="style2">// 257</text:span></text:h>
      <text:h text:style-name="Default" text:outline-level="1">136 <text:s text:c="5"/><text:span text:style-name="style5">case </text:span><text:span text:style-name="style11">WM_SYSKEYUP <text:s/></text:span><text:span text:style-name="style10">: </text:span><text:span text:style-name="style5">break</text:span><text:span text:style-name="style10">; <text:s text:c="17"/></text:span><text:span text:style-name="style2">// 261</text:span></text:h>
      <text:h text:style-name="Default" text:outline-level="1">137 <text:s text:c="5"/><text:span text:style-name="style5">case </text:span><text:span text:style-name="style11">WM_KEYDOWN <text:s text:c="2"/></text:span><text:span text:style-name="style10">: <text:s text:c="24"/></text:span><text:span text:style-name="style2">// 256</text:span></text:h>
      <text:h text:style-name="Default" text:outline-level="1">138 <text:s text:c="5"/><text:span text:style-name="style5">case </text:span><text:span text:style-name="style11">WM_SYSKEYDOWN</text:span><text:span text:style-name="style10">: <text:s text:c="24"/></text:span><text:span text:style-name="style2">// 260</text:span></text:h>
      <text:h text:style-name="Default" text:outline-level="1">139 <text:s text:c="5"/><text:span text:style-name="style10">{ </text:span><text:span text:style-name="style5">byte </text:span><text:span text:style-name="style11">Key</text:span><text:span text:style-name="style10">=</text:span><text:span text:style-name="style4">0</text:span><text:span text:style-name="style10">; <text:s text:c="30"/></text:span><text:span text:style-name="style2">// на входе чистый ключ</text:span></text:h>
      <text:h text:style-name="Default" text:outline-level="1">140 <text:s text:c="7"/><text:span text:style-name="style5">switch</text:span><text:span text:style-name="style10">( </text:span><text:span text:style-name="style11">wParam </text:span><text:span text:style-name="style10">)</text:span></text:h>
      <text:h text:style-name="Default" text:outline-level="1">141 <text:s text:c="7"/><text:span text:style-name="style10">{ </text:span><text:span text:style-name="style5">case </text:span><text:span text:style-name="style11">VK_PRIOR </text:span><text:span text:style-name="style10">: </text:span><text:span text:style-name="style11">Key</text:span><text:span text:style-name="style10">=</text:span><text:span text:style-name="style11">_North_East</text:span><text:span text:style-name="style10">; </text:span><text:span text:style-name="style5">break</text:span><text:span text:style-name="style10">; </text:span><text:span text:style-name="style2">// 33</text:span></text:h>
      <text:h text:style-name="Default" text:outline-level="1">142 <text:s text:c="9"/><text:span text:style-name="style5">case </text:span><text:span text:style-name="style11">VK_NEXT <text:s/></text:span><text:span text:style-name="style10">: </text:span><text:span text:style-name="style11">Key</text:span><text:span text:style-name="style10">=</text:span><text:span text:style-name="style11">_South_East</text:span><text:span text:style-name="style10">; </text:span><text:span text:style-name="style5">break</text:span><text:span text:style-name="style10">; </text:span><text:span text:style-name="style2">// 34</text:span></text:h>
      <text:h text:style-name="Default" text:outline-level="1">143 <text:s text:c="9"/><text:span text:style-name="style5">case </text:span><text:span text:style-name="style11">VK_END <text:s text:c="2"/></text:span><text:span text:style-name="style10">: </text:span><text:span text:style-name="style11">Key</text:span><text:span text:style-name="style10">=</text:span><text:span text:style-name="style11">_South_West</text:span><text:span text:style-name="style10">; </text:span><text:span text:style-name="style5">break</text:span><text:span text:style-name="style10">; </text:span><text:span text:style-name="style2">// 35</text:span></text:h>
      <text:h text:style-name="Default" text:outline-level="1">144 <text:s text:c="9"/><text:span text:style-name="style5">case </text:span><text:span text:style-name="style11">VK_HOME <text:s/></text:span><text:span text:style-name="style10">: </text:span><text:span text:style-name="style11">Key</text:span><text:span text:style-name="style10">=</text:span><text:span text:style-name="style11">_North_West</text:span><text:span text:style-name="style10">; </text:span><text:span text:style-name="style5">break</text:span><text:span text:style-name="style10">; </text:span><text:span text:style-name="style2">// 36</text:span></text:h>
      <text:h text:style-name="Default" text:outline-level="1">145 <text:s text:c="9"/><text:span text:style-name="style5">case </text:span><text:span text:style-name="style11">VK_LEFT <text:s/></text:span><text:span text:style-name="style10">: </text:span><text:span text:style-name="style11">Key</text:span><text:span text:style-name="style10">=</text:span><text:span text:style-name="style11">_West</text:span><text:span text:style-name="style10">; <text:s text:c="6"/></text:span><text:span text:style-name="style5">break</text:span><text:span text:style-name="style10">; </text:span><text:span text:style-name="style2">// 37</text:span></text:h>
      <text:h text:style-name="Default" text:outline-level="1">146 <text:s text:c="9"/><text:span text:style-name="style5">case </text:span><text:span text:style-name="style11">VK_UP <text:s text:c="3"/></text:span><text:span text:style-name="style10">: </text:span><text:span text:style-name="style11">Key</text:span><text:span text:style-name="style10">=</text:span><text:span text:style-name="style11">_North</text:span><text:span text:style-name="style10">; <text:s text:c="5"/></text:span><text:span text:style-name="style5">break</text:span><text:span text:style-name="style10">; </text:span><text:span text:style-name="style2">// 38</text:span></text:h>
      <text:h text:style-name="Default" text:outline-level="1">147 <text:s text:c="9"/><text:span text:style-name="style5">case </text:span><text:span text:style-name="style11">VK_RIGHT </text:span><text:span text:style-name="style10">: </text:span><text:span text:style-name="style11">Key</text:span><text:span text:style-name="style10">=</text:span><text:span text:style-name="style11">_East</text:span><text:span text:style-name="style10">; <text:s text:c="6"/></text:span><text:span text:style-name="style5">break</text:span><text:span text:style-name="style10">; </text:span><text:span text:style-name="style2">// 39</text:span></text:h>
      <text:h text:style-name="Default" text:outline-level="1">148 <text:s text:c="9"/><text:span text:style-name="style5">case </text:span><text:span text:style-name="style11">VK_DOWN <text:s/></text:span><text:span text:style-name="style10">: </text:span><text:span text:style-name="style11">Key</text:span><text:span text:style-name="style10">=</text:span><text:span text:style-name="style11">_South</text:span><text:span text:style-name="style10">; <text:s text:c="5"/></text:span><text:span text:style-name="style5">break</text:span><text:span text:style-name="style10">; </text:span><text:span text:style-name="style2">// 40</text:span></text:h>
      <text:h text:style-name="Default" text:outline-level="1">149 <text:s text:c="9"/><text:span text:style-name="style5">case </text:span><text:span text:style-name="style11">VK_INSERT</text:span><text:span text:style-name="style10">: </text:span><text:span text:style-name="style11">Key</text:span><text:span text:style-name="style10">=</text:span><text:span text:style-name="style11">_Ins</text:span><text:span text:style-name="style10">; <text:s text:c="7"/></text:span><text:span text:style-name="style5">break</text:span><text:span text:style-name="style10">; </text:span><text:span text:style-name="style2">// 45</text:span></text:h>
      <text:h text:style-name="Default" text:outline-level="1">150 <text:s text:c="9"/><text:span text:style-name="style5">case </text:span><text:span text:style-name="style11">VK_DELETE</text:span><text:span text:style-name="style10">: </text:span><text:span text:style-name="style11">Key</text:span><text:span text:style-name="style10">=</text:span><text:span text:style-name="style11">_Del</text:span><text:span text:style-name="style10">; <text:s text:c="7"/></text:span><text:span text:style-name="style5">break</text:span><text:span text:style-name="style10">; </text:span><text:span text:style-name="style2">// 46</text:span></text:h>
      <text:h text:style-name="Default" text:outline-level="1">151 <text:s text:c="8"/><text:span text:style-name="style5">default</text:span><text:span text:style-name="style10">:</text:span></text:h>
      <text:h text:style-name="Default" text:outline-level="1">152 <text:s text:c="9"/><text:span text:style-name="style5">if</text:span><text:span text:style-name="style10">( !(</text:span><text:span text:style-name="style11">HIWORD</text:span><text:span text:style-name="style10">( </text:span><text:span text:style-name="style11">lParam </text:span><text:span text:style-name="style10">)&amp;</text:span><text:span text:style-name="style11">KF_REPEAT</text:span><text:span text:style-name="style10">) ) <text:s text:c="3"/></text:span><text:span text:style-name="style2">// повторение F-команд исключено</text:span></text:h>
      <text:h text:style-name="Default" text:outline-level="1">153 <text:s text:c="11"/><text:span text:style-name="style10">{ </text:span><text:span text:style-name="style5">if</text:span><text:span text:style-name="style10">( </text:span><text:span text:style-name="style11">wParam</text:span><text:span text:style-name="style10">&gt;=</text:span><text:span text:style-name="style11">VK_F1 </text:span><text:span text:style-name="style10">&amp;&amp; </text:span><text:span text:style-name="style11">wParam</text:span><text:span text:style-name="style10">&lt;=</text:span><text:span text:style-name="style11">VK_F12 </text:span><text:span text:style-name="style10">)</text:span><text:span text:style-name="style11">Key</text:span><text:span text:style-name="style10">=</text:span><text:span text:style-name="style11">_F1</text:span><text:span text:style-name="style10">+</text:span><text:span text:style-name="style11">wParam</text:span><text:span text:style-name="style10">-</text:span><text:span text:style-name="style11">VK_F1</text:span><text:span text:style-name="style10">; }</text:span></text:h>
      <text:h text:style-name="Default" text:outline-level="1">154 <text:s text:c="7"/><text:span text:style-name="style10">} </text:span><text:span text:style-name="style5">if</text:span><text:span text:style-name="style10">( </text:span><text:span text:style-name="style11">Key </text:span><text:span text:style-name="style10">)</text:span><text:span text:style-name="style11">PutChar</text:span><text:span text:style-name="style10">( </text:span><text:span text:style-name="style11">Key </text:span><text:span text:style-name="style10">); <text:s text:c="14"/></text:span><text:span text:style-name="style2">// запись в буфер клавиатуры</text:span></text:h>
      <text:h text:style-name="Default" text:outline-level="1">155 <text:s text:c="5"/><text:span text:style-name="style10">} <text:s text:c="2"/></text:span><text:span text:style-name="style5">break</text:span><text:span text:style-name="style10">;</text:span></text:h>
      <text:h text:style-name="Default" text:outline-level="1">156 <text:s text:c="5"/><text:span text:style-name="style5">case </text:span><text:span text:style-name="style11">WM_CHAR</text:span><text:span text:style-name="style10">: <text:s text:c="29"/></text:span><text:span text:style-name="style2">// 258 = WM_CHAR message handler</text:span></text:h>
      <text:h text:style-name="Default" text:outline-level="1">157 <text:s text:c="5"/><text:span text:style-name="style10">{ </text:span><text:span text:style-name="style5">byte </text:span><text:span text:style-name="style11">Key</text:span><text:span text:style-name="style10">;</text:span></text:h>
      <text:h text:style-name="Default" text:outline-level="1">158 <text:s text:c="7"/><text:span text:style-name="style5">switch</text:span><text:span text:style-name="style10">( </text:span><text:span text:style-name="style11">Key</text:span><text:span text:style-name="style10">=</text:span><text:span text:style-name="style11">wParam </text:span><text:span text:style-name="style10">)</text:span></text:h>
      <text:h text:style-name="Default" text:outline-level="1">159 <text:s text:c="7"/><text:span text:style-name="style10">{ </text:span><text:span text:style-name="style5">case </text:span><text:span text:style-name="style11">VK_BACK <text:s/></text:span><text:span text:style-name="style10">: </text:span><text:span text:style-name="style11">Key</text:span><text:span text:style-name="style10">=</text:span><text:span text:style-name="style11">_BkSp</text:span><text:span text:style-name="style10">; </text:span><text:span text:style-name="style5">break</text:span><text:span text:style-name="style10">; <text:s text:c="5"/></text:span><text:span text:style-name="style2">// 8 -&gt; _BkSp(14)</text:span></text:h>
      <text:h text:style-name="Default" text:outline-level="1">160 <text:s text:c="9"/><text:span text:style-name="style5">case </text:span><text:span text:style-name="style11">VK_TAB <text:s text:c="2"/></text:span><text:span text:style-name="style10">: </text:span><text:span text:style-name="style11">Key</text:span><text:span text:style-name="style10">=</text:span><text:span text:style-name="style11">_Tab</text:span><text:span text:style-name="style10">; <text:s/></text:span><text:span text:style-name="style5">break</text:span><text:span text:style-name="style10">; <text:s text:c="5"/></text:span><text:span text:style-name="style2">// 9 -&gt; _Tab(30)</text:span></text:h>
      <text:h text:style-name="Default" text:outline-level="1">161 <text:s text:c="9"/><text:span text:style-name="style5">case </text:span><text:span text:style-name="style11">VK_CANCEL</text:span><text:span text:style-name="style10">: </text:span><text:span text:style-name="style2">//Close();</text:span></text:h>
      <text:h text:style-name="Default" text:outline-level="1">162 <text:s text:c="25"/><text:span text:style-name="style11">PostQuitMessage</text:span><text:span text:style-name="style10">( </text:span><text:span text:style-name="style11">VK_CANCEL </text:span><text:span text:style-name="style10">);</text:span></text:h>
      <text:h text:style-name="Default" text:outline-level="1">163 <text:s text:c="22"/><text:span text:style-name="style2">// exit( VK_CANCEL ); <text:s text:c="4"/>// 3 -&gt; просто на выход</text:span></text:h>
      <text:h text:style-name="Default" text:outline-level="1">164 <text:s text:c="25"/><text:span text:style-name="style5">return true</text:span><text:span text:style-name="style10">;</text:span></text:h>
      <text:h text:style-name="Default" text:outline-level="1">165 <text:s text:c="7"/><text:span text:style-name="style10">} </text:span><text:span text:style-name="style11">PutChar</text:span><text:span text:style-name="style10">( </text:span><text:span text:style-name="style11">Key </text:span><text:span text:style-name="style10">); <text:s text:c="23"/></text:span><text:span text:style-name="style2">// и ещё одна запись в буфер</text:span></text:h>
      <text:h text:style-name="Default" text:outline-level="1">166 <text:s text:c="5"/><text:span text:style-name="style10">} <text:s text:c="2"/></text:span><text:span text:style-name="style5">break</text:span><text:span text:style-name="style10">;</text:span></text:h>
      <text:h text:style-name="Default" text:outline-level="1">167 <text:s/><text:span text:style-name="style2">// <text:s/>case WM_TIMER: if( idEvent==wParam ) <text:s text:c="6"/>// 275 -&gt; внутренняя процедура</text:span></text:h>
      <text:h text:style-name="Default" text:outline-level="1"><text:soft-page-break/>168 <text:s/><text:span text:style-name="style2">// <text:s text:c="16"/>{ PutTimer(); return true; } break;</text:span></text:h>
      <text:h text:style-name="Default" text:outline-level="1">169 <text:s text:c="5"/><text:span text:style-name="style5">case </text:span><text:span text:style-name="style11">WM_CLOSE</text:span><text:span text:style-name="style10">: </text:span><text:span text:style-name="style11">Close</text:span><text:span text:style-name="style10">(); <text:s text:c="8"/></text:span><text:span text:style-name="style2">// =16 - сигнал о возможности закрытия окна</text:span></text:h>
      <text:h text:style-name="Default" text:outline-level="1">170 <text:s text:c="7"/><text:span text:style-name="style11">DestroyWindow</text:span><text:span text:style-name="style10">( </text:span><text:span text:style-name="style11">hWnd </text:span><text:span text:style-name="style10">); </text:span><text:span text:style-name="style5">break</text:span><text:span text:style-name="style10">; </text:span><text:span text:style-name="style2">// внутри идёт запрос закрытия окна Windows</text:span></text:h>
      <text:h text:style-name="Default" text:outline-level="1">171 <text:s text:c="5"/><text:span text:style-name="style5">case </text:span><text:span text:style-name="style11">WM_DESTROY</text:span><text:span text:style-name="style10">: <text:s text:c="4"/></text:span><text:span text:style-name="style2">// =2 здесь должны быть закрыты все внутренние объекты</text:span></text:h>
      <text:h text:style-name="Default" text:outline-level="1">172 <text:s text:c="10"/><text:span text:style-name="style11">Close</text:span><text:span text:style-name="style10">(); </text:span><text:span text:style-name="style5">break</text:span><text:span text:style-name="style10">; </text:span><text:span text:style-name="style2">// безусловно (вторично) срабатывает деструктор Window</text:span></text:h>
      <text:h text:style-name="Default" text:outline-level="1">173 <text:s text:c="5"/><text:span text:style-name="style5">default</text:span><text:span text:style-name="style10">: </text:span><text:span text:style-name="style5">return false</text:span><text:span text:style-name="style10">; <text:s text:c="20"/></text:span><text:span text:style-name="style2">// <text:s/>=&gt; DefWindowProc</text:span></text:h>
      <text:h text:style-name="Default" text:outline-level="1">174 <text:s text:c="3"/><text:span text:style-name="style10">} <text:s text:c="9"/></text:span><text:span text:style-name="style5">return true</text:span><text:span text:style-name="style10">; <text:s text:c="21"/></text:span><text:span text:style-name="style2">// return 0 на выход</text:span></text:h>
      <text:h text:style-name="Default" text:outline-level="1">175 <text:s/><text:span text:style-name="style10">}</text:span></text:h>
      <text:h text:style-name="Default" text:outline-level="1">176 <text:s/><text:span text:style-name="style15">//! <text:s text:c="2"/>Конструктор создает окно OpenGL, и ... не образует цикла прерываний ...</text:span></text:h>
      <text:h text:style-name="Default" text:outline-level="1">177 <text:s/><text:span text:style-name="style2">// <text:s text:c="4"/>площадка Place в основании окна ортогонализуется и пересохраняется</text:span></text:h>
      <text:h text:style-name="Default" text:outline-level="1">178 <text:s/><text:span text:style-name="style2">//</text:span></text:h>
      <text:h text:style-name="Default" text:outline-level="1">179 <text:s/><text:span text:style-name="style11">Window</text:span><text:span text:style-name="style10">::</text:span><text:span text:style-name="style11">Window</text:span><text:span text:style-name="style10">( </text:span><text:span text:style-name="style5">const char </text:span><text:span text:style-name="style10">*</text:span><text:span text:style-name="style11">_title</text:span><text:span text:style-name="style10">, </text:span><text:span text:style-name="style5">int </text:span><text:span text:style-name="style11">x</text:span><text:span text:style-name="style10">,</text:span><text:span text:style-name="style5">int </text:span><text:span text:style-name="style11">y</text:span><text:span text:style-name="style10">, </text:span><text:span text:style-name="style5">int </text:span><text:span text:style-name="style11">w</text:span><text:span text:style-name="style10">,</text:span><text:span text:style-name="style5">int </text:span><text:span text:style-name="style11">h </text:span><text:span text:style-name="style10">)</text:span></text:h>
      <text:h text:style-name="Default" text:outline-level="1">180 <text:s/><text:span text:style-name="style10">: </text:span><text:span text:style-name="style11">Place</text:span><text:span text:style-name="style10">( </text:span><text:span text:style-name="style5">this</text:span><text:span text:style-name="style10">,</text:span><text:span text:style-name="style11">PlaceOrtho </text:span><text:span text:style-name="style10">), </text:span><text:span text:style-name="style2">// ортогонализуется [-1:1] | PlaceAbove-сохраняется</text:span></text:h>
      <text:h text:style-name="Default" text:outline-level="1">181 <text:s text:c="3"/><text:span text:style-name="style11">hDC</text:span><text:span text:style-name="style10">( </text:span><text:span text:style-name="style4">0 </text:span><text:span text:style-name="style10">), </text:span><text:span text:style-name="style11">hWnd</text:span><text:span text:style-name="style10">( </text:span><text:span text:style-name="style4">0 </text:span><text:span text:style-name="style10">), </text:span><text:span text:style-name="style11">hRC</text:span><text:span text:style-name="style10">( </text:span><text:span text:style-name="style4">0 </text:span><text:span text:style-name="style10">), </text:span><text:span text:style-name="style11">Title</text:span><text:span text:style-name="style10">( </text:span><text:span text:style-name="style11">_title </text:span><text:span text:style-name="style10">),</text:span><text:span text:style-name="style11">Next</text:span><text:span text:style-name="style10">( </text:span><text:span text:style-name="style11">NULL </text:span><text:span text:style-name="style10">),</text:span></text:h>
      <text:h text:style-name="Default" text:outline-level="1">182 <text:s/><text:span text:style-name="style2">//ScreenWidth( GetSystemMetrics( SM_CXSCREEN ) ),</text:span></text:h>
      <text:h text:style-name="Default" text:outline-level="1">183 <text:s/><text:span text:style-name="style2">//ScreenHeight( GetSystemMetrics( SM_CYSCREEN ) ),</text:span></text:h>
      <text:h text:style-name="Default" text:outline-level="1">184 <text:s text:c="3"/><text:span text:style-name="style11">WindowX</text:span><text:span text:style-name="style10">( </text:span><text:span text:style-name="style11">CW_USEDEFAULT </text:span><text:span text:style-name="style10">),</text:span><text:span text:style-name="style11">WindowY</text:span><text:span text:style-name="style10">( </text:span><text:span text:style-name="style11">CW_USEDEFAULT </text:span><text:span text:style-name="style10">),</text:span></text:h>
      <text:h text:style-name="Default" text:outline-level="1">185 <text:s text:c="3"/><text:span text:style-name="style11">isTimer</text:span><text:span text:style-name="style10">( </text:span><text:span text:style-name="style5">false </text:span><text:span text:style-name="style10">),</text:span><text:span text:style-name="style11">isMouse</text:span><text:span text:style-name="style10">( </text:span><text:span text:style-name="style5">false </text:span><text:span text:style-name="style10">), </text:span><text:span text:style-name="style11">mSec</text:span><text:span text:style-name="style10">( </text:span><text:span text:style-name="style4">0 </text:span><text:span text:style-name="style10">),</text:span><text:span text:style-name="style11">idEvent</text:span><text:span text:style-name="style10">( </text:span><text:span text:style-name="style4">0x12 </text:span><text:span text:style-name="style10">),</text:span></text:h>
      <text:h text:style-name="Default" text:outline-level="1">186 <text:s text:c="3"/><text:span text:style-name="style11">KeyPos</text:span><text:span text:style-name="style10">( </text:span><text:span text:style-name="style4">0 </text:span><text:span text:style-name="style10">),</text:span><text:span text:style-name="style11">KeyPas</text:span><text:span text:style-name="style10">( </text:span><text:span text:style-name="style4">0 </text:span><text:span text:style-name="style10">),</text:span><text:span text:style-name="style11">onKey</text:span><text:span text:style-name="style10">( </text:span><text:span text:style-name="style5">false </text:span><text:span text:style-name="style10">),</text:span><text:span text:style-name="style11">extKey</text:span><text:span text:style-name="style10">( </text:span><text:span text:style-name="style11">NULL </text:span><text:span text:style-name="style10">),</text:span><text:span text:style-name="style11">extTime</text:span><text:span text:style-name="style10">( </text:span><text:span text:style-name="style11">NULL </text:span><text:span text:style-name="style10">)</text:span></text:h>
      <text:h text:style-name="Default" text:outline-level="1">187 <text:s/><text:span text:style-name="style10">{ </text:span><text:span text:style-name="style11">ATOM atom</text:span><text:span text:style-name="style10">;</text:span></text:h>
      <text:h text:style-name="Default" text:outline-level="1">188 <text:s text:c="3"/><text:span text:style-name="style11">WNDCLASSW wc</text:span><text:span text:style-name="style10">;</text:span></text:h>
      <text:h text:style-name="Default" text:outline-level="1">189 <text:s text:c="3"/><text:span text:style-name="style11">HINSTANCE hInstance</text:span><text:span text:style-name="style10">=</text:span><text:span text:style-name="style11">GetModuleHandle</text:span><text:span text:style-name="style10">( </text:span><text:span text:style-name="style11">NULL </text:span><text:span text:style-name="style10">);</text:span></text:h>
      <text:h text:style-name="Default" text:outline-level="1">190 <text:s text:c="3"/><text:span text:style-name="style11">PIXELFORMATDESCRIPTOR pfd</text:span><text:span text:style-name="style10">; </text:span><text:span text:style-name="style2">//={ sizeof(PIXELFORMATDESCRIPTOR) };</text:span></text:h>
      <text:h text:style-name="Default" text:outline-level="1">191 <text:s text:c="3"/><text:span text:style-name="style11">RECT rectWorkArea</text:span><text:span text:style-name="style10">;</text:span></text:h>
      <text:h text:style-name="Default" text:outline-level="1">192 <text:s text:c="4"/><text:span text:style-name="style11">SystemParametersInfoW</text:span><text:span text:style-name="style10">( </text:span><text:span text:style-name="style11">SPI_GETWORKAREA</text:span><text:span text:style-name="style10">,</text:span><text:span text:style-name="style4">0</text:span><text:span text:style-name="style10">,&amp;</text:span><text:span text:style-name="style11">rectWorkArea</text:span><text:span text:style-name="style10">,</text:span><text:span text:style-name="style4">0 </text:span><text:span text:style-name="style10">);</text:span></text:h>
      <text:h text:style-name="Default" text:outline-level="1">193 <text:s text:c="4"/><text:span text:style-name="style11">ScreenHeight</text:span><text:span text:style-name="style10">=</text:span><text:span text:style-name="style11">rectWorkArea</text:span><text:span text:style-name="style10">.</text:span><text:span text:style-name="style11">bottom</text:span><text:span text:style-name="style10">-</text:span><text:span text:style-name="style11">rectWorkArea</text:span><text:span text:style-name="style10">.</text:span><text:span text:style-name="style11">top</text:span><text:span text:style-name="style10">;</text:span></text:h>
      <text:h text:style-name="Default" text:outline-level="1">194 <text:s text:c="4"/><text:span text:style-name="style11">ScreenWidth</text:span><text:span text:style-name="style10">=</text:span><text:span text:style-name="style11">rectWorkArea</text:span><text:span text:style-name="style10">.</text:span><text:span text:style-name="style11">right</text:span><text:span text:style-name="style10">-</text:span><text:span text:style-name="style11">rectWorkArea</text:span><text:span text:style-name="style10">.</text:span><text:span text:style-name="style11">left</text:span><text:span text:style-name="style10">;</text:span></text:h>
      <text:h text:style-name="Default" text:outline-level="1">195 <text:s text:c="4"/><text:span text:style-name="style11">ZeroMemory</text:span><text:span text:style-name="style10">( &amp;</text:span><text:span text:style-name="style11">wc</text:span><text:span text:style-name="style10">,</text:span><text:span text:style-name="style5">sizeof</text:span><text:span text:style-name="style10">( </text:span><text:span text:style-name="style11">WNDCLASSW </text:span><text:span text:style-name="style10">) );</text:span></text:h>
      <text:h text:style-name="Default" text:outline-level="1">196 <text:s/><text:span text:style-name="style2">// memset( (void*)KeyBuffer,0,sizeof( KeyBuffer ) );</text:span></text:h>
      <text:h text:style-name="Default" text:outline-level="1">197 <text:s/><text:span text:style-name="style2">//</text:span></text:h>
      <text:h text:style-name="Default" text:outline-level="1">198 <text:s/><text:span text:style-name="style2">// <text:s/>включение нового объекта в конец простого списка - перечисления</text:span></text:h>
      <text:h text:style-name="Default" text:outline-level="1">199 <text:s/><text:span text:style-name="style2">//</text:span></text:h>
      <text:h text:style-name="Default" text:outline-level="1">200 <text:s text:c="3"/><text:span text:style-name="style5">static </text:span><text:span text:style-name="style11">WCHAR ws</text:span><text:span text:style-name="style10">[</text:span><text:span text:style-name="style4">16</text:span><text:span text:style-name="style10">]=</text:span><text:span text:style-name="style6">L"WGL"</text:span><text:span text:style-name="style10">;</text:span></text:h>
      <text:h text:style-name="Default" text:outline-level="1">201 <text:s text:c="4"/><text:span text:style-name="style5">if</text:span><text:span text:style-name="style10">( !</text:span><text:span text:style-name="style11">First </text:span><text:span text:style-name="style10">)</text:span><text:span text:style-name="style11">First</text:span><text:span text:style-name="style10">=</text:span><text:span text:style-name="style5">this</text:span><text:span text:style-name="style10">; </text:span><text:span text:style-name="style5">else</text:span></text:h>
      <text:h text:style-name="Default" text:outline-level="1">202 <text:s text:c="4"/><text:span text:style-name="style10">{ </text:span><text:span text:style-name="style11">Window </text:span><text:span text:style-name="style10">*</text:span><text:span text:style-name="style11">Win</text:span><text:span text:style-name="style10">=</text:span><text:span text:style-name="style11">First</text:span><text:span text:style-name="style10">; </text:span><text:span text:style-name="style5">while</text:span><text:span text:style-name="style10">( </text:span><text:span text:style-name="style11">Win</text:span><text:span text:style-name="style10">-&gt;</text:span><text:span text:style-name="style11">Next </text:span><text:span text:style-name="style10">)</text:span><text:span text:style-name="style11">Win</text:span><text:span text:style-name="style10">=</text:span><text:span text:style-name="style11">Win</text:span><text:span text:style-name="style10">-&gt;</text:span><text:span text:style-name="style11">Next</text:span><text:span text:style-name="style10">; </text:span><text:span text:style-name="style11">Win</text:span><text:span text:style-name="style10">-&gt;</text:span><text:span text:style-name="style11">Next</text:span><text:span text:style-name="style10">=</text:span><text:span text:style-name="style5">this</text:span><text:span text:style-name="style10">;</text:span></text:h>
      <text:h text:style-name="Default" text:outline-level="1">203 <text:s text:c="6"/><text:span text:style-name="style5">static int </text:span><text:span text:style-name="style11">wn</text:span><text:span text:style-name="style10">=</text:span><text:span text:style-name="style4">0</text:span><text:span text:style-name="style10">; </text:span><text:span text:style-name="style11">swprintf</text:span><text:span text:style-name="style10">( </text:span><text:span text:style-name="style11">ws</text:span><text:span text:style-name="style10">+</text:span><text:span text:style-name="style4">3</text:span><text:span text:style-name="style10">,</text:span><text:span text:style-name="style6">L"_%d"</text:span><text:span text:style-name="style10">,++</text:span><text:span text:style-name="style11">wn </text:span><text:span text:style-name="style10">); </text:span><text:span text:style-name="style11">idEvent</text:span><text:span text:style-name="style10">+=</text:span><text:span text:style-name="style11">wn</text:span><text:span text:style-name="style10">;</text:span></text:h>
      <text:h text:style-name="Default" text:outline-level="1">204 <text:s text:c="4"/><text:span text:style-name="style10">}</text:span></text:h>
      <text:h text:style-name="Default" text:outline-level="1">205 <text:s/><text:span text:style-name="style2">// <text:s/>регистрация класса с особыми определениями для Microsoft Windows</text:span></text:h>
      <text:h text:style-name="Default" text:outline-level="1">206 <text:s/><text:span text:style-name="style2">//</text:span></text:h>
      <text:h text:style-name="Default" text:outline-level="1">207 <text:s text:c="4"/><text:span text:style-name="style11">wc</text:span><text:span text:style-name="style10">.</text:span><text:span text:style-name="style11">style </text:span><text:span text:style-name="style10">= </text:span><text:span text:style-name="style11">CS_HREDRAW</text:span><text:span text:style-name="style10">|</text:span><text:span text:style-name="style11">CS_VREDRAW</text:span><text:span text:style-name="style10">|</text:span><text:span text:style-name="style11">CS_OWNDC</text:span><text:span text:style-name="style10">; </text:span><text:span text:style-name="style2">// тип окна</text:span></text:h>
      <text:h text:style-name="Default" text:outline-level="1">208 <text:s text:c="4"/><text:span text:style-name="style11">wc</text:span><text:span text:style-name="style10">.</text:span><text:span text:style-name="style11">lpfnWndProc </text:span><text:span text:style-name="style10">= </text:span><text:span text:style-name="style11">WindowInterruptProcedure</text:span><text:span text:style-name="style10">; </text:span><text:span text:style-name="style2">// адрес оконной функции</text:span></text:h>
      <text:h text:style-name="Default" text:outline-level="1">209 <text:s/><text:span text:style-name="style2">// wc.cbClsExtra = 0; <text:s text:c="23"/>// дополнительные данные класса</text:span></text:h>
      <text:h text:style-name="Default" text:outline-level="1">210 <text:s/><text:span text:style-name="style2">// wc.cbWndExtra = 0; <text:s text:c="23"/>// дополнительные данные для окна</text:span></text:h>
      <text:h text:style-name="Default" text:outline-level="1">211 <text:s text:c="4"/><text:span text:style-name="style11">wc</text:span><text:span text:style-name="style10">.</text:span><text:span text:style-name="style11">hInstance </text:span><text:span text:style-name="style10">= </text:span><text:span text:style-name="style11">hInstance</text:span><text:span text:style-name="style10">; <text:s text:c="15"/></text:span><text:span text:style-name="style2">// дескриптор экземпляра приложения</text:span></text:h>
      <text:h text:style-name="Default" text:outline-level="1">212 <text:s text:c="4"/><text:span text:style-name="style11">wc</text:span><text:span text:style-name="style10">.</text:span><text:span text:style-name="style11">hIcon</text:span><text:span text:style-name="style10">=</text:span><text:span text:style-name="style11">LoadIcon</text:span><text:span text:style-name="style10">( </text:span><text:span text:style-name="style11">hInstance</text:span><text:span text:style-name="style10">,</text:span><text:span text:style-name="style6">"Icon" </text:span><text:span text:style-name="style10">); <text:s text:c="2"/></text:span><text:span text:style-name="style2">// IDI_APPLICATION иконки для окна</text:span></text:h>
      <text:h text:style-name="Default" text:outline-level="1">213 <text:s text:c="4"/><text:span text:style-name="style11">wc</text:span><text:span text:style-name="style10">.</text:span><text:span text:style-name="style11">hCursor</text:span><text:span text:style-name="style10">=</text:span><text:span text:style-name="style11">LoadCursor</text:span><text:span text:style-name="style10">( </text:span><text:span text:style-name="style11">NULL</text:span><text:span text:style-name="style10">,</text:span><text:span text:style-name="style11">IDC_ARROW </text:span><text:span text:style-name="style10">); </text:span><text:span text:style-name="style2">// дескриптор курсора для окна</text:span></text:h>
      <text:h text:style-name="Default" text:outline-level="1">214 <text:s/><text:span text:style-name="style2">// wc.hbrBackground=NULL; // GetStockObject( BLACK_BRUSH ) цвет заполнения окна</text:span></text:h>
      <text:h text:style-name="Default" text:outline-level="1">215 <text:s/><text:span text:style-name="style2">// wc.lpszMenuName =NULL; <text:s text:c="18"/>// имя главного меню</text:span></text:h>
      <text:h text:style-name="Default" text:outline-level="1">216 <text:s text:c="4"/><text:span text:style-name="style11">wc</text:span><text:span text:style-name="style10">.</text:span><text:span text:style-name="style11">lpszClassName</text:span><text:span text:style-name="style10">=</text:span><text:span text:style-name="style11">ws</text:span><text:span text:style-name="style10">; <text:s text:c="20"/></text:span><text:span text:style-name="style2">// имя класса окна</text:span></text:h>
      <text:h text:style-name="Default" text:outline-level="1">217 <text:s text:c="4"/><text:span text:style-name="style5">if</text:span><text:span text:style-name="style10">( (</text:span><text:span text:style-name="style11">atom</text:span><text:span text:style-name="style10">=</text:span><text:span text:style-name="style11">RegisterClassW</text:span><text:span text:style-name="style10">( &amp;</text:span><text:span text:style-name="style11">wc </text:span><text:span text:style-name="style10">))==</text:span><text:span text:style-name="style4">0 </text:span><text:span text:style-name="style10">)</text:span><text:span text:style-name="style11">printf</text:span><text:span text:style-name="style10">( </text:span><text:span text:style-name="style6">"\n!\7RegisterClass\n " </text:span><text:span text:style-name="style10">);</text:span></text:h>
      <text:h text:style-name="Default" text:outline-level="1">218 <text:s text:c="4"/><text:span text:style-name="style11">Locate</text:span><text:span text:style-name="style10">( </text:span><text:span text:style-name="style11">x</text:span><text:span text:style-name="style10">,</text:span><text:span text:style-name="style11">y</text:span><text:span text:style-name="style10">,</text:span><text:span text:style-name="style11">w</text:span><text:span text:style-name="style10">,</text:span><text:span text:style-name="style11">h </text:span><text:span text:style-name="style10">); <text:s text:c="22"/></text:span><text:span text:style-name="style2">// -- без hWnd - только размерности</text:span></text:h>
      <text:h text:style-name="Default" text:outline-level="1">219 <text:s text:c="4"/><text:span text:style-name="style11">hWnd </text:span><text:span text:style-name="style10">= </text:span><text:span text:style-name="style11">CreateWindowW <text:s text:c="20"/></text:span><text:span text:style-name="style2">// Create main window</text:span></text:h>
      <text:h text:style-name="Default" text:outline-level="1">220 <text:s text:c="4"/><text:span text:style-name="style10">( </text:span><text:span text:style-name="style11">wc</text:span><text:span text:style-name="style10">.</text:span><text:span text:style-name="style11">lpszClassName</text:span><text:span text:style-name="style10">, <text:s text:c="21"/></text:span><text:span text:style-name="style2">// имя класса окна</text:span></text:h>
      <text:h text:style-name="Default" text:outline-level="1">221 <text:s text:c="6"/><text:span text:style-name="style11">_title </text:span><text:span text:style-name="style10">? </text:span><text:span text:style-name="style11">U2W</text:span><text:span text:style-name="style10">(</text:span><text:span text:style-name="style11">_title</text:span><text:span text:style-name="style10">):</text:span><text:span text:style-name="style6">L"Window-Place"</text:span><text:span text:style-name="style10">, <text:s/></text:span><text:span text:style-name="style2">// <text:s text:c="2"/>и заголовок окна</text:span></text:h>
      <text:h text:style-name="Default" text:outline-level="1">222 <text:s text:c="6"/><text:span text:style-name="style10">( </text:span><text:span text:style-name="style11">_title </text:span><text:span text:style-name="style10">? </text:span><text:span text:style-name="style11">WS_OVERLAPPEDWINDOW</text:span><text:span text:style-name="style10">:</text:span><text:span text:style-name="style4">0 </text:span><text:span text:style-name="style10">) <text:s text:c="4"/></text:span><text:span text:style-name="style2">// ? если без заголовка - нет рамки</text:span></text:h>
      <text:h text:style-name="Default" text:outline-level="1">223 <text:s text:c="15"/><text:span text:style-name="style10">| </text:span><text:span text:style-name="style11">WS_CLIPSIBLINGS </text:span><text:span text:style-name="style10">| </text:span><text:span text:style-name="style11">WS_CLIPCHILDREN</text:span></text:h>
      <text:h text:style-name="Default" text:outline-level="1">224 <text:s text:c="15"/><text:span text:style-name="style10">| </text:span><text:span text:style-name="style11">WS_POPUPWINDOW </text:span><text:span text:style-name="style10">| </text:span><text:span text:style-name="style11">WS_VISIBLE</text:span><text:span text:style-name="style10">,</text:span><text:span text:style-name="style2">// стиль окна ? WS_CAPTION</text:span></text:h>
      <text:h text:style-name="Default" text:outline-level="1">225 <text:s text:c="6"/><text:span text:style-name="style11">WindowX</text:span><text:span text:style-name="style10">, <text:s text:c="30"/></text:span><text:span text:style-name="style2">// координаты верхнего левого угла</text:span></text:h>
      <text:h text:style-name="Default" text:outline-level="1">226 <text:s text:c="6"/><text:span text:style-name="style11">WindowY</text:span><text:span text:style-name="style10">, <text:s text:c="30"/></text:span><text:span text:style-name="style2">// CW_USEDEFAULT</text:span></text:h>
      <text:h text:style-name="Default" text:outline-level="1">227 <text:s text:c="6"/><text:span text:style-name="style11">Width </text:span><text:span text:style-name="style10">+( !</text:span><text:span text:style-name="style11">_title </text:span><text:span text:style-name="style10">? </text:span><text:span text:style-name="style4">2 </text:span><text:span text:style-name="style10">: </text:span><text:span text:style-name="style11">GetSystemMetrics</text:span><text:span text:style-name="style10">( </text:span><text:span text:style-name="style11">SM_CXSIZEFRAME </text:span><text:span text:style-name="style10">)*</text:span><text:span text:style-name="style4">2 </text:span><text:span text:style-name="style10">),</text:span></text:h>
      <text:h text:style-name="Default" text:outline-level="1">228 <text:s text:c="6"/><text:span text:style-name="style11">Height</text:span><text:span text:style-name="style10">+( !</text:span><text:span text:style-name="style11">_title </text:span><text:span text:style-name="style10">? </text:span><text:span text:style-name="style4">2 </text:span><text:span text:style-name="style10">: </text:span><text:span text:style-name="style11">GetSystemMetrics</text:span><text:span text:style-name="style10">( </text:span><text:span text:style-name="style11">SM_CYSIZEFRAME </text:span><text:span text:style-name="style10">)*</text:span><text:span text:style-name="style4">2</text:span></text:h>
      <text:h text:style-name="Default" text:outline-level="1">229 <text:s text:c="27"/><text:span text:style-name="style10">+ </text:span><text:span text:style-name="style11">GetSystemMetrics</text:span><text:span text:style-name="style10">( </text:span><text:span text:style-name="style11">SM_CYCAPTION </text:span><text:span text:style-name="style10">) ),</text:span></text:h>
      <text:h text:style-name="Default" text:outline-level="1">230 <text:s text:c="6"/><text:span text:style-name="style11">HWND_DESKTOP</text:span><text:span text:style-name="style10">, <text:s text:c="25"/></text:span><text:span text:style-name="style2">// дескриптор родительского окна</text:span></text:h>
      <text:h text:style-name="Default" text:outline-level="1">231 <text:s text:c="6"/><text:span text:style-name="style11">NULL</text:span><text:span text:style-name="style10">, <text:s text:c="33"/></text:span><text:span text:style-name="style2">// дескриптор главного меню</text:span></text:h>
      <text:h text:style-name="Default" text:outline-level="1">232 <text:s text:c="6"/><text:span text:style-name="style11">hInstance</text:span><text:span text:style-name="style10">, <text:s text:c="28"/></text:span><text:span text:style-name="style2">// дескриптор приложения</text:span></text:h>
      <text:h text:style-name="Default" text:outline-level="1">233 <text:s text:c="6"/><text:span text:style-name="style11">NULL <text:s text:c="34"/></text:span><text:span text:style-name="style2">// указатель доп. информации</text:span></text:h>
      <text:h text:style-name="Default" text:outline-level="1">234 <text:s text:c="4"/><text:span text:style-name="style10">);</text:span></text:h>
      <text:h text:style-name="Default" text:outline-level="1">235 <text:s text:c="4"/><text:span text:style-name="style11">ZeroMemory</text:span><text:span text:style-name="style10">( &amp;</text:span><text:span text:style-name="style11">pfd</text:span><text:span text:style-name="style10">,</text:span><text:span text:style-name="style5">sizeof</text:span><text:span text:style-name="style10">( </text:span><text:span text:style-name="style11">PIXELFORMATDESCRIPTOR </text:span><text:span text:style-name="style10">) );</text:span></text:h>
      <text:h text:style-name="Default" text:outline-level="1">236 <text:s text:c="4"/><text:span text:style-name="style11">pfd</text:span><text:span text:style-name="style10">.</text:span><text:span text:style-name="style11">nSize </text:span><text:span text:style-name="style10">= </text:span><text:span text:style-name="style5">sizeof</text:span><text:span text:style-name="style10">( </text:span><text:span text:style-name="style11">PIXELFORMATDESCRIPTOR </text:span><text:span text:style-name="style10">);</text:span></text:h>
      <text:h text:style-name="Default" text:outline-level="1"><text:soft-page-break/>237 <text:s text:c="4"/><text:span text:style-name="style11">pfd</text:span><text:span text:style-name="style10">.</text:span><text:span text:style-name="style11">nVersion </text:span><text:span text:style-name="style10">= </text:span><text:span text:style-name="style4">1</text:span><text:span text:style-name="style10">; <text:s text:c="23"/></text:span><text:span text:style-name="style2">// set the pixel format for the DC</text:span></text:h>
      <text:h text:style-name="Default" text:outline-level="1">238 <text:s text:c="4"/><text:span text:style-name="style11">pfd</text:span><text:span text:style-name="style10">.</text:span><text:span text:style-name="style11">dwFlags </text:span><text:span text:style-name="style10">= </text:span><text:span text:style-name="style11">PFD_DRAW_TO_WINDOW <text:s text:c="8"/></text:span><text:span text:style-name="style2">// Draw to Window (not to bitmap)</text:span></text:h>
      <text:h text:style-name="Default" text:outline-level="1">239 <text:s text:c="16"/><text:span text:style-name="style10">| </text:span><text:span text:style-name="style11">PFD_SUPPORT_OPENGL <text:s text:c="8"/></text:span><text:span text:style-name="style2">// Support OpenGL calls in window</text:span></text:h>
      <text:h text:style-name="Default" text:outline-level="1">240 <text:s text:c="16"/><text:span text:style-name="style10">| </text:span><text:span text:style-name="style11">PFD_DOUBLEBUFFER</text:span><text:span text:style-name="style10">; <text:s text:c="9"/></text:span><text:span text:style-name="style2">// Double buffered mode <text:s text:c="10"/>~ PFD_SWAP_COPY | PFD_SWAP_LAYER_BUFFERS | PFD_GENERIC_FORMAT</text:span></text:h>
      <text:h text:style-name="Default" text:outline-level="1">241 <text:s text:c="4"/><text:span text:style-name="style11">pfd</text:span><text:span text:style-name="style10">.</text:span><text:span text:style-name="style11">iPixelType </text:span><text:span text:style-name="style10">= </text:span><text:span text:style-name="style11">PFD_TYPE_RGBA</text:span><text:span text:style-name="style10">; <text:s text:c="9"/></text:span><text:span text:style-name="style2">// RGBA Color mode</text:span></text:h>
      <text:h text:style-name="Default" text:outline-level="1">242 <text:s text:c="4"/><text:span text:style-name="style11">pfd</text:span><text:span text:style-name="style10">.</text:span><text:span text:style-name="style11">cColorBits </text:span><text:span text:style-name="style10">= </text:span><text:span text:style-name="style4">24</text:span><text:span text:style-name="style10">; <text:s text:c="5"/></text:span><text:span text:style-name="style2">//32</text:span></text:h>
      <text:h text:style-name="Default" text:outline-level="1">243 <text:s text:c="4"/><text:span text:style-name="style11">pfd</text:span><text:span text:style-name="style10">.</text:span><text:span text:style-name="style11">cDepthBits </text:span><text:span text:style-name="style10">= </text:span><text:span text:style-name="style4">16</text:span><text:span text:style-name="style10">; <text:s text:c="5"/></text:span><text:span text:style-name="style2">//32</text:span></text:h>
      <text:h text:style-name="Default" text:outline-level="1">244 <text:s text:c="4"/><text:span text:style-name="style11">pfd</text:span><text:span text:style-name="style10">.</text:span><text:span text:style-name="style11">iLayerType </text:span><text:span text:style-name="style10">= </text:span><text:span text:style-name="style11">PFD_MAIN_PLANE</text:span><text:span text:style-name="style10">;</text:span></text:h>
      <text:h text:style-name="Default" text:outline-level="1">245 <text:s text:c="4"/><text:span text:style-name="style11">hDC </text:span><text:span text:style-name="style10">= </text:span><text:span text:style-name="style11">GetDC</text:span><text:span text:style-name="style10">( </text:span><text:span text:style-name="style11">hWnd </text:span><text:span text:style-name="style10">); <text:s text:c="19"/></text:span><text:span text:style-name="style2">// get the device context ( DC )</text:span></text:h>
      <text:h text:style-name="Default" text:outline-level="1">246 <text:s text:c="4"/><text:span text:style-name="style11">SetPixelFormat</text:span><text:span text:style-name="style10">( </text:span><text:span text:style-name="style11">hDC</text:span><text:span text:style-name="style10">,</text:span><text:span text:style-name="style11">ChoosePixelFormat</text:span><text:span text:style-name="style10">( </text:span><text:span text:style-name="style11">hDC</text:span><text:span text:style-name="style10">,&amp;</text:span><text:span text:style-name="style11">pfd </text:span><text:span text:style-name="style10">),&amp;</text:span><text:span text:style-name="style11">pfd </text:span><text:span text:style-name="style10">);</text:span></text:h>
      <text:h text:style-name="Default" text:outline-level="1">247 <text:s text:c="4"/><text:span text:style-name="style11">hRC</text:span><text:span text:style-name="style10">=</text:span><text:span text:style-name="style11">wglCreateContext</text:span><text:span text:style-name="style10">( </text:span><text:span text:style-name="style11">hDC </text:span><text:span text:style-name="style10">); <text:s text:c="11"/></text:span><text:span text:style-name="style2">// create</text:span></text:h>
      <text:h text:style-name="Default" text:outline-level="1">248 <text:s text:c="8"/><text:span text:style-name="style11">wglMakeCurrent</text:span><text:span text:style-name="style10">( </text:span><text:span text:style-name="style11">hDC</text:span><text:span text:style-name="style10">,</text:span><text:span text:style-name="style11">hRC </text:span><text:span text:style-name="style10">); <text:s text:c="9"/></text:span><text:span text:style-name="style2">// and enable render context ( RC )</text:span></text:h>
      <text:h text:style-name="Default" text:outline-level="1">249 <text:s/><text:span text:style-name="style2">//</text:span></text:h>
      <text:h text:style-name="Default" text:outline-level="1">250 <text:s/><text:span text:style-name="style2">// <text:s/>Установка выполнена, теперь прописка размерностей, шрифтов и вложенных окон</text:span></text:h>
      <text:h text:style-name="Default" text:outline-level="1">251 <text:s/><text:span text:style-name="style2">//</text:span></text:h>
      <text:h text:style-name="Default" text:outline-level="1">252 <text:s text:c="4"/><text:span text:style-name="style11">Up</text:span><text:span text:style-name="style10">=</text:span><text:span text:style-name="style11">NULL</text:span><text:span text:style-name="style10">; <text:s text:c="25"/></text:span><text:span text:style-name="style2">// верхний фрагмент в списке наложений</text:span></text:h>
      <text:h text:style-name="Default" text:outline-level="1">253 <text:s text:c="4"/><text:span text:style-name="style11">Site</text:span><text:span text:style-name="style10">=</text:span><text:span text:style-name="style5">this</text:span><text:span text:style-name="style10">; <text:s text:c="23"/></text:span><text:span text:style-name="style2">// связанный Place ссылается на Window</text:span></text:h>
      <text:h text:style-name="Default" text:outline-level="1">254 <text:s text:c="4"/><text:span text:style-name="style11">Activate</text:span><text:span text:style-name="style10">().</text:span><text:span text:style-name="style11">Alfabet</text:span><text:span text:style-name="style10">().</text:span><text:span text:style-name="style11">Clear</text:span><text:span text:style-name="style10">(); <text:s text:c="4"/></text:span><text:span text:style-name="style2">// исходный шрифт и настройка площадки</text:span></text:h>
      <text:h text:style-name="Default" text:outline-level="1">255 <text:s text:c="4"/><text:span text:style-name="style11">chY</text:span><text:span text:style-name="style10">=</text:span><text:span text:style-name="style11">Height</text:span><text:span text:style-name="style10">-</text:span><text:span text:style-name="style11">Fnt</text:span><text:span text:style-name="style10">-&gt;</text:span><text:span text:style-name="style11">H</text:span><text:span text:style-name="style10">; <text:s text:c="15"/></text:span><text:span text:style-name="style2">// позиция текстового курсора сверху/слева</text:span></text:h>
      <text:h text:style-name="Default" text:outline-level="1">256 <text:s/><text:span text:style-name="style10">}</text:span></text:h>
      <text:h text:style-name="Default" text:outline-level="1">257 <text:s/><text:span text:style-name="style11">Window</text:span><text:span text:style-name="style10">::~</text:span><text:span text:style-name="style11">Window</text:span><text:span text:style-name="style10">(){ </text:span><text:span text:style-name="style11">Close</text:span><text:span text:style-name="style10">(); } <text:s text:c="7"/></text:span><text:span text:style-name="style2">// закрытие окна может не разрушать Window</text:span></text:h>
      <text:h text:style-name="Default" text:outline-level="1">258 <text:s/></text:h>
      <text:h text:style-name="Default" text:outline-level="1">259 <text:s/><text:span text:style-name="style5">void </text:span><text:span text:style-name="style11">Window</text:span><text:span text:style-name="style10">::</text:span><text:span text:style-name="style11">Close</text:span><text:span text:style-name="style10">() <text:s text:c="16"/></text:span><text:span text:style-name="style2">// Разрушение окна в обработке прерываний</text:span></text:h>
      <text:h text:style-name="Default" text:outline-level="1">260 <text:s/><text:span text:style-name="style10">{ </text:span><text:span text:style-name="style5">if</text:span><text:span text:style-name="style10">( </text:span><text:span text:style-name="style11">Site </text:span><text:span text:style-name="style10">) <text:s text:c="36"/></text:span><text:span text:style-name="style2">// не без предосторожностей</text:span></text:h>
      <text:h text:style-name="Default" text:outline-level="1">261 <text:s text:c="3"/><text:span text:style-name="style10">{ </text:span><text:span text:style-name="style11">KillTimer</text:span><text:span text:style-name="style10">(); <text:s text:c="32"/></text:span><text:span text:style-name="style2">// отключение таймера вручную</text:span></text:h>
      <text:h text:style-name="Default" text:outline-level="1">262 <text:s text:c="5"/><text:span text:style-name="style5">while</text:span><text:span text:style-name="style10">( </text:span><text:span text:style-name="style11">GetKey</text:span><text:span text:style-name="style10">() ); <text:s text:c="26"/></text:span><text:span text:style-name="style2">// очистка запросов клавиатуры</text:span></text:h>
      <text:h text:style-name="Default" text:outline-level="1">263 <text:s text:c="5"/><text:span text:style-name="style11">extPush</text:span><text:span text:style-name="style10">=</text:span><text:span text:style-name="style4">0</text:span><text:span text:style-name="style10">; </text:span><text:span text:style-name="style11">extPass</text:span><text:span text:style-name="style10">=</text:span><text:span text:style-name="style4">0</text:span><text:span text:style-name="style10">; </text:span><text:span text:style-name="style11">extDraw</text:span><text:span text:style-name="style10">=</text:span><text:span text:style-name="style4">0</text:span><text:span text:style-name="style10">; </text:span><text:span text:style-name="style11">extKey</text:span><text:span text:style-name="style10">=</text:span><text:span text:style-name="style4">0</text:span><text:span text:style-name="style10">; <text:s text:c="2"/></text:span><text:span text:style-name="style2">// все транзакции отключаются</text:span></text:h>
      <text:h text:style-name="Default" text:outline-level="1">264 <text:s text:c="5"/><text:span text:style-name="style5">while</text:span><text:span text:style-name="style10">( </text:span><text:span text:style-name="style11">Up </text:span><text:span text:style-name="style10">)</text:span><text:span text:style-name="style11">Up</text:span><text:span text:style-name="style10">-&gt;~</text:span><text:span text:style-name="style11">Place</text:span><text:span text:style-name="style10">(); <text:s text:c="20"/></text:span><text:span text:style-name="style2">// сброс наложенных фрагментов</text:span></text:h>
      <text:h text:style-name="Default" text:outline-level="1">265 <text:s/><text:span text:style-name="style2">// <text:s text:c="10"/>Site-&gt;~Place(); <text:s text:c="20"/>// обрушение графического поля</text:span></text:h>
      <text:h text:style-name="Default" text:outline-level="1">266 <text:s text:c="5"/><text:span text:style-name="style11">WinExecute</text:span><text:span text:style-name="style10">( </text:span><text:span text:style-name="style11">hWnd </text:span><text:span text:style-name="style10">); <text:s text:c="25"/></text:span><text:span text:style-name="style2">// выборка запросов по Windows</text:span></text:h>
      <text:h text:style-name="Default" text:outline-level="1">267 <text:s text:c="4"/><text:span text:style-name="style11">Window </text:span><text:span text:style-name="style10">*</text:span><text:span text:style-name="style11">Cur</text:span><text:span text:style-name="style10">=</text:span><text:span text:style-name="style11">First</text:span><text:span text:style-name="style10">; <text:s text:c="27"/></text:span><text:span text:style-name="style2">// на обработку/очистку списка</text:span></text:h>
      <text:h text:style-name="Default" text:outline-level="1">268 <text:s text:c="5"/><text:span text:style-name="style5">if</text:span><text:span text:style-name="style10">( </text:span><text:span text:style-name="style11">Cur</text:span><text:span text:style-name="style10">==</text:span><text:span text:style-name="style5">this </text:span><text:span text:style-name="style10">)</text:span><text:span text:style-name="style11">First</text:span><text:span text:style-name="style10">=</text:span><text:span text:style-name="style11">Cur</text:span><text:span text:style-name="style10">=</text:span><text:span text:style-name="style11">Next</text:span><text:span text:style-name="style10">; </text:span><text:span text:style-name="style5">else <text:s text:c="9"/></text:span><text:span text:style-name="style2">// первое Window - вхождение</text:span></text:h>
      <text:h text:style-name="Default" text:outline-level="1">269 <text:s text:c="5"/><text:span text:style-name="style5">while</text:span><text:span text:style-name="style10">( </text:span><text:span text:style-name="style11">Cur</text:span><text:span text:style-name="style10">-&gt;</text:span><text:span text:style-name="style11">Next </text:span><text:span text:style-name="style10">) <text:s text:c="26"/></text:span><text:span text:style-name="style2">// или последовательный поиск</text:span></text:h>
      <text:h text:style-name="Default" text:outline-level="1">270 <text:s text:c="6"/><text:span text:style-name="style10">{ </text:span><text:span text:style-name="style5">if</text:span><text:span text:style-name="style10">( </text:span><text:span text:style-name="style11">Cur</text:span><text:span text:style-name="style10">-&gt;</text:span><text:span text:style-name="style11">Next</text:span><text:span text:style-name="style10">!=</text:span><text:span text:style-name="style5">this </text:span><text:span text:style-name="style10">)</text:span><text:span text:style-name="style11">Cur</text:span><text:span text:style-name="style10">=</text:span><text:span text:style-name="style11">Cur</text:span><text:span text:style-name="style10">-&gt;</text:span><text:span text:style-name="style11">Next</text:span><text:span text:style-name="style10">; </text:span><text:span text:style-name="style5">else <text:s/></text:span><text:span text:style-name="style2">// себя самого с исключением</text:span></text:h>
      <text:h text:style-name="Default" text:outline-level="1">271 <text:s text:c="10"/><text:span text:style-name="style10">{ </text:span><text:span text:style-name="style11">Cur</text:span><text:span text:style-name="style10">-&gt;</text:span><text:span text:style-name="style11">Next</text:span><text:span text:style-name="style10">=</text:span><text:span text:style-name="style11">Next</text:span><text:span text:style-name="style10">; </text:span><text:span text:style-name="style5">break</text:span><text:span text:style-name="style10">; } } <text:s text:c="11"/></text:span><text:span text:style-name="style2">// при самом первом совпадении</text:span></text:h>
      <text:h text:style-name="Default" text:outline-level="1">272 <text:s text:c="5"/><text:span text:style-name="style11">Site</text:span><text:span text:style-name="style10">=</text:span><text:span text:style-name="style11">NULL</text:span><text:span text:style-name="style10">; <text:s text:c="34"/></text:span><text:span text:style-name="style2">// сброс повторов деструктора</text:span></text:h>
      <text:h text:style-name="Default" text:outline-level="1">273 <text:s text:c="5"/><text:span text:style-name="style11">wglMakeCurrent</text:span><text:span text:style-name="style10">( </text:span><text:span text:style-name="style11">NULL</text:span><text:span text:style-name="style10">,</text:span><text:span text:style-name="style11">NULL </text:span><text:span text:style-name="style10">); <text:s text:c="16"/></text:span><text:span text:style-name="style2">// - закрытие OpenGL</text:span></text:h>
      <text:h text:style-name="Default" text:outline-level="1">274 <text:s text:c="5"/><text:span text:style-name="style11">wglDeleteContext</text:span><text:span text:style-name="style10">( </text:span><text:span text:style-name="style11">hRC </text:span><text:span text:style-name="style10">); </text:span><text:span text:style-name="style11">hRC</text:span><text:span text:style-name="style10">=</text:span><text:span text:style-name="style4">0</text:span><text:span text:style-name="style10">; <text:s text:c="13"/></text:span><text:span text:style-name="style2">// - без очистки страниц?</text:span></text:h>
      <text:h text:style-name="Default" text:outline-level="1">275 <text:s text:c="5"/><text:span text:style-name="style11">ReleaseDC</text:span><text:span text:style-name="style10">( </text:span><text:span text:style-name="style11">hWnd</text:span><text:span text:style-name="style10">,</text:span><text:span text:style-name="style11">hDC </text:span><text:span text:style-name="style10">); <text:s text:c="2"/></text:span><text:span text:style-name="style11">hDC</text:span><text:span text:style-name="style10">=</text:span><text:span text:style-name="style4">0</text:span><text:span text:style-name="style10">; <text:s text:c="13"/></text:span><text:span text:style-name="style2">// освобождение всех ресурсов</text:span></text:h>
      <text:h text:style-name="Default" text:outline-level="1">276 <text:s text:c="5"/><text:span text:style-name="style11">DestroyWindow</text:span><text:span text:style-name="style10">( </text:span><text:span text:style-name="style11">hWnd </text:span><text:span text:style-name="style10">); <text:s/></text:span><text:span text:style-name="style11">hWnd</text:span><text:span text:style-name="style10">=</text:span><text:span text:style-name="style4">0</text:span><text:span text:style-name="style10">; <text:s text:c="13"/></text:span><text:span text:style-name="style2">// - запрос на закрытие окна</text:span></text:h>
      <text:h text:style-name="Default" text:outline-level="1">277 <text:s text:c="5"/><text:span text:style-name="style5">if</text:span><text:span text:style-name="style10">( </text:span><text:span text:style-name="style11">Cur </text:span><text:span text:style-name="style10">)</text:span><text:span text:style-name="style11">glAct</text:span><text:span text:style-name="style10">( </text:span><text:span text:style-name="style11">Cur </text:span><text:span text:style-name="style10">); </text:span><text:span text:style-name="style5">else <text:s text:c="17"/></text:span><text:span text:style-name="style2">// - на смежный нижний уровень</text:span></text:h>
      <text:h text:style-name="Default" text:outline-level="1">278 <text:s text:c="14"/><text:span text:style-name="style11">PostQuitMessage</text:span><text:span text:style-name="style10">( </text:span><text:span text:style-name="style11">WM_QUIT </text:span><text:span text:style-name="style10">); <text:s text:c="8"/></text:span><text:span text:style-name="style2">// ~~ закрытие последнего окна</text:span></text:h>
      <text:h text:style-name="Default" text:outline-level="1">279 <text:s/><text:span text:style-name="style10">} }</text:span></text:h>
      <text:h text:style-name="Default" text:outline-level="1">280 <text:s/><text:span text:style-name="style15">//! <text:s text:c="2"/>Позиционирование окон по правилам Windows</text:span></text:h>
      <text:h text:style-name="Default" text:outline-level="1">281 <text:s/><text:span text:style-name="style15">//!</text:span></text:h>
      <text:h text:style-name="Default" text:outline-level="1">282 <text:s/><text:span text:style-name="style11">Window</text:span><text:span text:style-name="style10">&amp; </text:span><text:span text:style-name="style11">Window</text:span><text:span text:style-name="style10">::</text:span><text:span text:style-name="style11">Locate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</text:span><text:span text:style-name="style10">, </text:span><text:span text:style-name="style5">int </text:span><text:span text:style-name="style11">W</text:span><text:span text:style-name="style10">,</text:span><text:span text:style-name="style5">int </text:span><text:span text:style-name="style11">H </text:span><text:span text:style-name="style10">) <text:s text:c="4"/></text:span><text:span text:style-name="style2">// по правилам Windows</text:span></text:h>
      <text:h text:style-name="Default" text:outline-level="1">283 <text:s/><text:span text:style-name="style10">{ </text:span><text:span text:style-name="style5">int </text:span><text:span text:style-name="style11">BX</text:span><text:span text:style-name="style10">=</text:span><text:span text:style-name="style4">1</text:span><text:span text:style-name="style10">,</text:span><text:span text:style-name="style11">BY</text:span><text:span text:style-name="style10">=</text:span><text:span text:style-name="style4">1</text:span><text:span text:style-name="style10">,</text:span><text:span text:style-name="style11">BC</text:span><text:span text:style-name="style10">=</text:span><text:span text:style-name="style4">0</text:span><text:span text:style-name="style10">; <text:s text:c="32"/></text:span><text:span text:style-name="style2">// позиционирование идет</text:span></text:h>
      <text:h text:style-name="Default" text:outline-level="1">284 <text:s text:c="3"/><text:span text:style-name="style5">if</text:span><text:span text:style-name="style10">( </text:span><text:span text:style-name="style11">Title </text:span><text:span text:style-name="style10">){ </text:span><text:span text:style-name="style11">BC</text:span><text:span text:style-name="style10">=</text:span><text:span text:style-name="style11">GetSystemMetrics</text:span><text:span text:style-name="style10">( </text:span><text:span text:style-name="style11">SM_CYCAPTION </text:span><text:span text:style-name="style10">); <text:s/></text:span><text:span text:style-name="style2">// от левого верхнего угла</text:span></text:h>
      <text:h text:style-name="Default" text:outline-level="1">285 <text:s text:c="16"/><text:span text:style-name="style11">BY</text:span><text:span text:style-name="style10">=</text:span><text:span text:style-name="style11">GetSystemMetrics</text:span><text:span text:style-name="style10">( </text:span><text:span text:style-name="style11">SM_CYSIZEFRAME </text:span><text:span text:style-name="style10">);</text:span></text:h>
      <text:h text:style-name="Default" text:outline-level="1">286 <text:s text:c="16"/><text:span text:style-name="style11">BX</text:span><text:span text:style-name="style10">=</text:span><text:span text:style-name="style11">GetSystemMetrics</text:span><text:span text:style-name="style10">( </text:span><text:span text:style-name="style11">SM_CXSIZEFRAME </text:span><text:span text:style-name="style10">); }</text:span></text:h>
      <text:h text:style-name="Default" text:outline-level="1">287 <text:s text:c="3"/><text:span text:style-name="style11">W </text:span><text:span text:style-name="style10">= ( </text:span><text:span text:style-name="style11">Width </text:span><text:span text:style-name="style10">=</text:span><text:span text:style-name="style16">min</text:span><text:span text:style-name="style10">( </text:span><text:span text:style-name="style11">W</text:span><text:span text:style-name="style10">&gt;</text:span><text:span text:style-name="style4">0</text:span><text:span text:style-name="style10">?</text:span><text:span text:style-name="style11">W</text:span><text:span text:style-name="style10">:</text:span><text:span text:style-name="style4">800</text:span><text:span text:style-name="style10">,</text:span><text:span text:style-name="style11">ScreenWidth</text:span><text:span text:style-name="style10">-</text:span><text:span text:style-name="style11">BX</text:span><text:span text:style-name="style10">*</text:span><text:span text:style-name="style4">2 </text:span><text:span text:style-name="style10">) )+</text:span><text:span text:style-name="style11">BX</text:span><text:span text:style-name="style10">*</text:span><text:span text:style-name="style4">2</text:span><text:span text:style-name="style10">;</text:span></text:h>
      <text:h text:style-name="Default" text:outline-level="1">288 <text:s text:c="3"/><text:span text:style-name="style11">H </text:span><text:span text:style-name="style10">= ( </text:span><text:span text:style-name="style11">Height</text:span><text:span text:style-name="style10">=</text:span><text:span text:style-name="style16">min</text:span><text:span text:style-name="style10">( </text:span><text:span text:style-name="style11">H</text:span><text:span text:style-name="style10">&gt;</text:span><text:span text:style-name="style4">0</text:span><text:span text:style-name="style10">?</text:span><text:span text:style-name="style11">H</text:span><text:span text:style-name="style10">:</text:span><text:span text:style-name="style4">600</text:span><text:span text:style-name="style10">,</text:span><text:span text:style-name="style11">ScreenHeight</text:span><text:span text:style-name="style10">-</text:span><text:span text:style-name="style11">BY</text:span><text:span text:style-name="style10">*</text:span><text:span text:style-name="style4">2</text:span><text:span text:style-name="style10">-</text:span><text:span text:style-name="style11">BC </text:span><text:span text:style-name="style10">) )+</text:span><text:span text:style-name="style11">BY</text:span><text:span text:style-name="style10">*</text:span><text:span text:style-name="style4">2</text:span><text:span text:style-name="style10">+</text:span><text:span text:style-name="style11">BC</text:span><text:span text:style-name="style10">;</text:span></text:h>
      <text:h text:style-name="Default" text:outline-level="1">289 <text:s text:c="3"/><text:span text:style-name="style11">X </text:span><text:span text:style-name="style10">= </text:span><text:span text:style-name="style11">X</text:span><text:span text:style-name="style10">&gt;</text:span><text:span text:style-name="style4">0 </text:span><text:span text:style-name="style10">? </text:span><text:span text:style-name="style11">X</text:span><text:span text:style-name="style10">:( </text:span><text:span text:style-name="style11">X</text:span><text:span text:style-name="style10">&lt;</text:span><text:span text:style-name="style4">0 </text:span><text:span text:style-name="style10">? </text:span><text:span text:style-name="style11">X </text:span><text:span text:style-name="style10">+ </text:span><text:span text:style-name="style11">ScreenWidth</text:span><text:span text:style-name="style10">-</text:span><text:span text:style-name="style11">W </text:span><text:span text:style-name="style10">: </text:span><text:span text:style-name="style4">2</text:span><text:span text:style-name="style10">*( </text:span><text:span text:style-name="style11">ScreenWidth</text:span><text:span text:style-name="style10">-</text:span><text:span text:style-name="style11">W </text:span><text:span text:style-name="style10">)/</text:span><text:span text:style-name="style4">3 </text:span><text:span text:style-name="style10">);</text:span></text:h>
      <text:h text:style-name="Default" text:outline-level="1">290 <text:s text:c="3"/><text:span text:style-name="style11">Y </text:span><text:span text:style-name="style10">= </text:span><text:span text:style-name="style11">Y</text:span><text:span text:style-name="style10">&gt;</text:span><text:span text:style-name="style4">0 </text:span><text:span text:style-name="style10">? </text:span><text:span text:style-name="style11">Y</text:span><text:span text:style-name="style10">:( </text:span><text:span text:style-name="style11">Y</text:span><text:span text:style-name="style10">&lt;</text:span><text:span text:style-name="style4">0 </text:span><text:span text:style-name="style10">? </text:span><text:span text:style-name="style11">Y </text:span><text:span text:style-name="style10">+ </text:span><text:span text:style-name="style11">ScreenHeight</text:span><text:span text:style-name="style10">-</text:span><text:span text:style-name="style11">H </text:span><text:span text:style-name="style10">: ( </text:span><text:span text:style-name="style11">ScreenHeight</text:span><text:span text:style-name="style10">-</text:span><text:span text:style-name="style11">H </text:span><text:span text:style-name="style10">)/</text:span><text:span text:style-name="style4">4 </text:span><text:span text:style-name="style10">);</text:span></text:h>
      <text:h text:style-name="Default" text:outline-level="1">291 <text:s text:c="3"/><text:span text:style-name="style11">WindowX </text:span><text:span text:style-name="style10">= </text:span><text:span text:style-name="style16">minmax</text:span><text:span text:style-name="style10">( </text:span><text:span text:style-name="style4">0</text:span><text:span text:style-name="style10">,</text:span><text:span text:style-name="style11">X</text:span><text:span text:style-name="style10">,</text:span><text:span text:style-name="style11">ScreenWidth</text:span><text:span text:style-name="style10">-</text:span><text:span text:style-name="style11">W </text:span><text:span text:style-name="style10">); <text:s/></text:span><text:span text:style-name="style11">pX</text:span><text:span text:style-name="style10">=</text:span><text:span text:style-name="style4">0</text:span><text:span text:style-name="style10">;</text:span></text:h>
      <text:h text:style-name="Default" text:outline-level="1">292 <text:s text:c="3"/><text:span text:style-name="style11">WindowY </text:span><text:span text:style-name="style10">= </text:span><text:span text:style-name="style16">minmax</text:span><text:span text:style-name="style10">( </text:span><text:span text:style-name="style4">0</text:span><text:span text:style-name="style10">,</text:span><text:span text:style-name="style11">Y</text:span><text:span text:style-name="style10">,</text:span><text:span text:style-name="style11">ScreenHeight</text:span><text:span text:style-name="style10">-</text:span><text:span text:style-name="style11">H </text:span><text:span text:style-name="style10">); </text:span><text:span text:style-name="style11">pY</text:span><text:span text:style-name="style10">=</text:span><text:span text:style-name="style4">0</text:span><text:span text:style-name="style10">;</text:span></text:h>
      <text:h text:style-name="Default" text:outline-level="1">293 <text:s text:c="3"/><text:span text:style-name="style5">if</text:span><text:span text:style-name="style10">( </text:span><text:span text:style-name="style11">hWnd </text:span><text:span text:style-name="style10">)</text:span></text:h>
      <text:h text:style-name="Default" text:outline-level="1">294 <text:s text:c="3"/><text:span text:style-name="style10">{ </text:span><text:span text:style-name="style2">// glAct( this );</text:span></text:h>
      <text:h text:style-name="Default" text:outline-level="1">295 <text:s text:c="5"/><text:span text:style-name="style2">// wglMakeCurrent( NULL,NULL ); <text:s text:c="17"/>// - закрытие OpenGL</text:span></text:h>
      <text:h text:style-name="Default" text:outline-level="1">296 <text:s text:c="5"/><text:span text:style-name="style11">ReleaseDC</text:span><text:span text:style-name="style10">( </text:span><text:span text:style-name="style11">hWnd</text:span><text:span text:style-name="style10">,</text:span><text:span text:style-name="style11">hDC </text:span><text:span text:style-name="style10">); </text:span><text:span text:style-name="style11">hDC</text:span><text:span text:style-name="style10">=</text:span><text:span text:style-name="style4">0</text:span><text:span text:style-name="style10">;</text:span></text:h>
      <text:h text:style-name="Default" text:outline-level="1">297 <text:s text:c="5"/><text:span text:style-name="style2">// SetWindowPos( hWnd,HWND_TOP,WindowX,WindowY,W,H,SWP_SHOWWINDOW );</text:span></text:h>
      <text:h text:style-name="Default" text:outline-level="1">298 <text:s text:c="5"/><text:span text:style-name="style11">MoveWindow</text:span><text:span text:style-name="style10">( </text:span><text:span text:style-name="style11">hWnd</text:span><text:span text:style-name="style10">,</text:span><text:span text:style-name="style11">WindowX</text:span><text:span text:style-name="style10">,</text:span><text:span text:style-name="style11">WindowY</text:span><text:span text:style-name="style10">,</text:span><text:span text:style-name="style11">W</text:span><text:span text:style-name="style10">,</text:span><text:span text:style-name="style11">H</text:span><text:span text:style-name="style10">,</text:span><text:span text:style-name="style5">true </text:span><text:span text:style-name="style10">);</text:span></text:h>
      <text:h text:style-name="Default" text:outline-level="1">299 <text:s text:c="5"/><text:span text:style-name="style11">hDC</text:span><text:span text:style-name="style10">=</text:span><text:span text:style-name="style11">GetDC</text:span><text:span text:style-name="style10">( </text:span><text:span text:style-name="style11">hWnd </text:span><text:span text:style-name="style10">);</text:span></text:h>
      <text:h text:style-name="Default" text:outline-level="1">300 <text:s text:c="5"/><text:span text:style-name="style2">// UpdateWindow( hWnd );</text:span></text:h>
      <text:h text:style-name="Default" text:outline-level="1">301 <text:s text:c="5"/><text:span text:style-name="style11">Activate</text:span><text:span text:style-name="style10">().</text:span><text:span text:style-name="style11">Alfabet</text:span><text:span text:style-name="style10">(); <text:s text:c="5"/></text:span><text:span text:style-name="style2">// размерения окна и переадаптированный шрифт</text:span></text:h>
      <text:h text:style-name="Default" text:outline-level="1">302 <text:s text:c="5"/><text:span text:style-name="style11">chY</text:span><text:span text:style-name="style10">=</text:span><text:span text:style-name="style11">Height</text:span><text:span text:style-name="style10">-</text:span><text:span text:style-name="style11">Fnt</text:span><text:span text:style-name="style10">-&gt;</text:span><text:span text:style-name="style11">H</text:span><text:span text:style-name="style10">; <text:s text:c="8"/></text:span><text:span text:style-name="style2">// позиция текстового курсора сверху/слева</text:span></text:h>
      <text:h text:style-name="Default" text:outline-level="1">303 <text:s text:c="5"/><text:span text:style-name="style11">Refresh</text:span><text:span text:style-name="style10">(); <text:s text:c="16"/></text:span><text:span text:style-name="style2">// на выходе сброс привязки к текущему контексту</text:span></text:h>
      <text:h text:style-name="Default" text:outline-level="1">304 <text:s text:c="3"/><text:span text:style-name="style10">} 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<text:soft-page-break/>305 <text:s/><text:span text:style-name="style10">}</text:span></text:h>
      <text:h text:style-name="Default" text:outline-level="1">306 <text:s/><text:span text:style-name="style5">bool </text:span><text:span text:style-name="style11">Place</text:span><text:span text:style-name="style10">::</text:span><text:span text:style-name="style11">Draw</text:span><text:span text:style-name="style10">() <text:s text:c="6"/></text:span><text:span text:style-name="style2">// в виртуальной среде Draw доступен внутренний пролог</text:span></text:h>
      <text:h text:style-name="Default" text:outline-level="1">307 <text:s/><text:span text:style-name="style10">{ </text:span><text:span text:style-name="style5">if</text:span><text:span text:style-name="style10">( </text:span><text:span text:style-name="style11">Site </text:span><text:span text:style-name="style10">&amp;&amp; </text:span><text:span text:style-name="style11">extDraw </text:span><text:span text:style-name="style10">) <text:s/></text:span><text:span text:style-name="style2">// настройки OpenGL с контекстным эпилогом прорисовки</text:span></text:h>
      <text:h text:style-name="Default" text:outline-level="1">308 <text:s text:c="3"/><text:span text:style-name="style10">{ </text:span><text:span text:style-name="style11">glContext S</text:span><text:span text:style-name="style10">( </text:span><text:span text:style-name="style11">Site </text:span><text:span text:style-name="style10">); </text:span><text:span text:style-name="style2">// подготовка среды к внешнему исполнению с рекурсией</text:span></text:h>
      <text:h text:style-name="Default" text:outline-level="1">309 <text:s text:c="5"/><text:span text:style-name="style5">if</text:span><text:span text:style-name="style10">( </text:span><text:span text:style-name="style11">extDraw</text:span><text:span text:style-name="style10">() ) <text:s text:c="5"/></text:span><text:span text:style-name="style2">// -- исполнение внешней независимой транзакции</text:span></text:h>
      <text:h text:style-name="Default" text:outline-level="1">310 <text:s text:c="7"/><text:span text:style-name="style10">{ </text:span><text:span text:style-name="style5">if</text:span><text:span text:style-name="style10">( </text:span><text:span text:style-name="style5">this</text:span><text:span text:style-name="style10">==</text:span><text:span text:style-name="style11">Site </text:span><text:span text:style-name="style10">)</text:span><text:span text:style-name="style11">Save</text:span><text:span text:style-name="style10">().</text:span><text:span text:style-name="style11">Refresh</text:span><text:span text:style-name="style10">(); </text:span><text:span text:style-name="style5">else </text:span><text:span text:style-name="style11">Show</text:span><text:span text:style-name="style10">(); </text:span><text:span text:style-name="style5">return false</text:span><text:span text:style-name="style10">; }</text:span></text:h>
      <text:h text:style-name="Default" text:outline-level="1">311 <text:s text:c="3"/><text:span text:style-name="style10">} </text:span><text:span text:style-name="style5">return </text:span><text:span text:style-name="style11">Site</text:span><text:span text:style-name="style10">!=</text:span><text:span text:style-name="style11">NULL</text:span><text:span text:style-name="style10">;</text:span></text:h>
      <text:h text:style-name="Default" text:outline-level="1">312 <text:s/><text:span text:style-name="style10">}</text:span></text:h>
      <text:h text:style-name="Default" text:outline-level="1">313 <text:s/><text:span text:style-name="style15">//! <text:s/>Блок накопления данных клавиатуры в текущем кольцевом буфере класса Window</text:span></text:h>
      <text:h text:style-name="Default" text:outline-level="1">314 <text:s/><text:span text:style-name="style15">//! <text:s text:c="5"/>(надо бы его спрятать, конечно, но в С++ ? - странно)</text:span></text:h>
      <text:h text:style-name="Default" text:outline-level="1">315 <text:s/><text:span text:style-name="style2">//</text:span></text:h>
      <text:h text:style-name="Default" text:outline-level="1">316 <text:s/><text:span text:style-name="style5">static byte </text:span><text:span text:style-name="style11">WinAsyncKeyStates</text:span><text:span text:style-name="style10">( </text:span><text:span text:style-name="style5">byte </text:span><text:span text:style-name="style11">code</text:span><text:span text:style-name="style10">=</text:span><text:span text:style-name="style4">0 </text:span><text:span text:style-name="style10">) <text:s text:c="11"/></text:span><text:span text:style-name="style2">// простой опрос</text:span></text:h>
      <text:h text:style-name="Default" text:outline-level="1">317 <text:s/><text:span text:style-name="style10">{ </text:span><text:span text:style-name="style5">if</text:span><text:span text:style-name="style10">( </text:span><text:span text:style-name="style11">GetAsyncKeyState</text:span><text:span text:style-name="style10">( </text:span><text:span text:style-name="style11">VK_LSHIFT <text:s text:c="2"/></text:span><text:span text:style-name="style10">) )</text:span><text:span text:style-name="style11">code</text:span><text:span text:style-name="style10">|=</text:span><text:span text:style-name="style11">LEFT</text:span><text:span text:style-name="style10">; <text:s text:c="5"/></text:span><text:span text:style-name="style2">// состояния клавиатуры</text:span></text:h>
      <text:h text:style-name="Default" text:outline-level="1">318 <text:s text:c="3"/><text:span text:style-name="style5">if</text:span><text:span text:style-name="style10">( </text:span><text:span text:style-name="style11">GetAsyncKeyState</text:span><text:span text:style-name="style10">( </text:span><text:span text:style-name="style11">VK_RSHIFT <text:s text:c="2"/></text:span><text:span text:style-name="style10">) )</text:span><text:span text:style-name="style11">code</text:span><text:span text:style-name="style10">|=</text:span><text:span text:style-name="style11">RIGHT</text:span><text:span text:style-name="style10">; <text:s text:c="4"/></text:span><text:span text:style-name="style2">// с установкой</text:span></text:h>
      <text:h text:style-name="Default" text:outline-level="1">319 <text:s text:c="3"/><text:span text:style-name="style5">if</text:span><text:span text:style-name="style10">( </text:span><text:span text:style-name="style11">GetAsyncKeyState</text:span><text:span text:style-name="style10">( </text:span><text:span text:style-name="style11">VK_LCONTROL </text:span><text:span text:style-name="style10">) )</text:span><text:span text:style-name="style11">code</text:span><text:span text:style-name="style10">|=</text:span><text:span text:style-name="style11">LCTRL</text:span><text:span text:style-name="style10">; <text:s text:c="4"/></text:span><text:span text:style-name="style2">// командных аккордов</text:span></text:h>
      <text:h text:style-name="Default" text:outline-level="1">320 <text:s text:c="3"/><text:span text:style-name="style5">if</text:span><text:span text:style-name="style10">( </text:span><text:span text:style-name="style11">GetAsyncKeyState</text:span><text:span text:style-name="style10">( </text:span><text:span text:style-name="style11">VK_RCONTROL </text:span><text:span text:style-name="style10">) )</text:span><text:span text:style-name="style11">code</text:span><text:span text:style-name="style10">|=</text:span><text:span text:style-name="style11">RCTRL</text:span><text:span text:style-name="style10">;</text:span></text:h>
      <text:h text:style-name="Default" text:outline-level="1">321 <text:s text:c="3"/><text:span text:style-name="style5">if</text:span><text:span text:style-name="style10">( </text:span><text:span text:style-name="style11">GetAsyncKeyState</text:span><text:span text:style-name="style10">( </text:span><text:span text:style-name="style11">VK_LMENU <text:s text:c="3"/></text:span><text:span text:style-name="style10">) )</text:span><text:span text:style-name="style11">code</text:span><text:span text:style-name="style10">|=</text:span><text:span text:style-name="style11">L_ALT</text:span><text:span text:style-name="style10">;</text:span></text:h>
      <text:h text:style-name="Default" text:outline-level="1">322 <text:s text:c="3"/><text:span text:style-name="style5">if</text:span><text:span text:style-name="style10">( </text:span><text:span text:style-name="style11">GetAsyncKeyState</text:span><text:span text:style-name="style10">( </text:span><text:span text:style-name="style11">VK_RMENU <text:s text:c="3"/></text:span><text:span text:style-name="style10">) )</text:span><text:span text:style-name="style11">code</text:span><text:span text:style-name="style10">|=</text:span><text:span text:style-name="style11">R_ALT</text:span><text:span text:style-name="style10">; </text:span><text:span text:style-name="style5">return </text:span><text:span text:style-name="style11">code</text:span><text:span text:style-name="style10">;</text:span></text:h>
      <text:h text:style-name="Default" text:outline-level="1">323 <text:s/><text:span text:style-name="style10">}</text:span></text:h>
      <text:h text:style-name="Default" text:outline-level="1">324 <text:s/><text:span text:style-name="style5">static const byte </text:span><text:span text:style-name="style11">lKey</text:span><text:span text:style-name="style10">=</text:span><text:span text:style-name="style4">0x3F</text:span><text:span text:style-name="style10">; <text:s text:c="3"/></text:span><text:span text:style-name="style2">// маска(длина) клавиатурного буфера=64 символа</text:span></text:h>
      <text:h text:style-name="Default" text:outline-level="1">325 <text:s/><text:span text:style-name="style5">void </text:span><text:span text:style-name="style11">Window</text:span><text:span text:style-name="style10">::</text:span><text:span text:style-name="style11">PutChar</text:span><text:span text:style-name="style10">( </text:span><text:span text:style-name="style5">byte </text:span><text:span text:style-name="style11">Key </text:span><text:span text:style-name="style10">) <text:s text:c="8"/></text:span><text:span text:style-name="style2">// занесение одного символа и его кода</text:span></text:h>
      <text:h text:style-name="Default" text:outline-level="1">326 <text:s/><text:span text:style-name="style10">{ </text:span><text:span text:style-name="style11">KeyBuffer</text:span><text:span text:style-name="style10">[++</text:span><text:span text:style-name="style11">KeyPas</text:span><text:span text:style-name="style10">&amp;=</text:span><text:span text:style-name="style11">lKey</text:span><text:span text:style-name="style10">].</text:span><text:span text:style-name="style11">Key</text:span><text:span text:style-name="style10">=</text:span><text:span text:style-name="style11">Key</text:span><text:span text:style-name="style10">; <text:s text:c="9"/></text:span><text:span text:style-name="style2">// в кольцевой буфер для символов</text:span></text:h>
      <text:h text:style-name="Default" text:outline-level="1">327 <text:s text:c="3"/><text:span text:style-name="style11">KeyBuffer</text:span><text:span text:style-name="style10">[</text:span><text:span text:style-name="style11">KeyPas</text:span><text:span text:style-name="style10">].</text:span><text:span text:style-name="style11">Code</text:span><text:span text:style-name="style10">=</text:span><text:span text:style-name="style11">WinAsyncKeyStates</text:span><text:span text:style-name="style10">(); <text:s/></text:span><text:span text:style-name="style2">// и клавиш управляющих аккордов</text:span></text:h>
      <text:h text:style-name="Default" text:outline-level="1">328 <text:s text:c="3"/><text:span text:style-name="style5">if</text:span><text:span text:style-name="style10">( </text:span><text:span text:style-name="style11">KeyPas</text:span><text:span text:style-name="style10">==</text:span><text:span text:style-name="style11">KeyPos </text:span><text:span text:style-name="style10">){ </text:span><text:span text:style-name="style11">MessageBeep</text:span><text:span text:style-name="style10">(</text:span><text:span text:style-name="style11">MB_OK</text:span><text:span text:style-name="style10">); ++</text:span><text:span text:style-name="style11">KeyPos</text:span><text:span text:style-name="style10">&amp;=</text:span><text:span text:style-name="style11">lKey</text:span><text:span text:style-name="style10">; } <text:s/></text:span><text:span text:style-name="style2">// сброс-перебор</text:span></text:h>
      <text:h text:style-name="Default" text:outline-level="1">329 <text:s text:c="3"/><text:span text:style-name="style5">if</text:span><text:span text:style-name="style10">( !</text:span><text:span text:style-name="style11">onKey </text:span><text:span text:style-name="style10">) <text:s text:c="16"/></text:span><text:span text:style-name="style2">// блок рекурсивных прерываний от активного окна</text:span></text:h>
      <text:h text:style-name="Default" text:outline-level="1">330 <text:s text:c="3"/><text:span text:style-name="style5">while</text:span><text:span text:style-name="style10">( </text:span><text:span text:style-name="style11">KeyPos</text:span><text:span text:style-name="style10">!=</text:span><text:span text:style-name="style11">KeyPas </text:span><text:span text:style-name="style10">) <text:s text:c="5"/></text:span><text:span text:style-name="style2">// нагромождение очереди запросов от клавиатуры</text:span></text:h>
      <text:h text:style-name="Default" text:outline-level="1">331 <text:s text:c="3"/><text:span text:style-name="style10">{ </text:span><text:span text:style-name="style5">int </text:span><text:span text:style-name="style11">oK</text:span><text:span text:style-name="style10">=</text:span><text:span text:style-name="style11">KeyPos</text:span><text:span text:style-name="style10">; <text:s text:c="12"/></text:span><text:span text:style-name="style2">// Фиксированная предустановка графической среды</text:span></text:h>
      <text:h text:style-name="Default" text:outline-level="1">332 <text:s text:c="5"/><text:span text:style-name="style10">{ </text:span><text:span text:style-name="style2">// glAct( this ); <text:s text:c="7"/>// со сбоем других внешних транзакций над OpenGL</text:span></text:h>
      <text:h text:style-name="Default" text:outline-level="1">333 <text:s text:c="7"/><text:span text:style-name="style5">if</text:span><text:span text:style-name="style10">( !</text:span><text:span text:style-name="style11">KeyBoard</text:span><text:span text:style-name="style10">( </text:span><text:span text:style-name="style11">KeyBuffer</text:span><text:span text:style-name="style10">[ ++</text:span><text:span text:style-name="style11">KeyPos</text:span><text:span text:style-name="style10">&amp;=</text:span><text:span text:style-name="style11">lKey </text:span><text:span text:style-name="style10">].</text:span><text:span text:style-name="style11">Key </text:span><text:span text:style-name="style10">) ){ </text:span><text:span text:style-name="style11">KeyPos</text:span><text:span text:style-name="style10">=</text:span><text:span text:style-name="style11">oK</text:span><text:span text:style-name="style10">; </text:span><text:span text:style-name="style5">break</text:span><text:span text:style-name="style10">; }</text:span></text:h>
      <text:h text:style-name="Default" text:outline-level="1">334 <text:s text:c="3"/><text:span text:style-name="style10">} } </text:span><text:span text:style-name="style11">WinExecute</text:span><text:span text:style-name="style10">(); <text:s/></text:span><text:span text:style-name="style2">// при отказе возвращается обратно в цикл ожидания очереди</text:span></text:h>
      <text:h text:style-name="Default" text:outline-level="1">335 <text:s/><text:span text:style-name="style10">} <text:s text:c="19"/></text:span><text:span text:style-name="style2">// новый символ единожды опробовается к считыванию (=true)</text:span></text:h>
      <text:h text:style-name="Default" text:outline-level="1">336 <text:s/><text:span text:style-name="style5">bool </text:span><text:span text:style-name="style11">Window</text:span><text:span text:style-name="style10">::</text:span><text:span text:style-name="style11">KeyBoard</text:span><text:span text:style-name="style10">( </text:span><text:span text:style-name="style5">byte </text:span><text:span text:style-name="style11">key </text:span><text:span text:style-name="style10">) </text:span><text:span text:style-name="style2">// виртуальная процедура обработки прерываний</text:span></text:h>
      <text:h text:style-name="Default" text:outline-level="1">337 <text:s/><text:span text:style-name="style10">{ </text:span><text:span text:style-name="style5">if</text:span><text:span text:style-name="style10">( </text:span><text:span text:style-name="style11">extKey </text:span><text:span text:style-name="style10">){ </text:span><text:span text:style-name="style11">glContext S</text:span><text:span text:style-name="style10">(</text:span><text:span text:style-name="style5">this</text:span><text:span text:style-name="style10">);</text:span><text:span text:style-name="style2">// предустановка графического контента OpenGL</text:span></text:h>
      <text:h text:style-name="Default" text:outline-level="1">338 <text:s text:c="5"/><text:span text:style-name="style5">return </text:span><text:span text:style-name="style11">extKey</text:span><text:span text:style-name="style10">( </text:span><text:span text:style-name="style11">key </text:span><text:span text:style-name="style10">); <text:s text:c="8"/></text:span><text:span text:style-name="style2">// true - символ принят, false - к возврату</text:span></text:h>
      <text:h text:style-name="Default" text:outline-level="1">339 <text:s text:c="3"/><text:span text:style-name="style10">} </text:span><text:span text:style-name="style5">return false</text:span><text:span text:style-name="style10">; </text:span><text:span text:style-name="style15">//!KeyPas!=KeyPos; либо все недочитанные символы сбрасываются</text:span></text:h>
      <text:h text:style-name="Default" text:outline-level="1">340 <text:s/><text:span text:style-name="style10">}</text:span></text:h>
      <text:h text:style-name="Default" text:outline-level="1">341 <text:s/><text:span text:style-name="style15">//! <text:s/>Обращение к клавиатуре через активное и контекстно настроенное окно Window</text:span></text:h>
      <text:h text:style-name="Default" text:outline-level="1">342 <text:s/><text:span text:style-name="style2">// <text:s text:c="17"/>! осторожно, здесь предполагается отсутствие вызовов OpenGL</text:span></text:h>
      <text:h text:style-name="Default" text:outline-level="1">343 <text:s/><text:span text:style-name="style5">byte </text:span><text:span text:style-name="style11">Window</text:span><text:span text:style-name="style10">::</text:span><text:span text:style-name="style11">WaitKey</text:span><text:span text:style-name="style10">() <text:s text:c="3"/></text:span><text:span text:style-name="style2">// стандартный цикл ожидания нового символа в Windows</text:span></text:h>
      <text:h text:style-name="Default" text:outline-level="1">344 <text:s/><text:span text:style-name="style10">{ </text:span><text:span text:style-name="style11">onKey</text:span><text:span text:style-name="style10">=</text:span><text:span text:style-name="style5">true</text:span><text:span text:style-name="style10">; </text:span><text:span text:style-name="style5">while</text:span><text:span text:style-name="style10">( </text:span><text:span text:style-name="style11">KeyPos</text:span><text:span text:style-name="style10">==</text:span><text:span text:style-name="style11">KeyPas </text:span><text:span text:style-name="style10">) </text:span><text:span text:style-name="style2">//|| isTimer )</text:span></text:h>
      <text:h text:style-name="Default" text:outline-level="1">345 <text:s text:c="16"/><text:span text:style-name="style10">{ </text:span><text:span text:style-name="style5">if</text:span><text:span text:style-name="style10">( !</text:span><text:span text:style-name="style11">Site </text:span><text:span text:style-name="style10">)</text:span><text:span text:style-name="style5">return </text:span><text:span text:style-name="style11">onKey</text:span><text:span text:style-name="style10">=</text:span><text:span text:style-name="style5">false</text:span><text:span text:style-name="style10">; </text:span><text:span text:style-name="style5">else </text:span><text:span text:style-name="style11">WinExecute</text:span><text:span text:style-name="style10">();</text:span></text:h>
      <text:h text:style-name="Default" text:outline-level="1">346 <text:s text:c="18"/><text:span text:style-name="style5">if</text:span><text:span text:style-name="style10">( !</text:span><text:span text:style-name="style11">WinRequest</text:span><text:span text:style-name="style10">() )</text:span><text:span text:style-name="style11">WaitMessage</text:span><text:span text:style-name="style10">(); }</text:span></text:h>
      <text:h text:style-name="Default" text:outline-level="1">347 <text:s text:c="3"/><text:span text:style-name="style11">onKey</text:span><text:span text:style-name="style10">=</text:span><text:span text:style-name="style5">false</text:span><text:span text:style-name="style10">; </text:span><text:span text:style-name="style5">return </text:span><text:span text:style-name="style11">KeyBuffer</text:span><text:span text:style-name="style10">[ ++</text:span><text:span text:style-name="style11">KeyPos</text:span><text:span text:style-name="style10">&amp;=</text:span><text:span text:style-name="style11">lKey </text:span><text:span text:style-name="style10">].</text:span><text:span text:style-name="style11">Key</text:span><text:span text:style-name="style10">; <text:s text:c="2"/></text:span><text:span text:style-name="style2">// ожидание символа כל</text:span></text:h>
      <text:h text:style-name="Default" text:outline-level="1">348 <text:s/><text:span text:style-name="style10">} <text:s text:c="55"/></text:span><text:span text:style-name="style2">// <text:s text:c="3"/>в том же окне</text:span></text:h>
      <text:h text:style-name="Default" text:outline-level="1">349 <text:s/><text:span text:style-name="style5">byte </text:span><text:span text:style-name="style11">Window</text:span><text:span text:style-name="style10">::</text:span><text:span text:style-name="style11">GetKey</text:span><text:span text:style-name="style10">() <text:s text:c="9"/></text:span><text:span text:style-name="style2">// запрос появления нового символа на клавиатуре</text:span></text:h>
      <text:h text:style-name="Default" text:outline-level="1">350 <text:s text:c="4"/><text:span text:style-name="style10">{ </text:span><text:span text:style-name="style11">WinExecute</text:span><text:span text:style-name="style10">(); </text:span><text:span text:style-name="style5">if</text:span><text:span text:style-name="style10">( </text:span><text:span text:style-name="style11">KeyPas</text:span><text:span text:style-name="style10">==</text:span><text:span text:style-name="style11">KeyPos </text:span><text:span text:style-name="style10">)</text:span><text:span text:style-name="style5">return </text:span><text:span text:style-name="style4">0</text:span><text:span text:style-name="style10">;</text:span></text:h>
      <text:h text:style-name="Default" text:outline-level="1">351 <text:s text:c="20"/><text:span text:style-name="style5">else return </text:span><text:span text:style-name="style11">KeyBuffer</text:span><text:span text:style-name="style10">[ ++</text:span><text:span text:style-name="style11">KeyPos</text:span><text:span text:style-name="style10">&amp;=</text:span><text:span text:style-name="style11">lKey </text:span><text:span text:style-name="style10">].</text:span><text:span text:style-name="style11">Key</text:span><text:span text:style-name="style10">; }</text:span></text:h>
      <text:h text:style-name="Default" text:outline-level="1">352 <text:s/><text:span text:style-name="style5">byte </text:span><text:span text:style-name="style11">Window</text:span><text:span text:style-name="style10">::</text:span><text:span text:style-name="style11">ScanKey</text:span><text:span text:style-name="style10">() <text:s text:c="8"/></text:span><text:span text:style-name="style2">// просто проверка текущей активности клавиатуры</text:span></text:h>
      <text:h text:style-name="Default" text:outline-level="1">353 <text:s text:c="4"/><text:span text:style-name="style10">{ </text:span><text:span text:style-name="style11">WinExecute</text:span><text:span text:style-name="style10">(); </text:span><text:span text:style-name="style5">return </text:span><text:span text:style-name="style11">KeyPas</text:span><text:span text:style-name="style10">==</text:span><text:span text:style-name="style11">KeyPos </text:span><text:span text:style-name="style10">? </text:span><text:span text:style-name="style4">0 </text:span><text:span text:style-name="style10">: </text:span><text:span text:style-name="style11">KeyBuffer</text:span><text:span text:style-name="style10">[</text:span><text:span text:style-name="style11">KeyPos</text:span><text:span text:style-name="style10">].</text:span><text:span text:style-name="style11">Key</text:span><text:span text:style-name="style10">; }</text:span></text:h>
      <text:h text:style-name="Default" text:outline-level="1">354 <text:s/><text:span text:style-name="style5">byte </text:span><text:span text:style-name="style11">Window</text:span><text:span text:style-name="style10">::</text:span><text:span text:style-name="style11">ScanStatus</text:span><text:span text:style-name="style10">() <text:s text:c="5"/></text:span><text:span text:style-name="style2">// обновление в случае отсутствия новых запросов</text:span></text:h>
      <text:h text:style-name="Default" text:outline-level="1">355 <text:s text:c="4"/><text:span text:style-name="style10">{ </text:span><text:span text:style-name="style11">WinExecute</text:span><text:span text:style-name="style10">(); </text:span><text:span text:style-name="style5">if</text:span><text:span text:style-name="style10">( </text:span><text:span text:style-name="style11">KeyPas</text:span><text:span text:style-name="style10">==</text:span><text:span text:style-name="style11">KeyPos </text:span><text:span text:style-name="style10">)</text:span><text:span text:style-name="style5">return </text:span><text:span text:style-name="style11">WinAsyncKeyStates</text:span><text:span text:style-name="style10">();</text:span></text:h>
      <text:h text:style-name="Default" text:outline-level="1">356 <text:s text:c="35"/><text:span text:style-name="style5">else return </text:span><text:span text:style-name="style11">KeyBuffer</text:span><text:span text:style-name="style10">[</text:span><text:span text:style-name="style11">KeyPos</text:span><text:span text:style-name="style10">].</text:span><text:span text:style-name="style11">Code</text:span><text:span text:style-name="style10">; }</text:span></text:h>
      <text:h text:style-name="Default" text:outline-level="1">357 <text:s/><text:span text:style-name="style2">//</text:span></text:h>
      <text:h text:style-name="Default" text:outline-level="1">358 <text:s/><text:span text:style-name="style15">//! <text:s/>Внутренние процедуры для реализации виртуальных обращений с мышкой</text:span></text:h>
      <text:h text:style-name="Default" text:outline-level="1">359 <text:s/><text:span text:style-name="style15">//!</text:span></text:h>
      <text:h text:style-name="Default" text:outline-level="1">360 <text:s/><text:span text:style-name="style5">bool </text:span><text:span text:style-name="style11">Place</text:span><text:span text:style-name="style10">::</text:span><text:span text:style-name="style11">Mouse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 </text:span><text:span text:style-name="style2">// виртуальная функция динамически подменяется</text:span></text:h>
      <text:h text:style-name="Default" text:outline-level="1">361 <text:s/><text:span text:style-name="style10">{ </text:span><text:span text:style-name="style5">if</text:span><text:span text:style-name="style10">( </text:span><text:span text:style-name="style11">extPass </text:span><text:span text:style-name="style10">)</text:span><text:span text:style-name="style5">return </text:span><text:span text:style-name="style11">extPass</text:span><text:span text:style-name="style10">( </text:span><text:span text:style-name="style11">x</text:span><text:span text:style-name="style10">,</text:span><text:span text:style-name="style11">y </text:span><text:span text:style-name="style10">); </text:span><text:span text:style-name="style5">else</text:span><text:span text:style-name="style2">// локальная среда внешней транзакции</text:span></text:h>
      <text:h text:style-name="Default" text:outline-level="1">362 <text:s text:c="3"/><text:span text:style-name="style5">if</text:span><text:span text:style-name="style10">( </text:span><text:span text:style-name="style11">Site</text:span><text:span text:style-name="style10">-&gt;</text:span><text:span text:style-name="style11">extPass </text:span><text:span text:style-name="style10">)</text:span><text:span text:style-name="style5">return </text:span><text:span text:style-name="style11">Site</text:span><text:span text:style-name="style10">-&gt;</text:span><text:span text:style-name="style11">extPass</text:span><text:span text:style-name="style10">( </text:span><text:span text:style-name="style11">x</text:span><text:span text:style-name="style10">+</text:span><text:span text:style-name="style11">pX</text:span><text:span text:style-name="style10">,</text:span><text:span text:style-name="style11">y</text:span><text:span text:style-name="style10">-</text:span><text:span text:style-name="style11">pY</text:span><text:span text:style-name="style10">-</text:span><text:span text:style-name="style11">Height</text:span><text:span text:style-name="style10">+</text:span><text:span text:style-name="style11">Site</text:span><text:span text:style-name="style10">-&gt;</text:span><text:span text:style-name="style11">Height </text:span><text:span text:style-name="style10">);</text:span></text:h>
      <text:h text:style-name="Default" text:outline-level="1">363 <text:s text:c="3"/><text:span text:style-name="style5">return false</text:span><text:span text:style-name="style10">; <text:s text:c="14"/></text:span><text:span text:style-name="style2">// без внешних транзакций считать всё завершённым</text:span></text:h>
      <text:h text:style-name="Default" text:outline-level="1">364 <text:s/><text:span text:style-name="style10">}</text:span></text:h>
      <text:h text:style-name="Default" text:outline-level="1">365 <text:s/><text:span text:style-name="style5">bool </text:span><text:span text:style-name="style11">Place</text:span><text:span text:style-name="style10">::</text:span><text:span text:style-name="style11">Mouse</text:span><text:span text:style-name="style10">( </text:span><text:span text:style-name="style5">int </text:span><text:span text:style-name="style11">b</text:span><text:span text:style-name="style10">, 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</text:span></text:h>
      <text:h text:style-name="Default" text:outline-level="1">366 <text:s/><text:span text:style-name="style10">{ </text:span><text:span text:style-name="style5">if</text:span><text:span text:style-name="style10">( </text:span><text:span text:style-name="style11">extPush </text:span><text:span text:style-name="style10">)</text:span><text:span text:style-name="style5">return </text:span><text:span text:style-name="style11">extPush</text:span><text:span text:style-name="style10">( </text:span><text:span text:style-name="style11">b</text:span><text:span text:style-name="style10">,</text:span><text:span text:style-name="style11">x</text:span><text:span text:style-name="style10">,</text:span><text:span text:style-name="style11">y </text:span><text:span text:style-name="style10">); </text:span><text:span text:style-name="style5">else</text:span></text:h>
      <text:h text:style-name="Default" text:outline-level="1">367 <text:s text:c="3"/><text:span text:style-name="style5">if</text:span><text:span text:style-name="style10">( </text:span><text:span text:style-name="style11">Site</text:span><text:span text:style-name="style10">-&gt;</text:span><text:span text:style-name="style11">extPush </text:span><text:span text:style-name="style10">)</text:span><text:span text:style-name="style5">return </text:span><text:span text:style-name="style11">Site</text:span><text:span text:style-name="style10">-&gt;</text:span><text:span text:style-name="style11">extPush</text:span><text:span text:style-name="style10">( </text:span><text:span text:style-name="style11">b</text:span><text:span text:style-name="style10">,</text:span><text:span text:style-name="style11">x</text:span><text:span text:style-name="style10">+</text:span><text:span text:style-name="style11">pX</text:span><text:span text:style-name="style10">,</text:span><text:span text:style-name="style11">y</text:span><text:span text:style-name="style10">-</text:span><text:span text:style-name="style11">pY</text:span><text:span text:style-name="style10">-</text:span><text:span text:style-name="style11">Height</text:span><text:span text:style-name="style10">+</text:span><text:span text:style-name="style11">Site</text:span><text:span text:style-name="style10">-&gt;</text:span><text:span text:style-name="style11">Height </text:span><text:span text:style-name="style10">);</text:span></text:h>
      <text:h text:style-name="Default" text:outline-level="1">368 <text:s text:c="3"/><text:span text:style-name="style5">return false</text:span><text:span text:style-name="style10">;</text:span></text:h>
      <text:h text:style-name="Default" text:outline-level="1">369 <text:s/><text:span text:style-name="style10">} </text:span><text:span text:style-name="style2">// <text:s text:c="37"/>предотвращение рекурсии прерываний</text:span></text:h>
      <text:h text:style-name="Default" text:outline-level="1">370 <text:s/><text:span text:style-name="style9">#define call if( !isMouse){ isMouse=true; glContext S(this); bool ret=P-&gt;Mouse(</text:span></text:h>
      <text:h text:style-name="Default" text:outline-level="1">371 <text:s/><text:span text:style-name="style9">#define end ); if( ret ){ if( P==this )Save().Refresh(); else P-&gt;Show(); } <text:s text:c="2"/>\</text:span></text:h>
      <text:h text:style-name="Default" text:outline-level="1">372 <text:s text:c="61"/><text:span text:style-name="style9">isMouse=false; }</text:span></text:h>
      <text:h text:style-name="Default" text:outline-level="1"><text:soft-page-break/>373 <text:s/><text:span text:style-name="style5">void </text:span><text:span text:style-name="style11">Window</text:span><text:span text:style-name="style10">::</text:span><text:span text:style-name="style11">PutMouse</text:span><text:span text:style-name="style10">( </text:span><text:span text:style-name="style11">UINT State</text:span><text:span text:style-name="style10">, 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</text:span></text:h>
      <text:h text:style-name="Default" text:outline-level="1">374 <text:s/><text:span text:style-name="style10">{ </text:span><text:span text:style-name="style5">switch</text:span><text:span text:style-name="style10">( </text:span><text:span text:style-name="style11">State </text:span><text:span text:style-name="style10">) <text:s text:c="23"/></text:span><text:span text:style-name="style2">// ? ( и как теперь с виртуальностью )</text:span></text:h>
      <text:h text:style-name="Default" text:outline-level="1">375 <text:s text:c="3"/><text:span text:style-name="style10">{ </text:span><text:span text:style-name="style5">case </text:span><text:span text:style-name="style11">WM_MOUSEMOVE <text:s text:c="3"/></text:span><text:span text:style-name="style10">: </text:span><text:span text:style-name="style5">break</text:span><text:span text:style-name="style10">; <text:s text:c="7"/></text:span><text:span text:style-name="style2">// ? контекст OpenGL не сверяется</text:span></text:h>
      <text:h text:style-name="Default" text:outline-level="1">376 <text:s text:c="5"/><text:span text:style-name="style5">case </text:span><text:span text:style-name="style11">WM_LBUTTONDBLCLK</text:span><text:span text:style-name="style10">: <text:s text:c="14"/></text:span><text:span text:style-name="style2">// - мышка ставит его сама</text:span></text:h>
      <text:h text:style-name="Default" text:outline-level="1">377 <text:s text:c="5"/><text:span text:style-name="style5">case </text:span><text:span text:style-name="style11">WM_LBUTTONDOWN <text:s/></text:span><text:span text:style-name="style10">: </text:span><text:span text:style-name="style11">MouseState </text:span><text:span text:style-name="style10">|= <text:s/></text:span><text:span text:style-name="style11">_MouseLeft</text:span><text:span text:style-name="style10">; <text:s text:c="2"/></text:span><text:span text:style-name="style5">break</text:span><text:span text:style-name="style10">;</text:span></text:h>
      <text:h text:style-name="Default" text:outline-level="1">378 <text:s text:c="5"/><text:span text:style-name="style5">case </text:span><text:span text:style-name="style11">WM_LBUTTONUP <text:s text:c="3"/></text:span><text:span text:style-name="style10">: </text:span><text:span text:style-name="style11">MouseState </text:span><text:span text:style-name="style10">&amp;= ~</text:span><text:span text:style-name="style11">_MouseLeft</text:span><text:span text:style-name="style10">; <text:s text:c="2"/></text:span><text:span text:style-name="style5">break</text:span><text:span text:style-name="style10">;</text:span></text:h>
      <text:h text:style-name="Default" text:outline-level="1">379 <text:s text:c="5"/><text:span text:style-name="style5">case </text:span><text:span text:style-name="style11">WM_RBUTTONDBLCLK</text:span><text:span text:style-name="style10">:</text:span></text:h>
      <text:h text:style-name="Default" text:outline-level="1">380 <text:s text:c="5"/><text:span text:style-name="style5">case </text:span><text:span text:style-name="style11">WM_RBUTTONDOWN <text:s/></text:span><text:span text:style-name="style10">: </text:span><text:span text:style-name="style11">MouseState </text:span><text:span text:style-name="style10">|= <text:s/></text:span><text:span text:style-name="style11">_MouseRight</text:span><text:span text:style-name="style10">; <text:s/></text:span><text:span text:style-name="style5">break</text:span><text:span text:style-name="style10">;</text:span></text:h>
      <text:h text:style-name="Default" text:outline-level="1">381 <text:s text:c="5"/><text:span text:style-name="style5">case </text:span><text:span text:style-name="style11">WM_RBUTTONUP <text:s text:c="3"/></text:span><text:span text:style-name="style10">: </text:span><text:span text:style-name="style11">MouseState </text:span><text:span text:style-name="style10">&amp;= ~</text:span><text:span text:style-name="style11">_MouseRight</text:span><text:span text:style-name="style10">; <text:s/></text:span><text:span text:style-name="style5">break</text:span><text:span text:style-name="style10">;</text:span></text:h>
      <text:h text:style-name="Default" text:outline-level="1">382 <text:s text:c="5"/><text:span text:style-name="style5">case </text:span><text:span text:style-name="style11">WM_MBUTTONDBLCLK</text:span><text:span text:style-name="style10">:</text:span></text:h>
      <text:h text:style-name="Default" text:outline-level="1">383 <text:s text:c="5"/><text:span text:style-name="style5">case </text:span><text:span text:style-name="style11">WM_MBUTTONDOWN <text:s/></text:span><text:span text:style-name="style10">: </text:span><text:span text:style-name="style11">MouseState </text:span><text:span text:style-name="style10">|= <text:s/></text:span><text:span text:style-name="style11">_MouseMiddle</text:span><text:span text:style-name="style10">; </text:span><text:span text:style-name="style5">break</text:span><text:span text:style-name="style10">;</text:span></text:h>
      <text:h text:style-name="Default" text:outline-level="1">384 <text:s text:c="5"/><text:span text:style-name="style5">case </text:span><text:span text:style-name="style11">WM_MBUTTONUP <text:s text:c="3"/></text:span><text:span text:style-name="style10">: </text:span><text:span text:style-name="style11">MouseState </text:span><text:span text:style-name="style10">&amp;= ~</text:span><text:span text:style-name="style11">_MouseMiddle</text:span><text:span text:style-name="style10">; </text:span><text:span text:style-name="style5">break</text:span><text:span text:style-name="style10">;</text:span></text:h>
      <text:h text:style-name="Default" text:outline-level="1">385 <text:s text:c="5"/><text:span text:style-name="style5">case </text:span><text:span text:style-name="style11">WM_MOUSEWHEEL <text:s text:c="2"/></text:span><text:span text:style-name="style10">: </text:span><text:span text:style-name="style11">MouseState </text:span><text:span text:style-name="style10">= <text:s text:c="2"/></text:span><text:span text:style-name="style11">_MouseWheel</text:span><text:span text:style-name="style10">; <text:s/></text:span><text:span text:style-name="style5">break</text:span><text:span text:style-name="style10">; </text:span><text:span text:style-name="style2">// сдвиг</text:span></text:h>
      <text:h text:style-name="Default" text:outline-level="1">386 <text:s text:c="4"/><text:span text:style-name="style5">default</text:span><text:span text:style-name="style10">: </text:span><text:span text:style-name="style11">MouseState</text:span><text:span text:style-name="style10">=</text:span><text:span text:style-name="style4">0</text:span><text:span text:style-name="style10">; </text:span><text:span text:style-name="style5">return</text:span><text:span text:style-name="style10">;</text:span></text:h>
      <text:h text:style-name="Default" text:outline-level="1">387 <text:s text:c="3"/><text:span text:style-name="style10">}</text:span></text:h>
      <text:h text:style-name="Default" text:outline-level="1">388 <text:s text:c="3"/><text:span text:style-name="style5">if</text:span><text:span text:style-name="style10">( </text:span><text:span text:style-name="style11">MouseState</text:span><text:span text:style-name="style10">==</text:span><text:span text:style-name="style11">_MouseWheel </text:span><text:span text:style-name="style10">) <text:s text:c="10"/></text:span><text:span text:style-name="style2">// прокрутка проходит сама по себе</text:span></text:h>
      <text:h text:style-name="Default" text:outline-level="1">389 <text:s text:c="3"/><text:span text:style-name="style10">{ </text:span><text:span text:style-name="style5">if</text:span><text:span text:style-name="style10">( </text:span><text:span text:style-name="style11">y</text:span><text:span text:style-name="style10">||</text:span><text:span text:style-name="style11">x </text:span><text:span text:style-name="style10">) <text:s text:c="27"/></text:span><text:span text:style-name="style2">// колёсико не привязано к площадке??</text:span></text:h>
      <text:h text:style-name="Default" text:outline-level="1">390 <text:s text:c="5"/><text:span text:style-name="style5">if</text:span><text:span text:style-name="style10">( !</text:span><text:span text:style-name="style11">isMouse </text:span><text:span text:style-name="style10">)</text:span></text:h>
      <text:h text:style-name="Default" text:outline-level="1">391 <text:s text:c="5"/><text:span text:style-name="style10">{ </text:span><text:span text:style-name="style11">isMouse</text:span><text:span text:style-name="style10">=</text:span><text:span text:style-name="style5">true</text:span><text:span text:style-name="style10">; </text:span><text:span text:style-name="style11">glContext S</text:span><text:span text:style-name="style10">( </text:span><text:span text:style-name="style5">this </text:span><text:span text:style-name="style10">); </text:span><text:span text:style-name="style5">bool </text:span><text:span text:style-name="style11">ret</text:span><text:span text:style-name="style10">=</text:span><text:span text:style-name="style11">Mouse</text:span><text:span text:style-name="style10">( </text:span><text:span text:style-name="style11">_MouseWheel</text:span><text:span text:style-name="style10">,</text:span><text:span text:style-name="style11">x</text:span><text:span text:style-name="style10">,</text:span><text:span text:style-name="style11">y </text:span><text:span text:style-name="style10">);</text:span></text:h>
      <text:h text:style-name="Default" text:outline-level="1">392 <text:s text:c="7"/><text:span text:style-name="style5">if</text:span><text:span text:style-name="style10">( </text:span><text:span text:style-name="style11">ret </text:span><text:span text:style-name="style10">)</text:span><text:span text:style-name="style11">Save</text:span><text:span text:style-name="style10">().</text:span><text:span text:style-name="style11">Refresh</text:span><text:span text:style-name="style10">(); </text:span><text:span text:style-name="style11">isMouse</text:span><text:span text:style-name="style10">=</text:span><text:span text:style-name="style5">false</text:span><text:span text:style-name="style10">; </text:span><text:span text:style-name="style11">MouseState</text:span><text:span text:style-name="style10">=</text:span><text:span text:style-name="style4">0</text:span><text:span text:style-name="style10">;</text:span></text:h>
      <text:h text:style-name="Default" text:outline-level="1">393 <text:s text:c="5"/><text:span text:style-name="style10">}</text:span></text:h>
      <text:h text:style-name="Default" text:outline-level="1">394 <text:s text:c="3"/><text:span text:style-name="style10">} </text:span><text:span text:style-name="style5">else</text:span></text:h>
      <text:h text:style-name="Default" text:outline-level="1">395 <text:s text:c="3"/><text:span text:style-name="style10">{ </text:span><text:span text:style-name="style11">Place </text:span><text:span text:style-name="style10">*</text:span><text:span text:style-name="style11">P</text:span><text:span text:style-name="style10">=</text:span><text:span text:style-name="style5">this</text:span><text:span text:style-name="style10">; </text:span><text:span text:style-name="style5">int </text:span><text:span text:style-name="style11">px</text:span><text:span text:style-name="style10">=</text:span><text:span text:style-name="style11">x</text:span><text:span text:style-name="style10">,</text:span><text:span text:style-name="style11">py</text:span><text:span text:style-name="style10">=</text:span><text:span text:style-name="style11">y</text:span><text:span text:style-name="style10">; <text:s text:c="8"/></text:span><text:span text:style-name="style2">// <text:s text:c="2"/>поиск последней/верхней площадки</text:span></text:h>
      <text:h text:style-name="Default" text:outline-level="1">396 <text:s text:c="5"/><text:span text:style-name="style5">for</text:span><text:span text:style-name="style10">( </text:span><text:span text:style-name="style11">Place </text:span><text:span text:style-name="style10">*</text:span><text:span text:style-name="style11">S</text:span><text:span text:style-name="style10">=</text:span><text:span text:style-name="style11">P</text:span><text:span text:style-name="style10">; </text:span><text:span text:style-name="style11">S</text:span><text:span text:style-name="style10">; </text:span><text:span text:style-name="style11">S</text:span><text:span text:style-name="style10">=</text:span><text:span text:style-name="style11">S</text:span><text:span text:style-name="style10">-&gt;</text:span><text:span text:style-name="style11">Up </text:span><text:span text:style-name="style10">) <text:s text:c="8"/></text:span><text:span text:style-name="style2">// <text:s text:c="5"/>по общему списку их наложений</text:span></text:h>
      <text:h text:style-name="Default" text:outline-level="1">397 <text:s text:c="5"/><text:span text:style-name="style10">{ </text:span><text:span text:style-name="style5">int </text:span><text:span text:style-name="style11">_x</text:span><text:span text:style-name="style10">=</text:span><text:span text:style-name="style11">x</text:span><text:span text:style-name="style10">-</text:span><text:span text:style-name="style11">S</text:span><text:span text:style-name="style10">-&gt;</text:span><text:span text:style-name="style11">pX</text:span><text:span text:style-name="style10">,</text:span><text:span text:style-name="style11">_y</text:span><text:span text:style-name="style10">=</text:span><text:span text:style-name="style11">y</text:span><text:span text:style-name="style10">+</text:span><text:span text:style-name="style11">S</text:span><text:span text:style-name="style10">-&gt;</text:span><text:span text:style-name="style11">pY</text:span><text:span text:style-name="style10">-</text:span><text:span text:style-name="style11">Height</text:span><text:span text:style-name="style10">+</text:span><text:span text:style-name="style11">S</text:span><text:span text:style-name="style10">-&gt;</text:span><text:span text:style-name="style11">Height</text:span><text:span text:style-name="style10">; </text:span><text:span text:style-name="style2">// <text:s text:c="6"/>выход будет успешным</text:span></text:h>
      <text:h text:style-name="Default" text:outline-level="1">398 <text:s text:c="7"/><text:span text:style-name="style5">if</text:span><text:span text:style-name="style10">( </text:span><text:span text:style-name="style5">unsigned</text:span><text:span text:style-name="style10">( </text:span><text:span text:style-name="style11">_y </text:span><text:span text:style-name="style10">)&lt;=</text:span><text:span text:style-name="style5">unsigned</text:span><text:span text:style-name="style10">( </text:span><text:span text:style-name="style11">S</text:span><text:span text:style-name="style10">-&gt;</text:span><text:span text:style-name="style11">Height </text:span><text:span text:style-name="style10">)</text:span></text:h>
      <text:h text:style-name="Default" text:outline-level="1">399 <text:s text:c="8"/><text:span text:style-name="style10">&amp;&amp; </text:span><text:span text:style-name="style5">unsigned</text:span><text:span text:style-name="style10">( </text:span><text:span text:style-name="style11">_x </text:span><text:span text:style-name="style10">)&lt;=</text:span><text:span text:style-name="style5">unsigned</text:span><text:span text:style-name="style10">( </text:span><text:span text:style-name="style11">S</text:span><text:span text:style-name="style10">-&gt;</text:span><text:span text:style-name="style11">Width </text:span><text:span text:style-name="style10">) ){ </text:span><text:span text:style-name="style11">P</text:span><text:span text:style-name="style10">=</text:span><text:span text:style-name="style11">S</text:span><text:span text:style-name="style10">; </text:span><text:span text:style-name="style11">py</text:span><text:span text:style-name="style10">=</text:span><text:span text:style-name="style11">_y</text:span><text:span text:style-name="style10">,</text:span><text:span text:style-name="style11">px</text:span><text:span text:style-name="style10">=</text:span><text:span text:style-name="style11">_x</text:span><text:span text:style-name="style10">; }</text:span></text:h>
      <text:h text:style-name="Default" text:outline-level="1">400 <text:s text:c="5"/><text:span text:style-name="style10">} <text:s text:c="36"/></text:span><text:span text:style-name="style2">// <text:s/>рекурсия мышиных прерываний c</text:span></text:h>
      <text:h text:style-name="Default" text:outline-level="1">401 <text:s text:c="5"/><text:span text:style-name="style5">if</text:span><text:span text:style-name="style10">( !</text:span><text:span text:style-name="style11">MouseState </text:span><text:span text:style-name="style10">) <text:s text:c="20"/></text:span><text:span text:style-name="style2">// <text:s/>координатами предыдущих вхождений</text:span></text:h>
      <text:h text:style-name="Default" text:outline-level="1">402 <text:s text:c="5"/><text:span text:style-name="style10">{ </text:span><text:span text:style-name="style5">if</text:span><text:span text:style-name="style10">( </text:span><text:span text:style-name="style11">xo</text:span><text:span text:style-name="style10">&lt;-</text:span><text:span text:style-name="style4">1 </text:span><text:span text:style-name="style10">)</text:span><text:span text:style-name="style11">ClipCursor</text:span><text:span text:style-name="style10">( </text:span><text:span text:style-name="style11">NULL </text:span><text:span text:style-name="style10">); </text:span><text:span text:style-name="style11">xo</text:span><text:span text:style-name="style10">=</text:span><text:span text:style-name="style11">yo</text:span><text:span text:style-name="style10">=-</text:span><text:span text:style-name="style4">1</text:span><text:span text:style-name="style10">; <text:s text:c="5"/></text:span><text:span text:style-name="style2">// <text:s/>yo=-1 окно не захвачено</text:span></text:h>
      <text:h text:style-name="Default" text:outline-level="1">403 <text:s text:c="7"/><text:span text:style-name="style11">call px</text:span><text:span text:style-name="style10">,</text:span><text:span text:style-name="style11">py </text:span><text:span text:style-name="style16">end</text:span></text:h>
      <text:h text:style-name="Default" text:outline-level="1">404 <text:s text:c="5"/><text:span text:style-name="style10">} </text:span><text:span text:style-name="style5">else</text:span></text:h>
      <text:h text:style-name="Default" text:outline-level="1">405 <text:s text:c="5"/><text:span text:style-name="style10">{ </text:span><text:span text:style-name="style5">if</text:span><text:span text:style-name="style10">( </text:span><text:span text:style-name="style11">WinAsyncKeyStates</text:span><text:span text:style-name="style10">()==</text:span><text:span text:style-name="style11">L_ALT </text:span><text:span text:style-name="style10">&amp;&amp; </text:span><text:span text:style-name="style11">MouseState</text:span><text:span text:style-name="style10">==</text:span><text:span text:style-name="style11">_MouseLeft </text:span><text:span text:style-name="style10">)</text:span></text:h>
      <text:h text:style-name="Default" text:outline-level="1">406 <text:s text:c="7"/><text:span text:style-name="style10">{ </text:span><text:span text:style-name="style5">if</text:span><text:span text:style-name="style10">( </text:span><text:span text:style-name="style11">xo</text:span><text:span text:style-name="style10">&lt;-</text:span><text:span text:style-name="style4">1 </text:span><text:span text:style-name="style10">)</text:span><text:span text:style-name="style11">ClipCursor</text:span><text:span text:style-name="style10">( </text:span><text:span text:style-name="style11">NULL </text:span><text:span text:style-name="style10">);</text:span></text:h>
      <text:h text:style-name="Default" text:outline-level="1">407 <text:s text:c="9"/><text:span text:style-name="style5">if</text:span><text:span text:style-name="style10">( </text:span><text:span text:style-name="style11">yo</text:span><text:span text:style-name="style10">&lt;</text:span><text:span text:style-name="style4">0 </text:span><text:span text:style-name="style10">)</text:span><text:span text:style-name="style11">xo</text:span><text:span text:style-name="style10">=</text:span><text:span text:style-name="style11">x</text:span><text:span text:style-name="style10">,</text:span><text:span text:style-name="style11">yo</text:span><text:span text:style-name="style10">=</text:span><text:span text:style-name="style11">y</text:span><text:span text:style-name="style10">; </text:span><text:span text:style-name="style5">else <text:s text:c="4"/></text:span><text:span text:style-name="style2">// перемещение окна left&lt;Alt&gt; и left&lt;Btn&gt;</text:span></text:h>
      <text:h text:style-name="Default" text:outline-level="1">408 <text:s text:c="9"/><text:span text:style-name="style5">if</text:span><text:span text:style-name="style10">( </text:span><text:span text:style-name="style11">x</text:span><text:span text:style-name="style10">!=</text:span><text:span text:style-name="style11">xo </text:span><text:span text:style-name="style10">|| </text:span><text:span text:style-name="style11">y</text:span><text:span text:style-name="style10">!=</text:span><text:span text:style-name="style11">yo </text:span><text:span text:style-name="style10">)</text:span><text:span text:style-name="style11">Locate</text:span></text:h>
      <text:h text:style-name="Default" text:outline-level="1">409 <text:s text:c="9"/><text:span text:style-name="style10">( </text:span><text:span text:style-name="style11">WindowX</text:span><text:span text:style-name="style10">+</text:span><text:span text:style-name="style11">x</text:span><text:span text:style-name="style10">-</text:span><text:span text:style-name="style11">xo</text:span><text:span text:style-name="style10">-(</text:span><text:span text:style-name="style11">Title</text:span><text:span text:style-name="style10">?</text:span><text:span text:style-name="style11">GetSystemMetrics</text:span><text:span text:style-name="style10">(</text:span><text:span text:style-name="style11">SM_CXSIZEFRAME</text:span><text:span text:style-name="style10">):</text:span><text:span text:style-name="style4">1 </text:span><text:span text:style-name="style10">),</text:span></text:h>
      <text:h text:style-name="Default" text:outline-level="1">410 <text:s text:c="11"/><text:span text:style-name="style11">WindowY</text:span><text:span text:style-name="style10">+</text:span><text:span text:style-name="style11">y</text:span><text:span text:style-name="style10">-</text:span><text:span text:style-name="style11">yo</text:span><text:span text:style-name="style10">-(</text:span><text:span text:style-name="style11">Title</text:span><text:span text:style-name="style10">?</text:span><text:span text:style-name="style11">GetSystemMetrics</text:span><text:span text:style-name="style10">(</text:span><text:span text:style-name="style11">SM_CYSIZEFRAME</text:span><text:span text:style-name="style10">)</text:span></text:h>
      <text:h text:style-name="Default" text:outline-level="1">411 <text:s text:c="29"/><text:span text:style-name="style10">+ </text:span><text:span text:style-name="style11">GetSystemMetrics</text:span><text:span text:style-name="style10">(</text:span><text:span text:style-name="style11">SM_CYCAPTION</text:span><text:span text:style-name="style10">):</text:span><text:span text:style-name="style4">1</text:span><text:span text:style-name="style10">),</text:span><text:span text:style-name="style11">Width</text:span><text:span text:style-name="style10">,</text:span><text:span text:style-name="style11">Height</text:span><text:span text:style-name="style10">);</text:span></text:h>
      <text:h text:style-name="Default" text:outline-level="1">412 <text:s text:c="7"/><text:span text:style-name="style10">} </text:span><text:span text:style-name="style5">else if</text:span><text:span text:style-name="style10">( </text:span><text:span text:style-name="style11">yo</text:span><text:span text:style-name="style10">&gt;=</text:span><text:span text:style-name="style4">0 </text:span><text:span text:style-name="style10">)</text:span><text:span text:style-name="style11">yo</text:span><text:span text:style-name="style10">=-</text:span><text:span text:style-name="style4">1</text:span><text:span text:style-name="style10">; </text:span><text:span text:style-name="style5">else</text:span></text:h>
      <text:h text:style-name="Default" text:outline-level="1">413 <text:s text:c="7"/><text:span text:style-name="style10">{ </text:span><text:span text:style-name="style11">POINT LU</text:span><text:span text:style-name="style10">={ </text:span><text:span text:style-name="style11">P</text:span><text:span text:style-name="style10">-&gt;</text:span><text:span text:style-name="style11">pX</text:span><text:span text:style-name="style10">,</text:span><text:span text:style-name="style11">Height</text:span><text:span text:style-name="style10">-</text:span><text:span text:style-name="style11">P</text:span><text:span text:style-name="style10">-&gt;</text:span><text:span text:style-name="style11">pY</text:span><text:span text:style-name="style10">-</text:span><text:span text:style-name="style11">P</text:span><text:span text:style-name="style10">-&gt;</text:span><text:span text:style-name="style11">Height </text:span><text:span text:style-name="style10">}; </text:span><text:span text:style-name="style11">ClientToScreen</text:span><text:span text:style-name="style10">( </text:span><text:span text:style-name="style11">hWnd</text:span><text:span text:style-name="style10">,&amp;</text:span><text:span text:style-name="style11">LU </text:span><text:span text:style-name="style10">);</text:span></text:h>
      <text:h text:style-name="Default" text:outline-level="1">414 <text:s text:c="9"/><text:span text:style-name="style5">if</text:span><text:span text:style-name="style10">( </text:span><text:span text:style-name="style11">xo</text:span><text:span text:style-name="style10">!=-</text:span><text:span text:style-name="style4">2 </text:span><text:span text:style-name="style10">) <text:s text:c="13"/></text:span><text:span text:style-name="style2">// xo=-2 - установлено ограничение хода мышки</text:span></text:h>
      <text:h text:style-name="Default" text:outline-level="1">415 <text:s text:c="9"/><text:span text:style-name="style10">{ </text:span><text:span text:style-name="style11">RECT RC</text:span><text:span text:style-name="style10">={</text:span><text:span text:style-name="style11">LU</text:span><text:span text:style-name="style10">.</text:span><text:span text:style-name="style11">x</text:span><text:span text:style-name="style10">,</text:span><text:span text:style-name="style11">LU</text:span><text:span text:style-name="style10">.</text:span><text:span text:style-name="style11">y</text:span><text:span text:style-name="style10">,</text:span><text:span text:style-name="style11">LU</text:span><text:span text:style-name="style10">.</text:span><text:span text:style-name="style11">x</text:span><text:span text:style-name="style10">+</text:span><text:span text:style-name="style11">P</text:span><text:span text:style-name="style10">-&gt;</text:span><text:span text:style-name="style11">Width</text:span><text:span text:style-name="style10">,</text:span><text:span text:style-name="style11">LU</text:span><text:span text:style-name="style10">.</text:span><text:span text:style-name="style11">y</text:span><text:span text:style-name="style10">+</text:span><text:span text:style-name="style11">P</text:span><text:span text:style-name="style10">-&gt;</text:span><text:span text:style-name="style11">Height</text:span><text:span text:style-name="style10">}; </text:span><text:span text:style-name="style11">ClipCursor</text:span><text:span text:style-name="style10">(&amp;</text:span><text:span text:style-name="style11">RC</text:span><text:span text:style-name="style10">);</text:span></text:h>
      <text:h text:style-name="Default" text:outline-level="1">416 <text:s text:c="9"/><text:span text:style-name="style10">} </text:span><text:span text:style-name="style11">call MouseState</text:span><text:span text:style-name="style10">,</text:span><text:span text:style-name="style11">px</text:span><text:span text:style-name="style10">,</text:span><text:span text:style-name="style11">py </text:span><text:span text:style-name="style16">end </text:span><text:span text:style-name="style11">xo</text:span><text:span text:style-name="style10">=-</text:span><text:span text:style-name="style4">2</text:span><text:span text:style-name="style10">;</text:span></text:h>
      <text:h text:style-name="Default" text:outline-level="1">417 <text:s text:c="7"/><text:span text:style-name="style10">}</text:span></text:h>
      <text:h text:style-name="Default" text:outline-level="1">418 <text:s text:c="5"/><text:span text:style-name="style10">} </text:span><text:span text:style-name="style2">// MouseState &amp;= ~_MouseWheel;</text:span></text:h>
      <text:h text:style-name="Default" text:outline-level="1">419 <text:s text:c="3"/><text:span text:style-name="style10">} </text:span><text:span text:style-name="style11">WinExecute</text:span><text:span text:style-name="style10">( </text:span><text:span text:style-name="style11">hWnd <text:s/></text:span><text:span text:style-name="style10">);</text:span></text:h>
      <text:h text:style-name="Default" text:outline-level="1">420 <text:s/><text:span text:style-name="style10">}</text:span></text:h>
      <text:h text:style-name="Default" text:outline-level="1">421 <text:s/><text:span text:style-name="style15">//! <text:s/>Прямое и параллельное обращение к таймеру с соблюдением очередей Windows</text:span></text:h>
      <text:h text:style-name="Default" text:outline-level="1">422 <text:s/><text:span text:style-name="style15">//! <text:s text:c="5"/>(все расчеты в миллисекундах, опрокидывание через 49,7 суток)</text:span></text:h>
      <text:h text:style-name="Default" text:outline-level="1">423 <text:s/><text:span text:style-name="style15">//!</text:span></text:h>
      <text:h text:style-name="Default" text:outline-level="1">424 <text:s/><text:span text:style-name="style11">DWORD </text:span><text:span text:style-name="style5">volatile </text:span><text:span text:style-name="style11">RealTime</text:span><text:span text:style-name="style10">=</text:span><text:span text:style-name="style4">0</text:span><text:span text:style-name="style10">, <text:s text:c="10"/></text:span><text:span text:style-name="style2">// время исполнения параллельной процедуры</text:span></text:h>
      <text:h text:style-name="Default" text:outline-level="1">425 <text:s text:c="16"/><text:span text:style-name="style11">StartTime</text:span><text:span text:style-name="style10">=</text:span><text:span text:style-name="style11">GetTickCount</text:span><text:span text:style-name="style10">(); </text:span><text:span text:style-name="style2">// тики[мс] от времени запуска Windows</text:span></text:h>
      <text:h text:style-name="Default" text:outline-level="1">426 <text:s/><text:span text:style-name="style11">DWORD GetTime</text:span><text:span text:style-name="style10">(){ </text:span><text:span text:style-name="style11">DWORD T</text:span><text:span text:style-name="style10">=</text:span><text:span text:style-name="style11">GetTickCount</text:span><text:span text:style-name="style10">(); </text:span><text:span text:style-name="style5">if</text:span><text:span text:style-name="style10">(</text:span><text:span text:style-name="style11">StartTime</text:span><text:span text:style-name="style10">&gt;</text:span><text:span text:style-name="style11">T</text:span><text:span text:style-name="style10">)</text:span><text:span text:style-name="style11">StartTime</text:span><text:span text:style-name="style10">=</text:span><text:span text:style-name="style11">T</text:span><text:span text:style-name="style10">; </text:span><text:span text:style-name="style5">return </text:span><text:span text:style-name="style11">T</text:span><text:span text:style-name="style10">; }</text:span></text:h>
      <text:h text:style-name="Default" text:outline-level="1">427 <text:s/><text:span text:style-name="style11">DWORD ElapsedTime</text:span><text:span text:style-name="style10">(){ </text:span><text:span text:style-name="style5">return </text:span><text:span text:style-name="style11">GetTickCount</text:span><text:span text:style-name="style10">()-</text:span><text:span text:style-name="style11">StartTime</text:span><text:span text:style-name="style10">; } </text:span><text:span text:style-name="style2">// <text:s/>от старта программы</text:span></text:h>
      <text:h text:style-name="Default" text:outline-level="1">428 <text:s/></text:h>
      <text:h text:style-name="Default" text:outline-level="1">429 <text:s/><text:span text:style-name="style5">bool </text:span><text:span text:style-name="style11">Window</text:span><text:span text:style-name="style10">::</text:span><text:span text:style-name="style11">Timer</text:span><text:span text:style-name="style10">()</text:span><text:span text:style-name="style2">// контроль транзакций, вызов процедуры внешнего исполнения</text:span></text:h>
      <text:h text:style-name="Default" text:outline-level="1">430 <text:s text:c="4"/><text:span text:style-name="style10">{ </text:span><text:span text:style-name="style5">if</text:span><text:span text:style-name="style10">( </text:span><text:span text:style-name="style11">extTime </text:span><text:span text:style-name="style10">)</text:span><text:span text:style-name="style5">return </text:span><text:span text:style-name="style11">extTime</text:span><text:span text:style-name="style10">(); </text:span><text:span text:style-name="style5">return false</text:span><text:span text:style-name="style10">;</text:span></text:h>
      <text:h text:style-name="Default" text:outline-level="1">431 <text:s text:c="4"/><text:span text:style-name="style10">}</text:span></text:h>
      <text:h text:style-name="Default" text:outline-level="1">432 <text:s/><text:span text:style-name="style15">//! <text:s text:c="2"/>Общий таймер не привязан к Window::Place, задействуется лишь единожды</text:span></text:h>
      <text:h text:style-name="Default" text:outline-level="1">433 <text:s/><text:span text:style-name="style2">// <text:s text:c="3"/>и служит квотированию чистого времени вычислений mCon/mWork</text:span></text:h>
      <text:h text:style-name="Default" text:outline-level="1">434 <text:s/><text:span text:style-name="style2">// <text:s text:c="3"/>с задержками на визуализацию и команды внешнего управления mSec/mWait</text:span></text:h>
      <text:h text:style-name="Default" text:outline-level="1">435 <text:s/><text:span text:style-name="style2">// <text:s text:c="3"/>статика определений не полагает возможности рекурсии-реентерабельности</text:span></text:h>
      <text:h text:style-name="Default" text:outline-level="1">436 <text:s/><text:span text:style-name="style2">//</text:span></text:h>
      <text:h text:style-name="Default" text:outline-level="1">437 <text:s/><text:span text:style-name="style5">static bool </text:span><text:span text:style-name="style10">(*</text:span><text:span text:style-name="style11">extFree</text:span><text:span text:style-name="style10">)()=</text:span><text:span text:style-name="style11">NULL</text:span><text:span text:style-name="style10">; <text:s text:c="5"/></text:span><text:span text:style-name="style2">// процедура главного вычислительного цикла</text:span></text:h>
      <text:h text:style-name="Default" text:outline-level="1">438 <text:s/><text:span text:style-name="style5">static </text:span><text:span text:style-name="style11">DWORD mWait</text:span><text:span text:style-name="style10">=</text:span><text:span text:style-name="style4">0</text:span><text:span text:style-name="style10">,</text:span><text:span text:style-name="style11">mWork</text:span><text:span text:style-name="style10">=</text:span><text:span text:style-name="style4">0</text:span><text:span text:style-name="style10">; <text:s text:c="6"/></text:span><text:span text:style-name="style2">// время задержки и циклов по исполнению</text:span></text:h>
      <text:h text:style-name="Default" text:outline-level="1">439 <text:s/><text:span text:style-name="style5">static </text:span><text:span text:style-name="style11">UINT_PTR tId</text:span><text:span text:style-name="style10">=</text:span><text:span text:style-name="style4">16</text:span><text:span text:style-name="style10">; <text:s text:c="12"/></text:span><text:span text:style-name="style2">// идентификатор нового прерывания</text:span></text:h>
      <text:h text:style-name="Default" text:outline-level="1">440 <text:s/></text:h>
      <text:h text:style-name="Default" text:outline-level="1">441 <text:s/><text:span text:style-name="style5">static void </text:span><text:span text:style-name="style11">CALLBACK TimerProc</text:span><text:span text:style-name="style10">( </text:span><text:span text:style-name="style11">HWND hWind</text:span><text:span text:style-name="style10">,</text:span><text:span text:style-name="style11">UINT uMsg</text:span><text:span text:style-name="style10">,</text:span><text:span text:style-name="style11">UINT_PTR timerId</text:span><text:span text:style-name="style10">,</text:span><text:span text:style-name="style11">DWORD St</text:span><text:span text:style-name="style10">)</text:span></text:h>
      <text:h text:style-name="Default" text:outline-level="1"><text:soft-page-break/>442 <text:s/><text:span text:style-name="style10">{ </text:span><text:span text:style-name="style5">if</text:span><text:span text:style-name="style10">( </text:span><text:span text:style-name="style11">hWind </text:span><text:span text:style-name="style10">)</text:span></text:h>
      <text:h text:style-name="Default" text:outline-level="1">443 <text:s text:c="3"/><text:span text:style-name="style10">{ </text:span><text:span text:style-name="style11">Window </text:span><text:span text:style-name="style10">*</text:span><text:span text:style-name="style11">Win</text:span><text:span text:style-name="style10">=</text:span><text:span text:style-name="style11">Find</text:span><text:span text:style-name="style10">( </text:span><text:span text:style-name="style11">hWind </text:span><text:span text:style-name="style10">); <text:s text:c="6"/></text:span><text:span text:style-name="style2">// исполнение в контекстной среде</text:span></text:h>
      <text:h text:style-name="Default" text:outline-level="1">444 <text:s text:c="5"/><text:span text:style-name="style5">if</text:span><text:span text:style-name="style10">( </text:span><text:span text:style-name="style11">Win </text:span><text:span text:style-name="style10">)</text:span></text:h>
      <text:h text:style-name="Default" text:outline-level="1">445 <text:s text:c="5"/><text:span text:style-name="style10">{ </text:span><text:span text:style-name="style5">if</text:span><text:span text:style-name="style10">( !</text:span><text:span text:style-name="style11">Win</text:span><text:span text:style-name="style10">-&gt;</text:span><text:span text:style-name="style11">mSec </text:span><text:span text:style-name="style10">)</text:span><text:span text:style-name="style11">Win</text:span><text:span text:style-name="style10">-&gt;</text:span><text:span text:style-name="style11">isTimer</text:span><text:span text:style-name="style10">=</text:span><text:span text:style-name="style5">false</text:span><text:span text:style-name="style10">; </text:span><text:span text:style-name="style5">else</text:span></text:h>
      <text:h text:style-name="Default" text:outline-level="1">446 <text:s text:c="7"/><text:span text:style-name="style5">if</text:span><text:span text:style-name="style10">( !</text:span><text:span text:style-name="style11">Win</text:span><text:span text:style-name="style10">-&gt;</text:span><text:span text:style-name="style11">isTimer </text:span><text:span text:style-name="style10">)</text:span></text:h>
      <text:h text:style-name="Default" text:outline-level="1">447 <text:s text:c="7"/><text:span text:style-name="style10">{ </text:span><text:span text:style-name="style11">Win</text:span><text:span text:style-name="style10">-&gt;</text:span><text:span text:style-name="style11">isTimer</text:span><text:span text:style-name="style10">=</text:span><text:span text:style-name="style5">true</text:span><text:span text:style-name="style10">; </text:span><text:span text:style-name="style2">// настройка OpenGL контекстным эпилогом перерисовки</text:span></text:h>
      <text:h text:style-name="Default" text:outline-level="1">448 <text:s text:c="9"/><text:span text:style-name="style10">{ </text:span><text:span text:style-name="style11">glContext S</text:span><text:span text:style-name="style10">( </text:span><text:span text:style-name="style11">Win </text:span><text:span text:style-name="style10">); </text:span><text:span text:style-name="style5">if</text:span><text:span text:style-name="style10">( </text:span><text:span text:style-name="style11">Win</text:span><text:span text:style-name="style10">-&gt;</text:span><text:span text:style-name="style11">Timer</text:span><text:span text:style-name="style10">() )</text:span><text:span text:style-name="style11">Win</text:span><text:span text:style-name="style10">-&gt;</text:span><text:span text:style-name="style11">Save</text:span><text:span text:style-name="style10">().</text:span><text:span text:style-name="style11">Refresh</text:span><text:span text:style-name="style10">(); }</text:span></text:h>
      <text:h text:style-name="Default" text:outline-level="1">449 <text:s text:c="9"/><text:span text:style-name="style11">Win</text:span><text:span text:style-name="style10">-&gt;</text:span><text:span text:style-name="style11">isTimer</text:span><text:span text:style-name="style10">=</text:span><text:span text:style-name="style5">false</text:span><text:span text:style-name="style10">;</text:span></text:h>
      <text:h text:style-name="Default" text:outline-level="1">450 <text:s text:c="7"/><text:span text:style-name="style10">}</text:span></text:h>
      <text:h text:style-name="Default" text:outline-level="1">451 <text:s text:c="5"/><text:span text:style-name="style10">} </text:span><text:span text:style-name="style5">return</text:span><text:span text:style-name="style10">; <text:s text:c="23"/></text:span><text:span text:style-name="style2">// фиксируется фоновая подложка всего окна</text:span></text:h>
      <text:h text:style-name="Default" text:outline-level="1">452 <text:s text:c="3"/><text:span text:style-name="style10">}</text:span></text:h>
      <text:h text:style-name="Default" text:outline-level="1">453 <text:s text:c="3"/><text:span text:style-name="style5">if</text:span><text:span text:style-name="style10">( </text:span><text:span text:style-name="style11">tId</text:span><text:span text:style-name="style10">!=</text:span><text:span text:style-name="style11">timerId </text:span><text:span text:style-name="style10">)</text:span><text:span text:style-name="style5">return</text:span><text:span text:style-name="style10">; <text:s text:c="13"/></text:span><text:span text:style-name="style2">// всякие Sleep и т.п. пусть идут мимо</text:span></text:h>
      <text:h text:style-name="Default" text:outline-level="1">454 <text:s text:c="3"/><text:span text:style-name="style10">::</text:span><text:span text:style-name="style11">KillTimer</text:span><text:span text:style-name="style10">( </text:span><text:span text:style-name="style4">0</text:span><text:span text:style-name="style10">,</text:span><text:span text:style-name="style11">timerId </text:span><text:span text:style-name="style10">); <text:s text:c="13"/></text:span><text:span text:style-name="style2">// отключаем таймер, пока не изменился</text:span></text:h>
      <text:h text:style-name="Default" text:outline-level="1">455 <text:s text:c="3"/><text:span text:style-name="style5">if</text:span><text:span text:style-name="style10">( </text:span><text:span text:style-name="style11">extFree </text:span><text:span text:style-name="style10">) <text:s text:c="25"/></text:span><text:span text:style-name="style2">// запуск вычислений на заданное время</text:span></text:h>
      <text:h text:style-name="Default" text:outline-level="1">456 <text:s text:c="3"/><text:span text:style-name="style10">{ </text:span><text:span text:style-name="style11">DWORD Rt</text:span><text:span text:style-name="style10">,</text:span><text:span text:style-name="style11">T</text:span><text:span text:style-name="style10">; <text:s text:c="2"/></text:span><text:span text:style-name="style2">//, <text:s/>St=GetTickCount() -- отсчет начала приоритетных расчётов</text:span></text:h>
      <text:h text:style-name="Default" text:outline-level="1">457 <text:s text:c="5"/><text:span text:style-name="style5">do</text:span><text:span text:style-name="style10">{ </text:span><text:span text:style-name="style11">WinExecute</text:span><text:span text:style-name="style10">(); <text:s text:c="19"/></text:span><text:span text:style-name="style2">// выборка предыдущих операций Windows</text:span></text:h>
      <text:h text:style-name="Default" text:outline-level="1">458 <text:s text:c="7"/><text:span text:style-name="style11">T</text:span><text:span text:style-name="style10">=</text:span><text:span text:style-name="style11">GetTickCount</text:span><text:span text:style-name="style10">(); <text:s text:c="17"/></text:span><text:span text:style-name="style2">// отметка реального времени счёта</text:span></text:h>
      <text:h text:style-name="Default" text:outline-level="1">459 <text:s text:c="7"/><text:span text:style-name="style5">if</text:span><text:span text:style-name="style10">( !</text:span><text:span text:style-name="style11">extFree</text:span><text:span text:style-name="style10">() )</text:span><text:span text:style-name="style11">mWait</text:span><text:span text:style-name="style10">=</text:span><text:span text:style-name="style4">0</text:span><text:span text:style-name="style10">; <text:s text:c="10"/></text:span><text:span text:style-name="style15">//! исполнение или полный выход =false</text:span></text:h>
      <text:h text:style-name="Default" text:outline-level="1">460 <text:s text:c="7"/><text:span text:style-name="style11">RealTime</text:span><text:span text:style-name="style10">+=(</text:span><text:span text:style-name="style11">Rt</text:span><text:span text:style-name="style10">=</text:span><text:span text:style-name="style11">GetTickCount</text:span><text:span text:style-name="style10">())-</text:span><text:span text:style-name="style11">T</text:span><text:span text:style-name="style10">; <text:s text:c="2"/></text:span><text:span text:style-name="style2">// использованный интервал времени #0</text:span></text:h>
      <text:h text:style-name="Default" text:outline-level="1">461 <text:s text:c="7"/><text:span text:style-name="style5">if</text:span><text:span text:style-name="style10">( </text:span><text:span text:style-name="style11">mWait </text:span><text:span text:style-name="style10">&amp;&amp; </text:span><text:span text:style-name="style11">Rt</text:span><text:span text:style-name="style10">-</text:span><text:span text:style-name="style11">St</text:span><text:span text:style-name="style10">&gt;=</text:span><text:span text:style-name="style11">mWork </text:span><text:span text:style-name="style10">) <text:s text:c="7"/></text:span><text:span text:style-name="style2">//- перезапуск по истечению свободного</text:span></text:h>
      <text:h text:style-name="Default" text:outline-level="1">462 <text:s text:c="7"/><text:span text:style-name="style10">{ </text:span><text:span text:style-name="style11">tId</text:span><text:span text:style-name="style10">=::</text:span><text:span text:style-name="style11">SetTimer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11">mWait</text:span><text:span text:style-name="style10">,</text:span><text:span text:style-name="style11">TimerProc </text:span><text:span text:style-name="style10">); </text:span><text:span text:style-name="style5">break</text:span><text:span text:style-name="style10">; } <text:s text:c="2"/></text:span><text:span text:style-name="style2">// рабочего кванта к</text:span></text:h>
      <text:h text:style-name="Default" text:outline-level="1">463 <text:s text:c="5"/><text:span text:style-name="style10">} </text:span><text:span text:style-name="style5">while</text:span><text:span text:style-name="style10">( </text:span><text:span text:style-name="style11">mWait </text:span><text:span text:style-name="style10">); <text:s text:c="35"/></text:span><text:span text:style-name="style2">// повтору безвременья</text:span></text:h>
      <text:h text:style-name="Default" text:outline-level="1">464 <text:s text:c="3"/><text:span text:style-name="style10">} </text:span><text:span text:style-name="style5">else </text:span><text:span text:style-name="style11">mWait</text:span><text:span text:style-name="style10">=</text:span><text:span text:style-name="style4">0</text:span><text:span text:style-name="style10">;</text:span></text:h>
      <text:h text:style-name="Default" text:outline-level="1">465 <text:s/><text:span text:style-name="style10">}</text:span></text:h>
      <text:h text:style-name="Default" text:outline-level="1">466 <text:s/><text:span text:style-name="style11">Window</text:span><text:span text:style-name="style10">&amp; </text:span><text:span text:style-name="style11">Window</text:span><text:span text:style-name="style10">::</text:span><text:span text:style-name="style11">SetTimer</text:span><text:span text:style-name="style10">( </text:span><text:span text:style-name="style11">DWORD mS</text:span><text:span text:style-name="style10">,</text:span><text:span text:style-name="style5">bool</text:span><text:span text:style-name="style10">(*</text:span><text:span text:style-name="style11">inTm</text:span><text:span text:style-name="style10">)() ) <text:s text:c="3"/></text:span><text:span text:style-name="style2">// время+адрес исполнения</text:span></text:h>
      <text:h text:style-name="Default" text:outline-level="1">467 <text:s/><text:span text:style-name="style10">{ </text:span><text:span text:style-name="style5">if</text:span><text:span text:style-name="style10">( !</text:span><text:span text:style-name="style11">mS </text:span><text:span text:style-name="style10">)</text:span><text:span text:style-name="style11">KillTimer</text:span><text:span text:style-name="style10">(); </text:span><text:span text:style-name="style5">else <text:s text:c="25"/></text:span><text:span text:style-name="style2">// <text:s/>включается таймер №12</text:span></text:h>
      <text:h text:style-name="Default" text:outline-level="1">468 <text:s text:c="3"/><text:span text:style-name="style10">{ ::</text:span><text:span text:style-name="style11">SetTimer</text:span><text:span text:style-name="style10">( </text:span><text:span text:style-name="style11">hWnd</text:span><text:span text:style-name="style10">,</text:span><text:span text:style-name="style11">idEvent</text:span><text:span text:style-name="style10">,</text:span><text:span text:style-name="style11">mSec</text:span><text:span text:style-name="style10">=</text:span><text:span text:style-name="style11">mS</text:span><text:span text:style-name="style10">,</text:span><text:span text:style-name="style11">TimerProc </text:span><text:span text:style-name="style10">); </text:span><text:span text:style-name="style11">extTime</text:span><text:span text:style-name="style10">=</text:span><text:span text:style-name="style11">inTm</text:span><text:span text:style-name="style10">; </text:span><text:span text:style-name="style2">// выбор адреса</text:span></text:h>
      <text:h text:style-name="Default" text:outline-level="1">469 <text:s text:c="3"/><text:span text:style-name="style10">} </text:span><text:span text:style-name="style11">WinExecute</text:span><text:span text:style-name="style10">( </text:span><text:span text:style-name="style11">hWnd </text:span><text:span text:style-name="style10">); </text:span><text:span text:style-name="style5">return </text:span><text:span text:style-name="style10">*</text:span><text:span text:style-name="style5">this</text:span><text:span text:style-name="style10">; <text:s text:c="15"/></text:span><text:span text:style-name="style2">// очистка очереди Windows</text:span></text:h>
      <text:h text:style-name="Default" text:outline-level="1">470 <text:s/><text:span text:style-name="style10">}</text:span></text:h>
      <text:h text:style-name="Default" text:outline-level="1">471 <text:s/><text:span text:style-name="style11">Window</text:span><text:span text:style-name="style10">&amp; </text:span><text:span text:style-name="style11">Window</text:span><text:span text:style-name="style10">::</text:span><text:span text:style-name="style11">KillTimer</text:span><text:span text:style-name="style10">()</text:span></text:h>
      <text:h text:style-name="Default" text:outline-level="1">472 <text:s/><text:span text:style-name="style10">{ </text:span><text:span text:style-name="style5">if</text:span><text:span text:style-name="style10">( </text:span><text:span text:style-name="style11">mSec </text:span><text:span text:style-name="style10">) <text:s text:c="28"/></text:span><text:span text:style-name="style2">// приостановка с ожиданием завершения</text:span></text:h>
      <text:h text:style-name="Default" text:outline-level="1">473 <text:s text:c="3"/><text:span text:style-name="style10">{ </text:span><text:span text:style-name="style11">mSec</text:span><text:span text:style-name="style10">=</text:span><text:span text:style-name="style4">0</text:span><text:span text:style-name="style10">; </text:span><text:span text:style-name="style5">while</text:span><text:span text:style-name="style10">( </text:span><text:span text:style-name="style11">isTimer </text:span><text:span text:style-name="style10">)</text:span><text:span text:style-name="style5">if</text:span><text:span text:style-name="style10">( !</text:span><text:span text:style-name="style11">WinRequest</text:span><text:span text:style-name="style10">() )</text:span><text:span text:style-name="style11">WaitMessage</text:span><text:span text:style-name="style10">();</text:span></text:h>
      <text:h text:style-name="Default" text:outline-level="1">474 <text:s text:c="5"/><text:span text:style-name="style11">extTime</text:span><text:span text:style-name="style10">=</text:span><text:span text:style-name="style11">NULL</text:span><text:span text:style-name="style10">; ::</text:span><text:span text:style-name="style11">KillTimer</text:span><text:span text:style-name="style10">( </text:span><text:span text:style-name="style11">hWnd</text:span><text:span text:style-name="style10">,</text:span><text:span text:style-name="style11">idEvent </text:span><text:span text:style-name="style10">); <text:s text:c="7"/></text:span><text:span text:style-name="style2">// теряется внешняя связь</text:span></text:h>
      <text:h text:style-name="Default" text:outline-level="1">475 <text:s text:c="3"/><text:span text:style-name="style10">} 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476 <text:s/><text:span text:style-name="style10">}</text:span></text:h>
      <text:h text:style-name="Default" text:outline-level="1">477 <text:s/><text:span text:style-name="style11">DWORD WaitTime</text:span><text:span text:style-name="style10">( </text:span><text:span text:style-name="style11">DWORD Wait</text:span><text:span text:style-name="style10">, <text:s text:c="7"/></text:span><text:span text:style-name="style2">// активная задержка для внешнего управления</text:span></text:h>
      <text:h text:style-name="Default" text:outline-level="1">478 <text:s text:c="17"/><text:span text:style-name="style5">bool</text:span><text:span text:style-name="style10">( *</text:span><text:span text:style-name="style11">inFree </text:span><text:span text:style-name="style10">)(), </text:span><text:span text:style-name="style2">// собственно сам вычислительный эксперимент</text:span></text:h>
      <text:h text:style-name="Default" text:outline-level="1">479 <text:s text:c="17"/><text:span text:style-name="style11">DWORD Work </text:span><text:span text:style-name="style10">) <text:s text:c="6"/></text:span><text:span text:style-name="style2">// время исполнения рабочего процесса [мСек]</text:span></text:h>
      <text:h text:style-name="Default" text:outline-level="1">480 <text:s/><text:span text:style-name="style10">{ </text:span><text:span text:style-name="style11">extFree</text:span><text:span text:style-name="style10">=</text:span><text:span text:style-name="style11">inFree</text:span><text:span text:style-name="style10">,</text:span><text:span text:style-name="style11">mWork</text:span><text:span text:style-name="style10">=</text:span><text:span text:style-name="style11">Work</text:span><text:span text:style-name="style10">,</text:span><text:span text:style-name="style11">mWait</text:span><text:span text:style-name="style10">=</text:span><text:span text:style-name="style11">Wait</text:span><text:span text:style-name="style10">; <text:s text:c="14"/></text:span><text:span text:style-name="style2">// инициализация таймеров</text:span></text:h>
      <text:h text:style-name="Default" text:outline-level="1">481 <text:s text:c="3"/><text:span text:style-name="style5">if</text:span><text:span text:style-name="style10">( </text:span><text:span text:style-name="style11">Wait </text:span><text:span text:style-name="style10">)</text:span><text:span text:style-name="style11">tId</text:span><text:span text:style-name="style10">=::</text:span><text:span text:style-name="style11">SetTimer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11">Wait</text:span><text:span text:style-name="style10">,</text:span><text:span text:style-name="style11">TimerProc </text:span><text:span text:style-name="style10">); <text:s text:c="4"/></text:span><text:span text:style-name="style2">// כל = (со всеми окнами)</text:span></text:h>
      <text:h text:style-name="Default" text:outline-level="1">482 <text:s text:c="3"/><text:span text:style-name="style5">while</text:span><text:span text:style-name="style10">( </text:span><text:span text:style-name="style11">mWait </text:span><text:span text:style-name="style10">)</text:span><text:span text:style-name="style5">if</text:span><text:span text:style-name="style10">( !</text:span><text:span text:style-name="style11">WinRequest</text:span><text:span text:style-name="style10">() )</text:span><text:span text:style-name="style11">WaitMessage</text:span><text:span text:style-name="style10">();</text:span></text:h>
      <text:h text:style-name="Default" text:outline-level="1">483 <text:s text:c="3"/><text:span text:style-name="style11">WinExecute</text:span><text:span text:style-name="style10">(); </text:span><text:span text:style-name="style5">return </text:span><text:span text:style-name="style11">RealTime</text:span><text:span text:style-name="style10">; <text:s text:c="21"/></text:span><text:span text:style-name="style2">// ожидание чистки mWait</text:span></text:h>
      <text:h text:style-name="Default" text:outline-level="1">484 <text:s/><text:span text:style-name="style10">}</text:span></text:h>
      <text:h text:style-name="Default" text:outline-level="1">485 <text:s/><text:span text:style-name="style2">// ... все согласованные процедуры объединяются в единый модуль интерактивной</text:span></text:h>
      <text:h text:style-name="Default" text:outline-level="1">486 <text:s/><text:span text:style-name="style2">// <text:s/>графической среды Window::Place в/исключая независимые операции с Юлианским</text:span></text:h>
      <text:h text:style-name="Default" text:outline-level="1">487 <text:s/><text:span text:style-name="style2">// <text:s text:c="2"/>календарем и перекодировками Unicode/UTF-8 для Windows-1251 и OEM-866</text:span></text:h>
      <text:h text:style-name="Default" text:outline-level="1">488 <text:s/><text:span text:style-name="style2">//</text:span></text:h>
      <text:h text:style-name="Default" text:outline-level="1">489 <text:s/><text:span text:style-name="style9">#include "Window-Place.cpp"</text:span></text:h>
      <text:h text:style-name="Default" text:outline-level="1">490 <text:s/><text:span text:style-name="style9">#include "Window-Free.cpp"</text:span></text:h>
      <text:h text:style-name="Default" text:outline-level="1">491 <text:s/><text:span text:style-name="style2">// #include "UniCode.cpp"</text:span></text:h>
      <text:h text:style-name="Default" text:outline-level="1">492 <text:s/><text:span text:style-name="style2">// #include "Julian.cpp"</text:span></text:h>
      <text:h text:style-name="Default" text:outline-level="1">493 <text:s/><text:span text:style-name="style2">// #include "Sym_CCCP.c"</text:span></text:h>
      <text:h text:style-name="Default" text:outline-level="1">494 <text:s/><text:span text:style-name="style5">void </text:span><text:span text:style-name="style11">Break</text:span><text:span text:style-name="style10">( </text:span><text:span text:style-name="style5">const char </text:span><text:span text:style-name="style11">Msg</text:span><text:span text:style-name="style10">[],... ) <text:s text:c="3"/></text:span><text:span text:style-name="style2">// Случай аварийного завершения программы</text:span></text:h>
      <text:h text:style-name="Default" text:outline-level="1">495 <text:s/><text:span text:style-name="style10">{ </text:span><text:span text:style-name="style11">va_list V</text:span><text:span text:style-name="style10">; </text:span><text:span text:style-name="style11">va_start</text:span><text:span text:style-name="style10">( </text:span><text:span text:style-name="style11">V</text:span><text:span text:style-name="style10">,</text:span><text:span text:style-name="style11">Msg </text:span><text:span text:style-name="style10">); <text:s text:c="6"/></text:span><text:span text:style-name="style2">// или приостановка с первым символом "~"</text:span></text:h>
      <text:h text:style-name="Default" text:outline-level="1">496 <text:s text:c="2"/><text:span text:style-name="style5">char </text:span><text:span text:style-name="style11">str</text:span><text:span text:style-name="style10">[</text:span><text:span text:style-name="style11">vsprintf</text:span><text:span text:style-name="style10">( </text:span><text:span text:style-name="style4">0</text:span><text:span text:style-name="style10">,</text:span><text:span text:style-name="style11">UtA</text:span><text:span text:style-name="style10">(</text:span><text:span text:style-name="style11">Msg</text:span><text:span text:style-name="style10">),</text:span><text:span text:style-name="style11">V </text:span><text:span text:style-name="style10">)+</text:span><text:span text:style-name="style4">4</text:span><text:span text:style-name="style10">]; </text:span><text:span text:style-name="style11">vsprintf</text:span><text:span text:style-name="style10">( </text:span><text:span text:style-name="style11">str</text:span><text:span text:style-name="style10">,</text:span><text:span text:style-name="style11">UtA</text:span><text:span text:style-name="style10">(</text:span><text:span text:style-name="style11">Msg</text:span><text:span text:style-name="style10">),</text:span><text:span text:style-name="style11">V </text:span><text:span text:style-name="style10">); </text:span><text:span text:style-name="style11">va_end</text:span><text:span text:style-name="style10">( </text:span><text:span text:style-name="style11">V </text:span><text:span text:style-name="style10">);</text:span></text:h>
      <text:h text:style-name="Default" text:outline-level="1">497 <text:s text:c="3"/><text:span text:style-name="style11">MessageBox</text:span><text:span text:style-name="style10">( </text:span><text:span text:style-name="style11">NULL</text:span><text:span text:style-name="style10">,</text:span><text:span text:style-name="style11">str</text:span><text:span text:style-name="style10">,*</text:span><text:span text:style-name="style11">Msg</text:span><text:span text:style-name="style10">==</text:span><text:span text:style-name="style7">'~'</text:span><text:span text:style-name="style10">?</text:span><text:span text:style-name="style6">"Info"</text:span><text:span text:style-name="style10">:</text:span><text:span text:style-name="style6">"Break"</text:span><text:span text:style-name="style10">,</text:span><text:span text:style-name="style11">MB_ICONASTERISK</text:span><text:span text:style-name="style10">|</text:span><text:span text:style-name="style11">MB_OK </text:span><text:span text:style-name="style10">);</text:span></text:h>
      <text:h text:style-name="Default" text:outline-level="1">498 <text:s text:c="3"/><text:span text:style-name="style5">if</text:span><text:span text:style-name="style10">( *</text:span><text:span text:style-name="style11">Msg</text:span><text:span text:style-name="style10">!=</text:span><text:span text:style-name="style7">'~' </text:span><text:span text:style-name="style10">)</text:span><text:span text:style-name="style11">exit</text:span><text:span text:style-name="style10">( </text:span><text:span text:style-name="style11">MB_OK </text:span><text:span text:style-name="style10">);</text:span></text:h>
      <text:h text:style-name="Default" text:outline-level="1">499 <text:s/><text:span text:style-name="style10">}</text:span></text:h>
      <text:h text:style-name="Default" text:outline-level="1">500 <text:s/><text:span text:style-name="style2">//Window&amp; Above(){ SetForegroundWindow( hWnd ); SetFocus( hWnd );</text:span></text:h>
      <text:p text:style-name="Default">501 <text:s/><text:span text:style-name="style2">// SetActiveWindow( hWnd ); ShowWindow( hWnd,SW_SHOWNA ); return Refresh(); }</text:span><text:span text:style-name="T1"/></text:p>
      <text:h text:style-name="Default" text:outline-level="1"><text:span text:style-name="style10"><text:span text:style-name="T1"/></text:span></text:h>
      <text:p text:style-name="P1"><text:span text:style-name="style10"><text:span text:style-name="T3">~~~~~~~~~~~~~~~~~~~~~~~~~~~~~~~~~~~~~~~~~~~~~~~~~~~~~~~~~~~~~~~~~~~~~~~~~~~~~~~~~~~~~~~~</text:span></text:span></text:p>
      <text:h text:style-name="Heading_20_1" text:outline-level="1"><text:span text:style-name="style10"><text:span text:style-name="T10">W</text:span></text:span><text:span text:style-name="style10"><text:span text:style-name="T6">indow-place</text:span></text:span><text:span text:style-name="style10">.cpp</text:span></text:h>
      <text:h text:style-name="Default" text:outline-level="1"><text:span text:style-name="style10"><text:span text:style-name="T2"><text:s/>1 <text:s/></text:span></text:span><text:span text:style-name="style10"><text:span text:style-name="style2"><text:span text:style-name="T2">//</text:span></text:span></text:span></text:h>
      <text:h text:style-name="Default" text:outline-level="1"><text:s/>2 <text:s/><text:span text:style-name="style15">//! <text:s text:c="2"/>Контекстно-связанный интерфейс с экранными окнами для графики OpenGL</text:span></text:h>
      <text:h text:style-name="Default" text:outline-level="1"><text:s/>3 <text:s/><text:span text:style-name="style2">// <text:s text:c="3"/>формальные построения и динамические переустановки текстовых страниц</text:span></text:h>
      <text:h text:style-name="Default" text:outline-level="1"><text:s/>4 <text:s/><text:span text:style-name="style2">// <text:s text:c="11"/>и графических фрагментов внутри главного окна Window</text:span></text:h>
      <text:h text:style-name="Default" text:outline-level="1"><text:soft-page-break/><text:s/>5 <text:s/><text:span text:style-name="style2">//</text:span></text:h>
      <text:h text:style-name="Default" text:outline-level="1"><text:s/>6 <text:s/><text:span text:style-name="style15">//! <text:s text:c="2"/>блок контекстно-зависимых (дружественных) процедур управления фрагментами</text:span></text:h>
      <text:h text:style-name="Default" text:outline-level="1"><text:s/>7 <text:s/><text:span text:style-name="style2">// <text:s text:c="17"/>возможно нужна единая ссылка к чистому выходу из прерываний</text:span></text:h>
      <text:h text:style-name="Default" text:outline-level="1"><text:s/>8 <text:s/><text:span text:style-name="style11">Place</text:span><text:span text:style-name="style10">&amp; </text:span><text:span text:style-name="style11">Place</text:span><text:span text:style-name="style10">::</text:span><text:span text:style-name="style11">Activate</text:span><text:span text:style-name="style10">( </text:span><text:span text:style-name="style5">bool </text:span><text:span text:style-name="style11">act </text:span><text:span text:style-name="style10">) <text:s text:c="7"/></text:span><text:span text:style-name="style2">// активизация графического контекста</text:span></text:h>
      <text:h text:style-name="Default" text:outline-level="1"><text:s/>9 <text:s/><text:span text:style-name="style10">{ </text:span><text:span text:style-name="style11">wglMakeCurrent</text:span><text:span text:style-name="style10">( </text:span><text:span text:style-name="style11">Site</text:span><text:span text:style-name="style10">-&gt;</text:span><text:span text:style-name="style11">hDC</text:span><text:span text:style-name="style10">,</text:span><text:span text:style-name="style11">Site</text:span><text:span text:style-name="style10">-&gt;</text:span><text:span text:style-name="style11">hRC </text:span><text:span text:style-name="style10">); <text:s text:c="9"/></text:span><text:span text:style-name="style2">// предустановленной страницы</text:span></text:h>
      <text:h text:style-name="Default" text:outline-level="1">10 <text:s text:c="3"/><text:span text:style-name="style11">glViewport</text:span><text:span text:style-name="style10">( </text:span><text:span text:style-name="style11">pX</text:span><text:span text:style-name="style10">,</text:span><text:span text:style-name="style11">pY</text:span><text:span text:style-name="style10">,</text:span><text:span text:style-name="style11">Width</text:span><text:span text:style-name="style10">,</text:span><text:span text:style-name="style11">Height </text:span><text:span text:style-name="style10">); <text:s text:c="14"/></text:span><text:span text:style-name="style2">// установка <text:s/>растрового поля</text:span></text:h>
      <text:h text:style-name="Default" text:outline-level="1">11 <text:s text:c="2"/><text:span text:style-name="style2">//glScissor( pX,pY,Width,Height ); <text:s text:c="14"/>// обрезка внешнего окружения</text:span></text:h>
      <text:h text:style-name="Default" text:outline-level="1">12 <text:s text:c="3"/><text:span text:style-name="style5">if</text:span><text:span text:style-name="style10">( </text:span><text:span text:style-name="style11">act </text:span><text:span text:style-name="style10">) <text:s text:c="38"/></text:span><text:span text:style-name="style2">// если без внешней настройки</text:span></text:h>
      <text:h text:style-name="Default" text:outline-level="1">13 <text:s text:c="3"/><text:span text:style-name="style10">{ </text:span><text:span text:style-name="style11">glMatrixMode</text:span><text:span text:style-name="style10">(</text:span><text:span text:style-name="style11">GL_PROJECTION</text:span><text:span text:style-name="style10">),</text:span><text:span text:style-name="style11">glLoadIdentity</text:span><text:span text:style-name="style10">(); </text:span><text:span text:style-name="style2">// на размер фрагмента экрана</text:span></text:h>
      <text:h text:style-name="Default" text:outline-level="1">14 <text:s text:c="5"/><text:span text:style-name="style5">if</text:span><text:span text:style-name="style10">( </text:span><text:span text:style-name="style11">Signs</text:span><text:span text:style-name="style10">&amp;</text:span><text:span text:style-name="style11">PlaceOrtho </text:span><text:span text:style-name="style10">) <text:s text:c="23"/></text:span><text:span text:style-name="style2">// ортогональная <text:s/>отметка под</text:span></text:h>
      <text:h text:style-name="Default" text:outline-level="1">15 <text:s text:c="5"/><text:span text:style-name="style10">{ </text:span><text:span text:style-name="style5">Real </text:span><text:span text:style-name="style11">r</text:span><text:span text:style-name="style10">=</text:span><text:span text:style-name="style5">Real</text:span><text:span text:style-name="style10">( </text:span><text:span text:style-name="style11">Width </text:span><text:span text:style-name="style10">)/</text:span><text:span text:style-name="style11">Height</text:span><text:span text:style-name="style10">; <text:s text:c="15"/></text:span><text:span text:style-name="style2">// исходное ортонормированное</text:span></text:h>
      <text:h text:style-name="Default" text:outline-level="1">16 <text:s text:c="7"/><text:span text:style-name="style5">if</text:span><text:span text:style-name="style10">( </text:span><text:span text:style-name="style11">r</text:span><text:span text:style-name="style10">&gt;</text:span><text:span text:style-name="style4">1 </text:span><text:span text:style-name="style10">)</text:span><text:span text:style-name="style11">glOrtho</text:span><text:span text:style-name="style10">( -</text:span><text:span text:style-name="style11">r</text:span><text:span text:style-name="style10">,</text:span><text:span text:style-name="style11">r</text:span><text:span text:style-name="style10">,-</text:span><text:span text:style-name="style4">1</text:span><text:span text:style-name="style10">,</text:span><text:span text:style-name="style4">1</text:span><text:span text:style-name="style10">,-</text:span><text:span text:style-name="style4">1</text:span><text:span text:style-name="style10">,</text:span><text:span text:style-name="style4">1 </text:span><text:span text:style-name="style10">); <text:s text:c="8"/></text:span><text:span text:style-name="style2">// масштабирование <text:s/>экрана во</text:span></text:h>
      <text:h text:style-name="Default" text:outline-level="1">17 <text:s text:c="11"/><text:span text:style-name="style5">else </text:span><text:span text:style-name="style11">glOrtho</text:span><text:span text:style-name="style10">( -</text:span><text:span text:style-name="style4">1</text:span><text:span text:style-name="style10">,</text:span><text:span text:style-name="style4">1</text:span><text:span text:style-name="style10">,-</text:span><text:span text:style-name="style4">1</text:span><text:span text:style-name="style10">/</text:span><text:span text:style-name="style11">r</text:span><text:span text:style-name="style10">,</text:span><text:span text:style-name="style4">1</text:span><text:span text:style-name="style10">/</text:span><text:span text:style-name="style11">r</text:span><text:span text:style-name="style10">,-</text:span><text:span text:style-name="style4">1</text:span><text:span text:style-name="style10">,</text:span><text:span text:style-name="style4">1 </text:span><text:span text:style-name="style10">); <text:s text:c="4"/></text:span><text:span text:style-name="style2">// внутренний 3D-размер[-1:1]</text:span></text:h>
      <text:h text:style-name="Default" text:outline-level="1">18 <text:s text:c="5"/><text:span text:style-name="style10">} </text:span><text:span text:style-name="style5">else <text:s text:c="4"/></text:span><text:span text:style-name="style11">glOrtho</text:span><text:span text:style-name="style10">( </text:span><text:span text:style-name="style4">0</text:span><text:span text:style-name="style10">,</text:span><text:span text:style-name="style11">Width</text:span><text:span text:style-name="style10">,</text:span><text:span text:style-name="style4">0</text:span><text:span text:style-name="style10">,</text:span><text:span text:style-name="style11">Height</text:span><text:span text:style-name="style10">,-</text:span><text:span text:style-name="style4">1</text:span><text:span text:style-name="style10">,</text:span><text:span text:style-name="style4">1 </text:span><text:span text:style-name="style10">); <text:s/></text:span><text:span text:style-name="style2">// +отсчет растра слева/снизу</text:span></text:h>
      <text:h text:style-name="Default" text:outline-level="1">19 <text:s text:c="5"/><text:span text:style-name="style11">glMatrixMode</text:span><text:span text:style-name="style10">(</text:span><text:span text:style-name="style11">GL_MODELVIEW</text:span><text:span text:style-name="style10">); </text:span><text:span text:style-name="style11">glLoadIdentity</text:span><text:span text:style-name="style10">(); </text:span><text:span text:style-name="style2">// единичная <text:s/>матрица <text:s/>модели</text:span></text:h>
      <text:h text:style-name="Default" text:outline-level="1">20 <text:s text:c="3"/><text:span text:style-name="style10">} 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21 <text:s/><text:span text:style-name="style10">}</text:span></text:h>
      <text:h text:style-name="Default" text:outline-level="1">22 <text:s/><text:span text:style-name="style15">//! <text:s text:c="3"/>Начальная установка базового шрифта, связанного с текущим окном OpenGL</text:span></text:h>
      <text:h text:style-name="Default" text:outline-level="1">23 <text:s/><text:span text:style-name="style2">//</text:span></text:h>
      <text:h text:style-name="Default" text:outline-level="1">24 <text:s/><text:span text:style-name="style11">Place</text:span><text:span text:style-name="style10">&amp; </text:span><text:span text:style-name="style11">Place</text:span><text:span text:style-name="style10">::</text:span><text:span text:style-name="style11">AlfaBit</text:span><text:span text:style-name="style10">( </text:span><text:span text:style-name="style5">unsigned char </text:span><text:span text:style-name="style10">*</text:span><text:span text:style-name="style11">DispCCCP </text:span><text:span text:style-name="style10">) <text:s text:c="4"/></text:span><text:span text:style-name="style15">/// старый советский растр</text:span></text:h>
      <text:h text:style-name="Default" text:outline-level="1">25 <text:s/><text:span text:style-name="style10">{ </text:span><text:span text:style-name="style5">if</text:span><text:span text:style-name="style10">( !</text:span><text:span text:style-name="style11">Fnt </text:span><text:span text:style-name="style10">)</text:span><text:span text:style-name="style11">Fnt</text:span><text:span text:style-name="style10">=(</text:span><text:span text:style-name="style11">Font</text:span><text:span text:style-name="style10">*)</text:span><text:span text:style-name="style11">calloc</text:span><text:span text:style-name="style10">( </text:span><text:span text:style-name="style5">sizeof</text:span><text:span text:style-name="style10">(</text:span><text:span text:style-name="style11">Font</text:span><text:span text:style-name="style10">),</text:span><text:span text:style-name="style4">1 </text:span><text:span text:style-name="style10">); <text:s text:c="3"/></text:span><text:span text:style-name="style2">// ставится локальный адрес</text:span></text:h>
      <text:h text:style-name="Default" text:outline-level="1">26 <text:s text:c="3"/><text:span text:style-name="style5">if</text:span><text:span text:style-name="style10">( !( </text:span><text:span text:style-name="style11">Fnt</text:span><text:span text:style-name="style10">-&gt;</text:span><text:span text:style-name="style11">Bit</text:span><text:span text:style-name="style10">=</text:span><text:span text:style-name="style11">DispCCCP </text:span><text:span text:style-name="style10">) )</text:span><text:span text:style-name="style5">return </text:span><text:span text:style-name="style11">Alfabet</text:span><text:span text:style-name="style10">(); <text:s text:c="3"/></text:span><text:span text:style-name="style2">// сходу не линкуется =&gt; TTF</text:span></text:h>
      <text:h text:style-name="Default" text:outline-level="1">27 <text:s text:c="3"/><text:span text:style-name="style11">Fnt</text:span><text:span text:style-name="style10">-&gt;</text:span><text:span text:style-name="style11">W</text:span><text:span text:style-name="style10">=(</text:span><text:span text:style-name="style11">Fnt</text:span><text:span text:style-name="style10">-&gt;</text:span><text:span text:style-name="style11">Bit</text:span><text:span text:style-name="style10">)[</text:span><text:span text:style-name="style4">0</text:span><text:span text:style-name="style10">]+</text:span><text:span text:style-name="style4">1</text:span><text:span text:style-name="style10">,</text:span><text:span text:style-name="style11">Fnt</text:span><text:span text:style-name="style10">-&gt;</text:span><text:span text:style-name="style11">H</text:span><text:span text:style-name="style10">=(</text:span><text:span text:style-name="style11">Fnt</text:span><text:span text:style-name="style10">-&gt;</text:span><text:span text:style-name="style11">Bit</text:span><text:span text:style-name="style10">)[</text:span><text:span text:style-name="style4">1</text:span><text:span text:style-name="style10">]+</text:span><text:span text:style-name="style4">2</text:span><text:span text:style-name="style10">;</text:span></text:h>
      <text:h text:style-name="Default" text:outline-level="1">28 <text:s/><text:span text:style-name="style2">//wglMakeCurrent( Site-&gt;hDC,Site-&gt;hRC );</text:span></text:h>
      <text:h text:style-name="Default" text:outline-level="1">29 <text:s text:c="3"/><text:span text:style-name="style5">if</text:span><text:span text:style-name="style10">( </text:span><text:span text:style-name="style11">Fnt</text:span><text:span text:style-name="style10">-&gt;</text:span><text:span text:style-name="style11">Base </text:span><text:span text:style-name="style10">)</text:span><text:span text:style-name="style11">glDeleteLists</text:span><text:span text:style-name="style10">( </text:span><text:span text:style-name="style11">Fnt</text:span><text:span text:style-name="style10">-&gt;</text:span><text:span text:style-name="style11">Base</text:span><text:span text:style-name="style10">,</text:span><text:span text:style-name="style11">ListsGroup </text:span><text:span text:style-name="style10">); </text:span><text:span text:style-name="style11">Fnt</text:span><text:span text:style-name="style10">-&gt;</text:span><text:span text:style-name="style11">Base</text:span><text:span text:style-name="style10">=</text:span><text:span text:style-name="style4">0</text:span><text:span text:style-name="style10">;</text:span></text:h>
      <text:h text:style-name="Default" text:outline-level="1">30 <text:s text:c="3"/><text:span text:style-name="style5">if</text:span><text:span text:style-name="style10">( </text:span><text:span text:style-name="style11">Fnt</text:span><text:span text:style-name="style10">-&gt;</text:span><text:span text:style-name="style11">hF </text:span><text:span text:style-name="style10">)</text:span><text:span text:style-name="style11">DeleteObject</text:span><text:span text:style-name="style10">( </text:span><text:span text:style-name="style11">Fnt</text:span><text:span text:style-name="style10">-&gt;</text:span><text:span text:style-name="style11">hF </text:span><text:span text:style-name="style10">); </text:span><text:span text:style-name="style11">Fnt</text:span><text:span text:style-name="style10">-&gt;</text:span><text:span text:style-name="style11">hF</text:span><text:span text:style-name="style10">=</text:span><text:span text:style-name="style4">0</text:span><text:span text:style-name="style10">; 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31 <text:s/><text:span text:style-name="style10">}</text:span></text:h>
      <text:h text:style-name="Default" text:outline-level="1">32 <text:s/><text:span text:style-name="style15">//! <text:s/>Windows TrueType шрифт Courier New-18 устанавливается по умолчанию</text:span></text:h>
      <text:h text:style-name="Default" text:outline-level="1">33 <text:s/><text:span text:style-name="style2">//</text:span></text:h>
      <text:h text:style-name="Default" text:outline-level="1">34 <text:s/><text:span text:style-name="style11">Place</text:span><text:span text:style-name="style10">&amp; </text:span><text:span text:style-name="style11">Place</text:span><text:span text:style-name="style10">::</text:span><text:span text:style-name="style11">Alfabet</text:span><text:span text:style-name="style10">( </text:span><text:span text:style-name="style5">int </text:span><text:span text:style-name="style11">h</text:span><text:span text:style-name="style10">, </text:span><text:span text:style-name="style5">const char </text:span><text:span text:style-name="style10">*</text:span><text:span text:style-name="style11">fn</text:span><text:span text:style-name="style10">, </text:span><text:span text:style-name="style5">int </text:span><text:span text:style-name="style11">weight</text:span><text:span text:style-name="style10">, </text:span><text:span text:style-name="style5">bool </text:span><text:span text:style-name="style11">italic </text:span><text:span text:style-name="style10">)</text:span></text:h>
      <text:h text:style-name="Default" text:outline-level="1">35 <text:s/><text:span text:style-name="style10">{ </text:span><text:span text:style-name="style2">//wglMakeCurrent( Site-&gt;hDC,Site-&gt;hRC );</text:span></text:h>
      <text:h text:style-name="Default" text:outline-level="1">36 <text:s text:c="4"/><text:span text:style-name="style5">if</text:span><text:span text:style-name="style10">( !</text:span><text:span text:style-name="style11">Fnt </text:span><text:span text:style-name="style10">)</text:span><text:span text:style-name="style11">Fnt</text:span><text:span text:style-name="style10">=(</text:span><text:span text:style-name="style11">Font</text:span><text:span text:style-name="style10">*)</text:span><text:span text:style-name="style11">calloc</text:span><text:span text:style-name="style10">( </text:span><text:span text:style-name="style5">sizeof</text:span><text:span text:style-name="style10">(</text:span><text:span text:style-name="style11">Font</text:span><text:span text:style-name="style10">),</text:span><text:span text:style-name="style4">1 </text:span><text:span text:style-name="style10">); <text:s text:c="2"/></text:span><text:span text:style-name="style2">// ставится локальный адрес</text:span></text:h>
      <text:h text:style-name="Default" text:outline-level="1">37 <text:s text:c="4"/><text:span text:style-name="style5">if</text:span><text:span text:style-name="style10">( </text:span><text:span text:style-name="style11">Fnt</text:span><text:span text:style-name="style10">-&gt;</text:span><text:span text:style-name="style11">Base </text:span><text:span text:style-name="style10">)</text:span><text:span text:style-name="style11">glDeleteLists</text:span><text:span text:style-name="style10">( </text:span><text:span text:style-name="style11">Fnt</text:span><text:span text:style-name="style10">-&gt;</text:span><text:span text:style-name="style11">Base</text:span><text:span text:style-name="style10">,</text:span><text:span text:style-name="style11">ListsGroup </text:span><text:span text:style-name="style10">); </text:span><text:span text:style-name="style11">Fnt</text:span><text:span text:style-name="style10">-&gt;</text:span><text:span text:style-name="style11">Base</text:span><text:span text:style-name="style10">=</text:span><text:span text:style-name="style4">0</text:span><text:span text:style-name="style10">;</text:span></text:h>
      <text:h text:style-name="Default" text:outline-level="1">38 <text:s text:c="4"/><text:span text:style-name="style5">if</text:span><text:span text:style-name="style10">( </text:span><text:span text:style-name="style11">Fnt</text:span><text:span text:style-name="style10">-&gt;</text:span><text:span text:style-name="style11">hF </text:span><text:span text:style-name="style10">)</text:span><text:span text:style-name="style11">DeleteObject</text:span><text:span text:style-name="style10">( </text:span><text:span text:style-name="style11">Fnt</text:span><text:span text:style-name="style10">-&gt;</text:span><text:span text:style-name="style11">hF </text:span><text:span text:style-name="style10">); <text:s text:c="16"/></text:span><text:span text:style-name="style11">Fnt</text:span><text:span text:style-name="style10">-&gt;</text:span><text:span text:style-name="style11">Bit</text:span><text:span text:style-name="style10">=</text:span><text:span text:style-name="style11">NULL</text:span><text:span text:style-name="style10">;</text:span></text:h>
      <text:h text:style-name="Default" text:outline-level="1">39 <text:s text:c="3"/><text:span text:style-name="style11">LOGFONT logfont</text:span><text:span text:style-name="style10">={}; <text:s text:c="24"/></text:span><text:span text:style-name="style2">// Setup Font characteristics ≡ 0</text:span></text:h>
      <text:h text:style-name="Default" text:outline-level="1">40 <text:s text:c="4"/><text:span text:style-name="style11">logfont</text:span><text:span text:style-name="style10">.</text:span><text:span text:style-name="style11">lfHeight <text:s text:c="6"/></text:span><text:span text:style-name="style10">= </text:span><text:span text:style-name="style11">h</text:span><text:span text:style-name="style10">&lt;</text:span><text:span text:style-name="style4">6</text:span><text:span text:style-name="style10">?</text:span><text:span text:style-name="style11">Site</text:span><text:span text:style-name="style10">-&gt;</text:span><text:span text:style-name="style11">ScreenHeight</text:span><text:span text:style-name="style10">/</text:span><text:span text:style-name="style4">48</text:span><text:span text:style-name="style10">:</text:span><text:span text:style-name="style11">h</text:span><text:span text:style-name="style10">; </text:span><text:span text:style-name="style2">// <text:s/>высота шрифта = 1?</text:span></text:h>
      <text:h text:style-name="Default" text:outline-level="1">41 <text:s/><text:span text:style-name="style2">// logfont.lfWidth <text:s text:c="7"/>= 0;</text:span></text:h>
      <text:h text:style-name="Default" text:outline-level="1">42 <text:s text:c="4"/><text:span text:style-name="style11">logfont</text:span><text:span text:style-name="style10">.</text:span><text:span text:style-name="style11">lfEscapement <text:s text:c="2"/></text:span><text:span text:style-name="style10">= </text:span><text:span text:style-name="style11">GM_COMPATIBLE</text:span><text:span text:style-name="style10">; <text:s text:c="8"/></text:span><text:span text:style-name="style2">// <text:s text:c="2"/>GM_ADVANCED - 0</text:span></text:h>
      <text:h text:style-name="Default" text:outline-level="1">43 <text:s/><text:span text:style-name="style2">// logfont.lfOrientation <text:s/>= 0;</text:span></text:h>
      <text:h text:style-name="Default" text:outline-level="1">44 <text:s text:c="4"/><text:span text:style-name="style11">logfont</text:span><text:span text:style-name="style10">.</text:span><text:span text:style-name="style11">lfWeight <text:s text:c="6"/></text:span><text:span text:style-name="style10">= </text:span><text:span text:style-name="style11">weight</text:span><text:span text:style-name="style10">; </text:span><text:span text:style-name="style2">// FW_DONTCARE+THIN,ULTRALIGHT,LIGHT,NORMAL</text:span></text:h>
      <text:h text:style-name="Default" text:outline-level="1">45 <text:s text:c="4"/><text:span text:style-name="style11">logfont</text:span><text:span text:style-name="style10">.</text:span><text:span text:style-name="style11">lfItalic <text:s text:c="6"/></text:span><text:span text:style-name="style10">= </text:span><text:span text:style-name="style11">italic</text:span><text:span text:style-name="style10">; </text:span><text:span text:style-name="style2">// <text:s text:c="3"/>MEDIUM,SEMIBOLD,BOLD,EXTRABOLD,HEAVY</text:span></text:h>
      <text:h text:style-name="Default" text:outline-level="1">46 <text:s/><text:span text:style-name="style2">// logfont.lfUnderline <text:s text:c="3"/>= false;</text:span></text:h>
      <text:h text:style-name="Default" text:outline-level="1">47 <text:s/><text:span text:style-name="style2">// logfont.lfStrikeOut <text:s text:c="3"/>= false;</text:span></text:h>
      <text:h text:style-name="Default" text:outline-level="1">48 <text:s text:c="4"/><text:span text:style-name="style11">logfont</text:span><text:span text:style-name="style10">.</text:span><text:span text:style-name="style11">lfCharSet <text:s text:c="5"/></text:span><text:span text:style-name="style10">= </text:span><text:span text:style-name="style11">RUSSIAN_CHARSET</text:span><text:span text:style-name="style10">; <text:s text:c="3"/></text:span><text:span text:style-name="style2">// DEFAULT_CHARSET ANSI_CHARSET</text:span></text:h>
      <text:h text:style-name="Default" text:outline-level="1">49 <text:s text:c="4"/><text:span text:style-name="style11">logfont</text:span><text:span text:style-name="style10">.</text:span><text:span text:style-name="style11">lfOutPrecision </text:span><text:span text:style-name="style10">= </text:span><text:span text:style-name="style11">OUT_STRING_PRECIS</text:span><text:span text:style-name="style10">; <text:s text:c="7"/></text:span><text:span text:style-name="style2">// OUT_TT_PRECIS</text:span></text:h>
      <text:h text:style-name="Default" text:outline-level="1">50 <text:s text:c="4"/><text:span text:style-name="style11">logfont</text:span><text:span text:style-name="style10">.</text:span><text:span text:style-name="style11">lfClipPrecision</text:span><text:span text:style-name="style10">= </text:span><text:span text:style-name="style11">CLIP_DEFAULT_PRECIS</text:span><text:span text:style-name="style10">; <text:s text:c="5"/></text:span><text:span text:style-name="style2">// OUT_STROKE_PRECIS</text:span></text:h>
      <text:h text:style-name="Default" text:outline-level="1">51 <text:s text:c="4"/><text:span text:style-name="style11">logfont</text:span><text:span text:style-name="style10">.</text:span><text:span text:style-name="style11">lfQuality <text:s text:c="5"/></text:span><text:span text:style-name="style10">= </text:span><text:span text:style-name="style11">DEFAULT_QUALITY</text:span><text:span text:style-name="style10">; <text:s text:c="9"/></text:span><text:span text:style-name="style2">// PROOF_QUALITY</text:span></text:h>
      <text:h text:style-name="Default" text:outline-level="1">52 <text:s text:c="4"/><text:span text:style-name="style11">logfont</text:span><text:span text:style-name="style10">.</text:span><text:span text:style-name="style11">lfPitchAndFamily</text:span><text:span text:style-name="style10">=</text:span><text:span text:style-name="style11">FF_MODERN</text:span><text:span text:style-name="style10">|</text:span><text:span text:style-name="style11">FIXED_PITCH</text:span><text:span text:style-name="style10">; <text:s text:c="3"/></text:span><text:span text:style-name="style2">// FF_ROMAN DEFAULT_PITCH</text:span></text:h>
      <text:h text:style-name="Default" text:outline-level="1">53 <text:s text:c="4"/><text:span text:style-name="style11">strcpy</text:span><text:span text:style-name="style10">( </text:span><text:span text:style-name="style11">logfont</text:span><text:span text:style-name="style10">.</text:span><text:span text:style-name="style11">lfFaceName</text:span><text:span text:style-name="style10">,</text:span><text:span text:style-name="style11">fn</text:span><text:span text:style-name="style10">?</text:span><text:span text:style-name="style11">fn</text:span><text:span text:style-name="style10">:</text:span><text:span text:style-name="style6">"Courier New"</text:span><text:span text:style-name="style10">); <text:s text:c="2"/></text:span><text:span text:style-name="style2">// имя шрифта 32 байта</text:span></text:h>
      <text:h text:style-name="Default" text:outline-level="1">54 <text:s text:c="4"/><text:span text:style-name="style11">Fnt</text:span><text:span text:style-name="style10">-&gt;</text:span><text:span text:style-name="style11">hF </text:span><text:span text:style-name="style10">= </text:span><text:span text:style-name="style11">CreateFontIndirect</text:span><text:span text:style-name="style10">( &amp;</text:span><text:span text:style-name="style11">logfont </text:span><text:span text:style-name="style10">); <text:s text:c="9"/></text:span><text:span text:style-name="style2">// Create the font and</text:span></text:h>
      <text:h text:style-name="Default" text:outline-level="1">55 <text:s text:c="3"/><text:span text:style-name="style11">HFONT oFont</text:span><text:span text:style-name="style10">=(</text:span><text:span text:style-name="style11">HFONT</text:span><text:span text:style-name="style10">)</text:span><text:span text:style-name="style11">SelectObject</text:span><text:span text:style-name="style10">( </text:span><text:span text:style-name="style11">Site</text:span><text:span text:style-name="style10">-&gt;</text:span><text:span text:style-name="style11">hDC</text:span><text:span text:style-name="style10">,</text:span><text:span text:style-name="style11">Fnt</text:span><text:span text:style-name="style10">-&gt;</text:span><text:span text:style-name="style11">hF </text:span><text:span text:style-name="style10">); <text:s/></text:span><text:span text:style-name="style2">// display list</text:span></text:h>
      <text:h text:style-name="Default" text:outline-level="1">56 <text:s text:c="4"/><text:span text:style-name="style11">Fnt</text:span><text:span text:style-name="style10">-&gt;</text:span><text:span text:style-name="style11">Base</text:span><text:span text:style-name="style10">=</text:span><text:span text:style-name="style11">glGenLists</text:span><text:span text:style-name="style10">( </text:span><text:span text:style-name="style11">ListsGroup </text:span><text:span text:style-name="style10">);</text:span></text:h>
      <text:h text:style-name="Default" text:outline-level="1">57 <text:s text:c="4"/><text:span text:style-name="style5">if</text:span><text:span text:style-name="style10">( !</text:span><text:span text:style-name="style11">wglUseFontBitmaps</text:span><text:span text:style-name="style10">( </text:span><text:span text:style-name="style11">Site</text:span><text:span text:style-name="style10">-&gt;</text:span><text:span text:style-name="style11">hDC</text:span><text:span text:style-name="style10">,</text:span><text:span text:style-name="style4">0</text:span><text:span text:style-name="style10">,</text:span><text:span text:style-name="style11">ListsGroup</text:span><text:span text:style-name="style10">,</text:span><text:span text:style-name="style11">Fnt</text:span><text:span text:style-name="style10">-&gt;</text:span><text:span text:style-name="style11">Base </text:span><text:span text:style-name="style10">) ) </text:span><text:span text:style-name="style15">//! странная ??</text:span></text:h>
      <text:h text:style-name="Default" text:outline-level="1">58 <text:s text:c="9"/><text:span text:style-name="style11">wglUseFontBitmaps</text:span><text:span text:style-name="style10">( </text:span><text:span text:style-name="style11">Site</text:span><text:span text:style-name="style10">-&gt;</text:span><text:span text:style-name="style11">hDC</text:span><text:span text:style-name="style10">,</text:span><text:span text:style-name="style4">0</text:span><text:span text:style-name="style10">,</text:span><text:span text:style-name="style11">ListsGroup</text:span><text:span text:style-name="style10">,</text:span><text:span text:style-name="style11">Fnt</text:span><text:span text:style-name="style10">-&gt;</text:span><text:span text:style-name="style11">Base </text:span><text:span text:style-name="style10">); <text:s/></text:span><text:span text:style-name="style15">//! проблема ??</text:span></text:h>
      <text:h text:style-name="Default" text:outline-level="1">59 <text:s/><text:span text:style-name="style2">// { glDeleteLists( Fnt-&gt;Base,ListsGroup==ListsGroup );</text:span></text:h>
      <text:h text:style-name="Default" text:outline-level="1">60 <text:s/><text:span text:style-name="style2">// <text:s text:c="2"/>Fnt-&gt;Base=0; FontWidth=FontHeight=1 } else</text:span></text:h>
      <text:h text:style-name="Default" text:outline-level="1">61 <text:s text:c="4"/><text:span text:style-name="style10">{ </text:span><text:span text:style-name="style11">TEXTMETRIC T</text:span><text:span text:style-name="style10">; </text:span><text:span text:style-name="style11">GetTextMetrics</text:span><text:span text:style-name="style10">( </text:span><text:span text:style-name="style11">Site</text:span><text:span text:style-name="style10">-&gt;</text:span><text:span text:style-name="style11">hDC</text:span><text:span text:style-name="style10">,&amp;</text:span><text:span text:style-name="style11">T </text:span><text:span text:style-name="style10">);</text:span></text:h>
      <text:h text:style-name="Default" text:outline-level="1">62 <text:s text:c="6"/><text:span text:style-name="style11">Fnt</text:span><text:span text:style-name="style10">-&gt;</text:span><text:span text:style-name="style11">W</text:span><text:span text:style-name="style10">=</text:span><text:span text:style-name="style11">T</text:span><text:span text:style-name="style10">.</text:span><text:span text:style-name="style11">tmAveCharWidth</text:span><text:span text:style-name="style10">; <text:s text:c="4"/></text:span><text:span text:style-name="style2">// (AlfaRect( "_Ё°y" ).cx+3)/4;</text:span></text:h>
      <text:h text:style-name="Default" text:outline-level="1">63 <text:s text:c="6"/><text:span text:style-name="style11">Fnt</text:span><text:span text:style-name="style10">-&gt;</text:span><text:span text:style-name="style11">H</text:span><text:span text:style-name="style10">=</text:span><text:span text:style-name="style11">logfont</text:span><text:span text:style-name="style10">.</text:span><text:span text:style-name="style11">lfHeight</text:span><text:span text:style-name="style10">; <text:s text:c="4"/></text:span><text:span text:style-name="style2">// T.tmAscent; // tmHeight+tmExternalLeading;</text:span></text:h>
      <text:h text:style-name="Default" text:outline-level="1">64 <text:s text:c="4"/><text:span text:style-name="style10">}</text:span></text:h>
      <text:h text:style-name="Default" text:outline-level="1">65 <text:s text:c="4"/><text:span text:style-name="style5">if</text:span><text:span text:style-name="style10">( </text:span><text:span text:style-name="style11">oFont </text:span><text:span text:style-name="style10">)</text:span><text:span text:style-name="style11">SelectObject</text:span><text:span text:style-name="style10">( </text:span><text:span text:style-name="style11">Site</text:span><text:span text:style-name="style10">-&gt;</text:span><text:span text:style-name="style11">hDC</text:span><text:span text:style-name="style10">,</text:span><text:span text:style-name="style11">oFont </text:span><text:span text:style-name="style10">); 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66 <text:s/><text:span text:style-name="style10">}</text:span></text:h>
      <text:h text:style-name="Default" text:outline-level="1">67 <text:s/><text:span text:style-name="style2">// <text:s text:c="2"/>Определение размеров изображения текст !!! необходим многострочный вариант</text:span></text:h>
      <text:h text:style-name="Default" text:outline-level="1">68 <text:s/><text:span text:style-name="style2">//</text:span></text:h>
      <text:h text:style-name="Default" text:outline-level="1">69 <text:s/><text:span text:style-name="style11">SIZE Place</text:span><text:span text:style-name="style10">::</text:span><text:span text:style-name="style11">AlfaRect</text:span><text:span text:style-name="style10">( </text:span><text:span text:style-name="style5">const char </text:span><text:span text:style-name="style10">*</text:span><text:span text:style-name="style11">s</text:span><text:span text:style-name="style10">, </text:span><text:span text:style-name="style5">bool </text:span><text:span text:style-name="style11">ANSI </text:span><text:span text:style-name="style10">) <text:s/></text:span><text:span text:style-name="style2">// предварительно формируется</text:span></text:h>
      <text:h text:style-name="Default" text:outline-level="1">70 <text:s/><text:span text:style-name="style10">{ </text:span><text:span text:style-name="style11">SIZE F</text:span><text:span text:style-name="style10">={ </text:span><text:span text:style-name="style11">ANSI</text:span><text:span text:style-name="style10">?(</text:span><text:span text:style-name="style5">long</text:span><text:span text:style-name="style10">)</text:span><text:span text:style-name="style11">strlen</text:span><text:span text:style-name="style10">( </text:span><text:span text:style-name="style11">s </text:span><text:span text:style-name="style10">):</text:span><text:span text:style-name="style11">Ulen</text:span><text:span text:style-name="style10">( </text:span><text:span text:style-name="style11">s </text:span><text:span text:style-name="style10">),</text:span><text:span text:style-name="style4">0 </text:span><text:span text:style-name="style10">}; <text:s/></text:span><text:span text:style-name="style2">// в буфере или ANSI-строчка</text:span></text:h>
      <text:h text:style-name="Default" text:outline-level="1">71 <text:s text:c="3"/><text:span text:style-name="style5">if</text:span><text:span text:style-name="style10">( </text:span><text:span text:style-name="style11">AF</text:span><text:span text:style-name="style10">.</text:span><text:span text:style-name="style11">Bit </text:span><text:span text:style-name="style10">)</text:span><text:span text:style-name="style11">F</text:span><text:span text:style-name="style10">.</text:span><text:span text:style-name="style11">cx</text:span><text:span text:style-name="style10">*=</text:span><text:span text:style-name="style11">AF</text:span><text:span text:style-name="style10">.</text:span><text:span text:style-name="style11">W</text:span><text:span text:style-name="style10">,</text:span><text:span text:style-name="style11">F</text:span><text:span text:style-name="style10">.</text:span><text:span text:style-name="style11">cy</text:span><text:span text:style-name="style10">=</text:span><text:span text:style-name="style11">AF</text:span><text:span text:style-name="style10">.</text:span><text:span text:style-name="style11">H</text:span><text:span text:style-name="style10">; </text:span><text:span text:style-name="style5">else</text:span></text:h>
      <text:h text:style-name="Default" text:outline-level="1">72 <text:s text:c="3"/><text:span text:style-name="style10">{ </text:span><text:span text:style-name="style11">glListBase</text:span><text:span text:style-name="style10">( </text:span><text:span text:style-name="style11">AF</text:span><text:span text:style-name="style10">.</text:span><text:span text:style-name="style11">Base </text:span><text:span text:style-name="style10">); </text:span><text:span text:style-name="style5">char </text:span><text:span text:style-name="style10">*</text:span><text:span text:style-name="style11">str</text:span><text:span text:style-name="style10">=(</text:span><text:span text:style-name="style5">char</text:span><text:span text:style-name="style10">*)</text:span><text:span text:style-name="style11">s</text:span><text:span text:style-name="style10">;</text:span></text:h>
      <text:h text:style-name="Default" text:outline-level="1">73 <text:s text:c="4"/><text:span text:style-name="style11">HFONT oFont</text:span><text:span text:style-name="style10">=(</text:span><text:span text:style-name="style11">HFONT</text:span><text:span text:style-name="style10">)</text:span><text:span text:style-name="style11">SelectObject</text:span><text:span text:style-name="style10">( </text:span><text:span text:style-name="style11">Site</text:span><text:span text:style-name="style10">-&gt;</text:span><text:span text:style-name="style11">hDC</text:span><text:span text:style-name="style10">,</text:span><text:span text:style-name="style11">AF</text:span><text:span text:style-name="style10">.</text:span><text:span text:style-name="style11">hF </text:span><text:span text:style-name="style10">);</text:span></text:h>
      <text:h text:style-name="Default" text:outline-level="1"><text:soft-page-break/>74 <text:s text:c="5"/><text:span text:style-name="style5">if</text:span><text:span text:style-name="style10">( !</text:span><text:span text:style-name="style11">ANSI </text:span><text:span text:style-name="style10">)</text:span><text:span text:style-name="style11">str</text:span><text:span text:style-name="style10">=</text:span><text:span text:style-name="style11">UlA</text:span><text:span text:style-name="style10">( </text:span><text:span text:style-name="style11">strdup</text:span><text:span text:style-name="style10">( </text:span><text:span text:style-name="style11">s </text:span><text:span text:style-name="style10">),</text:span><text:span text:style-name="style5">false </text:span><text:span text:style-name="style10">); <text:s text:c="4"/></text:span><text:span text:style-name="style2">// сброс UTF-8 в ANSI на месте</text:span></text:h>
      <text:h text:style-name="Default" text:outline-level="1">75 <text:s text:c="5"/><text:span text:style-name="style11">GetTextExtentPoint32</text:span><text:span text:style-name="style10">( </text:span><text:span text:style-name="style11">Site</text:span><text:span text:style-name="style10">-&gt;</text:span><text:span text:style-name="style11">hDC</text:span><text:span text:style-name="style10">,</text:span><text:span text:style-name="style11">str</text:span><text:span text:style-name="style10">,</text:span><text:span text:style-name="style11">F</text:span><text:span text:style-name="style10">.</text:span><text:span text:style-name="style11">cx</text:span><text:span text:style-name="style10">,&amp;</text:span><text:span text:style-name="style11">F </text:span><text:span text:style-name="style10">);</text:span></text:h>
      <text:h text:style-name="Default" text:outline-level="1">76 <text:s text:c="5"/><text:span text:style-name="style5">if</text:span><text:span text:style-name="style10">( </text:span><text:span text:style-name="style11">oFont </text:span><text:span text:style-name="style10">)</text:span><text:span text:style-name="style11">SelectObject</text:span><text:span text:style-name="style10">( </text:span><text:span text:style-name="style11">Site</text:span><text:span text:style-name="style10">-&gt;</text:span><text:span text:style-name="style11">hDC</text:span><text:span text:style-name="style10">,</text:span><text:span text:style-name="style11">oFont </text:span><text:span text:style-name="style10">);</text:span></text:h>
      <text:h text:style-name="Default" text:outline-level="1">77 <text:s text:c="5"/><text:span text:style-name="style5">if</text:span><text:span text:style-name="style10">( !</text:span><text:span text:style-name="style11">ANSI </text:span><text:span text:style-name="style10">)</text:span><text:span text:style-name="style11">free</text:span><text:span text:style-name="style10">( </text:span><text:span text:style-name="style11">str </text:span><text:span text:style-name="style10">);</text:span></text:h>
      <text:h text:style-name="Default" text:outline-level="1">78 <text:s text:c="3"/><text:span text:style-name="style10">} </text:span><text:span text:style-name="style5">return </text:span><text:span text:style-name="style11">F</text:span><text:span text:style-name="style10">;</text:span></text:h>
      <text:p text:style-name="Default">79 <text:s/><text:span text:style-name="style10">}</text:span><text:span text:style-name="T2"/></text:p>
      <text:h text:style-name="Default" text:outline-level="1"><text:span text:style-name="style10"><text:span text:style-name="T1"/></text:span></text:h>
      <text:p text:style-name="P8"><text:span text:style-name="style10"><text:span text:style-name="T3">~~~~~~~~~~~~~~~~~~~~~~~~~~~~~~~~~~~~~~~~~~~~~~~~~~~~~~~~~~~~~~~~~~~~~~~~~~~~~~~~~~~~~~~~</text:span></text:span></text:p>
      <text:h text:style-name="P12" text:outline-level="1"><text:span text:style-name="style10"><text:span text:style-name="T10">W</text:span></text:span><text:span text:style-name="style10"><text:span text:style-name="T6">indow-free</text:span></text:span><text:span text:style-name="style10">.cpp</text:span></text:h>
      <text:h text:style-name="Default" text:outline-level="1"><text:span text:style-name="style10"><text:span text:style-name="T2"><text:s text:c="2"/>1 <text:s/></text:span></text:span><text:span text:style-name="style10"><text:span text:style-name="style2"><text:span text:style-name="T2">//</text:span></text:span></text:span></text:h>
      <text:h text:style-name="Default" text:outline-level="1"><text:s text:c="2"/>2 <text:s/><text:span text:style-name="style15">//! <text:s text:c="2"/>Подборка независимых от среды программирования транзакций в OpenGL</text:span></text:h>
      <text:h text:style-name="Default" text:outline-level="1"><text:s text:c="2"/>3 <text:s/><text:span text:style-name="style2">//</text:span></text:h>
      <text:h text:style-name="Default" text:outline-level="1"><text:s text:c="2"/>4 <text:s/><text:span text:style-name="style9">#include "Window.h"</text:span></text:h>
      <text:h text:style-name="Default" text:outline-level="1"><text:s text:c="2"/>5 <text:s/><text:span text:style-name="style2">//</text:span></text:h>
      <text:h text:style-name="Default" text:outline-level="1"><text:s text:c="2"/>6 <text:s/><text:span text:style-name="style15">//! (пере)Установка размеров рабочей площадки/фрагмента внутри окна Window</text:span></text:h>
      <text:h text:style-name="Default" text:outline-level="1"><text:s text:c="2"/>7 <text:s/><text:span text:style-name="style2">// <text:s text:c="2"/>если X,Y &gt; 0 - отсчеты от левого верхнего угла, иначе - правого и нижнего</text:span></text:h>
      <text:h text:style-name="Default" text:outline-level="1"><text:s text:c="2"/>8 <text:s/><text:span text:style-name="style2">// <text:s text:c="2"/>если Width,Height &gt; 0 - отсчеты в символах, если 0 - до самой границы окна</text:span></text:h>
      <text:h text:style-name="Default" text:outline-level="1"><text:s text:c="2"/>9 <text:s/><text:span text:style-name="style2">// <text:s text:c="15"/>если &lt; 0 - в пикселях и нормальных отсчетах, Y - снизу вверх</text:span></text:h>
      <text:h text:style-name="Default" text:outline-level="1"><text:s/>10 <text:s/><text:span text:style-name="style2">// <text:s text:c="4"/>отсутствие шрифта - подключение окна (не приводит к размеру точки [1x1])</text:span></text:h>
      <text:h text:style-name="Default" text:outline-level="1"><text:s/>11 <text:s/><text:span text:style-name="style2">//</text:span></text:h>
      <text:h text:style-name="Default" text:outline-level="1"><text:s/>12 <text:s/><text:span text:style-name="style11">Place</text:span><text:span text:style-name="style10">&amp; </text:span><text:span text:style-name="style11">Place</text:span><text:span text:style-name="style10">::</text:span><text:span text:style-name="style11">Area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</text:span><text:span text:style-name="style10">, </text:span><text:span text:style-name="style5">int </text:span><text:span text:style-name="style11">W</text:span><text:span text:style-name="style10">,</text:span><text:span text:style-name="style5">int </text:span><text:span text:style-name="style11">H </text:span><text:span text:style-name="style10">) <text:s text:c="2"/></text:span><text:span text:style-name="style2">// достаточно сделать шаг</text:span></text:h>
      <text:h text:style-name="Default" text:outline-level="1"><text:s/>13 <text:s/><text:span text:style-name="style10">{ </text:span><text:span text:style-name="style5">int </text:span><text:span text:style-name="style11">fw</text:span><text:span text:style-name="style10">=</text:span><text:span text:style-name="style11">AF</text:span><text:span text:style-name="style10">.</text:span><text:span text:style-name="style11">W</text:span><text:span text:style-name="style10">,</text:span><text:span text:style-name="style11">fh</text:span><text:span text:style-name="style10">=</text:span><text:span text:style-name="style11">AF</text:span><text:span text:style-name="style10">.</text:span><text:span text:style-name="style11">H</text:span><text:span text:style-name="style10">; <text:s text:c="26"/></text:span><text:span text:style-name="style2">// единичным и далее по Place,</text:span></text:h>
      <text:h text:style-name="Default" text:outline-level="1"><text:s/>14 <text:s/><text:span text:style-name="style2">// всё по горизонтали</text:span></text:h>
      <text:h text:style-name="Default" text:outline-level="1"><text:s/>15 <text:s text:c="4"/><text:span text:style-name="style5">if</text:span><text:span text:style-name="style10">( !</text:span><text:span text:style-name="style11">W </text:span><text:span text:style-name="style10">)</text:span><text:span text:style-name="style11">W</text:span><text:span text:style-name="style10">=</text:span><text:span text:style-name="style11">Site</text:span><text:span text:style-name="style10">-&gt;</text:span><text:span text:style-name="style11">Width</text:span><text:span text:style-name="style10">; <text:s/></text:span><text:span text:style-name="style5">else if</text:span><text:span text:style-name="style10">( </text:span><text:span text:style-name="style11">W</text:span><text:span text:style-name="style10">&lt;</text:span><text:span text:style-name="style4">0 </text:span><text:span text:style-name="style10">)</text:span><text:span text:style-name="style11">W</text:span><text:span text:style-name="style10">=-</text:span><text:span text:style-name="style11">W</text:span><text:span text:style-name="style10">,</text:span><text:span text:style-name="style11">fw</text:span><text:span text:style-name="style10">=</text:span><text:span text:style-name="style4">1</text:span><text:span text:style-name="style10">; </text:span><text:span text:style-name="style5">else </text:span><text:span text:style-name="style11">W</text:span><text:span text:style-name="style10">=</text:span><text:span text:style-name="style11">W</text:span><text:span text:style-name="style10">*</text:span><text:span text:style-name="style11">fw</text:span><text:span text:style-name="style10">; </text:span><text:span text:style-name="style2">// связанной с</text:span></text:h>
      <text:h text:style-name="Default" text:outline-level="1"><text:s/>16 <text:s text:c="4"/><text:span text:style-name="style5">if</text:span><text:span text:style-name="style10">( </text:span><text:span text:style-name="style11">X</text:span><text:span text:style-name="style10">&gt;</text:span><text:span text:style-name="style4">0 </text:span><text:span text:style-name="style10">)</text:span><text:span text:style-name="style11">X</text:span><text:span text:style-name="style10">=(</text:span><text:span text:style-name="style11">X</text:span><text:span text:style-name="style10">-</text:span><text:span text:style-name="style4">1</text:span><text:span text:style-name="style10">)*</text:span><text:span text:style-name="style11">fw</text:span><text:span text:style-name="style10">; </text:span><text:span text:style-name="style5">else </text:span><text:span text:style-name="style11">X </text:span><text:span text:style-name="style10">= </text:span><text:span text:style-name="style11">Site</text:span><text:span text:style-name="style10">-&gt;</text:span><text:span text:style-name="style11">Width </text:span><text:span text:style-name="style10">- </text:span><text:span text:style-name="style11">W </text:span><text:span text:style-name="style10">+ </text:span><text:span text:style-name="style11">X</text:span><text:span text:style-name="style10">*</text:span><text:span text:style-name="style11">fw</text:span><text:span text:style-name="style10">; <text:s text:c="5"/></text:span><text:span text:style-name="style2">// базовой Window</text:span></text:h>
      <text:h text:style-name="Default" text:outline-level="1"><text:s/>17 <text:s text:c="8"/><text:span text:style-name="style11">X</text:span><text:span text:style-name="style10">=</text:span><text:span text:style-name="style16">minmax</text:span><text:span text:style-name="style10">( </text:span><text:span text:style-name="style4">0</text:span><text:span text:style-name="style10">,</text:span><text:span text:style-name="style11">X</text:span><text:span text:style-name="style10">,</text:span><text:span text:style-name="style11">Site</text:span><text:span text:style-name="style10">-&gt;</text:span><text:span text:style-name="style11">Width</text:span><text:span text:style-name="style10">-</text:span><text:span text:style-name="style11">AF</text:span><text:span text:style-name="style10">.</text:span><text:span text:style-name="style11">W </text:span><text:span text:style-name="style10">); <text:s text:c="13"/></text:span><text:span text:style-name="style2">// перерасчет с проверкой</text:span></text:h>
      <text:h text:style-name="Default" text:outline-level="1"><text:s/>18 <text:s text:c="4"/><text:span text:style-name="style5">if</text:span><text:span text:style-name="style10">( </text:span><text:span text:style-name="style11">X</text:span><text:span text:style-name="style10">+</text:span><text:span text:style-name="style11">W</text:span><text:span text:style-name="style10">&gt;</text:span><text:span text:style-name="style11">Site</text:span><text:span text:style-name="style10">-&gt;</text:span><text:span text:style-name="style11">Width <text:s/></text:span><text:span text:style-name="style10">) <text:s text:c="28"/></text:span><text:span text:style-name="style2">// жертвуем шириной окна</text:span></text:h>
      <text:h text:style-name="Default" text:outline-level="1"><text:s/>19 <text:s text:c="6"/><text:span text:style-name="style10">{ </text:span><text:span text:style-name="style5">if</text:span><text:span text:style-name="style10">( </text:span><text:span text:style-name="style11">W</text:span><text:span text:style-name="style10">==</text:span><text:span text:style-name="style11">Site</text:span><text:span text:style-name="style10">-&gt;</text:span><text:span text:style-name="style11">Width </text:span><text:span text:style-name="style10">)</text:span><text:span text:style-name="style11">W</text:span><text:span text:style-name="style10">-=</text:span><text:span text:style-name="style11">X</text:span><text:span text:style-name="style10">; </text:span><text:span text:style-name="style5">else </text:span><text:span text:style-name="style11">X</text:span><text:span text:style-name="style10">=</text:span><text:span text:style-name="style16">max</text:span><text:span text:style-name="style10">( </text:span><text:span text:style-name="style4">0</text:span><text:span text:style-name="style10">,</text:span><text:span text:style-name="style11">Site</text:span><text:span text:style-name="style10">-&gt;</text:span><text:span text:style-name="style11">Width</text:span><text:span text:style-name="style10">-</text:span><text:span text:style-name="style11">W </text:span><text:span text:style-name="style10">); }</text:span></text:h>
      <text:h text:style-name="Default" text:outline-level="1"><text:s/>20 <text:s/><text:span text:style-name="style2">// затем по вертикали</text:span></text:h>
      <text:h text:style-name="Default" text:outline-level="1"><text:s/>21 <text:s text:c="4"/><text:span text:style-name="style5">if</text:span><text:span text:style-name="style10">( !</text:span><text:span text:style-name="style11">H </text:span><text:span text:style-name="style10">)</text:span><text:span text:style-name="style11">H</text:span><text:span text:style-name="style10">=</text:span><text:span text:style-name="style11">Site</text:span><text:span text:style-name="style10">-&gt;</text:span><text:span text:style-name="style11">Height</text:span><text:span text:style-name="style10">; </text:span><text:span text:style-name="style5">else if</text:span><text:span text:style-name="style10">( </text:span><text:span text:style-name="style11">H</text:span><text:span text:style-name="style10">&lt;</text:span><text:span text:style-name="style4">0 </text:span><text:span text:style-name="style10">)</text:span><text:span text:style-name="style11">H</text:span><text:span text:style-name="style10">=-</text:span><text:span text:style-name="style11">H</text:span><text:span text:style-name="style10">,</text:span><text:span text:style-name="style11">fh</text:span><text:span text:style-name="style10">=</text:span><text:span text:style-name="style4">1</text:span><text:span text:style-name="style10">; </text:span><text:span text:style-name="style5">else </text:span><text:span text:style-name="style11">H</text:span><text:span text:style-name="style10">=</text:span><text:span text:style-name="style11">H</text:span><text:span text:style-name="style10">*</text:span><text:span text:style-name="style11">fh</text:span><text:span text:style-name="style10">; ++</text:span><text:span text:style-name="style11">H</text:span><text:span text:style-name="style10">;</text:span></text:h>
      <text:h text:style-name="Default" text:outline-level="1"><text:s/>22 <text:s text:c="4"/><text:span text:style-name="style5">if</text:span><text:span text:style-name="style10">( </text:span><text:span text:style-name="style11">fh</text:span><text:span text:style-name="style10">&gt;</text:span><text:span text:style-name="style4">1 </text:span><text:span text:style-name="style10">){ </text:span><text:span text:style-name="style5">if</text:span><text:span text:style-name="style10">( </text:span><text:span text:style-name="style11">Y</text:span><text:span text:style-name="style10">&gt;</text:span><text:span text:style-name="style4">0 </text:span><text:span text:style-name="style10">)</text:span><text:span text:style-name="style11">Y </text:span><text:span text:style-name="style10">= </text:span><text:span text:style-name="style11">Site</text:span><text:span text:style-name="style10">-&gt;</text:span><text:span text:style-name="style11">Height </text:span><text:span text:style-name="style10">- </text:span><text:span text:style-name="style11">H </text:span><text:span text:style-name="style10">- </text:span><text:span text:style-name="style11">fh</text:span><text:span text:style-name="style10">*(</text:span><text:span text:style-name="style11">Y</text:span><text:span text:style-name="style10">-</text:span><text:span text:style-name="style4">1</text:span><text:span text:style-name="style10">); </text:span><text:span text:style-name="style5">else </text:span><text:span text:style-name="style11">Y </text:span><text:span text:style-name="style10">= -</text:span><text:span text:style-name="style11">Y</text:span><text:span text:style-name="style10">*</text:span><text:span text:style-name="style11">fh</text:span><text:span text:style-name="style10">; }</text:span></text:h>
      <text:h text:style-name="Default" text:outline-level="1"><text:s/>23 <text:s text:c="8"/><text:span text:style-name="style5">else </text:span><text:span text:style-name="style10">{ </text:span><text:span text:style-name="style5">if</text:span><text:span text:style-name="style10">( </text:span><text:span text:style-name="style11">Y</text:span><text:span text:style-name="style10">&lt;=</text:span><text:span text:style-name="style4">0 </text:span><text:span text:style-name="style10">)</text:span><text:span text:style-name="style11">Y </text:span><text:span text:style-name="style10">= </text:span><text:span text:style-name="style11">Site</text:span><text:span text:style-name="style10">-&gt;</text:span><text:span text:style-name="style11">Height </text:span><text:span text:style-name="style10">- </text:span><text:span text:style-name="style11">H </text:span><text:span text:style-name="style10">+ </text:span><text:span text:style-name="style11">Y</text:span><text:span text:style-name="style10">; }</text:span></text:h>
      <text:h text:style-name="Default" text:outline-level="1"><text:s/>24 <text:s text:c="4"/><text:span text:style-name="style5">if</text:span><text:span text:style-name="style10">( </text:span><text:span text:style-name="style11">H</text:span><text:span text:style-name="style10">&gt;</text:span><text:span text:style-name="style11">Site</text:span><text:span text:style-name="style10">-&gt;</text:span><text:span text:style-name="style11">Height </text:span><text:span text:style-name="style10">)</text:span><text:span text:style-name="style11">H</text:span><text:span text:style-name="style10">=</text:span><text:span text:style-name="style11">Site</text:span><text:span text:style-name="style10">-&gt;</text:span><text:span text:style-name="style11">Height</text:span><text:span text:style-name="style10">; <text:s text:c="11"/></text:span><text:span text:style-name="style2">// относительно главного окна</text:span></text:h>
      <text:h text:style-name="Default" text:outline-level="1"><text:s/>25 <text:s text:c="4"/><text:span text:style-name="style5">if</text:span><text:span text:style-name="style10">( </text:span><text:span text:style-name="style11">Y</text:span><text:span text:style-name="style10">+</text:span><text:span text:style-name="style11">H</text:span><text:span text:style-name="style10">&gt;</text:span><text:span text:style-name="style11">Site</text:span><text:span text:style-name="style10">-&gt;</text:span><text:span text:style-name="style11">Height </text:span><text:span text:style-name="style10">)</text:span><text:span text:style-name="style11">Y</text:span><text:span text:style-name="style10">=</text:span><text:span text:style-name="style11">Site</text:span><text:span text:style-name="style10">-&gt;</text:span><text:span text:style-name="style11">Height</text:span><text:span text:style-name="style10">-</text:span><text:span text:style-name="style11">H</text:span><text:span text:style-name="style10">; </text:span><text:span text:style-name="style5">if</text:span><text:span text:style-name="style10">( </text:span><text:span text:style-name="style11">Y</text:span><text:span text:style-name="style10">&lt;</text:span><text:span text:style-name="style4">0 </text:span><text:span text:style-name="style10">)</text:span><text:span text:style-name="style11">Y</text:span><text:span text:style-name="style10">=</text:span><text:span text:style-name="style4">0</text:span><text:span text:style-name="style10">;</text:span></text:h>
      <text:h text:style-name="Default" text:outline-level="1"><text:s/>26 <text:s/><text:span text:style-name="style2">// if( Signs &amp; PlaceAbove )</text:span></text:h>
      <text:h text:style-name="Default" text:outline-level="1"><text:s/>27 <text:s text:c="4"/><text:span text:style-name="style5">if</text:span><text:span text:style-name="style10">( </text:span><text:span text:style-name="style11">Img </text:span><text:span text:style-name="style10">) <text:s text:c="2"/></text:span><text:span text:style-name="style2">// если ранее сохранялась фоновая подложка, то восстанавливается</text:span></text:h>
      <text:h text:style-name="Default" text:outline-level="1"><text:s/>28 <text:s text:c="4"/><text:span text:style-name="style5">if</text:span><text:span text:style-name="style10">( </text:span><text:span text:style-name="style11">X</text:span><text:span text:style-name="style10">!=</text:span><text:span text:style-name="style11">pX </text:span><text:span text:style-name="style10">|| </text:span><text:span text:style-name="style11">Y</text:span><text:span text:style-name="style10">!=</text:span><text:span text:style-name="style11">pY </text:span><text:span text:style-name="style10">|| </text:span><text:span text:style-name="style11">Width</text:span><text:span text:style-name="style10">!=</text:span><text:span text:style-name="style11">W </text:span><text:span text:style-name="style10">|| </text:span><text:span text:style-name="style11">Height</text:span><text:span text:style-name="style10">!=</text:span><text:span text:style-name="style11">H </text:span><text:span text:style-name="style10">)</text:span><text:span text:style-name="style11">Rest</text:span><text:span text:style-name="style10">(); <text:s/></text:span><text:span text:style-name="style2">// растянутая картинка</text:span></text:h>
      <text:h text:style-name="Default" text:outline-level="1"><text:s/>29 <text:s text:c="4"/><text:span text:style-name="style11">pX</text:span><text:span text:style-name="style10">=</text:span><text:span text:style-name="style11">X</text:span><text:span text:style-name="style10">,</text:span><text:span text:style-name="style11">pY</text:span><text:span text:style-name="style10">=</text:span><text:span text:style-name="style11">Y</text:span><text:span text:style-name="style10">,</text:span><text:span text:style-name="style11">Width</text:span><text:span text:style-name="style10">=</text:span><text:span text:style-name="style11">W</text:span><text:span text:style-name="style10">,</text:span><text:span text:style-name="style11">Height</text:span><text:span text:style-name="style10">=</text:span><text:span text:style-name="style11">H</text:span><text:span text:style-name="style10">;</text:span></text:h>
      <text:h text:style-name="Default" text:outline-level="1"><text:s/>30 <text:s text:c="4"/><text:span text:style-name="style5">if</text:span><text:span text:style-name="style10">( </text:span><text:span text:style-name="style11">chY</text:span><text:span text:style-name="style10">&gt;</text:span><text:span text:style-name="style11">Height</text:span><text:span text:style-name="style10">-</text:span><text:span text:style-name="style11">AF</text:span><text:span text:style-name="style10">.</text:span><text:span text:style-name="style11">H </text:span><text:span text:style-name="style10">)</text:span><text:span text:style-name="style11">chY</text:span><text:span text:style-name="style10">=</text:span><text:span text:style-name="style11">Height</text:span><text:span text:style-name="style10">-</text:span><text:span text:style-name="style11">AF</text:span><text:span text:style-name="style10">.</text:span><text:span text:style-name="style11">H</text:span><text:span text:style-name="style10">; <text:s text:c="11"/></text:span><text:span text:style-name="style2">// аппликата верхней строки</text:span></text:h>
      <text:h text:style-name="Default" text:outline-level="1"><text:s/>31 <text:s/><text:span text:style-name="style2">// if( Signs &amp; PlaceAbove )Save();</text:span></text:h>
      <text:h text:style-name="Default" text:outline-level="1"><text:s/>32 <text:s text:c="4"/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<text:s/>33 <text:s/><text:span text:style-name="style10">}</text:span></text:h>
      <text:h text:style-name="Default" text:outline-level="1"><text:s/>34 <text:s/><text:span text:style-name="style2">// <text:s text:c="5"/>Комплекс встроенных и внутренних процедур</text:span></text:h>
      <text:h text:style-name="Default" text:outline-level="1"><text:s/>35 <text:s/><text:span text:style-name="style2">// <text:s text:c="5"/>Подготовка площадки для растровых манипуляций</text:span></text:h>
      <text:h text:style-name="Default" text:outline-level="1"><text:s/>36 <text:s/><text:span text:style-name="style2">//</text:span></text:h>
      <text:h text:style-name="Default" text:outline-level="1"><text:s/>37 <text:s/><text:span text:style-name="style11">RasterSector</text:span><text:span text:style-name="style10">::</text:span><text:span text:style-name="style11">RasterSector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</text:span><text:span text:style-name="style10">, </text:span><text:span text:style-name="style5">int </text:span><text:span text:style-name="style11">W</text:span><text:span text:style-name="style10">,</text:span><text:span text:style-name="style5">int </text:span><text:span text:style-name="style11">H </text:span><text:span text:style-name="style10">) </text:span><text:span text:style-name="style2">// настройка чисто</text:span></text:h>
      <text:h text:style-name="Default" text:outline-level="1"><text:s/>38 <text:s text:c="3"/><text:span text:style-name="style10">{ </text:span><text:span text:style-name="style11">PushMatrix</text:span><text:span text:style-name="style10">();</text:span></text:h>
      <text:h text:style-name="Default" text:outline-level="1"><text:s/>39 <text:s text:c="5"/><text:span text:style-name="style11">glLoadIdentity</text:span><text:span text:style-name="style10">(); </text:span><text:span text:style-name="style11">glMatrixMode</text:span><text:span text:style-name="style10">( </text:span><text:span text:style-name="style11">GL_PROJECTION </text:span><text:span text:style-name="style10">);</text:span></text:h>
      <text:h text:style-name="Default" text:outline-level="1"><text:s/>40 <text:s text:c="5"/><text:span text:style-name="style11">glLoadIdentity</text:span><text:span text:style-name="style10">(); </text:span><text:span text:style-name="style11">glViewport</text:span><text:span text:style-name="style10">( </text:span><text:span text:style-name="style11">X</text:span><text:span text:style-name="style10">,</text:span><text:span text:style-name="style11">Y</text:span><text:span text:style-name="style10">,</text:span><text:span text:style-name="style11">W</text:span><text:span text:style-name="style10">,</text:span><text:span text:style-name="style11">H </text:span><text:span text:style-name="style10">);</text:span></text:h>
      <text:h text:style-name="Default" text:outline-level="1"><text:s/>41 <text:s text:c="5"/><text:span text:style-name="style11">glOrtho</text:span><text:span text:style-name="style10">( </text:span><text:span text:style-name="style4">0</text:span><text:span text:style-name="style10">,</text:span><text:span text:style-name="style11">W</text:span><text:span text:style-name="style10">,</text:span><text:span text:style-name="style4">0</text:span><text:span text:style-name="style10">,</text:span><text:span text:style-name="style11">H</text:span><text:span text:style-name="style10">,-</text:span><text:span text:style-name="style4">1</text:span><text:span text:style-name="style10">,</text:span><text:span text:style-name="style4">1 </text:span><text:span text:style-name="style10">); </text:span><text:span text:style-name="style11">glMatrixMode</text:span><text:span text:style-name="style10">( </text:span><text:span text:style-name="style11">GL_MODELVIEW </text:span><text:span text:style-name="style10">);</text:span></text:h>
      <text:h text:style-name="Default" text:outline-level="1"><text:s/>42 <text:s text:c="5"/><text:span text:style-name="style11">glDisable</text:span><text:span text:style-name="style10">( </text:span><text:span text:style-name="style11">GL_DEPTH_TEST </text:span><text:span text:style-name="style10">);</text:span></text:h>
      <text:h text:style-name="Default" text:outline-level="1"><text:s/>43 <text:s text:c="5"/><text:span text:style-name="style11">glDisable</text:span><text:span text:style-name="style10">( </text:span><text:span text:style-name="style11">GL_LIGHTING </text:span><text:span text:style-name="style10">);</text:span></text:h>
      <text:h text:style-name="Default" text:outline-level="1"><text:s/>44 <text:s text:c="3"/><text:span text:style-name="style10">}</text:span></text:h>
      <text:h text:style-name="Default" text:outline-level="1"><text:s/>45 <text:s/><text:span text:style-name="style11">TextContext</text:span><text:span text:style-name="style10">::</text:span><text:span text:style-name="style11">TextContext</text:span><text:span text:style-name="style10">( </text:span><text:span text:style-name="style5">bool </text:span><text:span text:style-name="style11">b </text:span><text:span text:style-name="style10">): </text:span><text:span text:style-name="style11">Base</text:span><text:span text:style-name="style10">( </text:span><text:span text:style-name="style11">b </text:span><text:span text:style-name="style10">)</text:span></text:h>
      <text:h text:style-name="Default" text:outline-level="1"><text:s/>46 <text:s/><text:span text:style-name="style2">// <text:s text:c="3"/>dp( glIsEnabled( GL_DEPTH_TEST ) ),</text:span></text:h>
      <text:h text:style-name="Default" text:outline-level="1"><text:s/>47 <text:s/><text:span text:style-name="style2">// <text:s text:c="3"/>cf( glIsEnabled( GL_CULL_FACE ) ),</text:span></text:h>
      <text:h text:style-name="Default" text:outline-level="1"><text:s/>48 <text:s/><text:span text:style-name="style2">// <text:s text:c="3"/>lh( glIsEnabled( GL_LIGHTING ) )</text:span></text:h>
      <text:h text:style-name="Default" text:outline-level="1"><text:s/>49 <text:s/><text:span text:style-name="style10">{ </text:span><text:span text:style-name="style5">if</text:span><text:span text:style-name="style10">( </text:span><text:span text:style-name="style11">Base </text:span><text:span text:style-name="style10">)</text:span><text:span text:style-name="style11">PushMatrix</text:span><text:span text:style-name="style10">(); </text:span><text:span text:style-name="style5">else </text:span><text:span text:style-name="style11">glPushAttrib</text:span><text:span text:style-name="style10">( </text:span><text:span text:style-name="style11">GL_ENABLE_BIT</text:span><text:span text:style-name="style10">|</text:span><text:span text:style-name="style11">GL_POLYGON_BIT </text:span><text:span text:style-name="style10">);</text:span></text:h>
      <text:h text:style-name="Default" text:outline-level="1"><text:s/>50 <text:s text:c="3"/><text:span text:style-name="style11">glDisable</text:span><text:span text:style-name="style10">( </text:span><text:span text:style-name="style11">GL_DEPTH_TEST </text:span><text:span text:style-name="style10">);</text:span></text:h>
      <text:h text:style-name="Default" text:outline-level="1"><text:s/>51 <text:s text:c="3"/><text:span text:style-name="style11">glDisable</text:span><text:span text:style-name="style10">( </text:span><text:span text:style-name="style11">GL_CULL_FACE </text:span><text:span text:style-name="style10">);</text:span></text:h>
      <text:h text:style-name="Default" text:outline-level="1"><text:s/>52 <text:s text:c="3"/><text:span text:style-name="style11">glDisable</text:span><text:span text:style-name="style10">( </text:span><text:span text:style-name="style11">GL_LIGHTING </text:span><text:span text:style-name="style10">);</text:span></text:h>
      <text:h text:style-name="Default" text:outline-level="1"><text:s/>53 <text:s text:c="3"/><text:span text:style-name="style11">glPolygonMode</text:span><text:span text:style-name="style10">( </text:span><text:span text:style-name="style11">GL_BACK</text:span><text:span text:style-name="style10">,</text:span><text:span text:style-name="style11">GL_FILL </text:span><text:span text:style-name="style10">);</text:span></text:h>
      <text:h text:style-name="Default" text:outline-level="1"><text:s/>54 <text:s/><text:span text:style-name="style2">//glListBase( FontBase );</text:span></text:h>
      <text:h text:style-name="Default" text:outline-level="1"><text:s/>55 <text:s/><text:span text:style-name="style10">}</text:span></text:h>
      <text:h text:style-name="Default" text:outline-level="1"><text:s/>56 <text:s/><text:span text:style-name="style11">RasterSector</text:span><text:span text:style-name="style10">::~</text:span><text:span text:style-name="style11">RasterSector</text:span><text:span text:style-name="style10">(){ </text:span><text:span text:style-name="style11">PopMatrix</text:span><text:span text:style-name="style10">(); }</text:span></text:h>
      <text:h text:style-name="Default" text:outline-level="1"><text:s/>57 <text:s/><text:span text:style-name="style11">TextContext</text:span><text:span text:style-name="style10">::~</text:span><text:span text:style-name="style11">TextContext</text:span><text:span text:style-name="style10">(){ </text:span><text:span text:style-name="style5">if</text:span><text:span text:style-name="style10">( </text:span><text:span text:style-name="style11">Base </text:span><text:span text:style-name="style10">)</text:span><text:span text:style-name="style11">PopMatrix</text:span><text:span text:style-name="style10">(); </text:span><text:span text:style-name="style5">else </text:span><text:span text:style-name="style11">glPopAttrib</text:span><text:span text:style-name="style10">(); }</text:span></text:h>
      <text:h text:style-name="Default" text:outline-level="1"><text:s/>58 <text:s/></text:h>
      <text:h text:style-name="Default" text:outline-level="1"><text:soft-page-break/><text:s/>59 <text:s/><text:span text:style-name="style11">Place</text:span><text:span text:style-name="style10">&amp; </text:span><text:span text:style-name="style11">Place</text:span><text:span text:style-name="style10">::</text:span><text:span text:style-name="style11">Clear</text:span><text:span text:style-name="style10">( </text:span><text:span text:style-name="style5">bool </text:span><text:span text:style-name="style16">back </text:span><text:span text:style-name="style10">) </text:span><text:span text:style-name="style2">// очистка фоном/true или текущим/false цветом</text:span></text:h>
      <text:h text:style-name="Default" text:outline-level="1"><text:s/>60 <text:s/><text:span text:style-name="style10">{ </text:span><text:span text:style-name="style11">glScissor</text:span><text:span text:style-name="style10">( </text:span><text:span text:style-name="style11">pX</text:span><text:span text:style-name="style10">,</text:span><text:span text:style-name="style11">pY</text:span><text:span text:style-name="style10">,</text:span><text:span text:style-name="style11">Width</text:span><text:span text:style-name="style10">,</text:span><text:span text:style-name="style11">Height </text:span><text:span text:style-name="style10">); <text:s/></text:span><text:span text:style-name="style2">// Режим обрезки внешнего окружения и его</text:span></text:h>
      <text:h text:style-name="Default" text:outline-level="1"><text:s/>61 <text:s text:c="3"/><text:span text:style-name="style11">glEnable </text:span><text:span text:style-name="style10">( </text:span><text:span text:style-name="style11">GL_SCISSOR_TEST </text:span><text:span text:style-name="style10">); <text:s text:c="4"/></text:span><text:span text:style-name="style2">// временное включение для очистки площадки</text:span></text:h>
      <text:h text:style-name="Default" text:outline-level="1"><text:s/>62 <text:s text:c="3"/><text:span text:style-name="style5">if</text:span><text:span text:style-name="style10">( </text:span><text:span text:style-name="style16">back </text:span><text:span text:style-name="style10">)</text:span><text:span text:style-name="style11">glClear</text:span><text:span text:style-name="style10">( </text:span><text:span text:style-name="style11">GL_COLOR_BUFFER_BIT </text:span><text:span text:style-name="style10">| </text:span><text:span text:style-name="style11">GL_DEPTH_BUFFER_BIT </text:span><text:span text:style-name="style10">); </text:span><text:span text:style-name="style5">else</text:span></text:h>
      <text:h text:style-name="Default" text:outline-level="1"><text:s/>63 <text:s text:c="3"/><text:span text:style-name="style10">{ </text:span><text:span text:style-name="style5">float </text:span><text:span text:style-name="style11">c</text:span><text:span text:style-name="style10">[</text:span><text:span text:style-name="style4">8</text:span><text:span text:style-name="style10">]; </text:span><text:span text:style-name="style11">glGetFloatv</text:span><text:span text:style-name="style10">( </text:span><text:span text:style-name="style11">GL_COLOR_CLEAR_VALUE</text:span><text:span text:style-name="style10">,</text:span><text:span text:style-name="style11">c </text:span><text:span text:style-name="style10">);</text:span></text:h>
      <text:h text:style-name="Default" text:outline-level="1"><text:s/>64 <text:s text:c="17"/><text:span text:style-name="style11">glGetFloatv</text:span><text:span text:style-name="style10">( </text:span><text:span text:style-name="style11">GL_CURRENT_COLOR</text:span><text:span text:style-name="style10">,</text:span><text:span text:style-name="style11">c</text:span><text:span text:style-name="style10">+</text:span><text:span text:style-name="style4">4 </text:span><text:span text:style-name="style10">);</text:span></text:h>
      <text:h text:style-name="Default" text:outline-level="1"><text:s/>65 <text:s text:c="17"/><text:span text:style-name="style11">glClearColor</text:span><text:span text:style-name="style10">( </text:span><text:span text:style-name="style11">c</text:span><text:span text:style-name="style10">[</text:span><text:span text:style-name="style4">4</text:span><text:span text:style-name="style10">],</text:span><text:span text:style-name="style11">c</text:span><text:span text:style-name="style10">[</text:span><text:span text:style-name="style4">5</text:span><text:span text:style-name="style10">],</text:span><text:span text:style-name="style11">c</text:span><text:span text:style-name="style10">[</text:span><text:span text:style-name="style4">6</text:span><text:span text:style-name="style10">],</text:span><text:span text:style-name="style11">c</text:span><text:span text:style-name="style10">[</text:span><text:span text:style-name="style4">7</text:span><text:span text:style-name="style10">] );</text:span></text:h>
      <text:h text:style-name="Default" text:outline-level="1"><text:s/>66 <text:s text:c="17"/><text:span text:style-name="style11">glClear</text:span><text:span text:style-name="style10">( </text:span><text:span text:style-name="style11">GL_COLOR_BUFFER_BIT </text:span><text:span text:style-name="style10">| </text:span><text:span text:style-name="style11">GL_DEPTH_BUFFER_BIT </text:span><text:span text:style-name="style10">);</text:span></text:h>
      <text:h text:style-name="Default" text:outline-level="1"><text:s/>67 <text:s text:c="17"/><text:span text:style-name="style11">glClearColor</text:span><text:span text:style-name="style10">( *</text:span><text:span text:style-name="style11">c</text:span><text:span text:style-name="style10">,</text:span><text:span text:style-name="style11">c</text:span><text:span text:style-name="style10">[</text:span><text:span text:style-name="style4">1</text:span><text:span text:style-name="style10">],</text:span><text:span text:style-name="style11">c</text:span><text:span text:style-name="style10">[</text:span><text:span text:style-name="style4">2</text:span><text:span text:style-name="style10">],</text:span><text:span text:style-name="style11">c</text:span><text:span text:style-name="style10">[</text:span><text:span text:style-name="style4">3</text:span><text:span text:style-name="style10">] );</text:span></text:h>
      <text:h text:style-name="Default" text:outline-level="1"><text:s/>68 <text:s text:c="3"/><text:span text:style-name="style10">} </text:span><text:span text:style-name="style11">glDisable</text:span><text:span text:style-name="style10">( </text:span><text:span text:style-name="style11">GL_SCISSOR_TEST </text:span><text:span text:style-name="style10">); <text:s text:c="4"/></text:span><text:span text:style-name="style2">// разблокирование графических фрагментов</text:span></text:h>
      <text:h text:style-name="Default" text:outline-level="1"><text:s/>69 <text:s text:c="3"/><text:span text:style-name="style11">glScissor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 </text:span><text:span text:style-name="style10">); </text:span><text:span text:style-name="style5">return </text:span><text:span text:style-name="style10">*</text:span><text:span text:style-name="style5">this</text:span><text:span text:style-name="style10">; </text:span><text:span text:style-name="style2">// <text:s text:c="2"/>и отключение обрезки</text:span></text:h>
      <text:h text:style-name="Default" text:outline-level="1"><text:s/>70 <text:s/><text:span text:style-name="style10">}</text:span></text:h>
      <text:h text:style-name="Default" text:outline-level="1"><text:s/>71 <text:s/><text:span text:style-name="style11">Place</text:span><text:span text:style-name="style10">&amp; </text:span><text:span text:style-name="style11">Place</text:span><text:span text:style-name="style10">::</text:span><text:span text:style-name="style11">Show</text:span><text:span text:style-name="style10">() <text:s text:c="20"/></text:span><text:span text:style-name="style15">//! прорисовка растрового фрагмента из</text:span></text:h>
      <text:h text:style-name="Default" text:outline-level="1"><text:s/>72 <text:s/><text:span text:style-name="style10">{ </text:span><text:span text:style-name="style5">if</text:span><text:span text:style-name="style10">( </text:span><text:span text:style-name="style11">Site </text:span><text:span text:style-name="style10">)</text:span></text:h>
      <text:h text:style-name="Default" text:outline-level="1"><text:s/>73 <text:s text:c="3"/><text:span text:style-name="style10">{ </text:span><text:span text:style-name="style11">RasterSector Sv</text:span><text:span text:style-name="style10">( </text:span><text:span text:style-name="style11">pX</text:span><text:span text:style-name="style10">,</text:span><text:span text:style-name="style11">pY</text:span><text:span text:style-name="style10">,</text:span><text:span text:style-name="style11">Width</text:span><text:span text:style-name="style10">,</text:span><text:span text:style-name="style11">Height </text:span><text:span text:style-name="style10">); </text:span><text:span text:style-name="style2">// фонового буфера в видимый рисунок</text:span></text:h>
      <text:h text:style-name="Default" text:outline-level="1"><text:s/>74 <text:s text:c="5"/><text:span text:style-name="style11">glRasterPos2i</text:span><text:span text:style-name="style10">( </text:span><text:span text:style-name="style4">0</text:span><text:span text:style-name="style10">,</text:span><text:span text:style-name="style4">0 </text:span><text:span text:style-name="style10">); <text:s text:c="23"/></text:span><text:span text:style-name="style11">glDrawBuffer</text:span><text:span text:style-name="style10">( </text:span><text:span text:style-name="style11">GL_FRONT </text:span><text:span text:style-name="style10">);</text:span></text:h>
      <text:h text:style-name="Default" text:outline-level="1"><text:s/>75 <text:s text:c="5"/><text:span text:style-name="style11">glCopyPixels</text:span><text:span text:style-name="style10">( </text:span><text:span text:style-name="style11">pX</text:span><text:span text:style-name="style10">,</text:span><text:span text:style-name="style11">pY</text:span><text:span text:style-name="style10">,</text:span><text:span text:style-name="style11">Width</text:span><text:span text:style-name="style10">,</text:span><text:span text:style-name="style11">Height</text:span><text:span text:style-name="style10">,</text:span><text:span text:style-name="style11">GL_COLOR </text:span><text:span text:style-name="style10">); </text:span><text:span text:style-name="style11">glDrawBuffer</text:span><text:span text:style-name="style10">( </text:span><text:span text:style-name="style11">GL_BACK </text:span><text:span text:style-name="style10">);</text:span></text:h>
      <text:h text:style-name="Default" text:outline-level="1"><text:s/>76 <text:s text:c="3"/><text:span text:style-name="style2">//if( Site-&gt;Up==this )Site-&gt;Save(); <text:s text:c="5"/>// первая площадка сохраняет фоновую</text:span></text:h>
      <text:h text:style-name="Default" text:outline-level="1"><text:s/>77 <text:s text:c="5"/><text:span text:style-name="style5">if</text:span><text:span text:style-name="style10">( </text:span><text:span text:style-name="style11">Signs</text:span><text:span text:style-name="style10">&amp;</text:span><text:span text:style-name="style11">PlaceAbove </text:span><text:span text:style-name="style10">&amp;&amp; </text:span><text:span text:style-name="style11">Site</text:span><text:span text:style-name="style10">!=</text:span><text:span text:style-name="style5">this </text:span><text:span text:style-name="style10">)</text:span><text:span text:style-name="style11">Save</text:span><text:span text:style-name="style10">();</text:span><text:span text:style-name="style2">// на фоне идёт сборная картинка</text:span></text:h>
      <text:h text:style-name="Default" text:outline-level="1"><text:s/>78 <text:s text:c="5"/><text:span text:style-name="style11">WinExecute</text:span><text:span text:style-name="style10">( </text:span><text:span text:style-name="style11">Site</text:span><text:span text:style-name="style10">-&gt;</text:span><text:span text:style-name="style11">hWnd </text:span><text:span text:style-name="style10">); </text:span><text:span text:style-name="style11">glFinish</text:span><text:span text:style-name="style10">();</text:span></text:h>
      <text:h text:style-name="Default" text:outline-level="1"><text:s/>79 <text:s text:c="3"/><text:span text:style-name="style10">} 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<text:s/>80 <text:s/><text:span text:style-name="style10">}</text:span></text:h>
      <text:h text:style-name="Default" text:outline-level="1"><text:s/>81 <text:s/><text:span text:style-name="style15">//! <text:s text:c="3"/>сохранение текущего изображения/фрагмента в буфере оперативной памяти</text:span></text:h>
      <text:h text:style-name="Default" text:outline-level="1"><text:s/>82 <text:s/><text:span text:style-name="style2">// <text:s text:c="7"/>Img[0] - общая, контрольная длина массива</text:span></text:h>
      <text:h text:style-name="Default" text:outline-level="1"><text:s/>83 <text:s/><text:span text:style-name="style2">// <text:s text:c="7"/>Img[1] x Img[2] x Img[3] - x·y·z - трехмерные размерности изображения</text:span></text:h>
      <text:h text:style-name="Default" text:outline-level="1"><text:s/>84 <text:s/><text:span text:style-name="style11">Place</text:span><text:span text:style-name="style10">&amp; </text:span><text:span text:style-name="style11">Place</text:span><text:span text:style-name="style10">::</text:span><text:span text:style-name="style11">Save</text:span><text:span text:style-name="style10">() <text:s text:c="18"/></text:span><text:span text:style-name="style2">// фрагментация здесь вполне естественна</text:span></text:h>
      <text:h text:style-name="Default" text:outline-level="1"><text:s/>85 <text:s/><text:span text:style-name="style10">{ </text:span><text:span text:style-name="style5">if</text:span><text:span text:style-name="style10">( </text:span><text:span text:style-name="style11">Width</text:span><text:span text:style-name="style10">&gt;</text:span><text:span text:style-name="style4">0 </text:span><text:span text:style-name="style10">&amp;&amp; </text:span><text:span text:style-name="style11">Height</text:span><text:span text:style-name="style10">&gt;</text:span><text:span text:style-name="style4">0 </text:span><text:span text:style-name="style10">) <text:s text:c="11"/></text:span><text:span text:style-name="style2">// и не требует особой работы со списком</text:span></text:h>
      <text:h text:style-name="Default" text:outline-level="1"><text:s/>86 <text:s text:c="3"/><text:span text:style-name="style10">{ </text:span><text:span text:style-name="style5">unsigned </text:span><text:span text:style-name="style11">Size</text:span><text:span text:style-name="style10">=</text:span><text:span text:style-name="style5">sizeof</text:span><text:span text:style-name="style10">( </text:span><text:span text:style-name="style5">unsigned </text:span><text:span text:style-name="style10">)*( </text:span><text:span text:style-name="style11">Width</text:span><text:span text:style-name="style10">*</text:span><text:span text:style-name="style11">Height</text:span><text:span text:style-name="style10">+</text:span><text:span text:style-name="style4">4 </text:span><text:span text:style-name="style10">);</text:span></text:h>
      <text:h text:style-name="Default" text:outline-level="1"><text:s/>87 <text:s text:c="3"/><text:span text:style-name="style2">//glPushAttrib( GL_VIEWPORT_BIT );</text:span></text:h>
      <text:h text:style-name="Default" text:outline-level="1"><text:s/>88 <text:s text:c="5"/><text:span text:style-name="style11">glViewport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11">Site</text:span><text:span text:style-name="style10">-&gt;</text:span><text:span text:style-name="style11">Width</text:span><text:span text:style-name="style10">,</text:span><text:span text:style-name="style11">Site</text:span><text:span text:style-name="style10">-&gt;</text:span><text:span text:style-name="style11">Height </text:span><text:span text:style-name="style10">); <text:s text:c="2"/></text:span><text:span text:style-name="style2">// возврат размерений полного</text:span></text:h>
      <text:h text:style-name="Default" text:outline-level="1"><text:s/>89 <text:s text:c="5"/><text:span text:style-name="style5">if</text:span><text:span text:style-name="style10">( !</text:span><text:span text:style-name="style11">Img </text:span><text:span text:style-name="style10">)(</text:span><text:span text:style-name="style11">Img</text:span><text:span text:style-name="style10">=(</text:span><text:span text:style-name="style5">unsigned</text:span><text:span text:style-name="style10">*)</text:span><text:span text:style-name="style11">malloc</text:span><text:span text:style-name="style10">(</text:span><text:span text:style-name="style11">Size</text:span><text:span text:style-name="style10">))[</text:span><text:span text:style-name="style4">0</text:span><text:span text:style-name="style10">]=</text:span><text:span text:style-name="style11">Size</text:span><text:span text:style-name="style10">; </text:span><text:span text:style-name="style5">else <text:s text:c="7"/></text:span><text:span text:style-name="style2">// окна Window</text:span></text:h>
      <text:h text:style-name="Default" text:outline-level="1"><text:s/>90 <text:s text:c="5"/><text:span text:style-name="style5">if</text:span><text:span text:style-name="style10">( </text:span><text:span text:style-name="style11">Size</text:span><text:span text:style-name="style10">&gt;</text:span><text:span text:style-name="style11">Img</text:span><text:span text:style-name="style10">[</text:span><text:span text:style-name="style4">0</text:span><text:span text:style-name="style10">] )(</text:span><text:span text:style-name="style11">Img</text:span><text:span text:style-name="style10">=(</text:span><text:span text:style-name="style5">unsigned</text:span><text:span text:style-name="style10">*)</text:span><text:span text:style-name="style11">realloc</text:span><text:span text:style-name="style10">(</text:span><text:span text:style-name="style11">Img</text:span><text:span text:style-name="style10">,</text:span><text:span text:style-name="style11">Size</text:span><text:span text:style-name="style10">))[</text:span><text:span text:style-name="style4">0</text:span><text:span text:style-name="style10">]=</text:span><text:span text:style-name="style11">Size</text:span><text:span text:style-name="style10">; </text:span><text:span text:style-name="style2">// приращение</text:span></text:h>
      <text:h text:style-name="Default" text:outline-level="1"><text:s/>91 <text:s text:c="5"/><text:span text:style-name="style5">if</text:span><text:span text:style-name="style10">( </text:span><text:span text:style-name="style11">Img </text:span><text:span text:style-name="style10">) <text:s text:c="39"/></text:span><text:span text:style-name="style2">// памяти на всякий случай</text:span></text:h>
      <text:h text:style-name="Default" text:outline-level="1"><text:s/>92 <text:s text:c="5"/><text:span text:style-name="style10">{ </text:span><text:span text:style-name="style11">Img</text:span><text:span text:style-name="style10">[</text:span><text:span text:style-name="style4">3</text:span><text:span text:style-name="style10">]=</text:span><text:span text:style-name="style4">0</text:span><text:span text:style-name="style10">; </text:span><text:span text:style-name="style11">glReadPixels</text:span></text:h>
      <text:h text:style-name="Default" text:outline-level="1"><text:s/>93 <text:s text:c="7"/><text:span text:style-name="style10">( </text:span><text:span text:style-name="style11">pX</text:span><text:span text:style-name="style10">,</text:span><text:span text:style-name="style11">pY</text:span><text:span text:style-name="style10">,</text:span><text:span text:style-name="style11">Img</text:span><text:span text:style-name="style10">[</text:span><text:span text:style-name="style4">1</text:span><text:span text:style-name="style10">]=</text:span><text:span text:style-name="style11">Width</text:span><text:span text:style-name="style10">,</text:span><text:span text:style-name="style11">Img</text:span><text:span text:style-name="style10">[</text:span><text:span text:style-name="style4">2</text:span><text:span text:style-name="style10">]=</text:span><text:span text:style-name="style11">Height</text:span><text:span text:style-name="style10">,</text:span><text:span text:style-name="style11">GL_RGBA</text:span><text:span text:style-name="style10">,</text:span><text:span text:style-name="style11">GL_UNSIGNED_BYTE</text:span><text:span text:style-name="style10">,</text:span><text:span text:style-name="style11">Img</text:span><text:span text:style-name="style10">+</text:span><text:span text:style-name="style4">4 </text:span><text:span text:style-name="style10">);</text:span></text:h>
      <text:h text:style-name="Default" text:outline-level="1"><text:s/>94 <text:s text:c="5"/><text:span text:style-name="style10">} </text:span><text:span text:style-name="style11">glViewport</text:span><text:span text:style-name="style10">( </text:span><text:span text:style-name="style11">pX</text:span><text:span text:style-name="style10">,</text:span><text:span text:style-name="style11">pY</text:span><text:span text:style-name="style10">,</text:span><text:span text:style-name="style11">Width</text:span><text:span text:style-name="style10">,</text:span><text:span text:style-name="style11">Height </text:span><text:span text:style-name="style10">); </text:span><text:span text:style-name="style2">// &lt;=&gt; glPopAttrib();</text:span></text:h>
      <text:h text:style-name="Default" text:outline-level="1"><text:s/>95 <text:s text:c="3"/><text:span text:style-name="style10">} 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<text:s/>96 <text:s/><text:span text:style-name="style10">}</text:span></text:h>
      <text:h text:style-name="Default" text:outline-level="1"><text:s/>97 <text:s/><text:span text:style-name="style11">Place</text:span><text:span text:style-name="style10">&amp; </text:span><text:span text:style-name="style11">Place</text:span><text:span text:style-name="style10">::</text:span><text:span text:style-name="style11">Rest</text:span><text:span text:style-name="style10">() <text:s text:c="4"/></text:span><text:span text:style-name="style15">//! прямое восстановление растра из собственной памяти</text:span></text:h>
      <text:h text:style-name="Default" text:outline-level="1"><text:s/>98 <text:s/><text:span text:style-name="style10">{ </text:span><text:span text:style-name="style5">if</text:span><text:span text:style-name="style10">( </text:span><text:span text:style-name="style11">Img </text:span><text:span text:style-name="style10">) <text:s text:c="13"/></text:span><text:span text:style-name="style2">// <text:s/>в фоновый буфер изображения с перемасштабированием</text:span></text:h>
      <text:h text:style-name="Default" text:outline-level="1"><text:s/>99 <text:s text:c="3"/><text:span text:style-name="style10">{ </text:span><text:span text:style-name="style11">RasterSector Sv</text:span><text:span text:style-name="style10">( </text:span><text:span text:style-name="style11">pX</text:span><text:span text:style-name="style10">,</text:span><text:span text:style-name="style11">pY</text:span><text:span text:style-name="style10">,</text:span><text:span text:style-name="style11">Width</text:span><text:span text:style-name="style10">,</text:span><text:span text:style-name="style11">Height </text:span><text:span text:style-name="style10">); </text:span><text:span text:style-name="style11">glRasterPos2i</text:span><text:span text:style-name="style10">( </text:span><text:span text:style-name="style4">0</text:span><text:span text:style-name="style10">,</text:span><text:span text:style-name="style4">0 </text:span><text:span text:style-name="style10">);</text:span></text:h>
      <text:h text:style-name="Default" text:outline-level="1">100 <text:s text:c="5"/><text:span text:style-name="style5">if</text:span><text:span text:style-name="style10">( </text:span><text:span text:style-name="style11">Width</text:span><text:span text:style-name="style10">!=</text:span><text:span text:style-name="style5">int</text:span><text:span text:style-name="style10">( </text:span><text:span text:style-name="style11">Img</text:span><text:span text:style-name="style10">[</text:span><text:span text:style-name="style4">1</text:span><text:span text:style-name="style10">] ) || </text:span><text:span text:style-name="style11">Height</text:span><text:span text:style-name="style10">!=</text:span><text:span text:style-name="style5">int</text:span><text:span text:style-name="style10">( </text:span><text:span text:style-name="style11">Img</text:span><text:span text:style-name="style10">[</text:span><text:span text:style-name="style4">2</text:span><text:span text:style-name="style10">] ) )</text:span></text:h>
      <text:h text:style-name="Default" text:outline-level="1">101 <text:s text:c="6"/><text:span text:style-name="style11">glPixelZoom</text:span><text:span text:style-name="style10">( </text:span><text:span text:style-name="style5">float</text:span><text:span text:style-name="style10">( </text:span><text:span text:style-name="style11">Width </text:span><text:span text:style-name="style10">)/</text:span><text:span text:style-name="style11">Img</text:span><text:span text:style-name="style10">[</text:span><text:span text:style-name="style4">1</text:span><text:span text:style-name="style10">],</text:span><text:span text:style-name="style5">float</text:span><text:span text:style-name="style10">( </text:span><text:span text:style-name="style11">Height </text:span><text:span text:style-name="style10">)/</text:span><text:span text:style-name="style11">Img</text:span><text:span text:style-name="style10">[</text:span><text:span text:style-name="style4">2</text:span><text:span text:style-name="style10">] );</text:span></text:h>
      <text:h text:style-name="Default" text:outline-level="1">102 <text:s text:c="5"/><text:span text:style-name="style11">glDrawPixels</text:span><text:span text:style-name="style10">( </text:span><text:span text:style-name="style11">Img</text:span><text:span text:style-name="style10">[</text:span><text:span text:style-name="style4">1</text:span><text:span text:style-name="style10">],</text:span><text:span text:style-name="style11">Img</text:span><text:span text:style-name="style10">[</text:span><text:span text:style-name="style4">2</text:span><text:span text:style-name="style10">],</text:span><text:span text:style-name="style11">GL_RGBA</text:span><text:span text:style-name="style10">,</text:span><text:span text:style-name="style11">GL_UNSIGNED_BYTE</text:span><text:span text:style-name="style10">,</text:span><text:span text:style-name="style11">Img</text:span><text:span text:style-name="style10">+</text:span><text:span text:style-name="style4">4 </text:span><text:span text:style-name="style10">);</text:span></text:h>
      <text:h text:style-name="Default" text:outline-level="1">103 <text:s text:c="5"/><text:span text:style-name="style11">glPixelZoom </text:span><text:span text:style-name="style10">( </text:span><text:span text:style-name="style4">1.0</text:span><text:span text:style-name="style10">,</text:span><text:span text:style-name="style4">1.0 </text:span><text:span text:style-name="style10">);</text:span></text:h>
      <text:h text:style-name="Default" text:outline-level="1">104 <text:s text:c="3"/><text:span text:style-name="style10">} </text:span><text:span text:style-name="style11">glFlush</text:span><text:span text:style-name="style10">(); 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105 <text:s/><text:span text:style-name="style10">}</text:span></text:h>
      <text:h text:style-name="Default" text:outline-level="1">106 <text:s/><text:span text:style-name="style2">// <text:s text:c="2"/>восстановление картинки для всех фрагментов с опцией PlaceAbove+(Img)</text:span></text:h>
      <text:h text:style-name="Default" text:outline-level="1">107 <text:s/><text:span text:style-name="style2">//</text:span></text:h>
      <text:h text:style-name="Default" text:outline-level="1">108 <text:s/><text:span text:style-name="style11">Window</text:span><text:span text:style-name="style10">&amp; </text:span><text:span text:style-name="style11">Window</text:span><text:span text:style-name="style10">::</text:span><text:span text:style-name="style11">Refresh</text:span><text:span text:style-name="style10">() <text:s text:c="3"/></text:span><text:span text:style-name="style2">// сборка изображения с копий в оперативной памяти</text:span></text:h>
      <text:h text:style-name="Default" text:outline-level="1">109 <text:s/><text:span text:style-name="style10">{ </text:span><text:span text:style-name="style11">glContext Set</text:span><text:span text:style-name="style10">( </text:span><text:span text:style-name="style5">this </text:span><text:span text:style-name="style10">); </text:span><text:span text:style-name="style11">Clear</text:span><text:span text:style-name="style10">(); <text:s text:c="10"/></text:span><text:span text:style-name="style2">// glAdjust( this ) =&gt; навсегда</text:span></text:h>
      <text:h text:style-name="Default" text:outline-level="1">110 <text:s text:c="3"/><text:span text:style-name="style5">for</text:span><text:span text:style-name="style10">( </text:span><text:span text:style-name="style11">Place </text:span><text:span text:style-name="style10">*</text:span><text:span text:style-name="style11">S</text:span><text:span text:style-name="style10">=(</text:span><text:span text:style-name="style11">Place</text:span><text:span text:style-name="style10">*)</text:span><text:span text:style-name="style5">this</text:span><text:span text:style-name="style10">; </text:span><text:span text:style-name="style11">S</text:span><text:span text:style-name="style10">; </text:span><text:span text:style-name="style11">S</text:span><text:span text:style-name="style10">=</text:span><text:span text:style-name="style11">S</text:span><text:span text:style-name="style10">-&gt;</text:span><text:span text:style-name="style11">Up </text:span><text:span text:style-name="style10">)</text:span><text:span text:style-name="style11">S</text:span><text:span text:style-name="style10">-&gt;</text:span><text:span text:style-name="style11">Rest</text:span><text:span text:style-name="style10">(); <text:s/></text:span><text:span text:style-name="style2">// если есть Show()</text:span></text:h>
      <text:h text:style-name="Default" text:outline-level="1">111 <text:s text:c="3"/><text:span text:style-name="style11">Show</text:span><text:span text:style-name="style10">(); <text:s text:c="34"/></text:span><text:span text:style-name="style2">// только обновление новой картинки</text:span></text:h>
      <text:h text:style-name="Default" text:outline-level="1">112 <text:s/><text:span text:style-name="style2">//SwapBuffers( hDC ); <text:s text:c="22"/>// возможно так значительно быстрее</text:span></text:h>
      <text:h text:style-name="Default" text:outline-level="1">113 <text:s text:c="3"/><text:span text:style-name="style11">glFlush</text:span><text:span text:style-name="style10">(); </text:span><text:span text:style-name="style11">WinExecute</text:span><text:span text:style-name="style10">( </text:span><text:span text:style-name="style11">hWnd </text:span><text:span text:style-name="style10">); <text:s text:c="11"/></text:span><text:span text:style-name="style2">// картинка исполнена и - сохранена</text:span></text:h>
      <text:h text:style-name="Default" text:outline-level="1">114 <text:s text:c="3"/><text:span text:style-name="style5">return </text:span><text:span text:style-name="style10">*</text:span><text:span text:style-name="style5">this</text:span><text:span text:style-name="style10">; <text:s text:c="28"/></text:span><text:span text:style-name="style2">// и больше ничего рисовать не надо</text:span></text:h>
      <text:h text:style-name="Default" text:outline-level="1">115 <text:s/><text:span text:style-name="style10">}</text:span></text:h>
      <text:h text:style-name="Default" text:outline-level="1">116 <text:s/><text:span text:style-name="style11">Place</text:span><text:span text:style-name="style10">&amp; </text:span><text:span text:style-name="style11">Place</text:span><text:span text:style-name="style10">::</text:span><text:span text:style-name="style11">Refresh</text:span><text:span text:style-name="style10">(){ </text:span><text:span text:style-name="style11">Site</text:span><text:span text:style-name="style10">-&gt;</text:span><text:span text:style-name="style11">Refresh</text:span><text:span text:style-name="style10">(); </text:span><text:span text:style-name="style5">return </text:span><text:span text:style-name="style10">*</text:span><text:span text:style-name="style5">this</text:span><text:span text:style-name="style10">; }</text:span><text:span text:style-name="style2">// туда же на всё окно</text:span></text:h>
      <text:h text:style-name="Default" text:outline-level="1">117 <text:s/><text:span text:style-name="style11">Window</text:span><text:span text:style-name="style10">&amp; </text:span><text:span text:style-name="style11">Window</text:span><text:span text:style-name="style10">::</text:span><text:span text:style-name="style11">Above</text:span><text:span text:style-name="style10">(){ </text:span><text:span text:style-name="style11">SetForegroundWindow</text:span><text:span text:style-name="style10">( </text:span><text:span text:style-name="style11">hWnd </text:span><text:span text:style-name="style10">); </text:span><text:span text:style-name="style5">return </text:span><text:span text:style-name="style11">Refresh</text:span><text:span text:style-name="style10">(); }</text:span></text:h>
      <text:h text:style-name="Default" text:outline-level="1">118 <text:s/><text:span text:style-name="style2">//</text:span></text:h>
      <text:h text:style-name="Default" text:outline-level="1">119 <text:s/><text:span text:style-name="style15">//! <text:s text:c="2"/>Работа с текстами в стиле Microsoft-Windows</text:span></text:h>
      <text:h text:style-name="Default" text:outline-level="1">120 <text:s/><text:span text:style-name="style2">// <text:s text:c="31"/>растровый шрифт DOS-OEM(866)alt из эпохи CCCP</text:span></text:h>
      <text:h text:style-name="Default" text:outline-level="1">121 <text:s/><text:span text:style-name="style5">static</text:span></text:h>
      <text:h text:style-name="Default" text:outline-level="1">122 <text:s/><text:span text:style-name="style5">void </text:span><text:span text:style-name="style11">_OutBitText</text:span><text:span text:style-name="style10">( </text:span><text:span text:style-name="style5">const char </text:span><text:span text:style-name="style10">*</text:span><text:span text:style-name="style11">str</text:span><text:span text:style-name="style10">, </text:span><text:span text:style-name="style5">byte </text:span><text:span text:style-name="style10">*</text:span><text:span text:style-name="style11">bit</text:span><text:span text:style-name="style10">, </text:span><text:span text:style-name="style5">int </text:span><text:span text:style-name="style10">&amp;</text:span><text:span text:style-name="style11">X</text:span><text:span text:style-name="style10">,</text:span><text:span text:style-name="style5">int </text:span><text:span text:style-name="style10">&amp;</text:span><text:span text:style-name="style11">Y</text:span><text:span text:style-name="style10">,</text:span><text:span text:style-name="style5">int </text:span><text:span text:style-name="style11">bX </text:span><text:span text:style-name="style10">)</text:span></text:h>
      <text:h text:style-name="Default" text:outline-level="1">123 <text:s/><text:span text:style-name="style10">{ </text:span><text:span text:style-name="style5">int </text:span><text:span text:style-name="style11">x</text:span><text:span text:style-name="style10">=</text:span><text:span text:style-name="style11">X</text:span><text:span text:style-name="style10">,</text:span><text:span text:style-name="style11">w</text:span><text:span text:style-name="style10">=</text:span><text:span text:style-name="style11">bit</text:span><text:span text:style-name="style10">[</text:span><text:span text:style-name="style4">0</text:span><text:span text:style-name="style10">]+</text:span><text:span text:style-name="style4">1</text:span><text:span text:style-name="style10">,</text:span><text:span text:style-name="style11">h</text:span><text:span text:style-name="style10">=</text:span><text:span text:style-name="style11">bit</text:span><text:span text:style-name="style10">[</text:span><text:span text:style-name="style4">1</text:span><text:span text:style-name="style10">]+</text:span><text:span text:style-name="style4">2</text:span><text:span text:style-name="style10">; </text:span><text:span text:style-name="style5">char </text:span><text:span text:style-name="style11">c</text:span><text:span text:style-name="style10">; <text:s text:c="4"/></text:span><text:span text:style-name="style2">// в разборе текста контролируется</text:span></text:h>
      <text:h text:style-name="Default" text:outline-level="1">124 <text:s text:c="4"/><text:span text:style-name="style11">glPushClientAttrib</text:span><text:span text:style-name="style10">( </text:span><text:span text:style-name="style11">GL_CLIENT_PIXEL_STORE_BIT </text:span><text:span text:style-name="style10">); </text:span><text:span text:style-name="style2">// переход на новую строку</text:span></text:h>
      <text:h text:style-name="Default" text:outline-level="1">125 <text:s text:c="4"/><text:span text:style-name="style11">glPixelStorei</text:span><text:span text:style-name="style10">( </text:span><text:span text:style-name="style11">GL_UNPACK_SWAP_BYTES</text:span><text:span text:style-name="style10">,</text:span><text:span text:style-name="style5">false </text:span><text:span text:style-name="style10">); <text:s text:c="4"/></text:span><text:span text:style-name="style2">// Step through the string,</text:span></text:h>
      <text:h text:style-name="Default" text:outline-level="1">126 <text:s text:c="4"/><text:span text:style-name="style11">glPixelStorei</text:span><text:span text:style-name="style10">( </text:span><text:span text:style-name="style11">GL_UNPACK_LSB_FIRST</text:span><text:span text:style-name="style10">,</text:span><text:span text:style-name="style5">false </text:span><text:span text:style-name="style10">); <text:s text:c="5"/></text:span><text:span text:style-name="style2">// <text:s/>drawing each character.</text:span></text:h>
      <text:h text:style-name="Default" text:outline-level="1">127 <text:s text:c="4"/><text:span text:style-name="style11">glPixelStorei</text:span><text:span text:style-name="style10">( </text:span><text:span text:style-name="style11">GL_UNPACK_ROW_LENGTH</text:span><text:span text:style-name="style10">, </text:span><text:span text:style-name="style4">0 </text:span><text:span text:style-name="style10">); <text:s text:c="7"/></text:span><text:span text:style-name="style2">// A newline will simply</text:span></text:h>
      <text:h text:style-name="Default" text:outline-level="1"><text:soft-page-break/>128 <text:s text:c="4"/><text:span text:style-name="style11">glPixelStorei</text:span><text:span text:style-name="style10">( </text:span><text:span text:style-name="style11">GL_UNPACK_SKIP_ROWS</text:span><text:span text:style-name="style10">, <text:s/></text:span><text:span text:style-name="style4">0 </text:span><text:span text:style-name="style10">); <text:s text:c="7"/></text:span><text:span text:style-name="style2">// translate the next</text:span></text:h>
      <text:h text:style-name="Default" text:outline-level="1">129 <text:s text:c="4"/><text:span text:style-name="style11">glPixelStorei</text:span><text:span text:style-name="style10">( </text:span><text:span text:style-name="style11">GL_UNPACK_SKIP_PIXELS</text:span><text:span text:style-name="style10">,</text:span><text:span text:style-name="style4">0 </text:span><text:span text:style-name="style10">); <text:s text:c="7"/></text:span><text:span text:style-name="style2">// character's insertion</text:span></text:h>
      <text:h text:style-name="Default" text:outline-level="1">130 <text:s text:c="4"/><text:span text:style-name="style11">glPixelStorei</text:span><text:span text:style-name="style10">( </text:span><text:span text:style-name="style11">GL_UNPACK_ALIGNMENT</text:span><text:span text:style-name="style10">, <text:s/></text:span><text:span text:style-name="style4">1 </text:span><text:span text:style-name="style10">); <text:s text:c="5"/></text:span><text:span text:style-name="style2">// point back to the start of</text:span></text:h>
      <text:h text:style-name="Default" text:outline-level="1">131 <text:s text:c="4"/><text:span text:style-name="style5">while</text:span><text:span text:style-name="style10">( ( </text:span><text:span text:style-name="style11">c </text:span><text:span text:style-name="style10">= *</text:span><text:span text:style-name="style11">str</text:span><text:span text:style-name="style10">++ )!=</text:span><text:span text:style-name="style4">0 </text:span><text:span text:style-name="style10">) <text:s text:c="20"/></text:span><text:span text:style-name="style2">// the line and down one line</text:span></text:h>
      <text:h text:style-name="Default" text:outline-level="1">132 <text:s text:c="5"/><text:span text:style-name="style5">if</text:span><text:span text:style-name="style10">( </text:span><text:span text:style-name="style11">c</text:span><text:span text:style-name="style10">==</text:span><text:span text:style-name="style7">'\n' </text:span><text:span text:style-name="style10">){ </text:span><text:span text:style-name="style11">glBitmap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-</text:span><text:span text:style-name="style11">X</text:span><text:span text:style-name="style10">,-</text:span><text:span text:style-name="style11">h</text:span><text:span text:style-name="style10">,</text:span><text:span text:style-name="style11">NULL </text:span><text:span text:style-name="style10">); </text:span><text:span text:style-name="style11">X</text:span><text:span text:style-name="style10">=</text:span><text:span text:style-name="style4">0</text:span><text:span text:style-name="style10">; </text:span><text:span text:style-name="style11">Y</text:span><text:span text:style-name="style10">-=</text:span><text:span text:style-name="style11">h</text:span><text:span text:style-name="style10">; } </text:span><text:span text:style-name="style5">else</text:span></text:h>
      <text:h text:style-name="Default" text:outline-level="1">133 <text:s text:c="18"/><text:span text:style-name="style10">{ </text:span><text:span text:style-name="style11">glBitmap</text:span><text:span text:style-name="style10">( </text:span><text:span text:style-name="style11">w</text:span><text:span text:style-name="style10">-</text:span><text:span text:style-name="style4">1</text:span><text:span text:style-name="style10">,</text:span><text:span text:style-name="style11">h</text:span><text:span text:style-name="style10">-</text:span><text:span text:style-name="style4">2</text:span><text:span text:style-name="style10">, <text:s text:c="8"/></text:span><text:span text:style-name="style2">// Bitmap's width and height</text:span></text:h>
      <text:h text:style-name="Default" text:outline-level="1">134 <text:s text:c="31"/><text:span text:style-name="style10">-</text:span><text:span text:style-name="style4">1</text:span><text:span text:style-name="style10">,</text:span><text:span text:style-name="style4">1</text:span><text:span text:style-name="style10">, <text:s text:c="10"/></text:span><text:span text:style-name="style2">// The origin in the font glyph</text:span></text:h>
      <text:h text:style-name="Default" text:outline-level="1">135 <text:s text:c="32"/><text:span text:style-name="style11">w</text:span><text:span text:style-name="style10">,</text:span><text:span text:style-name="style4">0</text:span><text:span text:style-name="style10">, <text:s text:c="10"/></text:span><text:span text:style-name="style2">// смещение до новой позиции</text:span></text:h>
      <text:h text:style-name="Default" text:outline-level="1">136 <text:s text:c="32"/><text:span text:style-name="style11">bit</text:span><text:span text:style-name="style10">+</text:span><text:span text:style-name="style4">2</text:span><text:span text:style-name="style10">+</text:span><text:span text:style-name="style11">c</text:span><text:span text:style-name="style10">*(</text:span><text:span text:style-name="style11">h</text:span><text:span text:style-name="style10">-</text:span><text:span text:style-name="style4">2</text:span><text:span text:style-name="style10">) <text:s/></text:span><text:span text:style-name="style2">// <text:s/>+ 2 байта и номер Х на высоту</text:span></text:h>
      <text:h text:style-name="Default" text:outline-level="1">137 <text:s text:c="28"/><text:span text:style-name="style10">); </text:span><text:span text:style-name="style11">X</text:span><text:span text:style-name="style10">+=</text:span><text:span text:style-name="style11">w</text:span><text:span text:style-name="style10">; } <text:s text:c="8"/></text:span><text:span text:style-name="style2">// сдвиг позиции и растра символа</text:span></text:h>
      <text:h text:style-name="Default" text:outline-level="1">138 <text:s text:c="4"/><text:span text:style-name="style5">if</text:span><text:span text:style-name="style10">( </text:span><text:span text:style-name="style11">bX</text:span><text:span text:style-name="style10">&lt;=</text:span><text:span text:style-name="style4">0 </text:span><text:span text:style-name="style10">)</text:span><text:span text:style-name="style11">X</text:span><text:span text:style-name="style10">=</text:span><text:span text:style-name="style11">x</text:span><text:span text:style-name="style10">; </text:span><text:span text:style-name="style11">glPopClientAttrib</text:span><text:span text:style-name="style10">(); <text:s text:c="6"/></text:span><text:span text:style-name="style2">// подготовка к следующей строчке</text:span></text:h>
      <text:h text:style-name="Default" text:outline-level="1">139 <text:s text:c="4"/><text:span text:style-name="style11">glFlush</text:span><text:span text:style-name="style10">();</text:span></text:h>
      <text:h text:style-name="Default" text:outline-level="1">140 <text:s/><text:span text:style-name="style10">}</text:span></text:h>
      <text:h text:style-name="Default" text:outline-level="1">141 <text:s/><text:span text:style-name="style2">// и стандартный TrueType шрифт Microsoft Windows-Ansi-1251 (1 байт 256 знаков)</text:span></text:h>
      <text:h text:style-name="Default" text:outline-level="1">142 <text:s/><text:span text:style-name="style2">//</text:span></text:h>
      <text:h text:style-name="Default" text:outline-level="1">143 <text:s/><text:span text:style-name="style5">static</text:span></text:h>
      <text:h text:style-name="Default" text:outline-level="1">144 <text:s/><text:span text:style-name="style5">void </text:span><text:span text:style-name="style11">_OutText</text:span><text:span text:style-name="style10">( </text:span><text:span text:style-name="style5">const char </text:span><text:span text:style-name="style10">*</text:span><text:span text:style-name="style11">str</text:span><text:span text:style-name="style10">, </text:span><text:span text:style-name="style5">int </text:span><text:span text:style-name="style11">base</text:span><text:span text:style-name="style10">, </text:span><text:span text:style-name="style5">int </text:span><text:span text:style-name="style10">&amp;</text:span><text:span text:style-name="style11">X</text:span><text:span text:style-name="style10">,</text:span><text:span text:style-name="style5">int </text:span><text:span text:style-name="style10">&amp;</text:span><text:span text:style-name="style11">Y</text:span><text:span text:style-name="style10">, </text:span><text:span text:style-name="style5">int </text:span><text:span text:style-name="style11">bX</text:span><text:span text:style-name="style10">,</text:span><text:span text:style-name="style5">int </text:span><text:span text:style-name="style11">pX </text:span><text:span text:style-name="style10">)</text:span></text:h>
      <text:h text:style-name="Default" text:outline-level="1">145 <text:s/><text:span text:style-name="style10">{ <text:s/></text:span><text:span text:style-name="style11">glPushAttrib</text:span><text:span text:style-name="style10">( </text:span><text:span text:style-name="style11">GL_LIST_BIT </text:span><text:span text:style-name="style10">); <text:s text:c="14"/></text:span><text:span text:style-name="style2">// собственно печать текста</text:span></text:h>
      <text:h text:style-name="Default" text:outline-level="1">146 <text:s text:c="4"/><text:span text:style-name="style11">glListBase</text:span><text:span text:style-name="style10">( </text:span><text:span text:style-name="style11">base </text:span><text:span text:style-name="style10">); </text:span><text:span text:style-name="style11">glCallLists</text:span><text:span text:style-name="style10">( </text:span><text:span text:style-name="style11">strlen</text:span><text:span text:style-name="style10">( </text:span><text:span text:style-name="style11">str </text:span><text:span text:style-name="style10">),</text:span><text:span text:style-name="style11">GL_UNSIGNED_BYTE</text:span><text:span text:style-name="style10">,</text:span><text:span text:style-name="style11">str </text:span><text:span text:style-name="style10">);</text:span></text:h>
      <text:h text:style-name="Default" text:outline-level="1">147 <text:s text:c="4"/><text:span text:style-name="style11">glPopAttrib</text:span><text:span text:style-name="style10">();</text:span></text:h>
      <text:h text:style-name="Default" text:outline-level="1">148 <text:s/><text:span text:style-name="style2">// glFlush();</text:span></text:h>
      <text:h text:style-name="Default" text:outline-level="1">149 <text:s text:c="3"/><text:span text:style-name="style5">int </text:span><text:span text:style-name="style11">P</text:span><text:span text:style-name="style10">[</text:span><text:span text:style-name="style4">4</text:span><text:span text:style-name="style10">]={ 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 </text:span><text:span text:style-name="style10">}; <text:s text:c="15"/></text:span><text:span text:style-name="style2">// для выборки новой позиции chX</text:span></text:h>
      <text:h text:style-name="Default" text:outline-level="1">150 <text:s text:c="4"/><text:span text:style-name="style5">if</text:span><text:span text:style-name="style10">( </text:span><text:span text:style-name="style11">bX</text:span><text:span text:style-name="style10">&gt;</text:span><text:span text:style-name="style4">0 </text:span><text:span text:style-name="style10">){ </text:span><text:span text:style-name="style11">glGetIntegerv</text:span><text:span text:style-name="style10">( </text:span><text:span text:style-name="style11">GL_CURRENT_RASTER_POSITION</text:span><text:span text:style-name="style10">,</text:span><text:span text:style-name="style11">P </text:span><text:span text:style-name="style10">); </text:span><text:span text:style-name="style11">X</text:span><text:span text:style-name="style10">=</text:span><text:span text:style-name="style11">P</text:span><text:span text:style-name="style10">[</text:span><text:span text:style-name="style4">0</text:span><text:span text:style-name="style10">]-</text:span><text:span text:style-name="style11">pX</text:span><text:span text:style-name="style10">; }</text:span></text:h>
      <text:h text:style-name="Default" text:outline-level="1">151 <text:s/><text:span text:style-name="style10">}</text:span></text:h>
      <text:h text:style-name="Default" text:outline-level="1">152 <text:s/><text:span text:style-name="style11">Place</text:span><text:span text:style-name="style10">&amp; </text:span><text:span text:style-name="style11">Place</text:span><text:span text:style-name="style10">::</text:span><text:span text:style-name="style11">String</text:span><text:span text:style-name="style10">( </text:span><text:span text:style-name="style5">const char </text:span><text:span text:style-name="style10">*</text:span><text:span text:style-name="style11">T </text:span><text:span text:style-name="style10">) <text:s/></text:span><text:span text:style-name="style2">// исходная строка реально не изменяется</text:span></text:h>
      <text:h text:style-name="Default" text:outline-level="1">153 <text:s/><text:span text:style-name="style10">{ </text:span><text:span text:style-name="style11">TextContext St</text:span><text:span text:style-name="style10">;</text:span></text:h>
      <text:h text:style-name="Default" text:outline-level="1">154 <text:s text:c="3"/><text:span text:style-name="style11">RasterSector Sv</text:span><text:span text:style-name="style10">( </text:span><text:span text:style-name="style11">pX</text:span><text:span text:style-name="style10">,</text:span><text:span text:style-name="style11">pY</text:span><text:span text:style-name="style10">,</text:span><text:span text:style-name="style11">Width</text:span><text:span text:style-name="style10">,</text:span><text:span text:style-name="style11">Height </text:span><text:span text:style-name="style10">); <text:s text:c="7"/></text:span><text:span text:style-name="style2">// перекодировка с выбором</text:span></text:h>
      <text:h text:style-name="Default" text:outline-level="1">155 <text:s text:c="3"/><text:span text:style-name="style5">char </text:span><text:span text:style-name="style10">*</text:span><text:span text:style-name="style11">str</text:span><text:span text:style-name="style10">=</text:span><text:span text:style-name="style11">UtA</text:span><text:span text:style-name="style10">( </text:span><text:span text:style-name="style11">T</text:span><text:span text:style-name="style10">,</text:span><text:span text:style-name="style11">AF</text:span><text:span text:style-name="style10">.</text:span><text:span text:style-name="style11">Bit</text:span><text:span text:style-name="style10">!=</text:span><text:span text:style-name="style11">NULL </text:span><text:span text:style-name="style10">); <text:s text:c="13"/></text:span><text:span text:style-name="style2">// DOS-866 или Windows-1251</text:span></text:h>
      <text:h text:style-name="Default" text:outline-level="1">156 <text:s text:c="3"/><text:span text:style-name="style5">while</text:span><text:span text:style-name="style10">( </text:span><text:span text:style-name="style11">str </text:span><text:span text:style-name="style10">)</text:span><text:span text:style-name="style5">if</text:span><text:span text:style-name="style10">( !</text:span><text:span text:style-name="style11">str</text:span><text:span text:style-name="style10">[</text:span><text:span text:style-name="style4">0</text:span><text:span text:style-name="style10">] )</text:span><text:span text:style-name="style5">break</text:span><text:span text:style-name="style10">; </text:span><text:span text:style-name="style5">else</text:span></text:h>
      <text:h text:style-name="Default" text:outline-level="1">157 <text:s text:c="3"/><text:span text:style-name="style10">{ </text:span><text:span text:style-name="style5">char </text:span><text:span text:style-name="style10">*</text:span><text:span text:style-name="style11">w</text:span><text:span text:style-name="style10">=</text:span><text:span text:style-name="style11">strchr</text:span><text:span text:style-name="style10">( </text:span><text:span text:style-name="style11">str</text:span><text:span text:style-name="style10">,</text:span><text:span text:style-name="style7">'\n' </text:span><text:span text:style-name="style10">); </text:span><text:span text:style-name="style5">if</text:span><text:span text:style-name="style10">( </text:span><text:span text:style-name="style11">w </text:span><text:span text:style-name="style10">)</text:span><text:span text:style-name="style11">w</text:span><text:span text:style-name="style10">[</text:span><text:span text:style-name="style4">0</text:span><text:span text:style-name="style10">]=</text:span><text:span text:style-name="style4">0</text:span><text:span text:style-name="style10">; <text:s/></text:span><text:span text:style-name="style2">// намечается следующая строка?</text:span></text:h>
      <text:h text:style-name="Default" text:outline-level="1">158 <text:s text:c="5"/><text:span text:style-name="style5">if</text:span><text:span text:style-name="style10">( </text:span><text:span text:style-name="style11">AF</text:span><text:span text:style-name="style10">.</text:span><text:span text:style-name="style11">Bit </text:span><text:span text:style-name="style10">)</text:span></text:h>
      <text:h text:style-name="Default" text:outline-level="1">159 <text:s text:c="5"/><text:span text:style-name="style10">{ </text:span><text:span text:style-name="style5">if</text:span><text:span text:style-name="style10">( </text:span><text:span text:style-name="style11">cbX</text:span><text:span text:style-name="style10">&lt;=</text:span><text:span text:style-name="style4">0 </text:span><text:span text:style-name="style10">)</text:span><text:span text:style-name="style11">chX</text:span><text:span text:style-name="style10">-=</text:span><text:span text:style-name="style11">strlen</text:span><text:span text:style-name="style10">(</text:span><text:span text:style-name="style11">str</text:span><text:span text:style-name="style10">)*</text:span><text:span text:style-name="style11">AF</text:span><text:span text:style-name="style10">.</text:span><text:span text:style-name="style11">W</text:span><text:span text:style-name="style10">;</text:span></text:h>
      <text:h text:style-name="Default" text:outline-level="1">160 <text:s text:c="7"/><text:span text:style-name="style11">glRasterPos2i</text:span><text:span text:style-name="style10">( </text:span><text:span text:style-name="style11">chX</text:span><text:span text:style-name="style10">,</text:span><text:span text:style-name="style11">chY </text:span><text:span text:style-name="style10">); </text:span><text:span text:style-name="style11">_OutBitText</text:span><text:span text:style-name="style10">( </text:span><text:span text:style-name="style11">str</text:span><text:span text:style-name="style10">,</text:span><text:span text:style-name="style11">AF</text:span><text:span text:style-name="style10">.</text:span><text:span text:style-name="style11">Bit</text:span><text:span text:style-name="style10">,</text:span><text:span text:style-name="style11">chX</text:span><text:span text:style-name="style10">,</text:span><text:span text:style-name="style11">chY</text:span><text:span text:style-name="style10">,</text:span><text:span text:style-name="style11">cbX </text:span><text:span text:style-name="style10">); } </text:span><text:span text:style-name="style5">else</text:span></text:h>
      <text:h text:style-name="Default" text:outline-level="1">161 <text:s/><text:span text:style-name="style9">#if 0 <text:s text:c="24"/></text:span><text:span text:style-name="style15">/// так должно быть, но работает только в Intel</text:span></text:h>
      <text:h text:style-name="Default" text:outline-level="1">162 <text:s text:c="5"/><text:span text:style-name="style74">{ </text:span><text:span text:style-name="style69">if</text:span><text:span text:style-name="style74">( </text:span><text:span text:style-name="style75">cbX</text:span><text:span text:style-name="style74">&lt;=</text:span><text:span text:style-name="style68">0 </text:span><text:span text:style-name="style74">)</text:span><text:span text:style-name="style75">chX</text:span><text:span text:style-name="style74">-=</text:span><text:span text:style-name="style75">AlfaRect</text:span><text:span text:style-name="style74">( </text:span><text:span text:style-name="style75">str</text:span><text:span text:style-name="style74">,</text:span><text:span text:style-name="style69">true </text:span><text:span text:style-name="style74">).</text:span><text:span text:style-name="style75">cx</text:span><text:span text:style-name="style74">;</text:span></text:h>
      <text:h text:style-name="Default" text:outline-level="1">163 <text:s text:c="7"/><text:span text:style-name="style75">glRasterPos2i</text:span><text:span text:style-name="style74">( </text:span><text:span text:style-name="style75">chX</text:span><text:span text:style-name="style74">,</text:span><text:span text:style-name="style75">chY </text:span><text:span text:style-name="style74">); </text:span><text:span text:style-name="style75">_OutText</text:span><text:span text:style-name="style74">( </text:span><text:span text:style-name="style75">str</text:span><text:span text:style-name="style74">,</text:span><text:span text:style-name="style75">AF</text:span><text:span text:style-name="style74">.</text:span><text:span text:style-name="style75">Base</text:span><text:span text:style-name="style74">,</text:span><text:span text:style-name="style75">chX</text:span><text:span text:style-name="style74">,</text:span><text:span text:style-name="style75">chY</text:span><text:span text:style-name="style74">,</text:span><text:span text:style-name="style75">cbX</text:span><text:span text:style-name="style74">,</text:span><text:span text:style-name="style75">pX </text:span><text:span text:style-name="style74">);</text:span></text:h>
      <text:h text:style-name="Default" text:outline-level="1">164 <text:s/><text:span text:style-name="style9">#else <text:s text:c="24"/></text:span><text:span text:style-name="style2">// небольшая перепутаница в AMD-OpenGL - что жаль</text:span></text:h>
      <text:h text:style-name="Default" text:outline-level="1">165 <text:s text:c="5"/><text:span text:style-name="style10">{ </text:span><text:span text:style-name="style5">long </text:span><text:span text:style-name="style11">l</text:span><text:span text:style-name="style10">=</text:span><text:span text:style-name="style11">AlfaRect</text:span><text:span text:style-name="style10">( </text:span><text:span text:style-name="style11">str</text:span><text:span text:style-name="style10">,</text:span><text:span text:style-name="style5">true </text:span><text:span text:style-name="style10">).</text:span><text:span text:style-name="style11">cx</text:span><text:span text:style-name="style10">; <text:s/></text:span><text:span text:style-name="style5">if</text:span><text:span text:style-name="style10">( </text:span><text:span text:style-name="style11">cbX</text:span><text:span text:style-name="style10">&lt;=</text:span><text:span text:style-name="style4">0 </text:span><text:span text:style-name="style10">)</text:span><text:span text:style-name="style11">chX</text:span><text:span text:style-name="style10">-=</text:span><text:span text:style-name="style11">l</text:span><text:span text:style-name="style10">; </text:span><text:span text:style-name="style5">int </text:span><text:span text:style-name="style11">hk</text:span><text:span text:style-name="style10">=</text:span><text:span text:style-name="style11">chX</text:span><text:span text:style-name="style10">;</text:span></text:h>
      <text:h text:style-name="Default" text:outline-level="1">166 <text:s text:c="7"/><text:span text:style-name="style11">glRasterPos2i</text:span><text:span text:style-name="style10">(</text:span><text:span text:style-name="style11">chX</text:span><text:span text:style-name="style10">,</text:span><text:span text:style-name="style11">chY</text:span><text:span text:style-name="style10">); </text:span><text:span text:style-name="style11">_OutText</text:span><text:span text:style-name="style10">( </text:span><text:span text:style-name="style11">str</text:span><text:span text:style-name="style10">,</text:span><text:span text:style-name="style11">AF</text:span><text:span text:style-name="style10">.</text:span><text:span text:style-name="style11">Base</text:span><text:span text:style-name="style10">,</text:span><text:span text:style-name="style11">chX</text:span><text:span text:style-name="style10">,</text:span><text:span text:style-name="style11">chY</text:span><text:span text:style-name="style10">,</text:span><text:span text:style-name="style11">cbX</text:span><text:span text:style-name="style10">,</text:span><text:span text:style-name="style11">pX </text:span><text:span text:style-name="style10">);</text:span></text:h>
      <text:h text:style-name="Default" text:outline-level="1">167 <text:s text:c="7"/><text:span text:style-name="style5">if</text:span><text:span text:style-name="style10">( </text:span><text:span text:style-name="style11">chX</text:span><text:span text:style-name="style10">==</text:span><text:span text:style-name="style11">hk </text:span><text:span text:style-name="style10">)</text:span><text:span text:style-name="style11">chX</text:span><text:span text:style-name="style10">+=</text:span><text:span text:style-name="style11">l</text:span><text:span text:style-name="style10">+</text:span><text:span text:style-name="style4">1</text:span><text:span text:style-name="style10">; </text:span><text:span text:style-name="style2">//</text:span></text:h>
      <text:h text:style-name="Default" text:outline-level="1">168 <text:s/><text:span text:style-name="style9">#endif</text:span></text:h>
      <text:h text:style-name="Default" text:outline-level="1">169 <text:s text:c="5"/><text:span text:style-name="style10">}</text:span></text:h>
      <text:h text:style-name="Default" text:outline-level="1">170 <text:s text:c="5"/><text:span text:style-name="style5">if</text:span><text:span text:style-name="style10">( !</text:span><text:span text:style-name="style11">w </text:span><text:span text:style-name="style10">)</text:span><text:span text:style-name="style5">break</text:span><text:span text:style-name="style10">; </text:span><text:span text:style-name="style11">w</text:span><text:span text:style-name="style10">[</text:span><text:span text:style-name="style4">0</text:span><text:span text:style-name="style10">]=</text:span><text:span text:style-name="style7">'\n'</text:span><text:span text:style-name="style10">; </text:span><text:span text:style-name="style11">chY</text:span><text:span text:style-name="style10">-=</text:span><text:span text:style-name="style11">AF</text:span><text:span text:style-name="style10">.</text:span><text:span text:style-name="style11">H</text:span><text:span text:style-name="style10">; </text:span><text:span text:style-name="style11">str</text:span><text:span text:style-name="style10">=</text:span><text:span text:style-name="style11">w</text:span><text:span text:style-name="style10">+</text:span><text:span text:style-name="style4">1</text:span><text:span text:style-name="style10">; <text:s text:c="4"/></text:span><text:span text:style-name="style2">// <text:s/>будет еще одна строка</text:span></text:h>
      <text:h text:style-name="Default" text:outline-level="1">171 <text:s text:c="5"/><text:span text:style-name="style5">if</text:span><text:span text:style-name="style10">( </text:span><text:span text:style-name="style11">cbX</text:span><text:span text:style-name="style10">&gt;</text:span><text:span text:style-name="style4">0 </text:span><text:span text:style-name="style10">)</text:span><text:span text:style-name="style11">chX</text:span><text:span text:style-name="style10">=(</text:span><text:span text:style-name="style11">cbX</text:span><text:span text:style-name="style10">-</text:span><text:span text:style-name="style4">1</text:span><text:span text:style-name="style10">)*</text:span><text:span text:style-name="style11">AF</text:span><text:span text:style-name="style10">.</text:span><text:span text:style-name="style11">W</text:span><text:span text:style-name="style10">; </text:span><text:span text:style-name="style5">else </text:span><text:span text:style-name="style11">chX</text:span><text:span text:style-name="style10">=</text:span><text:span text:style-name="style11">Width</text:span><text:span text:style-name="style10">+</text:span><text:span text:style-name="style11">AF</text:span><text:span text:style-name="style10">.</text:span><text:span text:style-name="style11">W</text:span><text:span text:style-name="style10">*</text:span><text:span text:style-name="style11">cbX</text:span><text:span text:style-name="style10">;</text:span></text:h>
      <text:h text:style-name="Default" text:outline-level="1">172 <text:s text:c="3"/><text:span text:style-name="style10">} 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173 <text:s/><text:span text:style-name="style10">}</text:span></text:h>
      <text:h text:style-name="Default" text:outline-level="1">174 <text:s/><text:span text:style-name="style15">//! <text:s/>Прорисовка плоско/горизонтального текста по предварительному определению</text:span></text:h>
      <text:h text:style-name="Default" text:outline-level="1">175 <text:s/><text:span text:style-name="style15">//! <text:s text:c="6"/>размеров букв и смещением надписи относительно точки в плоскости XY</text:span></text:h>
      <text:h text:style-name="Default" text:outline-level="1">176 <text:s/><text:span text:style-name="style2">//</text:span></text:h>
      <text:h text:style-name="Default" text:outline-level="1">177 <text:s/><text:span text:style-name="style11">Place</text:span><text:span text:style-name="style10">&amp; </text:span><text:span text:style-name="style11">Place</text:span><text:span text:style-name="style10">::</text:span><text:span text:style-name="style11">String</text:span><text:span text:style-name="style10">( </text:span><text:span text:style-name="style11">Course Dir</text:span><text:span text:style-name="style10">, </text:span><text:span text:style-name="style5">const Real </text:span><text:span text:style-name="style10">*</text:span><text:span text:style-name="style11">P</text:span><text:span text:style-name="style10">, </text:span><text:span text:style-name="style5">const char</text:span><text:span text:style-name="style10">* </text:span><text:span text:style-name="style11">T </text:span><text:span text:style-name="style10">)</text:span></text:h>
      <text:h text:style-name="Default" text:outline-level="1">178 <text:s/><text:span text:style-name="style10">{ </text:span><text:span text:style-name="style11">TextContext St</text:span><text:span text:style-name="style10">;</text:span></text:h>
      <text:h text:style-name="Default" text:outline-level="1">179 <text:s text:c="3"/><text:span text:style-name="style5">int </text:span><text:span text:style-name="style11">dx</text:span><text:span text:style-name="style10">,</text:span><text:span text:style-name="style11">dy</text:span><text:span text:style-name="style10">; </text:span><text:span text:style-name="style5">char </text:span><text:span text:style-name="style10">*</text:span><text:span text:style-name="style11">str</text:span><text:span text:style-name="style10">=</text:span><text:span text:style-name="style11">UtA</text:span><text:span text:style-name="style10">( </text:span><text:span text:style-name="style11">T</text:span><text:span text:style-name="style10">,</text:span><text:span text:style-name="style11">AF</text:span><text:span text:style-name="style10">.</text:span><text:span text:style-name="style11">Bit</text:span><text:span text:style-name="style10">!=</text:span><text:span text:style-name="style11">NULL </text:span><text:span text:style-name="style10">); </text:span><text:span text:style-name="style2">// выбор DOS-866 или Windows-1251</text:span></text:h>
      <text:h text:style-name="Default" text:outline-level="1">180 <text:s text:c="4"/><text:span text:style-name="style11">glRasterPos3d</text:span><text:span text:style-name="style10">( </text:span><text:span text:style-name="style11">P</text:span><text:span text:style-name="style10">[</text:span><text:span text:style-name="style4">0</text:span><text:span text:style-name="style10">],</text:span><text:span text:style-name="style11">P</text:span><text:span text:style-name="style10">[</text:span><text:span text:style-name="style4">1</text:span><text:span text:style-name="style10">],</text:span><text:span text:style-name="style11">P</text:span><text:span text:style-name="style10">[</text:span><text:span text:style-name="style4">2</text:span><text:span text:style-name="style10">] ); <text:s text:c="10"/></text:span><text:span text:style-name="style2">// плоская надпись со смещением</text:span></text:h>
      <text:h text:style-name="Default" text:outline-level="1">181 <text:s text:c="3"/><text:span text:style-name="style11">SIZE sz</text:span><text:span text:style-name="style10">=</text:span><text:span text:style-name="style11">AlfaRect</text:span><text:span text:style-name="style10">( </text:span><text:span text:style-name="style11">str</text:span><text:span text:style-name="style10">,</text:span><text:span text:style-name="style5">true </text:span><text:span text:style-name="style10">); </text:span><text:span text:style-name="style11">dx</text:span><text:span text:style-name="style10">= -</text:span><text:span text:style-name="style11">sz</text:span><text:span text:style-name="style10">.</text:span><text:span text:style-name="style11">cx</text:span><text:span text:style-name="style10">/</text:span><text:span text:style-name="style4">2</text:span><text:span text:style-name="style10">; </text:span><text:span text:style-name="style2">// _Center</text:span></text:h>
      <text:h text:style-name="Default" text:outline-level="1">182 <text:s text:c="4"/><text:span text:style-name="style5">if</text:span><text:span text:style-name="style10">( </text:span><text:span text:style-name="style11">Dir</text:span><text:span text:style-name="style10">&amp;</text:span><text:span text:style-name="style11">_East <text:s/></text:span><text:span text:style-name="style10">)</text:span><text:span text:style-name="style11">dx </text:span><text:span text:style-name="style10">= </text:span><text:span text:style-name="style4">4</text:span><text:span text:style-name="style10">; <text:s text:c="5"/></text:span><text:span text:style-name="style11">dy</text:span><text:span text:style-name="style10">= -</text:span><text:span text:style-name="style11">sz</text:span><text:span text:style-name="style10">.</text:span><text:span text:style-name="style11">cy</text:span><text:span text:style-name="style10">/</text:span><text:span text:style-name="style4">6</text:span><text:span text:style-name="style10">; </text:span><text:span text:style-name="style2">// сдвиги и переносы строк</text:span></text:h>
      <text:h text:style-name="Default" text:outline-level="1">183 <text:s text:c="4"/><text:span text:style-name="style5">if</text:span><text:span text:style-name="style10">( </text:span><text:span text:style-name="style11">Dir</text:span><text:span text:style-name="style10">&amp;</text:span><text:span text:style-name="style11">_West <text:s/></text:span><text:span text:style-name="style10">)</text:span><text:span text:style-name="style11">dx </text:span><text:span text:style-name="style10">=-</text:span><text:span text:style-name="style11">sz</text:span><text:span text:style-name="style10">.</text:span><text:span text:style-name="style11">cx </text:span><text:span text:style-name="style10">- </text:span><text:span text:style-name="style4">4</text:span><text:span text:style-name="style10">; <text:s text:c="11"/></text:span><text:span text:style-name="style2">// здесь отключены</text:span></text:h>
      <text:h text:style-name="Default" text:outline-level="1">184 <text:s text:c="4"/><text:span text:style-name="style5">if</text:span><text:span text:style-name="style10">( </text:span><text:span text:style-name="style11">Dir</text:span><text:span text:style-name="style10">&amp;</text:span><text:span text:style-name="style11">_North </text:span><text:span text:style-name="style10">)</text:span><text:span text:style-name="style11">dy </text:span><text:span text:style-name="style10">= </text:span><text:span text:style-name="style11">sz</text:span><text:span text:style-name="style10">.</text:span><text:span text:style-name="style11">cy</text:span><text:span text:style-name="style10">/</text:span><text:span text:style-name="style4">5 </text:span><text:span text:style-name="style10">+ </text:span><text:span text:style-name="style4">3</text:span><text:span text:style-name="style10">;</text:span></text:h>
      <text:h text:style-name="Default" text:outline-level="1">185 <text:s text:c="4"/><text:span text:style-name="style5">if</text:span><text:span text:style-name="style10">( </text:span><text:span text:style-name="style11">Dir</text:span><text:span text:style-name="style10">&amp;</text:span><text:span text:style-name="style11">_South </text:span><text:span text:style-name="style10">)</text:span><text:span text:style-name="style11">dy </text:span><text:span text:style-name="style10">=-</text:span><text:span text:style-name="style11">sz</text:span><text:span text:style-name="style10">.</text:span><text:span text:style-name="style11">cy </text:span><text:span text:style-name="style10">+ </text:span><text:span text:style-name="style4">3</text:span><text:span text:style-name="style10">; </text:span><text:span text:style-name="style11">glBitmap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11">dx</text:span><text:span text:style-name="style10">,</text:span><text:span text:style-name="style11">dy</text:span><text:span text:style-name="style10">,</text:span><text:span text:style-name="style11">NULL </text:span><text:span text:style-name="style10">);</text:span></text:h>
      <text:h text:style-name="Default" text:outline-level="1">186 <text:s text:c="4"/><text:span text:style-name="style5">if</text:span><text:span text:style-name="style10">( </text:span><text:span text:style-name="style11">AF</text:span><text:span text:style-name="style10">.</text:span><text:span text:style-name="style11">Bit </text:span><text:span text:style-name="style10">)</text:span><text:span text:style-name="style11">_OutBitText</text:span><text:span text:style-name="style10">( </text:span><text:span text:style-name="style11">str</text:span><text:span text:style-name="style10">,</text:span><text:span text:style-name="style11">AF</text:span><text:span text:style-name="style10">.</text:span><text:span text:style-name="style11">Bit</text:span><text:span text:style-name="style10">,</text:span><text:span text:style-name="style11">dx</text:span><text:span text:style-name="style10">,</text:span><text:span text:style-name="style11">dy</text:span><text:span text:style-name="style10">,</text:span><text:span text:style-name="style4">1 </text:span><text:span text:style-name="style10">);</text:span></text:h>
      <text:h text:style-name="Default" text:outline-level="1">187 <text:s text:c="10"/><text:span text:style-name="style5">else <text:s/></text:span><text:span text:style-name="style11">_OutText</text:span><text:span text:style-name="style10">( </text:span><text:span text:style-name="style11">str</text:span><text:span text:style-name="style10">,</text:span><text:span text:style-name="style11">AF</text:span><text:span text:style-name="style10">.</text:span><text:span text:style-name="style11">Base</text:span><text:span text:style-name="style10">,</text:span><text:span text:style-name="style11">dx</text:span><text:span text:style-name="style10">,</text:span><text:span text:style-name="style11">dy</text:span><text:span text:style-name="style10">,</text:span><text:span text:style-name="style4">1</text:span><text:span text:style-name="style10">,</text:span><text:span text:style-name="style11">pX </text:span><text:span text:style-name="style10">); 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188 <text:s/><text:span text:style-name="style10">}</text:span></text:h>
      <text:h text:style-name="Default" text:outline-level="1">189 <text:s/><text:span text:style-name="style9">#include &lt;stdio.h&gt; <text:s text:c="2"/></text:span><text:span text:style-name="style2">// блок для четырёх вариантов текстовых надписей в формате</text:span></text:h>
      <text:h text:style-name="Default" text:outline-level="1">190 <text:s/><text:span text:style-name="style9">#include &lt;stdarg.h&gt; <text:s/></text:span><text:span text:style-name="style2">// с реентерабельной\стековой подстрочкой переменной длины</text:span></text:h>
      <text:h text:style-name="Default" text:outline-level="1">191 <text:s/><text:span text:style-name="style9">#define Arg va_list a; va_start( a,fmt ); int l=vsnprintf( 0,0,fmt,a )+1; \</text:span></text:h>
      <text:h text:style-name="Default" text:outline-level="1">192 <text:s text:c="15"/><text:span text:style-name="style9">{ char s[l]; vsnprintf( s,l,fmt,a ); va_end( a ); String</text:span></text:h>
      <text:h text:style-name="Default" text:outline-level="1">193 <text:s/><text:span text:style-name="style9">#define Str ; } return *this; </text:span><text:span text:style-name="style2">// просто с "временной" строчкой на всё и про всё</text:span></text:h>
      <text:h text:style-name="Default" text:outline-level="1">194 <text:s/><text:span text:style-name="style11">Place</text:span><text:span text:style-name="style10">&amp; </text:span><text:span text:style-name="style11">Place</text:span><text:span text:style-name="style10">::</text:span><text:span text:style-name="style11">Print</text:span><text:span text:style-name="style10">( </text:span><text:span text:style-name="style5">const char </text:span><text:span text:style-name="style10">*</text:span><text:span text:style-name="style11">fmt</text:span><text:span text:style-name="style10">,... ){ </text:span><text:span text:style-name="style11">Arg</text:span><text:span text:style-name="style10">( </text:span><text:span text:style-name="style11">s </text:span><text:span text:style-name="style10">)</text:span><text:span text:style-name="style11">Str </text:span><text:span text:style-name="style10">}</text:span></text:h>
      <text:h text:style-name="Default" text:outline-level="1">195 <text:s/><text:span text:style-name="style11">Place</text:span><text:span text:style-name="style10">&amp; </text:span><text:span text:style-name="style11">Place</text:span><text:span text:style-name="style10">::</text:span><text:span text:style-name="style11">Print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</text:span><text:span text:style-name="style10">, </text:span><text:span text:style-name="style5">const char </text:span><text:span text:style-name="style10">*</text:span><text:span text:style-name="style11">fmt</text:span><text:span text:style-name="style10">,... )</text:span></text:h>
      <text:h text:style-name="Default" text:outline-level="1">196 <text:s/><text:span text:style-name="style10">{ </text:span><text:span text:style-name="style11">cbX</text:span><text:span text:style-name="style10">=</text:span><text:span text:style-name="style11">x</text:span><text:span text:style-name="style10">; </text:span><text:span text:style-name="style11">chY</text:span><text:span text:style-name="style10">=</text:span><text:span text:style-name="style11">y</text:span><text:span text:style-name="style10">&gt;</text:span><text:span text:style-name="style4">0 </text:span><text:span text:style-name="style10">? </text:span><text:span text:style-name="style11">Height</text:span><text:span text:style-name="style10">-</text:span><text:span text:style-name="style11">AF</text:span><text:span text:style-name="style10">.</text:span><text:span text:style-name="style11">H</text:span><text:span text:style-name="style10">*</text:span><text:span text:style-name="style11">y </text:span><text:span text:style-name="style10">: </text:span><text:span text:style-name="style4">3</text:span><text:span text:style-name="style10">-</text:span><text:span text:style-name="style11">AF</text:span><text:span text:style-name="style10">.</text:span><text:span text:style-name="style11">H</text:span><text:span text:style-name="style10">*</text:span><text:span text:style-name="style11">y</text:span><text:span text:style-name="style10">; <text:s/></text:span><text:span text:style-name="style2">// запоминается начальная позиция</text:span></text:h>
      <text:h text:style-name="Default" text:outline-level="1"><text:soft-page-break/>197 <text:s text:c="3"/><text:span text:style-name="style5">if</text:span><text:span text:style-name="style10">( </text:span><text:span text:style-name="style11">x</text:span><text:span text:style-name="style10">&gt;</text:span><text:span text:style-name="style4">0 </text:span><text:span text:style-name="style10">)</text:span><text:span text:style-name="style11">chX</text:span><text:span text:style-name="style10">=(</text:span><text:span text:style-name="style11">x</text:span><text:span text:style-name="style10">-</text:span><text:span text:style-name="style4">1</text:span><text:span text:style-name="style10">)*</text:span><text:span text:style-name="style11">AF</text:span><text:span text:style-name="style10">.</text:span><text:span text:style-name="style11">W</text:span><text:span text:style-name="style10">; </text:span><text:span text:style-name="style5">else </text:span><text:span text:style-name="style11">chX</text:span><text:span text:style-name="style10">=</text:span><text:span text:style-name="style11">Width</text:span><text:span text:style-name="style10">+</text:span><text:span text:style-name="style11">AF</text:span><text:span text:style-name="style10">.</text:span><text:span text:style-name="style11">W</text:span><text:span text:style-name="style10">*</text:span><text:span text:style-name="style11">x</text:span><text:span text:style-name="style10">; </text:span><text:span text:style-name="style11">Arg</text:span><text:span text:style-name="style10">( </text:span><text:span text:style-name="style11">s </text:span><text:span text:style-name="style10">)</text:span><text:span text:style-name="style11">Str</text:span></text:h>
      <text:h text:style-name="Default" text:outline-level="1">198 <text:s/><text:span text:style-name="style10">}</text:span></text:h>
      <text:h text:style-name="Default" text:outline-level="1">199 <text:s/><text:span text:style-name="style11">Place</text:span><text:span text:style-name="style10">&amp; </text:span><text:span text:style-name="style11">Place</text:span><text:span text:style-name="style10">::</text:span><text:span text:style-name="style11">Text</text:span><text:span text:style-name="style10">( </text:span><text:span text:style-name="style11">Course Dir</text:span><text:span text:style-name="style10">, </text:span><text:span text:style-name="style5">const Real </text:span><text:span text:style-name="style10">*</text:span><text:span text:style-name="style11">P</text:span><text:span text:style-name="style10">, </text:span><text:span text:style-name="style5">const char</text:span><text:span text:style-name="style10">* </text:span><text:span text:style-name="style11">fmt</text:span><text:span text:style-name="style10">, ... )</text:span></text:h>
      <text:h text:style-name="Default" text:outline-level="1">200 <text:s text:c="6"/><text:span text:style-name="style10">{ </text:span><text:span text:style-name="style11">Arg</text:span><text:span text:style-name="style10">( </text:span><text:span text:style-name="style11">Dir</text:span><text:span text:style-name="style10">,</text:span><text:span text:style-name="style11">P</text:span><text:span text:style-name="style10">,</text:span><text:span text:style-name="style11">s </text:span><text:span text:style-name="style10">)</text:span><text:span text:style-name="style11">Str </text:span><text:span text:style-name="style10">}</text:span></text:h>
      <text:h text:style-name="Default" text:outline-level="1">201 <text:s/><text:span text:style-name="style11">Place</text:span><text:span text:style-name="style10">&amp; </text:span><text:span text:style-name="style11">Place</text:span><text:span text:style-name="style10">::</text:span><text:span text:style-name="style11">Text</text:span><text:span text:style-name="style10">( </text:span><text:span text:style-name="style11">Course Dir</text:span><text:span text:style-name="style10">, </text:span><text:span text:style-name="style11">_Real X</text:span><text:span text:style-name="style10">,</text:span><text:span text:style-name="style11">_Real Y</text:span><text:span text:style-name="style10">,</text:span><text:span text:style-name="style11">_Real Z</text:span><text:span text:style-name="style10">, </text:span><text:span text:style-name="style5">const char</text:span><text:span text:style-name="style10">* </text:span><text:span text:style-name="style11">fmt</text:span><text:span text:style-name="style10">, ... )</text:span></text:h>
      <text:p text:style-name="Default">202 <text:s text:c="6"/><text:span text:style-name="style10">{ </text:span><text:span text:style-name="style5">const Real </text:span><text:span text:style-name="style11">R</text:span><text:span text:style-name="style10">[]={</text:span><text:span text:style-name="style11">X</text:span><text:span text:style-name="style10">,</text:span><text:span text:style-name="style11">Y</text:span><text:span text:style-name="style10">,</text:span><text:span text:style-name="style11">Z </text:span><text:span text:style-name="style10">}; </text:span><text:span text:style-name="style11">Arg</text:span><text:span text:style-name="style10">( </text:span><text:span text:style-name="style11">Dir</text:span><text:span text:style-name="style10">,</text:span><text:span text:style-name="style11">R</text:span><text:span text:style-name="style10">,</text:span><text:span text:style-name="style11">s </text:span><text:span text:style-name="style10">)</text:span><text:span text:style-name="style11">Str </text:span><text:span text:style-name="style10">}</text:span></text:p>
      <text:h text:style-name="P3" text:outline-level="1"><text:span text:style-name="style10"><text:span text:style-name="T1"/></text:span></text:h>
      <text:p text:style-name="P8"><text:span text:style-name="style10"><text:span text:style-name="T3">~~~~~~~~~~~~~~~~~~~~~~~~~~~~~~~~~~~~~~~~~~~~~~~~~~~~~~~~~~~~~~~~~~~~~~~~~~~~~~~~~~~~~~~~</text:span></text:span></text:p>
      <text:h text:style-name="P12" text:outline-level="1"><text:span text:style-name="style10"><text:span text:style-name="T10">W</text:span></text:span><text:span text:style-name="style10"><text:span text:style-name="T6">indow-help</text:span></text:span><text:span text:style-name="style10">.cpp</text:span></text:h>
      <text:h text:style-name="Default" text:outline-level="1"><text:span text:style-name="style10"><text:span text:style-name="T2"><text:s/>1 <text:s/></text:span></text:span><text:span text:style-name="style10"><text:span text:style-name="style15"><text:span text:style-name="T2">///</text:span></text:span></text:span></text:h>
      <text:h text:style-name="Default" text:outline-level="1"><text:s/>2 <text:s/><text:span text:style-name="style15">/// <text:s/>Динамическое окошко для кратких подсказок с управляющими кодами программы</text:span></text:h>
      <text:h text:style-name="Default" text:outline-level="1"><text:s/>3 <text:s/><text:span text:style-name="style15">///</text:span></text:h>
      <text:h text:style-name="Default" text:outline-level="1"><text:s/>4 <text:s/><text:span text:style-name="style9">#include "Window.h"</text:span></text:h>
      <text:h text:style-name="Default" text:outline-level="1"><text:s/>5 <text:s/><text:span text:style-name="style2">//</text:span></text:h>
      <text:h text:style-name="Default" text:outline-level="1"><text:s/>6 <text:s/><text:span text:style-name="style2">// <text:s text:c="5"/>Name[0] Title заголовок для титульной строки графического окна</text:span></text:h>
      <text:h text:style-name="Default" text:outline-level="1"><text:s/>7 <text:s/><text:span text:style-name="style2">// <text:s text:c="5"/>Name[1-3] - строки расширенного названия, и признак движения</text:span></text:h>
      <text:h text:style-name="Default" text:outline-level="1"><text:s/>8 <text:s/><text:span text:style-name="style2">// <text:s text:c="5"/>Text <text:s text:c="3"/>Парное описание основных кодов с их предназначением</text:span></text:h>
      <text:h text:style-name="Default" text:outline-level="1"><text:s/>9 <text:s/><text:span text:style-name="style2">// <text:s text:c="5"/>Plus <text:s/>- то же для абзаца дополнительных описаний</text:span></text:h>
      <text:h text:style-name="Default" text:outline-level="1">10 <text:s/><text:span text:style-name="style2">// <text:s text:c="13"/>Определение каждого блока строк заканчивается нулевым адресом</text:span></text:h>
      <text:h text:style-name="Default" text:outline-level="1">11 <text:s/><text:span text:style-name="style5">void </text:span><text:span text:style-name="style11">Window</text:span><text:span text:style-name="style10">::</text:span></text:h>
      <text:h text:style-name="Default" text:outline-level="1">12 <text:s/><text:span text:style-name="style11">Help</text:span><text:span text:style-name="style10">( </text:span><text:span text:style-name="style5">const char </text:span><text:span text:style-name="style10">*</text:span><text:span text:style-name="style11">Name</text:span><text:span text:style-name="style10">[], </text:span><text:span text:style-name="style5">const char </text:span><text:span text:style-name="style10">*</text:span><text:span text:style-name="style11">Cmds</text:span><text:span text:style-name="style10">[],</text:span><text:span text:style-name="style5">const char </text:span><text:span text:style-name="style10">*</text:span><text:span text:style-name="style11">Plus</text:span><text:span text:style-name="style10">[], 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</text:span></text:h>
      <text:h text:style-name="Default" text:outline-level="1">13 <text:s/><text:span text:style-name="style10">{ </text:span><text:span text:style-name="style11">Place P</text:span><text:span text:style-name="style10">( </text:span><text:span text:style-name="style5">this</text:span><text:span text:style-name="style10">,</text:span><text:span text:style-name="style11">PlaceAbove </text:span><text:span text:style-name="style10">);</text:span></text:h>
      <text:h text:style-name="Default" text:outline-level="1">14 <text:s text:c="3"/><text:span text:style-name="style5">int </text:span><text:span text:style-name="style11">i</text:span><text:span text:style-name="style10">,</text:span><text:span text:style-name="style11">k</text:span><text:span text:style-name="style10">,</text:span><text:span text:style-name="style11">c</text:span><text:span text:style-name="style10">,</text:span><text:span text:style-name="style11">n</text:span><text:span text:style-name="style10">=</text:span><text:span text:style-name="style4">0</text:span><text:span text:style-name="style10">,</text:span><text:span text:style-name="style11">t</text:span><text:span text:style-name="style10">=</text:span><text:span text:style-name="style4">0</text:span><text:span text:style-name="style10">,</text:span><text:span text:style-name="style11">p</text:span><text:span text:style-name="style10">=</text:span><text:span text:style-name="style4">0</text:span><text:span text:style-name="style10">,</text:span><text:span text:style-name="style11">h</text:span><text:span text:style-name="style10">=</text:span><text:span text:style-name="style4">0</text:span><text:span text:style-name="style10">,</text:span><text:span text:style-name="style11">l</text:span><text:span text:style-name="style10">=</text:span><text:span text:style-name="style4">0</text:span><text:span text:style-name="style10">; <text:s text:c="7"/></text:span><text:span text:style-name="style2">// Количество строк в Name, Text и Plus</text:span></text:h>
      <text:h text:style-name="Default" text:outline-level="1">15 <text:s text:c="3"/><text:span text:style-name="style5">while</text:span><text:span text:style-name="style10">( </text:span><text:span text:style-name="style11">GetKey</text:span><text:span text:style-name="style10">() ); <text:s text:c="20"/></text:span><text:span text:style-name="style2">// Отсечение всех предыдущих обращений</text:span></text:h>
      <text:h text:style-name="Default" text:outline-level="1">16 <text:s text:c="3"/><text:span text:style-name="style11">P</text:span><text:span text:style-name="style10">.</text:span><text:span text:style-name="style11">Activate</text:span><text:span text:style-name="style10">().</text:span><text:span text:style-name="style11">Alfabet</text:span><text:span text:style-name="style10">( </text:span><text:span text:style-name="style4">0</text:span><text:span text:style-name="style10">,</text:span><text:span text:style-name="style6">"Century"</text:span><text:span text:style-name="style10">,</text:span><text:span text:style-name="style11">FW_SEMIBOLD</text:span><text:span text:style-name="style10">); </text:span><text:span text:style-name="style2">// Размер, тип и шрифт текста</text:span></text:h>
      <text:h text:style-name="Default" text:outline-level="1">17 <text:s/><text:span text:style-name="style2">//P.Activate().AlfaBit( _8x16 ); <text:s text:c="7"/>// ссылка по размерам растрового шрифта</text:span></text:h>
      <text:h text:style-name="Default" text:outline-level="1">18 <text:s text:c="3"/><text:span text:style-name="style11">i</text:span><text:span text:style-name="style10">=</text:span><text:span text:style-name="style11">P</text:span><text:span text:style-name="style10">.</text:span><text:span text:style-name="style11">AlfaRect</text:span><text:span text:style-name="style10">( </text:span><text:span text:style-name="style11">Name</text:span><text:span text:style-name="style10">[</text:span><text:span text:style-name="style4">0</text:span><text:span text:style-name="style10">] ).</text:span><text:span text:style-name="style11">cx</text:span><text:span text:style-name="style10">+</text:span><text:span text:style-name="style4">1</text:span><text:span text:style-name="style10">; <text:s text:c="8"/></text:span><text:span text:style-name="style2">// Здесь определяется общая ширина окна</text:span></text:h>
      <text:h text:style-name="Default" text:outline-level="1">19 <text:s text:c="3"/><text:span text:style-name="style5">if</text:span><text:span text:style-name="style10">( </text:span><text:span text:style-name="style11">Name </text:span><text:span text:style-name="style10">)</text:span><text:span text:style-name="style5">while</text:span><text:span text:style-name="style10">( </text:span><text:span text:style-name="style11">Name</text:span><text:span text:style-name="style10">[</text:span><text:span text:style-name="style11">n</text:span><text:span text:style-name="style10">] )</text:span><text:span text:style-name="style11">n</text:span><text:span text:style-name="style10">++; <text:s text:c="11"/></text:span><text:span text:style-name="style2">// и собственно прорисовка таблички</text:span></text:h>
      <text:h text:style-name="Default" text:outline-level="1">20 <text:s text:c="3"/><text:span text:style-name="style5">if</text:span><text:span text:style-name="style10">( </text:span><text:span text:style-name="style11">Cmds </text:span><text:span text:style-name="style10">)</text:span><text:span text:style-name="style5">while</text:span><text:span text:style-name="style10">( </text:span><text:span text:style-name="style11">Cmds</text:span><text:span text:style-name="style10">[</text:span><text:span text:style-name="style11">t</text:span><text:span text:style-name="style10">] )</text:span><text:span text:style-name="style11">t</text:span><text:span text:style-name="style10">++; </text:span><text:span text:style-name="style5">if</text:span><text:span text:style-name="style10">( </text:span><text:span text:style-name="style11">t </text:span><text:span text:style-name="style10">)</text:span><text:span text:style-name="style11">h</text:span><text:span text:style-name="style10">++; <text:s text:c="6"/></text:span><text:span text:style-name="style2">// с информацией и запросами</text:span></text:h>
      <text:h text:style-name="Default" text:outline-level="1">21 <text:s text:c="3"/><text:span text:style-name="style5">if</text:span><text:span text:style-name="style10">( </text:span><text:span text:style-name="style11">Plus </text:span><text:span text:style-name="style10">)</text:span><text:span text:style-name="style5">while</text:span><text:span text:style-name="style10">( </text:span><text:span text:style-name="style11">Plus</text:span><text:span text:style-name="style10">[</text:span><text:span text:style-name="style11">p</text:span><text:span text:style-name="style10">] )</text:span><text:span text:style-name="style11">p</text:span><text:span text:style-name="style10">++; </text:span><text:span text:style-name="style5">if</text:span><text:span text:style-name="style10">( </text:span><text:span text:style-name="style11">p </text:span><text:span text:style-name="style10">)</text:span><text:span text:style-name="style11">h</text:span><text:span text:style-name="style10">++; </text:span><text:span text:style-name="style11">h</text:span><text:span text:style-name="style10">+=</text:span><text:span text:style-name="style11">n</text:span><text:span text:style-name="style10">+(</text:span><text:span text:style-name="style11">p</text:span><text:span text:style-name="style10">+</text:span><text:span text:style-name="style4">1</text:span><text:span text:style-name="style10">)/</text:span><text:span text:style-name="style4">2</text:span><text:span text:style-name="style10">+(</text:span><text:span text:style-name="style11">t</text:span><text:span text:style-name="style10">+</text:span><text:span text:style-name="style4">1</text:span><text:span text:style-name="style10">)/</text:span><text:span text:style-name="style4">2</text:span><text:span text:style-name="style10">+</text:span><text:span text:style-name="style4">1</text:span><text:span text:style-name="style10">;</text:span></text:h>
      <text:h text:style-name="Default" text:outline-level="1">22 <text:s text:c="3"/><text:span text:style-name="style5">for</text:span><text:span text:style-name="style10">( </text:span><text:span text:style-name="style11">c</text:span><text:span text:style-name="style10">=</text:span><text:span text:style-name="style4">1</text:span><text:span text:style-name="style10">; </text:span><text:span text:style-name="style11">c</text:span><text:span text:style-name="style10">&lt;</text:span><text:span text:style-name="style11">n</text:span><text:span text:style-name="style10">; </text:span><text:span text:style-name="style11">c</text:span><text:span text:style-name="style10">++ )</text:span><text:span text:style-name="style5">if</text:span><text:span text:style-name="style10">( (</text:span><text:span text:style-name="style11">k</text:span><text:span text:style-name="style10">=</text:span><text:span text:style-name="style11">i</text:span><text:span text:style-name="style10">+</text:span><text:span text:style-name="style11">P</text:span><text:span text:style-name="style10">.</text:span><text:span text:style-name="style11">AlfaRect</text:span><text:span text:style-name="style10">( </text:span><text:span text:style-name="style11">Name</text:span><text:span text:style-name="style10">[</text:span><text:span text:style-name="style11">c</text:span><text:span text:style-name="style10">] ).</text:span><text:span text:style-name="style11">cx</text:span><text:span text:style-name="style10">+</text:span><text:span text:style-name="style4">1</text:span><text:span text:style-name="style10">)&gt;</text:span><text:span text:style-name="style11">l </text:span><text:span text:style-name="style10">)</text:span><text:span text:style-name="style11">l</text:span><text:span text:style-name="style10">=</text:span><text:span text:style-name="style11">k</text:span><text:span text:style-name="style10">;</text:span></text:h>
      <text:h text:style-name="Default" text:outline-level="1">23 <text:s text:c="3"/><text:span text:style-name="style10">{ </text:span><text:span text:style-name="style11">TextContext TX</text:span><text:span text:style-name="style10">;</text:span></text:h>
      <text:h text:style-name="Default" text:outline-level="1">24 <text:s text:c="5"/><text:span text:style-name="style11">P</text:span><text:span text:style-name="style10">.</text:span><text:span text:style-name="style11">Area</text:span><text:span text:style-name="style10">( </text:span><text:span text:style-name="style11">X</text:span><text:span text:style-name="style10">,</text:span><text:span text:style-name="style11">Y</text:span><text:span text:style-name="style10">,</text:span><text:span text:style-name="style4">3</text:span><text:span text:style-name="style10">+(</text:span><text:span text:style-name="style11">l</text:span><text:span text:style-name="style10">+</text:span><text:span text:style-name="style4">4</text:span><text:span text:style-name="style10">)/</text:span><text:span text:style-name="style11">P</text:span><text:span text:style-name="style10">.</text:span><text:span text:style-name="style11">Fnt</text:span><text:span text:style-name="style10">-&gt;</text:span><text:span text:style-name="style11">W</text:span><text:span text:style-name="style10">,</text:span><text:span text:style-name="style11">h </text:span><text:span text:style-name="style10">).</text:span><text:span text:style-name="style11">Activate</text:span><text:span text:style-name="style10">( </text:span><text:span text:style-name="style5">true </text:span><text:span text:style-name="style10">); <text:s text:c="5"/></text:span><text:span text:style-name="style2">// текст по строкам</text:span></text:h>
      <text:h text:style-name="Default" text:outline-level="1">25 <text:s text:c="5"/><text:span text:style-name="style11">glColor4f</text:span><text:span text:style-name="style10">( </text:span><text:span text:style-name="style4">.6</text:span><text:span text:style-name="style10">,</text:span><text:span text:style-name="style4">.8</text:span><text:span text:style-name="style10">, </text:span><text:span text:style-name="style4">1</text:span><text:span text:style-name="style10">, </text:span><text:span text:style-name="style4">.6</text:span><text:span text:style-name="style10">),</text:span><text:span text:style-name="style11">glRecti</text:span><text:span text:style-name="style10">( </text:span><text:span text:style-name="style4">0</text:span><text:span text:style-name="style10">,</text:span><text:span text:style-name="style11">P</text:span><text:span text:style-name="style10">.</text:span><text:span text:style-name="style11">Height</text:span><text:span text:style-name="style10">,</text:span><text:span text:style-name="style11">P</text:span><text:span text:style-name="style10">.</text:span><text:span text:style-name="style11">Width</text:span><text:span text:style-name="style10">,</text:span><text:span text:style-name="style4">0 </text:span><text:span text:style-name="style10">); <text:s/></text:span><text:span text:style-name="style2">// <text:s text:c="3"/>и столбцам</text:span></text:h>
      <text:h text:style-name="Default" text:outline-level="1">26 <text:s text:c="5"/><text:span text:style-name="style11">glColor4f</text:span><text:span text:style-name="style10">(</text:span><text:span text:style-name="style4">.98</text:span><text:span text:style-name="style10">,</text:span><text:span text:style-name="style4">.98</text:span><text:span text:style-name="style10">,</text:span><text:span text:style-name="style4">.9</text:span><text:span text:style-name="style10">,</text:span><text:span text:style-name="style4">.8</text:span><text:span text:style-name="style10">),</text:span><text:span text:style-name="style11">glRecti</text:span><text:span text:style-name="style10">( </text:span><text:span text:style-name="style4">3</text:span><text:span text:style-name="style10">,</text:span><text:span text:style-name="style11">P</text:span><text:span text:style-name="style10">.</text:span><text:span text:style-name="style11">Height</text:span><text:span text:style-name="style10">-</text:span><text:span text:style-name="style4">3</text:span><text:span text:style-name="style10">,</text:span><text:span text:style-name="style11">P</text:span><text:span text:style-name="style10">.</text:span><text:span text:style-name="style11">Width</text:span><text:span text:style-name="style10">-</text:span><text:span text:style-name="style4">3</text:span><text:span text:style-name="style10">,</text:span><text:span text:style-name="style4">12 </text:span><text:span text:style-name="style10">);</text:span></text:h>
      <text:h text:style-name="Default" text:outline-level="1">27 <text:s text:c="5"/><text:span text:style-name="style11">glColor3f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4">0.8 </text:span><text:span text:style-name="style10">); <text:s text:c="3"/></text:span><text:span text:style-name="style11">P</text:span><text:span text:style-name="style10">.</text:span><text:span text:style-name="style11">Print</text:span><text:span text:style-name="style10">( </text:span><text:span text:style-name="style4">2</text:span><text:span text:style-name="style10">,</text:span><text:span text:style-name="style4">2</text:span><text:span text:style-name="style10">,</text:span><text:span text:style-name="style11">Name</text:span><text:span text:style-name="style10">[</text:span><text:span text:style-name="style4">0</text:span><text:span text:style-name="style10">] );</text:span></text:h>
      <text:h text:style-name="Default" text:outline-level="1">28 <text:s text:c="5"/><text:span text:style-name="style11">glColor3f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4">0 </text:span><text:span text:style-name="style10">); <text:s text:c="5"/></text:span><text:span text:style-name="style11">P</text:span><text:span text:style-name="style10">.</text:span><text:span text:style-name="style11">Print</text:span><text:span text:style-name="style10">( </text:span><text:span text:style-name="style11">Name</text:span><text:span text:style-name="style10">[</text:span><text:span text:style-name="style4">1</text:span><text:span text:style-name="style10">] );</text:span></text:h>
      <text:h text:style-name="Default" text:outline-level="1">29 <text:s text:c="5"/><text:span text:style-name="style5">for</text:span><text:span text:style-name="style10">( </text:span><text:span text:style-name="style11">c</text:span><text:span text:style-name="style10">=</text:span><text:span text:style-name="style4">3</text:span><text:span text:style-name="style10">,</text:span><text:span text:style-name="style11">k</text:span><text:span text:style-name="style10">=</text:span><text:span text:style-name="style4">2</text:span><text:span text:style-name="style10">; </text:span><text:span text:style-name="style11">k</text:span><text:span text:style-name="style10">&lt;</text:span><text:span text:style-name="style11">n</text:span><text:span text:style-name="style10">; </text:span><text:span text:style-name="style11">k</text:span><text:span text:style-name="style10">++ <text:s/>)</text:span><text:span text:style-name="style11">P</text:span><text:span text:style-name="style10">.</text:span><text:span text:style-name="style11">Print</text:span><text:span text:style-name="style10">( </text:span><text:span text:style-name="style4">2</text:span><text:span text:style-name="style10">+</text:span><text:span text:style-name="style11">i</text:span><text:span text:style-name="style10">/</text:span><text:span text:style-name="style11">P</text:span><text:span text:style-name="style10">.</text:span><text:span text:style-name="style11">Fnt</text:span><text:span text:style-name="style10">-&gt;</text:span><text:span text:style-name="style11">W</text:span><text:span text:style-name="style10">,</text:span><text:span text:style-name="style11">c</text:span><text:span text:style-name="style10">++,</text:span><text:span text:style-name="style11">Name</text:span><text:span text:style-name="style10">[</text:span><text:span text:style-name="style11">k</text:span><text:span text:style-name="style10">] );</text:span></text:h>
      <text:h text:style-name="Default" text:outline-level="1">30 <text:s text:c="5"/><text:span text:style-name="style5">for</text:span><text:span text:style-name="style10">( </text:span><text:span text:style-name="style11">c</text:span><text:span text:style-name="style10">++,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t</text:span><text:span text:style-name="style10">; </text:span><text:span text:style-name="style11">k</text:span><text:span text:style-name="style10">+=</text:span><text:span text:style-name="style4">2 </text:span><text:span text:style-name="style10">)</text:span><text:span text:style-name="style11">glColor3f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4">0 </text:span><text:span text:style-name="style10">),</text:span><text:span text:style-name="style11">P</text:span><text:span text:style-name="style10">.</text:span><text:span text:style-name="style11">Print</text:span><text:span text:style-name="style10">( </text:span><text:span text:style-name="style4">2</text:span><text:span text:style-name="style10">,</text:span><text:span text:style-name="style11">c</text:span><text:span text:style-name="style10">++,</text:span><text:span text:style-name="style11">Cmds</text:span><text:span text:style-name="style10">[</text:span><text:span text:style-name="style11">k</text:span><text:span text:style-name="style10">] ),</text:span></text:h>
      <text:h text:style-name="Default" text:outline-level="1">31 <text:s text:c="30"/><text:span text:style-name="style11">glColor3f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4">1 </text:span><text:span text:style-name="style10">),</text:span><text:span text:style-name="style11">P</text:span><text:span text:style-name="style10">.</text:span><text:span text:style-name="style11">Print</text:span><text:span text:style-name="style10">( </text:span><text:span text:style-name="style11">Cmds</text:span><text:span text:style-name="style10">[</text:span><text:span text:style-name="style11">k</text:span><text:span text:style-name="style10">+</text:span><text:span text:style-name="style4">1</text:span><text:span text:style-name="style10">] );</text:span></text:h>
      <text:h text:style-name="Default" text:outline-level="1">32 <text:s text:c="5"/><text:span text:style-name="style5">for</text:span><text:span text:style-name="style10">( </text:span><text:span text:style-name="style11">c</text:span><text:span text:style-name="style10">++,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p</text:span><text:span text:style-name="style10">; </text:span><text:span text:style-name="style11">k</text:span><text:span text:style-name="style10">+=</text:span><text:span text:style-name="style4">2 </text:span><text:span text:style-name="style10">)</text:span><text:span text:style-name="style11">glColor3f</text:span><text:span text:style-name="style10">( </text:span><text:span text:style-name="style4">0</text:span><text:span text:style-name="style10">,</text:span><text:span text:style-name="style4">.8</text:span><text:span text:style-name="style10">,</text:span><text:span text:style-name="style4">0 </text:span><text:span text:style-name="style10">),</text:span><text:span text:style-name="style11">P</text:span><text:span text:style-name="style10">.</text:span><text:span text:style-name="style11">Print</text:span><text:span text:style-name="style10">( </text:span><text:span text:style-name="style4">2</text:span><text:span text:style-name="style10">,</text:span><text:span text:style-name="style11">c</text:span><text:span text:style-name="style10">++,</text:span><text:span text:style-name="style11">Plus</text:span><text:span text:style-name="style10">[</text:span><text:span text:style-name="style11">k</text:span><text:span text:style-name="style10">] ),</text:span></text:h>
      <text:h text:style-name="Default" text:outline-level="1">33 <text:s text:c="30"/><text:span text:style-name="style11">glColor3f</text:span><text:span text:style-name="style10">( </text:span><text:span text:style-name="style4">0</text:span><text:span text:style-name="style10">,</text:span><text:span text:style-name="style4">.6</text:span><text:span text:style-name="style10">,</text:span><text:span text:style-name="style4">.6 </text:span><text:span text:style-name="style10">),</text:span><text:span text:style-name="style11">P</text:span><text:span text:style-name="style10">.</text:span><text:span text:style-name="style11">Print</text:span><text:span text:style-name="style10">( </text:span><text:span text:style-name="style11">Plus</text:span><text:span text:style-name="style10">[</text:span><text:span text:style-name="style11">k</text:span><text:span text:style-name="style10">+</text:span><text:span text:style-name="style4">1</text:span><text:span text:style-name="style10">] );</text:span></text:h>
      <text:h text:style-name="Default" text:outline-level="1">34 <text:s/><text:span text:style-name="style2">// <text:s/>P.AlfaBit( _8x08 );</text:span></text:h>
      <text:h text:style-name="Default" text:outline-level="1">35 <text:s text:c="5"/><text:span text:style-name="style11">P</text:span><text:span text:style-name="style10">.</text:span><text:span text:style-name="style11">Alfabet</text:span><text:span text:style-name="style10">( </text:span><text:span text:style-name="style4">9</text:span><text:span text:style-name="style10">,</text:span><text:span text:style-name="style6">"Times"</text:span><text:span text:style-name="style10">,</text:span><text:span text:style-name="style4">1</text:span><text:span text:style-name="style10">,</text:span><text:span text:style-name="style4">1 </text:span><text:span text:style-name="style10">);</text:span></text:h>
      <text:h text:style-name="Default" text:outline-level="1">36 <text:s text:c="5"/><text:span text:style-name="style11">glColor4f</text:span><text:span text:style-name="style10">( </text:span><text:span text:style-name="style4">1</text:span><text:span text:style-name="style10">,</text:span><text:span text:style-name="style4">1</text:span><text:span text:style-name="style10">,</text:span><text:span text:style-name="style4">0</text:span><text:span text:style-name="style10">,</text:span><text:span text:style-name="style4">0.8 </text:span><text:span text:style-name="style10">); </text:span><text:span text:style-name="style11">Print</text:span><text:span text:style-name="style10">( -</text:span><text:span text:style-name="style4">1</text:span><text:span text:style-name="style10">,</text:span><text:span text:style-name="style4">0</text:span><text:span text:style-name="style10">,</text:span><text:span text:style-name="style6">"©75…22 В.Храмушин" </text:span><text:span text:style-name="style10">);</text:span></text:h>
      <text:h text:style-name="Default" text:outline-level="1">37 <text:s text:c="3"/><text:span text:style-name="style10">} </text:span><text:span text:style-name="style11">P</text:span><text:span text:style-name="style10">.</text:span><text:span text:style-name="style11">Show</text:span><text:span text:style-name="style10">(); </text:span><text:span text:style-name="style2">//Save().Refresh(); <text:s text:c="11"/>// среда восстанавливается,</text:span></text:h>
      <text:h text:style-name="Default" text:outline-level="1">38 <text:s text:c="5"/><text:span text:style-name="style11">WaitKey</text:span><text:span text:style-name="style10">(); <text:s text:c="30"/></text:span><text:span text:style-name="style2">// а окно будет снято деструктором</text:span></text:h>
      <text:p text:style-name="Default">39 <text:s/><text:span text:style-name="style10">}</text:span><text:span text:style-name="T2"/></text:p>
      <text:h text:style-name="P3" text:outline-level="1"><text:span text:style-name="style10"><text:span text:style-name="T1"/></text:span></text:h>
      <text:p text:style-name="P8"><text:span text:style-name="style10"><text:span text:style-name="T3">~~~~~~~~~~~~~~~~~~~~~~~~~~~~~~~~~~~~~~~~~~~~~~~~~~~~~~~~~~~~~~~~~~~~~~~~~~~~~~~~~~~~~~~~</text:span></text:span></text:p>
      <text:h text:style-name="P12" text:outline-level="1"><text:span text:style-name="style10"><text:span text:style-name="T10">W</text:span></text:span><text:span text:style-name="style10"><text:span text:style-name="T6">indow-menu</text:span></text:span><text:span text:style-name="style10">.cpp</text:span></text:h>
      <text:h text:style-name="Default" text:outline-level="1"><text:span text:style-name="style10"><text:span text:style-name="T2"><text:s text:c="2"/>1 <text:s/></text:span></text:span><text:span text:style-name="style10"><text:span text:style-name="style3"><text:span text:style-name="T2">/*!</text:span></text:span></text:span></text:h>
      <text:h text:style-name="Default" text:outline-level="1"><text:s text:c="2"/>2 <text:s text:c="9"/><text:span text:style-name="style3">Display/Tmenu <text:s text:c="30"/>1991.06.18-2010.01.07.</text:span></text:h>
      <text:h text:style-name="Default" text:outline-level="1"><text:s text:c="2"/>3 <text:s/></text:h>
      <text:h text:style-name="Default" text:outline-level="1"><text:s text:c="2"/>4 <text:s text:c="9"/><text:span text:style-name="style3">Пакет диалога с терминалом с помощью таблиц запросов</text:span></text:h>
      <text:h text:style-name="Default" text:outline-level="1"><text:s text:c="2"/>5 <text:s text:c="11"/><text:span text:style-name="style3">Mlist - список параметров для запросов на терминал</text:span></text:h>
      <text:h text:style-name="Default" text:outline-level="1"><text:s text:c="2"/>6 <text:s text:c="11"/><text:span text:style-name="style3">Num <text:s text:c="2"/>- количество запросов в списке Mlist</text:span></text:h>
      <text:h text:style-name="Default" text:outline-level="1"><text:s text:c="2"/>7 <text:s text:c="11"/><text:span text:style-name="style3">Y,X <text:s text:c="2"/>- координаты левого верхнего угла для окна запросов</text:span></text:h>
      <text:h text:style-name="Default" text:outline-level="1"><text:s text:c="2"/>8 <text:s text:c="9"/><text:span text:style-name="style3">return <text:s/>- номер последнего активного запроса</text:span></text:h>
      <text:h text:style-name="Default" text:outline-level="1"><text:s text:c="2"/>9 <text:s/><text:span text:style-name="style3">*/</text:span></text:h>
      <text:h text:style-name="Default" text:outline-level="1"><text:s/>10 <text:s/><text:span text:style-name="style9">#include &lt;stdio.h&gt;</text:span></text:h>
      <text:h text:style-name="Default" text:outline-level="1"><text:s/>11 <text:s/><text:span text:style-name="style9">#include "window.h"</text:span></text:h>
      <text:h text:style-name="Default" text:outline-level="1"><text:s/>12 <text:s/><text:span text:style-name="style1">/* ──────────────────────────────────────────────────────────────────────┐</text:span></text:h>
      <text:h text:style-name="Default" text:outline-level="1"><text:s/>13 <text:s text:c="9"/><text:span text:style-name="style1">Mlist - Список параметров для одного запроса на терминал <text:s text:c="8"/>│</text:span></text:h>
      <text:h text:style-name="Default" text:outline-level="1"><text:s/>14 <text:s text:c="4"/><text:span text:style-name="style1">≈≈≈≈ INPUT ≈≈≈≈≈≈≈≈≈≈≈≈≈≈≈≈≈≈≈≈≈≈≈≈≈ ACTIVE ≈≈≈≈≈≈≈≈≈≈≈≈≈≈≈≈≈≈≈≈≈≈≈≈≈≈╡</text:span></text:h>
      <text:h text:style-name="Default" text:outline-level="1"><text:soft-page-break/><text:s/>15 <text:s text:c="9"/><text:span text:style-name="style1">Y <text:s text:c="2"/>: skip string <text:s text:c="16"/>: номер сроки <text:s text:c="17"/>│</text:span></text:h>
      <text:h text:style-name="Default" text:outline-level="1"><text:s/>16 <text:s text:c="9"/><text:span text:style-name="style1">X <text:s text:c="2"/>: !0 - готовность <text:s text:c="12"/>: номер позиции для сообщения <text:s/>│</text:span></text:h>
      <text:h text:style-name="Default" text:outline-level="1"><text:s/>17 <text:s text:c="9"/><text:span text:style-name="style1">lf <text:s/>: <text:s/>0 - запрос не производится : длина входного сообщения <text:s text:c="4"/>│</text:span></text:h>
      <text:h text:style-name="Default" text:outline-level="1"><text:s/>18 <text:s text:c="9"/><text:span text:style-name="style1">S <text:s text:c="2"/>: ~~~~ строящийся формат чтения данных <text:s text:c="22"/>│</text:span></text:h>
      <text:h text:style-name="Default" text:outline-level="1"><text:s/>19 <text:s text:c="9"/><text:span text:style-name="style1">Msg : NULL - чистое входное поле <text:s/>: выходной формат <text:s text:c="13"/>│</text:span></text:h>
      <text:h text:style-name="Default" text:outline-level="1"><text:s/>20 <text:s text:c="9"/><text:span text:style-name="style1">dat : NULL и lf&lt;&gt;0 - меню-запрос <text:s/>: адрес изменяемого объекта <text:s text:c="3"/>│</text:span></text:h>
      <text:h text:style-name="Default" text:outline-level="1"><text:s/>21 <text:s text:c="4"/><text:span text:style-name="style1">──────────────────────────────────────────────────────────────────────┘</text:span></text:h>
      <text:h text:style-name="Default" text:outline-level="1"><text:s/>22 <text:s/><text:span text:style-name="style1">define Mlist( L ) L,( sizeof( L )/sizeof( Mlist ) ) <text:s text:c="20"/>/</text:span></text:h>
      <text:h text:style-name="Default" text:outline-level="1"><text:s/>23 <text:s/><text:span text:style-name="style1">struct Mlist{ short skip,lf; const char *Msg; void *dat; }; <text:s text:c="11"/>/</text:span></text:h>
      <text:h text:style-name="Default" text:outline-level="1"><text:s/>24 <text:s text:c="70"/><text:span text:style-name="style1">*/</text:span></text:h>
      <text:h text:style-name="Default" text:outline-level="1"><text:s/>25 <text:s/><text:span text:style-name="style5">struct </text:span><text:span text:style-name="style11">mlist</text:span><text:span text:style-name="style10">{ </text:span><text:span text:style-name="style5">char </text:span><text:span text:style-name="style11">Y</text:span><text:span text:style-name="style10">,</text:span><text:span text:style-name="style11">X</text:span><text:span text:style-name="style10">,</text:span><text:span text:style-name="style11">lf</text:span><text:span text:style-name="style10">,</text:span><text:span text:style-name="style11">S</text:span><text:span text:style-name="style10">; </text:span><text:span text:style-name="style5">char </text:span><text:span text:style-name="style10">*</text:span><text:span text:style-name="style11">Msg</text:span><text:span text:style-name="style10">; </text:span><text:span text:style-name="style5">void </text:span><text:span text:style-name="style10">*</text:span><text:span text:style-name="style11">dat</text:span><text:span text:style-name="style10">; };</text:span></text:h>
      <text:h text:style-name="Default" text:outline-level="1"><text:s/>26 <text:s/></text:h>
      <text:h text:style-name="Default" text:outline-level="1"><text:s/>27 <text:s/><text:span text:style-name="style5">static bool </text:span><text:span text:style-name="style11">ins</text:span><text:span text:style-name="style10">=</text:span><text:span text:style-name="style5">false</text:span><text:span text:style-name="style10">; <text:s text:c="10"/></text:span><text:span text:style-name="style2">// InsertKey - признак 1-вставки / 0-замены</text:span></text:h>
      <text:h text:style-name="Default" text:outline-level="1"><text:s/>28 <text:s/><text:span text:style-name="style5">static char </text:span><text:span text:style-name="style10">*</text:span><text:span text:style-name="style11">St</text:span><text:span text:style-name="style10">,*</text:span><text:span text:style-name="style11">StK</text:span><text:span text:style-name="style10">,*</text:span><text:span text:style-name="style11">Str</text:span><text:span text:style-name="style10">=</text:span><text:span text:style-name="style11">NULL</text:span><text:span text:style-name="style10">; <text:s/></text:span><text:span text:style-name="style2">// рабочая строчка и временно сохраняемое поле</text:span></text:h>
      <text:h text:style-name="Default" text:outline-level="1"><text:s/>29 <text:s text:c="34"/><text:span text:style-name="style2">//== статика, т.к. на выходе не сохраняются</text:span></text:h>
      <text:h text:style-name="Default" text:outline-level="1"><text:s/>30 <text:s/></text:h>
      <text:h text:style-name="Default" text:outline-level="1"><text:s/>31 <text:s/><text:span text:style-name="style11">TextMenu</text:span><text:span text:style-name="style10">::</text:span><text:span text:style-name="style11">TextMenu</text:span><text:span text:style-name="style10">( </text:span><text:span text:style-name="style5">const </text:span><text:span text:style-name="style11">Mlist </text:span><text:span text:style-name="style10">*</text:span><text:span text:style-name="style11">m</text:span><text:span text:style-name="style10">,</text:span><text:span text:style-name="style5">const int </text:span><text:span text:style-name="style11">n</text:span><text:span text:style-name="style10">, </text:span><text:span text:style-name="style11">Window</text:span><text:span text:style-name="style10">* </text:span><text:span text:style-name="style11">Win</text:span><text:span text:style-name="style10">, 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:</text:span></text:h>
      <text:h text:style-name="Default" text:outline-level="1"><text:s/>32 <text:s text:c="3"/><text:span text:style-name="style11">Place</text:span><text:span text:style-name="style10">( </text:span><text:span text:style-name="style11">Win</text:span><text:span text:style-name="style10">,</text:span><text:span text:style-name="style11">PlaceAbove </text:span><text:span text:style-name="style10">),</text:span></text:h>
      <text:h text:style-name="Default" text:outline-level="1"><text:s/>33 <text:s text:c="3"/><text:span text:style-name="style11">Up</text:span><text:span text:style-name="style10">( </text:span><text:span text:style-name="style5">false </text:span><text:span text:style-name="style10">),</text:span><text:span text:style-name="style11">M</text:span><text:span text:style-name="style10">( </text:span><text:span text:style-name="style11">m </text:span><text:span text:style-name="style10">),</text:span><text:span text:style-name="style11">Num</text:span><text:span text:style-name="style10">( </text:span><text:span text:style-name="style11">n </text:span><text:span text:style-name="style10">),</text:span><text:span text:style-name="style11">Y</text:span><text:span text:style-name="style10">( </text:span><text:span text:style-name="style11">y </text:span><text:span text:style-name="style10">),</text:span><text:span text:style-name="style11">X</text:span><text:span text:style-name="style10">( </text:span><text:span text:style-name="style11">x </text:span><text:span text:style-name="style10">),</text:span><text:span text:style-name="style11">Lx</text:span><text:span text:style-name="style10">( </text:span><text:span text:style-name="style4">1 </text:span><text:span text:style-name="style10">),</text:span><text:span text:style-name="style11">Ly</text:span><text:span text:style-name="style10">( </text:span><text:span text:style-name="style4">1 </text:span><text:span text:style-name="style10">),</text:span><text:span text:style-name="style11">K</text:span><text:span text:style-name="style10">( </text:span><text:span text:style-name="style4">0 </text:span><text:span text:style-name="style10">) </text:span><text:span text:style-name="style2">//,Hl( NULL )</text:span></text:h>
      <text:h text:style-name="Default" text:outline-level="1"><text:s/>34 <text:s/><text:span text:style-name="style10">{ </text:span><text:span text:style-name="style11">Activate</text:span><text:span text:style-name="style10">().</text:span><text:span text:style-name="style11">Alfabet</text:span><text:span text:style-name="style10">( </text:span><text:span text:style-name="style4">20</text:span><text:span text:style-name="style10">,</text:span><text:span text:style-name="style6">"Courier New"</text:span><text:span text:style-name="style10">,</text:span><text:span text:style-name="style4">550 </text:span><text:span text:style-name="style10">); </text:span><text:span text:style-name="style2">// с подстройкой на текущий шрифт</text:span></text:h>
      <text:h text:style-name="Default" text:outline-level="1"><text:s/>35 <text:s text:c="13"/><text:span text:style-name="style2">//.AlfaBit( _8x16 ); <text:s text:c="5"/>// Простой растровый шрифт русского языка</text:span></text:h>
      <text:h text:style-name="Default" text:outline-level="1"><text:s/>36 <text:s text:c="3"/><text:span text:style-name="style5">if</text:span><text:span text:style-name="style10">( !</text:span><text:span text:style-name="style11">Str </text:span><text:span text:style-name="style10">)</text:span><text:span text:style-name="style11">StK</text:span><text:span text:style-name="style10">=( </text:span><text:span text:style-name="style11">Str</text:span><text:span text:style-name="style10">=(</text:span><text:span text:style-name="style5">char</text:span><text:span text:style-name="style10">*)</text:span><text:span text:style-name="style11">malloc</text:span><text:span text:style-name="style10">( </text:span><text:span text:style-name="style4">512 </text:span><text:span text:style-name="style10">) )+</text:span><text:span text:style-name="style4">256</text:span><text:span text:style-name="style10">; <text:s/></text:span><text:span text:style-name="style2">// заведомо избыточная длина</text:span></text:h>
      <text:h text:style-name="Default" text:outline-level="1"><text:s/>37 <text:s/><text:span text:style-name="style10">}</text:span></text:h>
      <text:h text:style-name="Default" text:outline-level="1"><text:s/>38 <text:s/><text:span text:style-name="style5">static int </text:span><text:span text:style-name="style11">Mestr</text:span><text:span text:style-name="style10">( </text:span><text:span text:style-name="style11">mlist </text:span><text:span text:style-name="style10">*</text:span><text:span text:style-name="style11">Ls </text:span><text:span text:style-name="style10">)</text:span></text:h>
      <text:h text:style-name="Default" text:outline-level="1"><text:s/>39 <text:s/><text:span text:style-name="style10">{ </text:span><text:span text:style-name="style5">char </text:span><text:span text:style-name="style10">*</text:span><text:span text:style-name="style11">S</text:span><text:span text:style-name="style10">=</text:span><text:span text:style-name="style11">Ls</text:span><text:span text:style-name="style10">-&gt;</text:span><text:span text:style-name="style11">Msg</text:span><text:span text:style-name="style10">; </text:span><text:span text:style-name="style5">void </text:span><text:span text:style-name="style10">*</text:span><text:span text:style-name="style11">dat</text:span><text:span text:style-name="style10">=</text:span><text:span text:style-name="style11">Ls</text:span><text:span text:style-name="style10">-&gt;</text:span><text:span text:style-name="style11">dat</text:span><text:span text:style-name="style10">; </text:span><text:span text:style-name="style5">int </text:span><text:span text:style-name="style11">lc</text:span><text:span text:style-name="style10">=</text:span><text:span text:style-name="style4">0</text:span><text:span text:style-name="style10">,</text:span><text:span text:style-name="style11">lh</text:span><text:span text:style-name="style10">=</text:span><text:span text:style-name="style4">0</text:span><text:span text:style-name="style10">,</text:span><text:span text:style-name="style11">k</text:span><text:span text:style-name="style10">=</text:span><text:span text:style-name="style4">0</text:span><text:span text:style-name="style10">,</text:span><text:span text:style-name="style11">l</text:span><text:span text:style-name="style10">=</text:span><text:span text:style-name="style11">Ls</text:span><text:span text:style-name="style10">-&gt;</text:span><text:span text:style-name="style11">lf</text:span><text:span text:style-name="style10">;</text:span></text:h>
      <text:h text:style-name="Default" text:outline-level="1"><text:s/>40 <text:s text:c="3"/><text:span text:style-name="style11">Ls</text:span><text:span text:style-name="style10">-&gt;</text:span><text:span text:style-name="style11">S</text:span><text:span text:style-name="style10">=</text:span><text:span text:style-name="style7">'s'</text:span><text:span text:style-name="style10">;</text:span></text:h>
      <text:h text:style-name="Default" text:outline-level="1"><text:s/>41 <text:s text:c="3"/><text:span text:style-name="style5">if</text:span><text:span text:style-name="style10">( !</text:span><text:span text:style-name="style11">S </text:span><text:span text:style-name="style10">)*</text:span><text:span text:style-name="style11">St</text:span><text:span text:style-name="style10">=</text:span><text:span text:style-name="style4">0</text:span><text:span text:style-name="style10">; </text:span><text:span text:style-name="style5">else <text:s text:c="27"/></text:span><text:span text:style-name="style2">// без форматной строки St</text:span></text:h>
      <text:h text:style-name="Default" text:outline-level="1"><text:s/>42 <text:s text:c="3"/><text:span text:style-name="style10">{ </text:span><text:span text:style-name="style11">lc</text:span><text:span text:style-name="style10">=</text:span><text:span text:style-name="style11">Ulen</text:span><text:span text:style-name="style10">( </text:span><text:span text:style-name="style11">strcpy</text:span><text:span text:style-name="style10">( </text:span><text:span text:style-name="style11">St</text:span><text:span text:style-name="style10">,</text:span><text:span text:style-name="style11">S </text:span><text:span text:style-name="style10">) ); <text:s text:c="18"/></text:span><text:span text:style-name="style2">// либо делаем копию в St</text:span></text:h>
      <text:h text:style-name="Default" text:outline-level="1"><text:s/>43 <text:s text:c="5"/><text:span text:style-name="style5">while</text:span><text:span text:style-name="style10">( </text:span><text:span text:style-name="style11">k</text:span><text:span text:style-name="style10">&lt;</text:span><text:span text:style-name="style11">lc </text:span><text:span text:style-name="style10">&amp;&amp; *</text:span><text:span text:style-name="style11">Uset</text:span><text:span text:style-name="style10">( </text:span><text:span text:style-name="style11">St</text:span><text:span text:style-name="style10">,</text:span><text:span text:style-name="style11">k </text:span><text:span text:style-name="style10">)!=</text:span><text:span text:style-name="style7">'%' </text:span><text:span text:style-name="style10">)</text:span><text:span text:style-name="style11">k</text:span><text:span text:style-name="style10">++; <text:s text:c="5"/></text:span><text:span text:style-name="style2">// и ставим k на % формата</text:span></text:h>
      <text:h text:style-name="Default" text:outline-level="1"><text:s/>44 <text:s text:c="3"/><text:span text:style-name="style10">}</text:span></text:h>
      <text:h text:style-name="Default" text:outline-level="1"><text:s/>45 <text:s text:c="3"/><text:span text:style-name="style5">if</text:span><text:span text:style-name="style10">( </text:span><text:span text:style-name="style11">dat</text:span><text:span text:style-name="style10">!=</text:span><text:span text:style-name="style11">NULL </text:span><text:span text:style-name="style10">)</text:span></text:h>
      <text:h text:style-name="Default" text:outline-level="1"><text:s/>46 <text:s text:c="3"/><text:span text:style-name="style10">{ </text:span><text:span text:style-name="style5">if</text:span><text:span text:style-name="style10">( </text:span><text:span text:style-name="style11">k</text:span><text:span text:style-name="style10">==</text:span><text:span text:style-name="style11">lc </text:span><text:span text:style-name="style10">)</text:span><text:span text:style-name="style11">strcat</text:span><text:span text:style-name="style10">( </text:span><text:span text:style-name="style11">St</text:span><text:span text:style-name="style10">,(</text:span><text:span text:style-name="style5">char</text:span><text:span text:style-name="style10">*)</text:span><text:span text:style-name="style11">dat </text:span><text:span text:style-name="style10">); </text:span><text:span text:style-name="style5">else <text:s text:c="4"/></text:span><text:span text:style-name="style2">// если знак формата не найден</text:span></text:h>
      <text:h text:style-name="Default" text:outline-level="1"><text:s/>47 <text:s text:c="5"/><text:span text:style-name="style10">{ </text:span><text:span text:style-name="style5">char </text:span><text:span text:style-name="style11">ch</text:span><text:span text:style-name="style10">,*</text:span><text:span text:style-name="style11">sh</text:span><text:span text:style-name="style10">=</text:span><text:span text:style-name="style11">Uset</text:span><text:span text:style-name="style10">( </text:span><text:span text:style-name="style11">S</text:span><text:span text:style-name="style10">,</text:span><text:span text:style-name="style11">lc</text:span><text:span text:style-name="style10">-</text:span><text:span text:style-name="style4">1 </text:span><text:span text:style-name="style10">); <text:s text:c="15"/></text:span><text:span text:style-name="style2">// это последний символ строки</text:span></text:h>
      <text:h text:style-name="Default" text:outline-level="1"><text:s/>48 <text:s text:c="7"/><text:span text:style-name="style5">if</text:span><text:span text:style-name="style10">( !</text:span><text:span text:style-name="style11">strcmp</text:span><text:span text:style-name="style10">( </text:span><text:span text:style-name="style11">sh</text:span><text:span text:style-name="style10">,</text:span><text:span text:style-name="style6">"°" </text:span><text:span text:style-name="style10">) )</text:span><text:span text:style-name="style11">ch</text:span><text:span text:style-name="style10">=</text:span><text:span text:style-name="style7">':'</text:span><text:span text:style-name="style10">; </text:span><text:span text:style-name="style5">else </text:span><text:span text:style-name="style11">ch</text:span><text:span text:style-name="style10">=</text:span><text:span text:style-name="style11">sh</text:span><text:span text:style-name="style10">[</text:span><text:span text:style-name="style4">0</text:span><text:span text:style-name="style10">]|</text:span><text:span text:style-name="style4">0x20</text:span><text:span text:style-name="style10">; <text:s text:c="2"/></text:span><text:span text:style-name="style2">// здесь тип формата</text:span></text:h>
      <text:h text:style-name="Default" text:outline-level="1"><text:s/>49 <text:s text:c="11"/><text:span text:style-name="style11">lh</text:span><text:span text:style-name="style10">=</text:span><text:span text:style-name="style11">Uset</text:span><text:span text:style-name="style10">( </text:span><text:span text:style-name="style11">S</text:span><text:span text:style-name="style10">,</text:span><text:span text:style-name="style11">lc</text:span><text:span text:style-name="style10">-</text:span><text:span text:style-name="style4">2 </text:span><text:span text:style-name="style10">)[</text:span><text:span text:style-name="style4">0</text:span><text:span text:style-name="style10">]; <text:s text:c="17"/></text:span><text:span text:style-name="style2">// <text:s/>точность числовой величины</text:span></text:h>
      <text:h text:style-name="Default" text:outline-level="1"><text:s/>50 <text:s text:c="7"/><text:span text:style-name="style5">if</text:span><text:span text:style-name="style10">( </text:span><text:span text:style-name="style11">ch</text:span><text:span text:style-name="style10">==</text:span><text:span text:style-name="style7">':' </text:span><text:span text:style-name="style10">) <text:s text:c="29"/></text:span><text:span text:style-name="style2">// <text:s/>и блок с градусными мерами</text:span></text:h>
      <text:h text:style-name="Default" text:outline-level="1"><text:s/>51 <text:s text:c="7"/><text:span text:style-name="style10">{ </text:span><text:span text:style-name="style11">lh</text:span><text:span text:style-name="style10">-=</text:span><text:span text:style-name="style7">'0'</text:span><text:span text:style-name="style10">;</text:span></text:h>
      <text:h text:style-name="Default" text:outline-level="1"><text:s/>52 <text:s text:c="9"/><text:span text:style-name="style11">Ls</text:span><text:span text:style-name="style10">-&gt;</text:span><text:span text:style-name="style11">S</text:span><text:span text:style-name="style10">=</text:span><text:span text:style-name="style7">':'</text:span><text:span text:style-name="style10">;</text:span></text:h>
      <text:h text:style-name="Default" text:outline-level="1"><text:s/>53 <text:s text:c="9"/><text:span text:style-name="style5">if</text:span><text:span text:style-name="style10">( </text:span><text:span text:style-name="style5">unsigned</text:span><text:span text:style-name="style10">( </text:span><text:span text:style-name="style11">lh </text:span><text:span text:style-name="style10">)&gt;</text:span><text:span text:style-name="style4">3 </text:span><text:span text:style-name="style10">)</text:span><text:span text:style-name="style11">lh</text:span><text:span text:style-name="style10">=</text:span><text:span text:style-name="style4">0</text:span><text:span text:style-name="style10">; </text:span><text:span text:style-name="style5">else if</text:span><text:span text:style-name="style10">( *</text:span><text:span text:style-name="style11">Uset</text:span><text:span text:style-name="style10">( </text:span><text:span text:style-name="style11">S</text:span><text:span text:style-name="style10">,</text:span><text:span text:style-name="style11">k</text:span><text:span text:style-name="style10">+</text:span><text:span text:style-name="style4">1 </text:span><text:span text:style-name="style10">)==</text:span><text:span text:style-name="style7">'-' </text:span><text:span text:style-name="style10">)</text:span><text:span text:style-name="style11">lh</text:span><text:span text:style-name="style10">=-</text:span><text:span text:style-name="style11">lh</text:span><text:span text:style-name="style10">;</text:span></text:h>
      <text:h text:style-name="Default" text:outline-level="1"><text:s/>54 <text:s text:c="9"/><text:span text:style-name="style11">strcpy</text:span><text:span text:style-name="style10">( </text:span><text:span text:style-name="style11">Uset</text:span><text:span text:style-name="style10">( </text:span><text:span text:style-name="style11">St</text:span><text:span text:style-name="style10">,</text:span><text:span text:style-name="style11">k </text:span><text:span text:style-name="style10">),</text:span><text:span text:style-name="style11">DtoA</text:span><text:span text:style-name="style10">( *(</text:span><text:span text:style-name="style5">Real</text:span><text:span text:style-name="style10">*)</text:span><text:span text:style-name="style11">dat</text:span><text:span text:style-name="style10">,</text:span><text:span text:style-name="style11">lh</text:span><text:span text:style-name="style10">,</text:span><text:span text:style-name="style6">"°" </text:span><text:span text:style-name="style10">) );</text:span></text:h>
      <text:h text:style-name="Default" text:outline-level="1"><text:s/>55 <text:s text:c="7"/><text:span text:style-name="style10">} </text:span><text:span text:style-name="style5">else <text:s text:c="36"/></text:span><text:span text:style-name="style2">// and another formats</text:span></text:h>
      <text:h text:style-name="Default" text:outline-level="1"><text:s/>56 <text:s text:c="7"/><text:span text:style-name="style10">{ </text:span><text:span text:style-name="style11">lh</text:span><text:span text:style-name="style10">=</text:span><text:span text:style-name="style11">lh</text:span><text:span text:style-name="style10">==</text:span><text:span text:style-name="style7">'l'</text:span><text:span text:style-name="style10">;</text:span></text:h>
      <text:h text:style-name="Default" text:outline-level="1"><text:s/>57 <text:s text:c="9"/><text:span text:style-name="style11">Ls</text:span><text:span text:style-name="style10">-&gt;</text:span><text:span text:style-name="style11">S</text:span><text:span text:style-name="style10">=</text:span><text:span text:style-name="style11">lh </text:span><text:span text:style-name="style10">? </text:span><text:span text:style-name="style11">ch</text:span><text:span text:style-name="style10">|</text:span><text:span text:style-name="style4">0x80</text:span><text:span text:style-name="style10">:</text:span><text:span text:style-name="style11">ch</text:span><text:span text:style-name="style10">; <text:s text:c="18"/></text:span><text:span text:style-name="style2">// (long)|(double)</text:span></text:h>
      <text:h text:style-name="Default" text:outline-level="1"><text:s/>58 <text:s text:c="9"/><text:span text:style-name="style5">if</text:span><text:span text:style-name="style10">( </text:span><text:span text:style-name="style11">ch</text:span><text:span text:style-name="style10">&gt;</text:span><text:span text:style-name="style7">'d' </text:span><text:span text:style-name="style10">&amp;&amp; </text:span><text:span text:style-name="style11">ch</text:span><text:span text:style-name="style10">&lt;</text:span><text:span text:style-name="style7">'h' </text:span><text:span text:style-name="style10">)</text:span></text:h>
      <text:h text:style-name="Default" text:outline-level="1"><text:s/>59 <text:s text:c="9"/><text:span text:style-name="style10">{ </text:span><text:span text:style-name="style5">if</text:span><text:span text:style-name="style10">( </text:span><text:span text:style-name="style11">lh </text:span><text:span text:style-name="style10">) <text:s text:c="9"/></text:span><text:span text:style-name="style11">sprintf</text:span><text:span text:style-name="style10">( </text:span><text:span text:style-name="style11">St</text:span><text:span text:style-name="style10">,</text:span><text:span text:style-name="style11">S</text:span><text:span text:style-name="style10">,*(</text:span><text:span text:style-name="style5">double</text:span><text:span text:style-name="style10">*)</text:span><text:span text:style-name="style11">dat </text:span><text:span text:style-name="style10">);</text:span></text:h>
      <text:h text:style-name="Default" text:outline-level="1"><text:s/>60 <text:s text:c="12"/><text:span text:style-name="style5">else <text:s text:c="12"/></text:span><text:span text:style-name="style11">sprintf</text:span><text:span text:style-name="style10">( </text:span><text:span text:style-name="style11">St</text:span><text:span text:style-name="style10">,</text:span><text:span text:style-name="style11">S</text:span><text:span text:style-name="style10">,*(</text:span><text:span text:style-name="style5">float</text:span><text:span text:style-name="style10">*)</text:span><text:span text:style-name="style11">dat </text:span><text:span text:style-name="style10">);</text:span></text:h>
      <text:h text:style-name="Default" text:outline-level="1"><text:s/>61 <text:s text:c="9"/><text:span text:style-name="style10">} </text:span><text:span text:style-name="style5">else if</text:span><text:span text:style-name="style10">( </text:span><text:span text:style-name="style11">ch</text:span><text:span text:style-name="style10">!=</text:span><text:span text:style-name="style7">'s' </text:span><text:span text:style-name="style10">)</text:span><text:span text:style-name="style11">sprintf</text:span><text:span text:style-name="style10">( </text:span><text:span text:style-name="style11">St</text:span><text:span text:style-name="style10">,</text:span><text:span text:style-name="style11">S</text:span><text:span text:style-name="style10">,*(</text:span><text:span text:style-name="style5">long</text:span><text:span text:style-name="style10">*)</text:span><text:span text:style-name="style11">dat </text:span><text:span text:style-name="style10">);</text:span></text:h>
      <text:h text:style-name="Default" text:outline-level="1"><text:s/>62 <text:s text:c="10"/><text:span text:style-name="style5">else <text:s text:c="14"/></text:span><text:span text:style-name="style11">sprintf</text:span><text:span text:style-name="style10">( </text:span><text:span text:style-name="style11">St</text:span><text:span text:style-name="style10">,</text:span><text:span text:style-name="style11">S</text:span><text:span text:style-name="style10">,</text:span><text:span text:style-name="style11">dat </text:span><text:span text:style-name="style10">);</text:span></text:h>
      <text:h text:style-name="Default" text:outline-level="1"><text:s/>63 <text:s text:c="5"/><text:span text:style-name="style10">} }</text:span></text:h>
      <text:h text:style-name="Default" text:outline-level="1"><text:s/>64 <text:s text:c="3"/><text:span text:style-name="style10">} </text:span><text:span text:style-name="style5">else if</text:span><text:span text:style-name="style10">( </text:span><text:span text:style-name="style11">l </text:span><text:span text:style-name="style10">){ </text:span><text:span text:style-name="style5">if</text:span><text:span text:style-name="style10">( </text:span><text:span text:style-name="style11">l</text:span><text:span text:style-name="style10">&lt;</text:span><text:span text:style-name="style11">k </text:span><text:span text:style-name="style10">)</text:span><text:span text:style-name="style11">l</text:span><text:span text:style-name="style10">=</text:span><text:span text:style-name="style11">k</text:span><text:span text:style-name="style10">; </text:span><text:span text:style-name="style11">k</text:span><text:span text:style-name="style10">=</text:span><text:span text:style-name="style4">0</text:span><text:span text:style-name="style10">; }</text:span></text:h>
      <text:h text:style-name="Default" text:outline-level="1"><text:s/>65 <text:s text:c="5"/><text:span text:style-name="style11">Ls</text:span><text:span text:style-name="style10">-&gt;</text:span><text:span text:style-name="style11">lf</text:span><text:span text:style-name="style10">=</text:span><text:span text:style-name="style11">l</text:span><text:span text:style-name="style10">;</text:span></text:h>
      <text:h text:style-name="Default" text:outline-level="1"><text:s/>66 <text:s text:c="5"/><text:span text:style-name="style11">Uset</text:span><text:span text:style-name="style10">( </text:span><text:span text:style-name="style11">St</text:span><text:span text:style-name="style10">,</text:span><text:span text:style-name="style11">l</text:span><text:span text:style-name="style10">+=</text:span><text:span text:style-name="style11">k </text:span><text:span text:style-name="style10">)[</text:span><text:span text:style-name="style4">0</text:span><text:span text:style-name="style10">]=</text:span><text:span text:style-name="style4">0</text:span><text:span text:style-name="style10">;</text:span></text:h>
      <text:h text:style-name="Default" text:outline-level="1"><text:s/>67 <text:s text:c="3"/><text:span text:style-name="style5">for</text:span><text:span text:style-name="style10">( </text:span><text:span text:style-name="style11">lc</text:span><text:span text:style-name="style10">=</text:span><text:span text:style-name="style11">Ulen</text:span><text:span text:style-name="style10">( </text:span><text:span text:style-name="style11">St </text:span><text:span text:style-name="style10">); </text:span><text:span text:style-name="style11">lc</text:span><text:span text:style-name="style10">&lt;</text:span><text:span text:style-name="style11">l</text:span><text:span text:style-name="style10">; </text:span><text:span text:style-name="style11">lc</text:span><text:span text:style-name="style10">++ )</text:span><text:span text:style-name="style11">Uset</text:span><text:span text:style-name="style10">( </text:span><text:span text:style-name="style11">St</text:span><text:span text:style-name="style10">,</text:span><text:span text:style-name="style11">lc</text:span><text:span text:style-name="style10">,</text:span><text:span text:style-name="style6">" " </text:span><text:span text:style-name="style10">); </text:span><text:span text:style-name="style5">return </text:span><text:span text:style-name="style11">k</text:span><text:span text:style-name="style10">;</text:span></text:h>
      <text:h text:style-name="Default" text:outline-level="1"><text:s/>68 <text:s/><text:span text:style-name="style10">}</text:span></text:h>
      <text:h text:style-name="Default" text:outline-level="1"><text:s/>69 <text:s/><text:span text:style-name="style2">// <text:s text:c="2"/>Информационные процедуры для активного окна</text:span></text:h>
      <text:h text:style-name="Default" text:outline-level="1"><text:s/>70 <text:s/><text:span text:style-name="style2">//</text:span></text:h>
      <text:h text:style-name="Default" text:outline-level="1"><text:s/>71 <text:s/><text:span text:style-name="style5">static void </text:span><text:span text:style-name="style11">Get</text:span><text:span text:style-name="style10">( </text:span><text:span text:style-name="style11">mlist </text:span><text:span text:style-name="style10">*</text:span><text:span text:style-name="style11">M</text:span><text:span text:style-name="style10">, </text:span><text:span text:style-name="style5">int</text:span><text:span text:style-name="style10">&amp; </text:span><text:span text:style-name="style11">ked </text:span><text:span text:style-name="style10">) <text:s text:c="5"/></text:span><text:span text:style-name="style2">// -- команда на считывание</text:span></text:h>
      <text:h text:style-name="Default" text:outline-level="1"><text:s/>72 <text:s/><text:span text:style-name="style10">{ </text:span><text:span text:style-name="style5">if</text:span><text:span text:style-name="style10">( </text:span><text:span text:style-name="style11">ked</text:span><text:span text:style-name="style10">==-</text:span><text:span text:style-name="style4">1 </text:span><text:span text:style-name="style10">)</text:span><text:span text:style-name="style5">return</text:span><text:span text:style-name="style10">; </text:span><text:span text:style-name="style11">mlist </text:span><text:span text:style-name="style10">&amp;</text:span><text:span text:style-name="style11">L</text:span><text:span text:style-name="style10">=</text:span><text:span text:style-name="style11">M</text:span><text:span text:style-name="style10">[</text:span><text:span text:style-name="style11">ked</text:span><text:span text:style-name="style10">]; <text:s text:c="3"/></text:span><text:span text:style-name="style2">// <text:s text:c="3"/>малого текстового поля</text:span></text:h>
      <text:h text:style-name="Default" text:outline-level="1"><text:s/>73 <text:s text:c="3"/><text:span text:style-name="style5">if</text:span><text:span text:style-name="style10">( </text:span><text:span text:style-name="style11">L</text:span><text:span text:style-name="style10">.</text:span><text:span text:style-name="style11">dat </text:span><text:span text:style-name="style10">) <text:s text:c="29"/></text:span><text:span text:style-name="style2">// == считывание измененных буквочек</text:span></text:h>
      <text:h text:style-name="Default" text:outline-level="1"><text:s/>74 <text:s text:c="3"/><text:span text:style-name="style10">{ </text:span><text:span text:style-name="style5">if</text:span><text:span text:style-name="style10">( </text:span><text:span text:style-name="style11">L</text:span><text:span text:style-name="style10">.</text:span><text:span text:style-name="style11">S</text:span><text:span text:style-name="style10">==</text:span><text:span text:style-name="style7">':' </text:span><text:span text:style-name="style10">)</text:span><text:span text:style-name="style11">AtoD</text:span><text:span text:style-name="style10">( </text:span><text:span text:style-name="style11">StK</text:span><text:span text:style-name="style10">,*(</text:span><text:span text:style-name="style5">double</text:span><text:span text:style-name="style10">*)</text:span><text:span text:style-name="style11">L</text:span><text:span text:style-name="style10">.</text:span><text:span text:style-name="style11">dat </text:span><text:span text:style-name="style10">); </text:span><text:span text:style-name="style5">else</text:span></text:h>
      <text:h text:style-name="Default" text:outline-level="1"><text:s/>75 <text:s text:c="5"/><text:span text:style-name="style10">{ </text:span><text:span text:style-name="style5">static char </text:span><text:span text:style-name="style11">f</text:span><text:span text:style-name="style10">[</text:span><text:span text:style-name="style4">4</text:span><text:span text:style-name="style10">]=</text:span><text:span text:style-name="style6">"% <text:s/>"</text:span><text:span text:style-name="style10">; </text:span><text:span text:style-name="style5">int </text:span><text:span text:style-name="style11">k</text:span><text:span text:style-name="style10">=</text:span><text:span text:style-name="style4">1</text:span><text:span text:style-name="style10">; <text:s text:c="25"/></text:span><text:span text:style-name="style2">// С учетом %lx</text:span></text:h>
      <text:h text:style-name="Default" text:outline-level="1"><text:s/>76 <text:s text:c="7"/><text:span text:style-name="style5">if</text:span><text:span text:style-name="style10">( </text:span><text:span text:style-name="style11">L</text:span><text:span text:style-name="style10">.</text:span><text:span text:style-name="style11">S</text:span><text:span text:style-name="style10">&amp;</text:span><text:span text:style-name="style4">0x80 </text:span><text:span text:style-name="style10">){ ++</text:span><text:span text:style-name="style11">k</text:span><text:span text:style-name="style10">; </text:span><text:span text:style-name="style11">f</text:span><text:span text:style-name="style10">[</text:span><text:span text:style-name="style4">1</text:span><text:span text:style-name="style10">]=</text:span><text:span text:style-name="style7">'l'</text:span><text:span text:style-name="style10">; }</text:span><text:span text:style-name="style5">else </text:span><text:span text:style-name="style11">f</text:span><text:span text:style-name="style10">[</text:span><text:span text:style-name="style4">2</text:span><text:span text:style-name="style10">]=</text:span><text:span text:style-name="style4">0</text:span><text:span text:style-name="style10">;</text:span></text:h>
      <text:h text:style-name="Default" text:outline-level="1"><text:s/>77 <text:s text:c="11"/><text:span text:style-name="style11">f</text:span><text:span text:style-name="style10">[</text:span><text:span text:style-name="style11">k</text:span><text:span text:style-name="style10">]=</text:span><text:span text:style-name="style11">L</text:span><text:span text:style-name="style10">.</text:span><text:span text:style-name="style11">S</text:span><text:span text:style-name="style10">&amp;~</text:span><text:span text:style-name="style4">0x80</text:span><text:span text:style-name="style10">;</text:span></text:h>
      <text:h text:style-name="Default" text:outline-level="1"><text:s/>78 <text:s text:c="7"/><text:span text:style-name="style5">if</text:span><text:span text:style-name="style10">( </text:span><text:span text:style-name="style11">f</text:span><text:span text:style-name="style10">[</text:span><text:span text:style-name="style11">k</text:span><text:span text:style-name="style10">]==</text:span><text:span text:style-name="style7">'s' </text:span><text:span text:style-name="style10">)</text:span><text:span text:style-name="style11">strcpy</text:span><text:span text:style-name="style10">( (</text:span><text:span text:style-name="style5">char</text:span><text:span text:style-name="style10">*)</text:span><text:span text:style-name="style11">L</text:span><text:span text:style-name="style10">.</text:span><text:span text:style-name="style11">dat</text:span><text:span text:style-name="style10">,</text:span><text:span text:style-name="style11">StK </text:span><text:span text:style-name="style10">);</text:span></text:h>
      <text:h text:style-name="Default" text:outline-level="1"><text:s/>79 <text:s text:c="15"/><text:span text:style-name="style5">else <text:s text:c="2"/></text:span><text:span text:style-name="style11">sscanf</text:span><text:span text:style-name="style10">( </text:span><text:span text:style-name="style11">StK</text:span><text:span text:style-name="style10">,</text:span><text:span text:style-name="style11">f</text:span><text:span text:style-name="style10">,</text:span><text:span text:style-name="style11">L</text:span><text:span text:style-name="style10">.</text:span><text:span text:style-name="style11">dat </text:span><text:span text:style-name="style10">);</text:span></text:h>
      <text:h text:style-name="Default" text:outline-level="1"><text:s/>80 <text:s text:c="3"/><text:span text:style-name="style10">} } </text:span><text:span text:style-name="style11">ked</text:span><text:span text:style-name="style10">=-</text:span><text:span text:style-name="style4">1</text:span><text:span text:style-name="style10">;</text:span></text:h>
      <text:h text:style-name="Default" text:outline-level="1"><text:s/>81 <text:s/><text:span text:style-name="style10">}</text:span></text:h>
      <text:h text:style-name="Default" text:outline-level="1"><text:s/>82 <text:s/><text:span text:style-name="style2">// <text:s text:c="3"/>Собственно представление меню и организация редактуры исходных данных</text:span></text:h>
      <text:h text:style-name="Default" text:outline-level="1"><text:s/>83 <text:s/><text:span text:style-name="style2">//</text:span></text:h>
      <text:h text:style-name="Default" text:outline-level="1"><text:soft-page-break/><text:s/>84 <text:s/><text:span text:style-name="style5">int </text:span><text:span text:style-name="style11">TextMenu</text:span><text:span text:style-name="style10">::</text:span><text:span text:style-name="style11">Answer</text:span><text:span text:style-name="style10">( </text:span><text:span text:style-name="style5">int </text:span><text:span text:style-name="style11">ans </text:span><text:span text:style-name="style10">)</text:span></text:h>
      <text:h text:style-name="Default" text:outline-level="1"><text:s/>85 <text:s/><text:span text:style-name="style10">{ </text:span><text:span text:style-name="style5">int </text:span><text:span text:style-name="style11">i</text:span><text:span text:style-name="style10">,</text:span><text:span text:style-name="style11">k</text:span><text:span text:style-name="style10">,</text:span><text:span text:style-name="style11">l</text:span><text:span text:style-name="style10">;</text:span></text:h>
      <text:h text:style-name="Default" text:outline-level="1"><text:s/>86 <text:s text:c="3"/><text:span text:style-name="style11">mlist </text:span><text:span text:style-name="style10">*</text:span><text:span text:style-name="style11">Ls</text:span><text:span text:style-name="style10">=(</text:span><text:span text:style-name="style11">mlist</text:span><text:span text:style-name="style10">*)</text:span><text:span text:style-name="style11">M</text:span><text:span text:style-name="style10">; <text:s text:c="11"/></text:span><text:span text:style-name="style2">// собственно список запросов / форматов</text:span></text:h>
      <text:h text:style-name="Default" text:outline-level="1"><text:s/>87 <text:s text:c="3"/><text:span text:style-name="style11">Window </text:span><text:span text:style-name="style10">*</text:span><text:span text:style-name="style11">A</text:span><text:span text:style-name="style10">=</text:span><text:span text:style-name="style11">Ready</text:span><text:span text:style-name="style10">(); <text:s text:c="13"/></text:span><text:span text:style-name="style2">// ссылка для обращений к активному окну</text:span></text:h>
      <text:h text:style-name="Default" text:outline-level="1"><text:s/>88 <text:s text:c="6"/><text:span text:style-name="style11">ked</text:span><text:span text:style-name="style10">=-</text:span><text:span text:style-name="style4">1</text:span><text:span text:style-name="style10">; <text:s text:c="21"/></text:span><text:span text:style-name="style2">// номер редактируемого поля(-1 без редакции)</text:span></text:h>
      <text:h text:style-name="Default" text:outline-level="1"><text:s/>89 <text:s text:c="6"/><text:span text:style-name="style11">kurs</text:span><text:span text:style-name="style10">=</text:span><text:span text:style-name="style4">0</text:span><text:span text:style-name="style10">; <text:s text:c="21"/></text:span><text:span text:style-name="style2">// kurs - положение курсора внутри строки</text:span></text:h>
      <text:h text:style-name="Default" text:outline-level="1"><text:s/>90 <text:s text:c="4"/><text:span text:style-name="style5">if</text:span><text:span text:style-name="style10">( </text:span><text:span text:style-name="style11">A </text:span><text:span text:style-name="style10">)</text:span><text:span text:style-name="style5">while</text:span><text:span text:style-name="style10">( </text:span><text:span text:style-name="style11">A</text:span><text:span text:style-name="style10">-&gt;</text:span><text:span text:style-name="style11">GetKey</text:span><text:span text:style-name="style10">() ); <text:s text:c="2"/></text:span><text:span text:style-name="style2">// очистка буфера клавиатуры к вызову WaitKey</text:span></text:h>
      <text:h text:style-name="Default" text:outline-level="1"><text:s/>91 <text:s text:c="4"/><text:span text:style-name="style5">else</text:span><text:span text:style-name="style10">{ </text:span><text:span text:style-name="style11">ans</text:span><text:span text:style-name="style10">=</text:span><text:span text:style-name="style4">0</text:span><text:span text:style-name="style10">; </text:span><text:span text:style-name="style5">goto </text:span><text:span text:style-name="style11">Fin</text:span><text:span text:style-name="style10">; }</text:span></text:h>
      <text:h text:style-name="Default" text:outline-level="1"><text:s/>92 <text:s text:c="4"/><text:span text:style-name="style2">//</text:span></text:h>
      <text:h text:style-name="Default" text:outline-level="1"><text:s/>93 <text:s text:c="4"/><text:span text:style-name="style2">// <text:s/>все расчеты графических позиций и поддержка текстовых запросов</text:span></text:h>
      <text:h text:style-name="Default" text:outline-level="1"><text:s/>94 <text:s text:c="4"/><text:span text:style-name="style2">//</text:span></text:h>
      <text:h text:style-name="Default" text:outline-level="1"><text:s/>95 <text:s text:c="4"/><text:span text:style-name="style5">if</text:span><text:span text:style-name="style10">( !</text:span><text:span text:style-name="style11">Up </text:span><text:span text:style-name="style10">) <text:s text:c="24"/></text:span><text:span text:style-name="style2">// это дополнение к конструктору</text:span></text:h>
      <text:h text:style-name="Default" text:outline-level="1"><text:s/>96 <text:s text:c="4"/><text:span text:style-name="style10">{ </text:span><text:span text:style-name="style5">bool </text:span><text:span text:style-name="style11">key</text:span><text:span text:style-name="style10">=( </text:span><text:span text:style-name="style11">Ls</text:span><text:span text:style-name="style10">-&gt;</text:span><text:span text:style-name="style11">X</text:span><text:span text:style-name="style10">==</text:span><text:span text:style-name="style4">0 </text:span><text:span text:style-name="style10">); </text:span><text:span text:style-name="style11">St</text:span><text:span text:style-name="style10">=</text:span><text:span text:style-name="style11">Str</text:span><text:span text:style-name="style10">; <text:s/></text:span><text:span text:style-name="style2">// Переразметка исходного</text:span></text:h>
      <text:h text:style-name="Default" text:outline-level="1"><text:s/>97 <text:s text:c="6"/><text:span text:style-name="style5">for</text:span><text:span text:style-name="style10">( </text:span><text:span text:style-name="style11">k</text:span><text:span text:style-name="style10">=</text:span><text:span text:style-name="style11">l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Num</text:span><text:span text:style-name="style10">; </text:span><text:span text:style-name="style11">Ls</text:span><text:span text:style-name="style10">++,</text:span><text:span text:style-name="style11">k</text:span><text:span text:style-name="style10">++ ) <text:s text:c="2"/></text:span><text:span text:style-name="style2">// <text:s text:c="7"/>списка запросов</text:span></text:h>
      <text:h text:style-name="Default" text:outline-level="1"><text:s/>98 <text:s text:c="6"/><text:span text:style-name="style10">{ </text:span><text:span text:style-name="style5">if</text:span><text:span text:style-name="style10">( </text:span><text:span text:style-name="style11">key </text:span><text:span text:style-name="style10">)</text:span><text:span text:style-name="style11">Ls</text:span><text:span text:style-name="style10">-&gt;</text:span><text:span text:style-name="style11">Y</text:span><text:span text:style-name="style10">+=</text:span><text:span text:style-name="style11">Ly</text:span><text:span text:style-name="style10">; <text:s text:c="10"/></text:span><text:span text:style-name="style2">// новый номер строки</text:span></text:h>
      <text:h text:style-name="Default" text:outline-level="1"><text:s/>99 <text:s text:c="8"/><text:span text:style-name="style5">if</text:span><text:span text:style-name="style10">( </text:span><text:span text:style-name="style11">Ls</text:span><text:span text:style-name="style10">-&gt;</text:span><text:span text:style-name="style11">Y</text:span><text:span text:style-name="style10">!=</text:span><text:span text:style-name="style11">Ly </text:span><text:span text:style-name="style10">)</text:span><text:span text:style-name="style11">l</text:span><text:span text:style-name="style10">=</text:span><text:span text:style-name="style4">0</text:span><text:span text:style-name="style10">,</text:span><text:span text:style-name="style11">Ly</text:span><text:span text:style-name="style10">=</text:span><text:span text:style-name="style11">Ls</text:span><text:span text:style-name="style10">-&gt;</text:span><text:span text:style-name="style11">Y</text:span><text:span text:style-name="style10">; <text:s/></text:span><text:span text:style-name="style2">// поиск новой строки</text:span></text:h>
      <text:h text:style-name="Default" text:outline-level="1">100 <text:s text:c="8"/><text:span text:style-name="style5">if</text:span><text:span text:style-name="style10">( </text:span><text:span text:style-name="style11">key </text:span><text:span text:style-name="style10">)</text:span><text:span text:style-name="style11">Ls</text:span><text:span text:style-name="style10">-&gt;</text:span><text:span text:style-name="style11">X</text:span><text:span text:style-name="style10">=</text:span><text:span text:style-name="style11">l</text:span><text:span text:style-name="style10">+</text:span><text:span text:style-name="style4">1</text:span><text:span text:style-name="style10">; <text:s text:c="10"/></text:span><text:span text:style-name="style2">// позиция начала сообщения</text:span></text:h>
      <text:h text:style-name="Default" text:outline-level="1">101 <text:s text:c="12"/><text:span text:style-name="style11">l </text:span><text:span text:style-name="style10">+= </text:span><text:span text:style-name="style11">Mestr</text:span><text:span text:style-name="style10">( </text:span><text:span text:style-name="style11">Ls </text:span><text:span text:style-name="style10">); <text:s text:c="8"/></text:span><text:span text:style-name="style2">// новая длина строки</text:span></text:h>
      <text:h text:style-name="Default" text:outline-level="1">102 <text:s text:c="12"/><text:span text:style-name="style11">l </text:span><text:span text:style-name="style10">+= </text:span><text:span text:style-name="style11">Ls</text:span><text:span text:style-name="style10">-&gt;</text:span><text:span text:style-name="style11">lf</text:span><text:span text:style-name="style10">; <text:s text:c="13"/></text:span><text:span text:style-name="style2">// + длина входного поля +1</text:span></text:h>
      <text:h text:style-name="Default" text:outline-level="1">103 <text:s text:c="8"/><text:span text:style-name="style5">if</text:span><text:span text:style-name="style10">( </text:span><text:span text:style-name="style11">Lx</text:span><text:span text:style-name="style10">&lt;</text:span><text:span text:style-name="style11">l </text:span><text:span text:style-name="style10">)</text:span><text:span text:style-name="style11">Lx</text:span><text:span text:style-name="style10">=</text:span><text:span text:style-name="style11">l</text:span><text:span text:style-name="style10">; <text:s text:c="14"/></text:span><text:span text:style-name="style2">// выбор ширины окна <text:s text:c="4"/>-1</text:span></text:h>
      <text:h text:style-name="Default" text:outline-level="1">104 <text:s text:c="6"/><text:span text:style-name="style10">} </text:span><text:span text:style-name="style11">Up</text:span><text:span text:style-name="style10">=</text:span><text:span text:style-name="style5">true</text:span><text:span text:style-name="style10">; <text:s text:c="21"/></text:span><text:span text:style-name="style2">// отметка готовности разметки меню</text:span></text:h>
      <text:h text:style-name="Default" text:outline-level="1">105 <text:s text:c="4"/><text:span text:style-name="style10">} <text:s text:c="32"/></text:span><text:span text:style-name="style2">//</text:span></text:h>
      <text:h text:style-name="Default" text:outline-level="1">106 <text:s text:c="4"/><text:span text:style-name="style5">if</text:span><text:span text:style-name="style10">( </text:span><text:span text:style-name="style11">ans</text:span><text:span text:style-name="style10">&gt;=</text:span><text:span text:style-name="style4">0 </text:span><text:span text:style-name="style10">&amp;&amp; </text:span><text:span text:style-name="style11">ans</text:span><text:span text:style-name="style10">&lt;</text:span><text:span text:style-name="style11">Num </text:span><text:span text:style-name="style10">)</text:span><text:span text:style-name="style11">K</text:span><text:span text:style-name="style10">=</text:span><text:span text:style-name="style11">ans</text:span><text:span text:style-name="style10">; <text:s text:c="4"/></text:span><text:span text:style-name="style2">// надо чтобы M[K].lf &gt;0</text:span></text:h>
      <text:h text:style-name="Default" text:outline-level="1">107 <text:s text:c="4"/><text:span text:style-name="style11">Ls</text:span><text:span text:style-name="style10">=(</text:span><text:span text:style-name="style11">mlist</text:span><text:span text:style-name="style10">*)</text:span><text:span text:style-name="style11">M</text:span><text:span text:style-name="style10">; <text:s text:c="20"/></text:span><text:span text:style-name="style2">// это уже рабочая установка для Ls</text:span></text:h>
      <text:h text:style-name="Default" text:outline-level="1">108 <text:s text:c="4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um</text:span><text:span text:style-name="style10">; </text:span><text:span text:style-name="style11">i</text:span><text:span text:style-name="style10">++ ) <text:s text:c="11"/></text:span><text:span text:style-name="style2">// поиск запроса по списку вниз с повтором</text:span></text:h>
      <text:h text:style-name="Default" text:outline-level="1">109 <text:s text:c="5"/><text:span text:style-name="style5">if</text:span><text:span text:style-name="style10">( </text:span><text:span text:style-name="style11">Ls</text:span><text:span text:style-name="style10">[( </text:span><text:span text:style-name="style11">K</text:span><text:span text:style-name="style10">+</text:span><text:span text:style-name="style11">i </text:span><text:span text:style-name="style10">)%</text:span><text:span text:style-name="style11">Num</text:span><text:span text:style-name="style10">].</text:span><text:span text:style-name="style11">lf</text:span><text:span text:style-name="style10">!=</text:span><text:span text:style-name="style4">0 </text:span><text:span text:style-name="style10">){ </text:span><text:span text:style-name="style11">K</text:span><text:span text:style-name="style10">=( </text:span><text:span text:style-name="style11">K</text:span><text:span text:style-name="style10">+</text:span><text:span text:style-name="style11">i </text:span><text:span text:style-name="style10">)%</text:span><text:span text:style-name="style11">Num</text:span><text:span text:style-name="style10">; </text:span><text:span text:style-name="style5">break</text:span><text:span text:style-name="style10">; }</text:span></text:h>
      <text:h text:style-name="Default" text:outline-level="1">110 <text:s text:c="4"/><text:span text:style-name="style5">if</text:span><text:span text:style-name="style10">( </text:span><text:span text:style-name="style11">i</text:span><text:span text:style-name="style10">==</text:span><text:span text:style-name="style11">Num </text:span><text:span text:style-name="style10">)</text:span><text:span text:style-name="style5">return </text:span><text:span text:style-name="style10">-</text:span><text:span text:style-name="style4">1</text:span><text:span text:style-name="style10">; <text:s text:c="11"/></text:span><text:span text:style-name="style2">// то уж явная ошибка - меню без запросов</text:span></text:h>
      <text:h text:style-name="Default" text:outline-level="1">111 <text:s text:c="4"/><text:span text:style-name="style2">//</text:span></text:h>
      <text:h text:style-name="Default" text:outline-level="1">112 <text:s text:c="4"/><text:span text:style-name="style2">// <text:s text:c="2"/>основной цикл организации запросов к конкретным строкам меню</text:span></text:h>
      <text:h text:style-name="Default" text:outline-level="1">113 <text:s text:c="4"/><text:span text:style-name="style2">//</text:span></text:h>
      <text:h text:style-name="Default" text:outline-level="1">114 <text:s text:c="4"/><text:span text:style-name="style5">for</text:span><text:span text:style-name="style10">( </text:span><text:span text:style-name="style11">ans</text:span><text:span text:style-name="style10">=</text:span><text:span text:style-name="style4">0</text:span><text:span text:style-name="style10">;; )</text:span></text:h>
      <text:h text:style-name="Default" text:outline-level="1">115 <text:s text:c="4"/><text:span text:style-name="style10">{ </text:span><text:span text:style-name="style5">if</text:span><text:span text:style-name="style10">( </text:span><text:span text:style-name="style11">Ls</text:span><text:span text:style-name="style10">[</text:span><text:span text:style-name="style11">K</text:span><text:span text:style-name="style10">].</text:span><text:span text:style-name="style11">dat </text:span><text:span text:style-name="style10">)</text:span><text:span text:style-name="style11">l</text:span><text:span text:style-name="style10">=</text:span><text:span text:style-name="style11">Ls</text:span><text:span text:style-name="style10">[</text:span><text:span text:style-name="style11">K</text:span><text:span text:style-name="style10">].</text:span><text:span text:style-name="style11">lf</text:span><text:span text:style-name="style10">-</text:span><text:span text:style-name="style4">1</text:span><text:span text:style-name="style10">; </text:span><text:span text:style-name="style5">else </text:span><text:span text:style-name="style11">l</text:span><text:span text:style-name="style10">=</text:span><text:span text:style-name="style4">1</text:span><text:span text:style-name="style10">;</text:span></text:h>
      <text:h text:style-name="Default" text:outline-level="1">116 <text:s text:c="6"/><text:span text:style-name="style11">kurs</text:span><text:span text:style-name="style10">=</text:span><text:span text:style-name="style16">max</text:span><text:span text:style-name="style10">( </text:span><text:span text:style-name="style4">0</text:span><text:span text:style-name="style10">,</text:span><text:span text:style-name="style16">min</text:span><text:span text:style-name="style10">( </text:span><text:span text:style-name="style11">l</text:span><text:span text:style-name="style10">,</text:span><text:span text:style-name="style11">kurs </text:span><text:span text:style-name="style10">) ); <text:s text:c="12"/></text:span><text:span text:style-name="style2">// контроль позиции внутри строки</text:span></text:h>
      <text:h text:style-name="Default" text:outline-level="1">117 <text:s/><text:span text:style-name="style11">Rep</text:span><text:span text:style-name="style10">: </text:span><text:span text:style-name="style11">ins</text:span><text:span text:style-name="style10">=</text:span><text:span text:style-name="style11">GetKeyState</text:span><text:span text:style-name="style10">( </text:span><text:span text:style-name="style11">VK_INSERT </text:span><text:span text:style-name="style10">); <text:s text:c="11"/></text:span><text:span text:style-name="style2">// признак 1-вставки / 0-замены</text:span></text:h>
      <text:h text:style-name="Default" text:outline-level="1">118 <text:s text:c="6"/><text:span text:style-name="style5">switch</text:span><text:span text:style-name="style10">( </text:span><text:span text:style-name="style11">ans </text:span><text:span text:style-name="style10">)</text:span></text:h>
      <text:h text:style-name="Default" text:outline-level="1">119 <text:s text:c="6"/><text:span text:style-name="style10">{</text:span><text:span text:style-name="style2">//case _Ins : ins^=true; break;</text:span></text:h>
      <text:h text:style-name="Default" text:outline-level="1">120 <text:s text:c="8"/><text:span text:style-name="style5">case </text:span><text:span text:style-name="style11">_West </text:span><text:span text:style-name="style10">: </text:span><text:span text:style-name="style5">if</text:span><text:span text:style-name="style10">( </text:span><text:span text:style-name="style11">kurs</text:span><text:span text:style-name="style10">&gt;</text:span><text:span text:style-name="style4">0 </text:span><text:span text:style-name="style10">){ --</text:span><text:span text:style-name="style11">kurs</text:span><text:span text:style-name="style10">; </text:span><text:span text:style-name="style5">break</text:span><text:span text:style-name="style10">; } </text:span><text:span text:style-name="style5">if</text:span><text:span text:style-name="style10">( </text:span><text:span text:style-name="style11">ked</text:span><text:span text:style-name="style10">==</text:span><text:span text:style-name="style11">K </text:span><text:span text:style-name="style10">)</text:span><text:span text:style-name="style5">break</text:span><text:span text:style-name="style10">;</text:span></text:h>
      <text:h text:style-name="Default" text:outline-level="1">121 <text:s text:c="8"/><text:span text:style-name="style5">case </text:span><text:span text:style-name="style11">_North</text:span><text:span text:style-name="style10">: </text:span><text:span text:style-name="style5">for</text:span><text:span text:style-name="style10">( </text:span><text:span text:style-name="style11">i</text:span><text:span text:style-name="style10">=</text:span><text:span text:style-name="style11">Num</text:span><text:span text:style-name="style10">-</text:span><text:span text:style-name="style4">1</text:span><text:span text:style-name="style10">; </text:span><text:span text:style-name="style11">i</text:span><text:span text:style-name="style10">&gt;=</text:span><text:span text:style-name="style4">1</text:span><text:span text:style-name="style10">; </text:span><text:span text:style-name="style11">i</text:span><text:span text:style-name="style10">-- )</text:span></text:h>
      <text:h text:style-name="Default" text:outline-level="1">122 <text:s text:c="21"/><text:span text:style-name="style5">if</text:span><text:span text:style-name="style10">( </text:span><text:span text:style-name="style11">Ls</text:span><text:span text:style-name="style10">[(</text:span><text:span text:style-name="style11">K</text:span><text:span text:style-name="style10">+</text:span><text:span text:style-name="style11">i</text:span><text:span text:style-name="style10">)%</text:span><text:span text:style-name="style11">Num</text:span><text:span text:style-name="style10">].</text:span><text:span text:style-name="style11">lf</text:span><text:span text:style-name="style10">!=</text:span><text:span text:style-name="style4">0 </text:span><text:span text:style-name="style10">){ </text:span><text:span text:style-name="style11">K</text:span><text:span text:style-name="style10">=(</text:span><text:span text:style-name="style11">K</text:span><text:span text:style-name="style10">+</text:span><text:span text:style-name="style11">i</text:span><text:span text:style-name="style10">)%</text:span><text:span text:style-name="style11">Num</text:span><text:span text:style-name="style10">; </text:span><text:span text:style-name="style5">break</text:span><text:span text:style-name="style10">; } </text:span><text:span text:style-name="style5">break</text:span><text:span text:style-name="style10">;</text:span></text:h>
      <text:h text:style-name="Default" text:outline-level="1">123 <text:s text:c="8"/><text:span text:style-name="style5">case </text:span><text:span text:style-name="style11">_East </text:span><text:span text:style-name="style10">: </text:span><text:span text:style-name="style5">if</text:span><text:span text:style-name="style10">( </text:span><text:span text:style-name="style11">kurs</text:span><text:span text:style-name="style10">&lt;</text:span><text:span text:style-name="style11">l </text:span><text:span text:style-name="style10">){ ++</text:span><text:span text:style-name="style11">kurs</text:span><text:span text:style-name="style10">; </text:span><text:span text:style-name="style5">break</text:span><text:span text:style-name="style10">; } </text:span><text:span text:style-name="style5">if</text:span><text:span text:style-name="style10">( </text:span><text:span text:style-name="style11">ked</text:span><text:span text:style-name="style10">==</text:span><text:span text:style-name="style11">K </text:span><text:span text:style-name="style10">)</text:span><text:span text:style-name="style5">break</text:span><text:span text:style-name="style10">;</text:span></text:h>
      <text:h text:style-name="Default" text:outline-level="1">124 <text:s text:c="8"/><text:span text:style-name="style5">case </text:span><text:span text:style-name="style11">_Tab <text:s/></text:span><text:span text:style-name="style10">: </text:span><text:span text:style-name="style5">if</text:span><text:span text:style-name="style10">( </text:span><text:span text:style-name="style11">A</text:span><text:span text:style-name="style10">-&gt;</text:span><text:span text:style-name="style11">ScanStatus</text:span><text:span text:style-name="style10">()&amp;</text:span><text:span text:style-name="style11">SHIFT </text:span><text:span text:style-name="style10">){ </text:span><text:span text:style-name="style11">ans</text:span><text:span text:style-name="style10">=</text:span><text:span text:style-name="style11">_North</text:span><text:span text:style-name="style10">; </text:span><text:span text:style-name="style5">goto </text:span><text:span text:style-name="style11">Rep</text:span><text:span text:style-name="style10">; }</text:span></text:h>
      <text:h text:style-name="Default" text:outline-level="1">125 <text:s text:c="8"/><text:span text:style-name="style5">case </text:span><text:span text:style-name="style11">_South</text:span><text:span text:style-name="style10">: </text:span><text:span text:style-name="style5">for</text:span><text:span text:style-name="style10">( </text:span><text:span text:style-name="style11">i</text:span><text:span text:style-name="style10">=</text:span><text:span text:style-name="style4">1</text:span><text:span text:style-name="style10">; </text:span><text:span text:style-name="style11">i</text:span><text:span text:style-name="style10">&lt;=</text:span><text:span text:style-name="style11">Num</text:span><text:span text:style-name="style10">; </text:span><text:span text:style-name="style11">i</text:span><text:span text:style-name="style10">++ )</text:span></text:h>
      <text:h text:style-name="Default" text:outline-level="1">126 <text:s text:c="21"/><text:span text:style-name="style5">if</text:span><text:span text:style-name="style10">( </text:span><text:span text:style-name="style11">Ls</text:span><text:span text:style-name="style10">[(</text:span><text:span text:style-name="style11">K</text:span><text:span text:style-name="style10">+</text:span><text:span text:style-name="style11">i</text:span><text:span text:style-name="style10">)%</text:span><text:span text:style-name="style11">Num</text:span><text:span text:style-name="style10">].</text:span><text:span text:style-name="style11">lf</text:span><text:span text:style-name="style10">!=</text:span><text:span text:style-name="style4">0 </text:span><text:span text:style-name="style10">){ </text:span><text:span text:style-name="style11">K</text:span><text:span text:style-name="style10">=(</text:span><text:span text:style-name="style11">K</text:span><text:span text:style-name="style10">+</text:span><text:span text:style-name="style11">i</text:span><text:span text:style-name="style10">)%</text:span><text:span text:style-name="style11">Num</text:span><text:span text:style-name="style10">; </text:span><text:span text:style-name="style5">break</text:span><text:span text:style-name="style10">; } </text:span><text:span text:style-name="style5">break</text:span><text:span text:style-name="style10">;</text:span></text:h>
      <text:h text:style-name="Default" text:outline-level="1">127 <text:s text:c="8"/><text:span text:style-name="style5">case </text:span><text:span text:style-name="style11">_Enter</text:span><text:span text:style-name="style10">: </text:span><text:span text:style-name="style5">if</text:span><text:span text:style-name="style10">( </text:span><text:span text:style-name="style11">ked</text:span><text:span text:style-name="style10">==</text:span><text:span text:style-name="style11">K </text:span><text:span text:style-name="style10">)</text:span><text:span text:style-name="style11">Get</text:span><text:span text:style-name="style10">( </text:span><text:span text:style-name="style11">Ls</text:span><text:span text:style-name="style10">,</text:span><text:span text:style-name="style11">ked </text:span><text:span text:style-name="style10">); <text:s/></text:span><text:span text:style-name="style2">// принудительное считывание и</text:span></text:h>
      <text:h text:style-name="Default" text:outline-level="1">128 <text:s text:c="21"/><text:span text:style-name="style5">goto </text:span><text:span text:style-name="style11">Fin</text:span><text:span text:style-name="style10">; <text:s text:c="18"/></text:span><text:span text:style-name="style2">// выход из затянутой процедуры</text:span></text:h>
      <text:h text:style-name="Default" text:outline-level="1">129 <text:s text:c="8"/><text:span text:style-name="style5">case </text:span><text:span text:style-name="style11">_Esc <text:s/></text:span><text:span text:style-name="style10">: </text:span><text:span text:style-name="style5">if</text:span><text:span text:style-name="style10">( </text:span><text:span text:style-name="style11">ked</text:span><text:span text:style-name="style10">!=-</text:span><text:span text:style-name="style4">1 </text:span><text:span text:style-name="style10">){ </text:span><text:span text:style-name="style11">ked</text:span><text:span text:style-name="style10">=-</text:span><text:span text:style-name="style4">1</text:span><text:span text:style-name="style10">; </text:span><text:span text:style-name="style5">break</text:span><text:span text:style-name="style10">; } <text:s/></text:span><text:span text:style-name="style2">// и сброс редактирования</text:span></text:h>
      <text:h text:style-name="Default" text:outline-level="1">130 <text:s text:c="21"/><text:span text:style-name="style11">K</text:span><text:span text:style-name="style10">=</text:span><text:span text:style-name="style11">_Esc</text:span><text:span text:style-name="style10">; </text:span><text:span text:style-name="style5">goto </text:span><text:span text:style-name="style11">Fin</text:span><text:span text:style-name="style10">; <text:s text:c="15"/></text:span><text:span text:style-name="style2">// разрушение меню и выход</text:span></text:h>
      <text:h text:style-name="Default" text:outline-level="1">131 <text:s text:c="8"/><text:span text:style-name="style5">case </text:span><text:span text:style-name="style11">_BkSp </text:span><text:span text:style-name="style10">: </text:span><text:span text:style-name="style5">if</text:span><text:span text:style-name="style10">( </text:span><text:span text:style-name="style11">kurs</text:span><text:span text:style-name="style10">&gt;</text:span><text:span text:style-name="style4">0 </text:span><text:span text:style-name="style10">)--</text:span><text:span text:style-name="style11">kurs</text:span><text:span text:style-name="style10">;</text:span></text:h>
      <text:h text:style-name="Default" text:outline-level="1">132 <text:s text:c="8"/><text:span text:style-name="style5">case </text:span><text:span text:style-name="style11">_Del <text:s/></text:span><text:span text:style-name="style10">: </text:span><text:span text:style-name="style11">Uset</text:span><text:span text:style-name="style10">( </text:span><text:span text:style-name="style11">StK</text:span><text:span text:style-name="style10">,</text:span><text:span text:style-name="style11">kurs</text:span><text:span text:style-name="style10">,</text:span><text:span text:style-name="style6">""</text:span><text:span text:style-name="style10">,</text:span><text:span text:style-name="style5">false </text:span><text:span text:style-name="style10">);</text:span></text:h>
      <text:h text:style-name="Default" text:outline-level="1">133 <text:s text:c="21"/><text:span text:style-name="style11">Uset</text:span><text:span text:style-name="style10">( </text:span><text:span text:style-name="style11">StK</text:span><text:span text:style-name="style10">,-</text:span><text:span text:style-name="style4">1</text:span><text:span text:style-name="style10">,</text:span><text:span text:style-name="style6">" "</text:span><text:span text:style-name="style10">,</text:span><text:span text:style-name="style5">true </text:span><text:span text:style-name="style10">); </text:span><text:span text:style-name="style11">ked</text:span><text:span text:style-name="style10">=</text:span><text:span text:style-name="style11">K</text:span><text:span text:style-name="style10">; </text:span><text:span text:style-name="style5">break</text:span><text:span text:style-name="style10">;</text:span></text:h>
      <text:h text:style-name="Default" text:outline-level="1">134 <text:s text:c="8"/><text:span text:style-name="style5">case </text:span><text:span text:style-name="style11">_Blank</text:span><text:span text:style-name="style10">: </text:span><text:span text:style-name="style5">if</text:span><text:span text:style-name="style10">( !</text:span><text:span text:style-name="style11">Ls</text:span><text:span text:style-name="style10">[</text:span><text:span text:style-name="style11">K</text:span><text:span text:style-name="style10">].</text:span><text:span text:style-name="style11">dat </text:span><text:span text:style-name="style10">){ </text:span><text:span text:style-name="style11">ked</text:span><text:span text:style-name="style10">=-</text:span><text:span text:style-name="style4">1</text:span><text:span text:style-name="style10">; </text:span><text:span text:style-name="style5">goto </text:span><text:span text:style-name="style11">Fin</text:span><text:span text:style-name="style10">; }</text:span></text:h>
      <text:h text:style-name="Default" text:outline-level="1">135 <text:s text:c="7"/><text:span text:style-name="style5">default</text:span><text:span text:style-name="style10">: </text:span><text:span text:style-name="style5">if</text:span><text:span text:style-name="style10">( </text:span><text:span text:style-name="style11">Ls</text:span><text:span text:style-name="style10">[</text:span><text:span text:style-name="style11">K</text:span><text:span text:style-name="style10">].</text:span><text:span text:style-name="style11">dat </text:span><text:span text:style-name="style10">&amp;&amp; </text:span><text:span text:style-name="style11">ans</text:span><text:span text:style-name="style10">&gt;=</text:span><text:span text:style-name="style7">' ' </text:span><text:span text:style-name="style10">)</text:span></text:h>
      <text:h text:style-name="Default" text:outline-level="1">136 <text:s text:c="14"/><text:span text:style-name="style10">{ </text:span><text:span text:style-name="style11">Uset</text:span><text:span text:style-name="style10">( </text:span><text:span text:style-name="style11">StK</text:span><text:span text:style-name="style10">,</text:span><text:span text:style-name="style11">kurs</text:span><text:span text:style-name="style10">,</text:span><text:span text:style-name="style11">WtU</text:span><text:span text:style-name="style10">( </text:span><text:span text:style-name="style11">ans </text:span><text:span text:style-name="style10">),</text:span><text:span text:style-name="style11">ins </text:span><text:span text:style-name="style10">); </text:span><text:span text:style-name="style11">ked</text:span><text:span text:style-name="style10">=</text:span><text:span text:style-name="style11">K</text:span><text:span text:style-name="style10">; </text:span><text:span text:style-name="style5">if</text:span><text:span text:style-name="style10">( </text:span><text:span text:style-name="style11">kurs</text:span><text:span text:style-name="style10">&lt;</text:span><text:span text:style-name="style11">l </text:span><text:span text:style-name="style10">)++</text:span><text:span text:style-name="style11">kurs</text:span><text:span text:style-name="style10">; }</text:span></text:h>
      <text:h text:style-name="Default" text:outline-level="1">137 <text:s text:c="6"/><text:span text:style-name="style10">}</text:span></text:h>
      <text:h text:style-name="Default" text:outline-level="1">138 <text:s text:c="6"/><text:span text:style-name="style5">if</text:span><text:span text:style-name="style10">( </text:span><text:span text:style-name="style11">ked</text:span><text:span text:style-name="style10">!=-</text:span><text:span text:style-name="style4">1 </text:span><text:span text:style-name="style10">&amp;&amp; </text:span><text:span text:style-name="style11">ked</text:span><text:span text:style-name="style10">!=</text:span><text:span text:style-name="style11">K </text:span><text:span text:style-name="style10">){ </text:span><text:span text:style-name="style11">K</text:span><text:span text:style-name="style10">=</text:span><text:span text:style-name="style11">ked</text:span><text:span text:style-name="style10">; </text:span><text:span text:style-name="style11">Get</text:span><text:span text:style-name="style10">( </text:span><text:span text:style-name="style11">Ls</text:span><text:span text:style-name="style10">,</text:span><text:span text:style-name="style11">ked </text:span><text:span text:style-name="style10">); } <text:s text:c="4"/></text:span><text:span text:style-name="style2">// будет новое число?</text:span></text:h>
      <text:h text:style-name="Default" text:outline-level="1">139 <text:s text:c="6"/><text:span text:style-name="style11">Draw</text:span><text:span text:style-name="style10">();</text:span></text:h>
      <text:h text:style-name="Default" text:outline-level="1">140 <text:s text:c="6"/><text:span text:style-name="style5">if</text:span><text:span text:style-name="style10">( !(</text:span><text:span text:style-name="style11">ans</text:span><text:span text:style-name="style10">=</text:span><text:span text:style-name="style11">A</text:span><text:span text:style-name="style10">-&gt;</text:span><text:span text:style-name="style11">WaitKey</text:span><text:span text:style-name="style10">() ) )</text:span><text:span text:style-name="style5">break</text:span><text:span text:style-name="style10">; </text:span><text:span text:style-name="style2">// случай закрытия окна</text:span></text:h>
      <text:h text:style-name="Default" text:outline-level="1">141 <text:s text:c="4"/><text:span text:style-name="style10">} <text:s text:c="33"/></text:span><text:span text:style-name="style2">// по выходу из процедуры ???</text:span></text:h>
      <text:h text:style-name="Default" text:outline-level="1">142 <text:s/><text:span text:style-name="style11">Fin</text:span><text:span text:style-name="style10">: </text:span><text:span text:style-name="style5">if</text:span><text:span text:style-name="style10">( </text:span><text:span text:style-name="style11">ans </text:span><text:span text:style-name="style10">)</text:span><text:span text:style-name="style11">Draw</text:span><text:span text:style-name="style10">(); </text:span><text:span text:style-name="style5">return </text:span><text:span text:style-name="style11">ans</text:span><text:span text:style-name="style10">?</text:span><text:span text:style-name="style11">K</text:span><text:span text:style-name="style10">:</text:span><text:span text:style-name="style4">0</text:span><text:span text:style-name="style10">; </text:span><text:span text:style-name="style2">// площадка с текстом остается на экране</text:span></text:h>
      <text:h text:style-name="Default" text:outline-level="1">143 <text:s/><text:span text:style-name="style10">} <text:s text:c="34"/></text:span><text:span text:style-name="style2">// все расчёты с представлением результатов</text:span></text:h>
      <text:h text:style-name="Default" text:outline-level="1">144 <text:s/><text:span text:style-name="style5">bool </text:span><text:span text:style-name="style11">TextMenu</text:span><text:span text:style-name="style10">::</text:span><text:span text:style-name="style11">Draw</text:span><text:span text:style-name="style10">() <text:s text:c="11"/></text:span><text:span text:style-name="style2">// картинка со списком строк запросов/форматов</text:span></text:h>
      <text:h text:style-name="Default" text:outline-level="1">145 <text:s/><text:span text:style-name="style10">{ </text:span><text:span text:style-name="style11">Activate</text:span><text:span text:style-name="style10">(); { </text:span><text:span text:style-name="style11">TextContext Ts</text:span><text:span text:style-name="style10">; <text:s/></text:span><text:span text:style-name="style2">// здесь предусматривается изменение масштабов</text:span></text:h>
      <text:h text:style-name="Default" text:outline-level="1">146 <text:s text:c="5"/><text:span text:style-name="style11">Area</text:span><text:span text:style-name="style10">( </text:span><text:span text:style-name="style11">X</text:span><text:span text:style-name="style10">,</text:span><text:span text:style-name="style11">Y</text:span><text:span text:style-name="style10">,</text:span><text:span text:style-name="style11">Lx</text:span><text:span text:style-name="style10">+</text:span><text:span text:style-name="style4">2</text:span><text:span text:style-name="style10">,</text:span><text:span text:style-name="style11">Ly</text:span><text:span text:style-name="style10">+</text:span><text:span text:style-name="style4">2 </text:span><text:span text:style-name="style10">).</text:span><text:span text:style-name="style11">Activate</text:span><text:span text:style-name="style10">( </text:span><text:span text:style-name="style5">true </text:span><text:span text:style-name="style10">); <text:s text:c="14"/></text:span><text:span text:style-name="style2">// активация разметки</text:span></text:h>
      <text:h text:style-name="Default" text:outline-level="1">147 <text:s text:c="5"/><text:span text:style-name="style11">glScalef</text:span><text:span text:style-name="style10">( </text:span><text:span text:style-name="style11">Fnt</text:span><text:span text:style-name="style10">-&gt;</text:span><text:span text:style-name="style11">W</text:span><text:span text:style-name="style10">,-</text:span><text:span text:style-name="style11">Fnt</text:span><text:span text:style-name="style10">-&gt;</text:span><text:span text:style-name="style11">H</text:span><text:span text:style-name="style10">,</text:span><text:span text:style-name="style4">1.0 </text:span><text:span text:style-name="style10">),</text:span><text:span text:style-name="style11">glTranslatef</text:span><text:span text:style-name="style10">(</text:span><text:span text:style-name="style4">0</text:span><text:span text:style-name="style10">,-</text:span><text:span text:style-name="style11">Ly</text:span><text:span text:style-name="style10">-</text:span><text:span text:style-name="style4">2</text:span><text:span text:style-name="style10">,</text:span><text:span text:style-name="style4">0</text:span><text:span text:style-name="style10">); </text:span><text:span text:style-name="style2">// листа для текста</text:span></text:h>
      <text:h text:style-name="Default" text:outline-level="1">148 <text:s text:c="5"/><text:span text:style-name="style11">glColor4f</text:span><text:span text:style-name="style10">( </text:span><text:span text:style-name="style4">.6</text:span><text:span text:style-name="style10">,</text:span><text:span text:style-name="style4">.8</text:span><text:span text:style-name="style10">,</text:span><text:span text:style-name="style4">1</text:span><text:span text:style-name="style10">,</text:span><text:span text:style-name="style4">.6 </text:span><text:span text:style-name="style10">); </text:span><text:span text:style-name="style11">glRectf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11">Lx</text:span><text:span text:style-name="style10">+</text:span><text:span text:style-name="style4">2</text:span><text:span text:style-name="style10">,</text:span><text:span text:style-name="style11">Ly</text:span><text:span text:style-name="style10">+</text:span><text:span text:style-name="style4">2 </text:span><text:span text:style-name="style10">);</text:span></text:h>
      <text:h text:style-name="Default" text:outline-level="1">149 <text:s text:c="5"/><text:span text:style-name="style11">glColor4f</text:span><text:span text:style-name="style10">( </text:span><text:span text:style-name="style4">1</text:span><text:span text:style-name="style10">,</text:span><text:span text:style-name="style4">1</text:span><text:span text:style-name="style10">,</text:span><text:span text:style-name="style4">.8</text:span><text:span text:style-name="style10">,</text:span><text:span text:style-name="style4">.94 </text:span><text:span text:style-name="style10">); </text:span><text:span text:style-name="style11">glRectf</text:span><text:span text:style-name="style10">( </text:span><text:span text:style-name="style4">0.3</text:span><text:span text:style-name="style10">,</text:span><text:span text:style-name="style4">0.3</text:span><text:span text:style-name="style10">,(</text:span><text:span text:style-name="style11">Lx</text:span><text:span text:style-name="style10">+</text:span><text:span text:style-name="style4">2</text:span><text:span text:style-name="style10">)-</text:span><text:span text:style-name="style4">0.3</text:span><text:span text:style-name="style10">,(</text:span><text:span text:style-name="style11">Ly</text:span><text:span text:style-name="style10">+</text:span><text:span text:style-name="style4">2</text:span><text:span text:style-name="style10">)-</text:span><text:span text:style-name="style4">0.5 </text:span><text:span text:style-name="style10">);</text:span></text:h>
      <text:h text:style-name="Default" text:outline-level="1">150 <text:s text:c="5"/><text:span text:style-name="style5">for</text:span><text:span text:style-name="style10">( </text:span><text:span text:style-name="style5">int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Num</text:span><text:span text:style-name="style10">; </text:span><text:span text:style-name="style11">k</text:span><text:span text:style-name="style10">++ )</text:span></text:h>
      <text:h text:style-name="Default" text:outline-level="1">151 <text:s text:c="5"/><text:span text:style-name="style10">{ </text:span><text:span text:style-name="style11">mlist </text:span><text:span text:style-name="style10">&amp;</text:span><text:span text:style-name="style11">L</text:span><text:span text:style-name="style10">=((</text:span><text:span text:style-name="style11">mlist</text:span><text:span text:style-name="style10">*)</text:span><text:span text:style-name="style11">M</text:span><text:span text:style-name="style10">)[</text:span><text:span text:style-name="style11">k</text:span><text:span text:style-name="style10">]; </text:span><text:span text:style-name="style5">int </text:span><text:span text:style-name="style11">i</text:span><text:span text:style-name="style10">=</text:span><text:span text:style-name="style11">Mestr</text:span><text:span text:style-name="style10">( &amp;</text:span><text:span text:style-name="style11">L </text:span><text:span text:style-name="style10">),</text:span><text:span text:style-name="style11">l</text:span><text:span text:style-name="style10">=</text:span><text:span text:style-name="style11">i</text:span><text:span text:style-name="style10">+</text:span><text:span text:style-name="style11">L</text:span><text:span text:style-name="style10">.</text:span><text:span text:style-name="style11">X</text:span><text:span text:style-name="style10">;</text:span></text:h>
      <text:h text:style-name="Default" text:outline-level="1">152 <text:s text:c="7"/><text:span text:style-name="style11">glColor3f</text:span><text:span text:style-name="style10">( </text:span><text:span text:style-name="style4">0</text:span><text:span text:style-name="style10">,</text:span><text:span text:style-name="style4">0.25</text:span><text:span text:style-name="style10">,</text:span><text:span text:style-name="style4">0.5 </text:span><text:span text:style-name="style10">); </text:span><text:span text:style-name="style11">Print</text:span><text:span text:style-name="style10">( </text:span><text:span text:style-name="style11">L</text:span><text:span text:style-name="style10">.</text:span><text:span text:style-name="style11">X</text:span><text:span text:style-name="style10">+</text:span><text:span text:style-name="style4">1</text:span><text:span text:style-name="style10">,</text:span><text:span text:style-name="style11">L</text:span><text:span text:style-name="style10">.</text:span><text:span text:style-name="style11">Y</text:span><text:span text:style-name="style10">+</text:span><text:span text:style-name="style4">1</text:span><text:span text:style-name="style10">,</text:span><text:span text:style-name="style11">St </text:span><text:span text:style-name="style10">);</text:span></text:h>
      <text:h text:style-name="Default" text:outline-level="1"><text:soft-page-break/>153 <text:s text:c="7"/><text:span text:style-name="style5">if</text:span><text:span text:style-name="style10">( </text:span><text:span text:style-name="style11">L</text:span><text:span text:style-name="style10">.</text:span><text:span text:style-name="style11">lf </text:span><text:span text:style-name="style10">)</text:span></text:h>
      <text:h text:style-name="Default" text:outline-level="1">154 <text:s text:c="7"/><text:span text:style-name="style10">{ </text:span><text:span text:style-name="style11">glColor3f</text:span><text:span text:style-name="style10">( </text:span><text:span text:style-name="style11">k</text:span><text:span text:style-name="style10">==</text:span><text:span text:style-name="style11">ked</text:span><text:span text:style-name="style10">?</text:span><text:span text:style-name="style4">0.7</text:span><text:span text:style-name="style10">:</text:span><text:span text:style-name="style4">1</text:span><text:span text:style-name="style10">,</text:span><text:span text:style-name="style4">1</text:span><text:span text:style-name="style10">,</text:span><text:span text:style-name="style11">k</text:span><text:span text:style-name="style10">==</text:span><text:span text:style-name="style11">K</text:span><text:span text:style-name="style10">?</text:span><text:span text:style-name="style4">0</text:span><text:span text:style-name="style10">:</text:span><text:span text:style-name="style4">1 </text:span><text:span text:style-name="style10">); </text:span><text:span text:style-name="style11">glRectf</text:span><text:span text:style-name="style10">( </text:span><text:span text:style-name="style11">l</text:span><text:span text:style-name="style10">,</text:span><text:span text:style-name="style11">L</text:span><text:span text:style-name="style10">.</text:span><text:span text:style-name="style11">Y</text:span><text:span text:style-name="style10">+</text:span><text:span text:style-name="style4">.2</text:span><text:span text:style-name="style10">,</text:span><text:span text:style-name="style11">l</text:span><text:span text:style-name="style10">+</text:span><text:span text:style-name="style11">L</text:span><text:span text:style-name="style10">.</text:span><text:span text:style-name="style11">lf</text:span><text:span text:style-name="style10">,</text:span><text:span text:style-name="style11">L</text:span><text:span text:style-name="style10">.</text:span><text:span text:style-name="style11">Y</text:span><text:span text:style-name="style10">+</text:span><text:span text:style-name="style4">1 </text:span><text:span text:style-name="style10">);</text:span></text:h>
      <text:h text:style-name="Default" text:outline-level="1">155 <text:s text:c="9"/><text:span text:style-name="style11">glColor3f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4">0.75 </text:span><text:span text:style-name="style10">); </text:span><text:span text:style-name="style11">Print</text:span><text:span text:style-name="style10">( </text:span><text:span text:style-name="style11">l</text:span><text:span text:style-name="style10">+</text:span><text:span text:style-name="style4">1</text:span><text:span text:style-name="style10">,</text:span><text:span text:style-name="style11">L</text:span><text:span text:style-name="style10">.</text:span><text:span text:style-name="style11">Y</text:span><text:span text:style-name="style10">+</text:span><text:span text:style-name="style4">1</text:span><text:span text:style-name="style10">,</text:span><text:span text:style-name="style11">k</text:span><text:span text:style-name="style10">==</text:span><text:span text:style-name="style11">ked</text:span><text:span text:style-name="style10">?</text:span><text:span text:style-name="style11">StK</text:span><text:span text:style-name="style10">:</text:span><text:span text:style-name="style11">Uset</text:span><text:span text:style-name="style10">( </text:span><text:span text:style-name="style11">St</text:span><text:span text:style-name="style10">,</text:span><text:span text:style-name="style11">i </text:span><text:span text:style-name="style10">) );</text:span></text:h>
      <text:h text:style-name="Default" text:outline-level="1">156 <text:s text:c="9"/><text:span text:style-name="style5">if</text:span><text:span text:style-name="style10">( </text:span><text:span text:style-name="style11">k</text:span><text:span text:style-name="style10">==</text:span><text:span text:style-name="style11">K </text:span><text:span text:style-name="style10">)</text:span><text:span text:style-name="style5">if</text:span><text:span text:style-name="style10">( </text:span><text:span text:style-name="style11">L</text:span><text:span text:style-name="style10">.</text:span><text:span text:style-name="style11">dat </text:span><text:span text:style-name="style10">)</text:span></text:h>
      <text:h text:style-name="Default" text:outline-level="1">157 <text:s text:c="9"/><text:span text:style-name="style10">{ </text:span><text:span text:style-name="style11">glColor3f</text:span><text:span text:style-name="style10">( </text:span><text:span text:style-name="style4">1</text:span><text:span text:style-name="style10">,</text:span><text:span text:style-name="style4">0</text:span><text:span text:style-name="style10">,</text:span><text:span text:style-name="style4">0 </text:span><text:span text:style-name="style10">); </text:span><text:span text:style-name="style11">kurs</text:span><text:span text:style-name="style10">=</text:span><text:span text:style-name="style16">minmax</text:span><text:span text:style-name="style10">( </text:span><text:span text:style-name="style4">0</text:span><text:span text:style-name="style10">,</text:span><text:span text:style-name="style11">kurs</text:span><text:span text:style-name="style10">,</text:span><text:span text:style-name="style11">L</text:span><text:span text:style-name="style10">.</text:span><text:span text:style-name="style11">lf</text:span><text:span text:style-name="style10">-</text:span><text:span text:style-name="style4">1 </text:span><text:span text:style-name="style10">);</text:span></text:h>
      <text:h text:style-name="Default" text:outline-level="1">158 <text:s text:c="11"/><text:span text:style-name="style11">glBegin</text:span><text:span text:style-name="style10">( </text:span><text:span text:style-name="style11">GL_LINE_STRIP </text:span><text:span text:style-name="style10">);</text:span></text:h>
      <text:h text:style-name="Default" text:outline-level="1">159 <text:s text:c="20"/><text:span text:style-name="style11">glVertex2f</text:span><text:span text:style-name="style10">( </text:span><text:span text:style-name="style11">l</text:span><text:span text:style-name="style10">+</text:span><text:span text:style-name="style11">kurs</text:span><text:span text:style-name="style10">-</text:span><text:span text:style-name="style4">0.1</text:span><text:span text:style-name="style10">,</text:span><text:span text:style-name="style11">L</text:span><text:span text:style-name="style10">.</text:span><text:span text:style-name="style11">Y</text:span><text:span text:style-name="style10">+</text:span><text:span text:style-name="style4">1.1</text:span><text:span text:style-name="style10">); <text:s text:c="5"/></text:span><text:span text:style-name="style2">// текстовый курсор</text:span></text:h>
      <text:h text:style-name="Default" text:outline-level="1">160 <text:s text:c="11"/><text:span text:style-name="style5">if</text:span><text:span text:style-name="style10">( </text:span><text:span text:style-name="style11">ins </text:span><text:span text:style-name="style10">)</text:span><text:span text:style-name="style11">glVertex2f</text:span><text:span text:style-name="style10">( </text:span><text:span text:style-name="style11">l</text:span><text:span text:style-name="style10">+</text:span><text:span text:style-name="style11">kurs</text:span><text:span text:style-name="style10">-</text:span><text:span text:style-name="style4">0.1</text:span><text:span text:style-name="style10">,</text:span><text:span text:style-name="style11">L</text:span><text:span text:style-name="style10">.</text:span><text:span text:style-name="style11">Y </text:span><text:span text:style-name="style10">); <text:s text:c="7"/></text:span><text:span text:style-name="style2">// изменяемого символа</text:span></text:h>
      <text:h text:style-name="Default" text:outline-level="1">161 <text:s text:c="15"/><text:span text:style-name="style5">else </text:span><text:span text:style-name="style11">glVertex2f</text:span><text:span text:style-name="style10">( </text:span><text:span text:style-name="style11">l</text:span><text:span text:style-name="style10">+</text:span><text:span text:style-name="style11">kurs</text:span><text:span text:style-name="style10">+</text:span><text:span text:style-name="style4">1</text:span><text:span text:style-name="style10">,</text:span><text:span text:style-name="style11">L</text:span><text:span text:style-name="style10">.</text:span><text:span text:style-name="style11">Y</text:span><text:span text:style-name="style10">+</text:span><text:span text:style-name="style4">1.1 </text:span><text:span text:style-name="style10">); </text:span><text:span text:style-name="style11">glEnd</text:span><text:span text:style-name="style10">();</text:span></text:h>
      <text:h text:style-name="Default" text:outline-level="1">162 <text:s text:c="11"/><text:span text:style-name="style5">if</text:span><text:span text:style-name="style10">( </text:span><text:span text:style-name="style11">ked</text:span><text:span text:style-name="style10">==-</text:span><text:span text:style-name="style4">1 </text:span><text:span text:style-name="style10">)</text:span><text:span text:style-name="style11">strcpy</text:span><text:span text:style-name="style10">( </text:span><text:span text:style-name="style11">StK</text:span><text:span text:style-name="style10">,</text:span><text:span text:style-name="style11">Uset</text:span><text:span text:style-name="style10">( </text:span><text:span text:style-name="style11">St</text:span><text:span text:style-name="style10">,</text:span><text:span text:style-name="style11">i </text:span><text:span text:style-name="style10">) ); <text:s text:c="4"/></text:span><text:span text:style-name="style2">// изменяемая подстрочка</text:span></text:h>
      <text:h text:style-name="Default" text:outline-level="1">163 <text:s text:c="3"/><text:span text:style-name="style10">} } } } </text:span><text:span text:style-name="style11">Show</text:span><text:span text:style-name="style10">(); </text:span><text:span text:style-name="style5">return false</text:span><text:span text:style-name="style10">;</text:span></text:h>
      <text:h text:style-name="Default" text:outline-level="1">164 <text:s/><text:span text:style-name="style10">}</text:span></text:h>
      <text:h text:style-name="Default" text:outline-level="1">165 <text:s/><text:span text:style-name="style5">static int </text:span><text:span text:style-name="style11">State</text:span><text:span text:style-name="style10">=</text:span><text:span text:style-name="style4">0</text:span><text:span text:style-name="style10">; </text:span><text:span text:style-name="style2">// связка для двух Mouse - повторение нажатой клавиши мышки</text:span></text:h>
      <text:h text:style-name="Default" text:outline-level="1">166 <text:s/></text:h>
      <text:h text:style-name="Default" text:outline-level="1">167 <text:s/><text:span text:style-name="style5">bool </text:span><text:span text:style-name="style11">TextMenu</text:span><text:span text:style-name="style10">::</text:span><text:span text:style-name="style11">Mouse</text:span><text:span text:style-name="style10">( </text:span><text:span text:style-name="style5">int </text:span><text:span text:style-name="style11">x</text:span><text:span text:style-name="style10">, </text:span><text:span text:style-name="style5">int </text:span><text:span text:style-name="style11">y </text:span><text:span text:style-name="style10">)</text:span></text:h>
      <text:h text:style-name="Default" text:outline-level="1">168 <text:s/><text:span text:style-name="style10">{ </text:span><text:span text:style-name="style5">if</text:span><text:span text:style-name="style10">( !</text:span><text:span text:style-name="style11">Up </text:span><text:span text:style-name="style10">)</text:span><text:span text:style-name="style5">return </text:span><text:span text:style-name="style11">Place</text:span><text:span text:style-name="style10">::</text:span><text:span text:style-name="style11">Mouse</text:span><text:span text:style-name="style10">( </text:span><text:span text:style-name="style11">x</text:span><text:span text:style-name="style10">,</text:span><text:span text:style-name="style11">y </text:span><text:span text:style-name="style10">); </text:span><text:span text:style-name="style11">x</text:span><text:span text:style-name="style10">/=</text:span><text:span text:style-name="style11">Fnt</text:span><text:span text:style-name="style10">-&gt;</text:span><text:span text:style-name="style11">W</text:span><text:span text:style-name="style10">,</text:span><text:span text:style-name="style11">y</text:span><text:span text:style-name="style10">=(</text:span><text:span text:style-name="style11">y</text:span><text:span text:style-name="style10">-</text:span><text:span text:style-name="style4">8</text:span><text:span text:style-name="style10">)/</text:span><text:span text:style-name="style11">Fnt</text:span><text:span text:style-name="style10">-&gt;</text:span><text:span text:style-name="style11">H</text:span><text:span text:style-name="style10">+</text:span><text:span text:style-name="style4">1</text:span><text:span text:style-name="style10">;</text:span></text:h>
      <text:h text:style-name="Default" text:outline-level="1">169 <text:s text:c="3"/><text:span text:style-name="style5">for</text:span><text:span text:style-name="style10">( </text:span><text:span text:style-name="style5">int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Num</text:span><text:span text:style-name="style10">; </text:span><text:span text:style-name="style11">k</text:span><text:span text:style-name="style10">++ )</text:span></text:h>
      <text:h text:style-name="Default" text:outline-level="1">170 <text:s text:c="3"/><text:span text:style-name="style10">{ </text:span><text:span text:style-name="style11">mlist </text:span><text:span text:style-name="style10">&amp;</text:span><text:span text:style-name="style11">L</text:span><text:span text:style-name="style10">=((</text:span><text:span text:style-name="style11">mlist</text:span><text:span text:style-name="style10">*)</text:span><text:span text:style-name="style11">M</text:span><text:span text:style-name="style10">)[</text:span><text:span text:style-name="style11">k</text:span><text:span text:style-name="style10">]; </text:span><text:span text:style-name="style5">int </text:span><text:span text:style-name="style11">l</text:span><text:span text:style-name="style10">=</text:span><text:span text:style-name="style11">Mestr</text:span><text:span text:style-name="style10">( &amp;</text:span><text:span text:style-name="style11">L </text:span><text:span text:style-name="style10">)+</text:span><text:span text:style-name="style11">L</text:span><text:span text:style-name="style10">.</text:span><text:span text:style-name="style11">X</text:span><text:span text:style-name="style10">; <text:s/></text:span><text:span text:style-name="style2">// это длина строки</text:span></text:h>
      <text:h text:style-name="Default" text:outline-level="1">171 <text:s text:c="5"/><text:span text:style-name="style5">if</text:span><text:span text:style-name="style10">( </text:span><text:span text:style-name="style11">x</text:span><text:span text:style-name="style10">&lt;</text:span><text:span text:style-name="style11">l</text:span><text:span text:style-name="style10">^</text:span><text:span text:style-name="style11">x</text:span><text:span text:style-name="style10">&lt;=</text:span><text:span text:style-name="style11">l</text:span><text:span text:style-name="style10">+</text:span><text:span text:style-name="style11">L</text:span><text:span text:style-name="style10">.</text:span><text:span text:style-name="style11">lf </text:span><text:span text:style-name="style10">&amp;&amp; </text:span><text:span text:style-name="style11">y</text:span><text:span text:style-name="style10">&lt;</text:span><text:span text:style-name="style11">L</text:span><text:span text:style-name="style10">.</text:span><text:span text:style-name="style11">Y</text:span><text:span text:style-name="style10">+</text:span><text:span text:style-name="style4">0.2</text:span><text:span text:style-name="style10">^</text:span><text:span text:style-name="style11">y</text:span><text:span text:style-name="style10">&lt;=</text:span><text:span text:style-name="style11">L</text:span><text:span text:style-name="style10">.</text:span><text:span text:style-name="style11">Y</text:span><text:span text:style-name="style10">+</text:span><text:span text:style-name="style4">1 </text:span><text:span text:style-name="style10">)</text:span></text:h>
      <text:h text:style-name="Default" text:outline-level="1">172 <text:s text:c="7"/><text:span text:style-name="style10">{ </text:span><text:span text:style-name="style11">K</text:span><text:span text:style-name="style10">=</text:span><text:span text:style-name="style11">k</text:span><text:span text:style-name="style10">; </text:span><text:span text:style-name="style11">kurs</text:span><text:span text:style-name="style10">=</text:span><text:span text:style-name="style16">minmax</text:span><text:span text:style-name="style10">( </text:span><text:span text:style-name="style4">0</text:span><text:span text:style-name="style10">,</text:span><text:span text:style-name="style11">x</text:span><text:span text:style-name="style10">-</text:span><text:span text:style-name="style11">l</text:span><text:span text:style-name="style10">,</text:span><text:span text:style-name="style11">L</text:span><text:span text:style-name="style10">.</text:span><text:span text:style-name="style11">lf</text:span><text:span text:style-name="style10">-</text:span><text:span text:style-name="style4">1 </text:span><text:span text:style-name="style10">); </text:span><text:span text:style-name="style5">break</text:span><text:span text:style-name="style10">; }</text:span></text:h>
      <text:h text:style-name="Default" text:outline-level="1">173 <text:s text:c="3"/><text:span text:style-name="style10">} </text:span><text:span text:style-name="style11">Draw</text:span><text:span text:style-name="style10">(); </text:span><text:span text:style-name="style11">State</text:span><text:span text:style-name="style10">=</text:span><text:span text:style-name="style4">0</text:span><text:span text:style-name="style10">; </text:span><text:span text:style-name="style5">return true</text:span><text:span text:style-name="style10">; </text:span><text:span text:style-name="style2">//Place::Mouse( x,y );</text:span></text:h>
      <text:h text:style-name="Default" text:outline-level="1">174 <text:s/><text:span text:style-name="style10">}</text:span></text:h>
      <text:h text:style-name="Default" text:outline-level="1">175 <text:s/><text:span text:style-name="style5">bool </text:span><text:span text:style-name="style11">TextMenu</text:span><text:span text:style-name="style10">::</text:span><text:span text:style-name="style11">Mouse</text:span><text:span text:style-name="style10">( </text:span><text:span text:style-name="style5">int </text:span><text:span text:style-name="style11">b</text:span><text:span text:style-name="style10">, </text:span><text:span text:style-name="style5">int </text:span><text:span text:style-name="style11">x</text:span><text:span text:style-name="style10">, </text:span><text:span text:style-name="style5">int </text:span><text:span text:style-name="style11">y </text:span><text:span text:style-name="style10">)</text:span></text:h>
      <text:h text:style-name="Default" text:outline-level="1">176 <text:s/><text:span text:style-name="style10">{ </text:span><text:span text:style-name="style5">if</text:span><text:span text:style-name="style10">( !</text:span><text:span text:style-name="style11">Up </text:span><text:span text:style-name="style10">)</text:span><text:span text:style-name="style5">return </text:span><text:span text:style-name="style11">Place</text:span><text:span text:style-name="style10">::</text:span><text:span text:style-name="style11">Mouse</text:span><text:span text:style-name="style10">( </text:span><text:span text:style-name="style11">b</text:span><text:span text:style-name="style10">,</text:span><text:span text:style-name="style11">x</text:span><text:span text:style-name="style10">,</text:span><text:span text:style-name="style11">y </text:span><text:span text:style-name="style10">);</text:span></text:h>
      <text:h text:style-name="Default" text:outline-level="1">177 <text:s text:c="3"/><text:span text:style-name="style5">if</text:span><text:span text:style-name="style10">( </text:span><text:span text:style-name="style11">State</text:span><text:span text:style-name="style10">!=</text:span><text:span text:style-name="style11">b </text:span><text:span text:style-name="style10">){ </text:span><text:span text:style-name="style11">K</text:span><text:span text:style-name="style10">=-</text:span><text:span text:style-name="style4">2</text:span><text:span text:style-name="style10">; </text:span><text:span text:style-name="style11">Mouse</text:span><text:span text:style-name="style10">( </text:span><text:span text:style-name="style11">x</text:span><text:span text:style-name="style10">,</text:span><text:span text:style-name="style11">y </text:span><text:span text:style-name="style10">);</text:span></text:h>
      <text:h text:style-name="Default" text:outline-level="1">178 <text:s text:c="5"/><text:span text:style-name="style5">if</text:span><text:span text:style-name="style10">( </text:span><text:span text:style-name="style11">K</text:span><text:span text:style-name="style10">&gt;=</text:span><text:span text:style-name="style4">0 </text:span><text:span text:style-name="style10">) <text:s text:c="3"/></text:span><text:span text:style-name="style2">// сброс и контроль переустановки выбора редактируемой записи</text:span></text:h>
      <text:h text:style-name="Default" text:outline-level="1">179 <text:s text:c="5"/><text:span text:style-name="style10">{ </text:span><text:span text:style-name="style11">Window </text:span><text:span text:style-name="style10">*</text:span><text:span text:style-name="style11">W</text:span><text:span text:style-name="style10">=</text:span><text:span text:style-name="style11">Ready</text:span><text:span text:style-name="style10">();</text:span></text:h>
      <text:h text:style-name="Default" text:outline-level="1">180 <text:s text:c="7"/><text:span text:style-name="style5">if</text:span><text:span text:style-name="style10">( </text:span><text:span text:style-name="style11">W </text:span><text:span text:style-name="style10">){ </text:span><text:span text:style-name="style5">if</text:span><text:span text:style-name="style10">( </text:span><text:span text:style-name="style11">b</text:span><text:span text:style-name="style10">&amp;</text:span><text:span text:style-name="style11">_MouseLeft </text:span><text:span text:style-name="style10">)</text:span><text:span text:style-name="style11">W</text:span><text:span text:style-name="style10">-&gt;</text:span><text:span text:style-name="style11">PutChar</text:span><text:span text:style-name="style10">( </text:span><text:span text:style-name="style11">_Enter </text:span><text:span text:style-name="style10">);</text:span></text:h>
      <text:h text:style-name="Default" text:outline-level="1">181 <text:s text:c="16"/><text:span text:style-name="style5">if</text:span><text:span text:style-name="style10">( </text:span><text:span text:style-name="style11">b</text:span><text:span text:style-name="style10">&amp;</text:span><text:span text:style-name="style11">_MouseRight </text:span><text:span text:style-name="style10">)</text:span><text:span text:style-name="style11">W</text:span><text:span text:style-name="style10">-&gt;</text:span><text:span text:style-name="style11">PutChar</text:span><text:span text:style-name="style10">( </text:span><text:span text:style-name="style11">_Esc </text:span><text:span text:style-name="style10">); } </text:span><text:span text:style-name="style11">State</text:span><text:span text:style-name="style10">=</text:span><text:span text:style-name="style11">b</text:span><text:span text:style-name="style10">;</text:span></text:h>
      <text:h text:style-name="Default" text:outline-level="1">182 <text:s text:c="3"/><text:span text:style-name="style10">} } </text:span><text:span text:style-name="style5">return true</text:span><text:span text:style-name="style10">;</text:span></text:h>
      <text:p text:style-name="Default">183 <text:s/><text:span text:style-name="style10">}</text:span><text:span text:style-name="T2"/></text:p>
      <text:h text:style-name="P12" text:outline-level="1"><text:span text:style-name="style10"><text:span text:style-name="T7">View</text:span></text:span><text:span text:style-name="style10"><text:span text:style-name="T4">.</text:span></text:span><text:span text:style-name="style10"><text:span text:style-name="T7">h</text:span></text:span></text:h>
      <text:h text:style-name="P6" text:outline-level="1"><text:span text:style-name="style10"><text:span text:style-name="T2"><text:s/>1 <text:s/></text:span></text:span><text:span text:style-name="style10"><text:span text:style-name="style9"><text:span text:style-name="T2">#ifndef __View_ <text:s text:c="5"/></text:span></text:span></text:span><text:span text:style-name="style10"><text:span text:style-name="style2"><text:span text:style-name="T2">//</text:span></text:span></text:span><text:span text:style-name="style2"><text:span text:style-name="T2"> <text:s text:c="4"/>Очередная отработка элементарных графических примитивов</text:span></text:span></text:h>
      <text:h text:style-name="P6" text:outline-level="1"><text:span text:style-name="style2"><text:span text:style-name="T2"><text:s text:c="4"/></text:span></text:span><text:span text:style-name="style10"><text:span text:style-name="style9"><text:span text:style-name="T2">#define __View_ <text:s text:c="5"/></text:span></text:span></text:span><text:span text:style-name="style10"><text:span text:style-name="style2"><text:span text:style-name="T2">// <text:s text:c="40"/>©2018-08-22 <text:s/>‏יְרוּשָׁלַיִם</text:span></text:span></text:span></text:h>
      <text:h text:style-name="Default" text:outline-level="1"><text:s/>2 <text:s/><text:span text:style-name="style9">#include &lt;GL/glu.h&gt;#include "Window.h" </text:span><text:span text:style-name="style2">// собственно графическая среда Window-Place</text:span></text:h>
      <text:h text:style-name="Default" text:outline-level="1"><text:s/>3 <text:s/><text:span text:style-name="style9">#include "../Math/Tensor.h" <text:s text:c="14"/></text:span><text:span text:style-name="style2">// базовые структуры тензорной математики</text:span></text:h>
      <text:h text:style-name="Default" text:outline-level="1"><text:s/>4 <text:s/><text:span text:style-name="style5">typedef enum</text:span><text:span text:style-name="style10">{ </text:span><text:span text:style-name="style11">white</text:span><text:span text:style-name="style10">,</text:span><text:span text:style-name="style11">silver</text:span><text:span text:style-name="style10">,</text:span><text:span text:style-name="style11">lightgray</text:span><text:span text:style-name="style10">,</text:span><text:span text:style-name="style11">gray</text:span><text:span text:style-name="style10">,</text:span><text:span text:style-name="style11">dimgray</text:span><text:span text:style-name="style10">,</text:span><text:span text:style-name="style11">darkgray</text:span><text:span text:style-name="style10">,</text:span><text:span text:style-name="style11">yellow</text:span><text:span text:style-name="style10">,</text:span><text:span text:style-name="style11">green</text:span><text:span text:style-name="style10">,</text:span><text:span text:style-name="style11">lime</text:span><text:span text:style-name="style10">,</text:span><text:span text:style-name="style11">olive</text:span><text:span text:style-name="style10">,</text:span></text:h>
      <text:h text:style-name="Default" text:outline-level="1"><text:s/>5 <text:s text:c="3"/><text:span text:style-name="style11">lightgreen</text:span><text:span text:style-name="style10">,</text:span><text:span text:style-name="style11">navy</text:span><text:span text:style-name="style10">,</text:span><text:span text:style-name="style11">blue</text:span><text:span text:style-name="style10">,</text:span><text:span text:style-name="style11">lightblue</text:span><text:span text:style-name="style10">,</text:span><text:span text:style-name="style11">cyan</text:span><text:span text:style-name="style10">,</text:span><text:span text:style-name="style11">aqua</text:span><text:span text:style-name="style10">,</text:span><text:span text:style-name="style11">lightcyan</text:span><text:span text:style-name="style10">,</text:span><text:span text:style-name="style11">maroon</text:span><text:span text:style-name="style10">,</text:span><text:span text:style-name="style11">red</text:span><text:span text:style-name="style10">,</text:span><text:span text:style-name="style11">lightred</text:span><text:span text:style-name="style10">,</text:span></text:h>
      <text:h text:style-name="Default" text:outline-level="1"><text:s/>6 <text:s text:c="3"/><text:span text:style-name="style11">orange</text:span><text:span text:style-name="style10">,</text:span><text:span text:style-name="style11">pink</text:span><text:span text:style-name="style10">,</text:span><text:span text:style-name="style11">purple</text:span><text:span text:style-name="style10">,</text:span><text:span text:style-name="style11">magenta</text:span><text:span text:style-name="style10">,</text:span><text:span text:style-name="style11">fuchsia</text:span><text:span text:style-name="style10">,</text:span><text:span text:style-name="style11">lightmagenta</text:span><text:span text:style-name="style10">,</text:span><text:span text:style-name="style11">black</text:span><text:span text:style-name="style10">,</text:span><text:span text:style-name="style16">empty</text:span><text:span text:style-name="style10">=-</text:span><text:span text:style-name="style4">1 </text:span><text:span text:style-name="style15">//!=27\{28}</text:span></text:h>
      <text:h text:style-name="Default" text:outline-level="1"><text:s/>7 <text:s/><text:span text:style-name="style10">} </text:span><text:span text:style-name="style11">colors</text:span><text:span text:style-name="style10">; <text:s text:c="41"/></text:span><text:span text:style-name="style2">// словесные прописи имён</text:span></text:h>
      <text:h text:style-name="Default" text:outline-level="1"><text:s/>8 <text:s/><text:span text:style-name="style5">extern const char </text:span><text:span text:style-name="style10">*</text:span><text:span text:style-name="style11">_Mnt</text:span><text:span text:style-name="style10">[],*</text:span><text:span text:style-name="style11">_Day</text:span><text:span text:style-name="style10">[]; <text:s text:c="16"/></text:span><text:span text:style-name="style2">// месяцев года, дней недели</text:span></text:h>
      <text:h text:style-name="P6" text:outline-level="1"><text:s/>9 <text:s/><text:span text:style-name="style2">// <text:s/>Настройка начальной раскраски и освещенности графического пространства/сцены</text:span></text:h>
      <text:h text:style-name="P6" text:outline-level="1"><text:span text:style-name="style2"><text:s text:c="4"/></text:span><text:span text:style-name="style5">void </text:span><text:span text:style-name="style11">View_initial</text:span><text:span text:style-name="style10">(); <text:s text:c="14"/></text:span><text:span text:style-name="style2">// ... предустановка графической среды OpenGL</text:span></text:h>
      <text:h text:style-name="Default" text:outline-level="1">10 <text:s/><text:span text:style-name="style2">// <text:s/>Небольшой комплекс процедур времени проведения вычислительного эксперимента</text:span></text:h>
      <text:h text:style-name="Default" text:outline-level="1">11 <text:s/><text:span text:style-name="style2">//</text:span></text:h>
      <text:h text:style-name="Default" text:outline-level="1">12 <text:s/><text:span text:style-name="style5">void </text:span><text:span text:style-name="style11">color</text:span><text:span text:style-name="style10">( </text:span><text:span text:style-name="style11">colors </text:span><text:span text:style-name="style10">); <text:s text:c="9"/></text:span><text:span text:style-name="style2">// выбор цвета в палитре SeaColor</text:span></text:h>
      <text:h text:style-name="Default" text:outline-level="1">13 <text:s/><text:span text:style-name="style5">void </text:span><text:span text:style-name="style11">color</text:span><text:span text:style-name="style10">( </text:span><text:span text:style-name="style11">colors clr</text:span><text:span text:style-name="style10">, <text:s text:c="7"/></text:span><text:span text:style-name="style2">// ...с относительной подсветкой/затенением</text:span></text:h>
      <text:h text:style-name="Default" text:outline-level="1">14 <text:s text:c="14"/><text:span text:style-name="style11">_Real bright</text:span><text:span text:style-name="style10">, <text:s text:c="4"/></text:span><text:span text:style-name="style2">// <text:s text:c="2"/>-1 =&gt; на черный; +1 =&gt; до белого</text:span></text:h>
      <text:h text:style-name="Default" text:outline-level="1">15 <text:s text:c="14"/><text:span text:style-name="style11">_Real alfa</text:span><text:span text:style-name="style10">=</text:span><text:span text:style-name="style4">1.0 </text:span><text:span text:style-name="style10">); </text:span><text:span text:style-name="style2">// прозрачность\смешение 1 =&gt; 0 выцветание blend</text:span></text:h>
      <text:h text:style-name="Default" text:outline-level="1">16 <text:s/><text:span text:style-name="style2">//// <text:s text:c="3"/>тонкая линия из точки (a) в точку (b) ... в однородных координатах OpenGL//</text:span></text:h>
      <text:h text:style-name="Default" text:outline-level="1">17 <text:s/><text:span text:style-name="style9">#define aR const Real*</text:span></text:h>
      <text:h text:style-name="P6" text:outline-level="1">18 <text:s/><text:span text:style-name="style5">inline </text:span><text:span text:style-name="style11">aR dot</text:span><text:span text:style-name="style10">( </text:span><text:span text:style-name="style11">aR a </text:span><text:span text:style-name="style10">){ </text:span><text:span text:style-name="style11">glVertex3dv</text:span><text:span text:style-name="style10">( </text:span><text:span text:style-name="style11">a </text:span><text:span text:style-name="style10">); </text:span><text:span text:style-name="style5">return </text:span><text:span text:style-name="style11">a</text:span><text:span text:style-name="style10">; } <text:s text:c="4"/></text:span><text:span text:style-name="style2">// контекстная точка <text:s/></text:span></text:h>
      <text:h text:style-name="P6" text:outline-level="1"><text:span text:style-name="style2"><text:s text:c="6"/></text:span><text:span text:style-name="style11">aR dot</text:span><text:span text:style-name="style10">( </text:span><text:span text:style-name="style11">aR</text:span><text:span text:style-name="style10">,</text:span><text:span text:style-name="style11">colors </text:span><text:span text:style-name="style10">); <text:s text:c="34"/></text:span><text:span text:style-name="style2">// с установкой цвета</text:span></text:h>
      <text:h text:style-name="P6" text:outline-level="1">19 <text:s text:c="3"/><text:span text:style-name="style11">aR spot</text:span><text:span text:style-name="style10">( </text:span><text:span text:style-name="style11">aR</text:span><text:span text:style-name="style10">,</text:span><text:span text:style-name="style11">_Real Size</text:span><text:span text:style-name="style10">,</text:span><text:span text:style-name="style11">colors</text:span><text:span text:style-name="style10">=</text:span><text:span text:style-name="style16">empty </text:span><text:span text:style-name="style10">); <text:s text:c="16"/></text:span><text:span text:style-name="style2">// • завершенная точка <text:s/></text:span></text:h>
      <text:h text:style-name="P6" text:outline-level="1"><text:span text:style-name="style2"><text:s text:c="6"/></text:span><text:span text:style-name="style11">aR line</text:span><text:span text:style-name="style10">( </text:span><text:span text:style-name="style11">aR</text:span><text:span text:style-name="style10">,</text:span><text:span text:style-name="style11">aR </text:span><text:span text:style-name="style10">); <text:s text:c="37"/></text:span><text:span text:style-name="style2">// завершённая прямая <text:s/></text:span></text:h>
      <text:h text:style-name="P6" text:outline-level="1"><text:span text:style-name="style2"><text:s text:c="6"/></text:span><text:span text:style-name="style11">aR line</text:span><text:span text:style-name="style10">( </text:span><text:span text:style-name="style11">aR</text:span><text:span text:style-name="style10">,</text:span><text:span text:style-name="style11">aR</text:span><text:span text:style-name="style10">,</text:span><text:span text:style-name="style11">colors </text:span><text:span text:style-name="style10">); <text:s text:c="30"/></text:span><text:span text:style-name="style2">// с конкретным цветом</text:span></text:h>
      <text:h text:style-name="Default" text:outline-level="1">20 <text:s text:c="3"/><text:span text:style-name="style11">aR circle</text:span><text:span text:style-name="style10">( </text:span><text:span text:style-name="style11">aR center</text:span><text:span text:style-name="style10">, </text:span><text:span text:style-name="style11">_Real radius</text:span><text:span text:style-name="style10">, </text:span><text:span text:style-name="style5">bool</text:span><text:span text:style-name="style10">=</text:span><text:span text:style-name="style5">true </text:span><text:span text:style-name="style10">); <text:s text:c="6"/></text:span><text:span text:style-name="style2">// кружочек в {x-y}</text:span></text:h>
      <text:h text:style-name="Default" text:outline-level="1">21 <text:s/><text:span text:style-name="style5">void </text:span><text:span text:style-name="style11">rectangle</text:span><text:span text:style-name="style10">( </text:span><text:span text:style-name="style11">aR LD</text:span><text:span text:style-name="style10">,</text:span><text:span text:style-name="style11">aR RU</text:span><text:span text:style-name="style10">, </text:span><text:span text:style-name="style5">bool</text:span><text:span text:style-name="style10">=</text:span><text:span text:style-name="style5">true </text:span><text:span text:style-name="style10">); <text:s text:c="15"/></text:span><text:span text:style-name="style2">// прямоугольник x-y</text:span></text:h>
      <text:h text:style-name="Default" text:outline-level="1">22 <text:s/><text:span text:style-name="style5">void </text:span><text:span text:style-name="style11">liney</text:span><text:span text:style-name="style10">( </text:span><text:span text:style-name="style11">aR</text:span><text:span text:style-name="style10">,</text:span><text:span text:style-name="style11">aR</text:span><text:span text:style-name="style10">,</text:span><text:span text:style-name="style11">colors</text:span><text:span text:style-name="style10">=</text:span><text:span text:style-name="style16">empty </text:span><text:span text:style-name="style10">); <text:s text:c="23"/></text:span><text:span text:style-name="style2">// пара ординат-линий</text:span></text:h>
      <text:h text:style-name="Default" text:outline-level="1">23 <text:s/><text:span text:style-name="style2">//// <text:s text:c="2"/>... из точки (a) в точку (b) с объемной стрелкой в долях длины (a-&gt;b)// <text:s/></text:span><text:span text:style-name="style11">aR arrow</text:span><text:span text:style-name="style10">( </text:span><text:span text:style-name="style11">aR a</text:span><text:span text:style-name="style10">,</text:span><text:span text:style-name="style11">aR b</text:span><text:span text:style-name="style10">,</text:span><text:span text:style-name="style11">_Real ab</text:span><text:span text:style-name="style10">=</text:span><text:span text:style-name="style4">0.06</text:span><text:span text:style-name="style10">,</text:span><text:span text:style-name="style11">colors</text:span><text:span text:style-name="style10">=</text:span><text:span text:style-name="style16">empty </text:span><text:span text:style-name="style10">);</text:span><text:span text:style-name="style9">#undef aR <text:s text:c="25"/></text:span><text:span text:style-name="style2">// автоматическая разметка координатных осей</text:span></text:h>
      <text:h text:style-name="Default" text:outline-level="1">24 <text:s/><text:span text:style-name="style5">void </text:span><text:span text:style-name="style11">axis</text:span><text:span text:style-name="style10">( </text:span><text:span text:style-name="style11">Place</text:span><text:span text:style-name="style10">&amp;,</text:span><text:span text:style-name="style11">_Real</text:span><text:span text:style-name="style10">,</text:span><text:span text:style-name="style11">_Real</text:span><text:span text:style-name="style10">,</text:span><text:span text:style-name="style11">_Real</text:span><text:span text:style-name="style10">, <text:s text:c="6"/></text:span><text:span text:style-name="style2">// с чуть затемненными надписями xyz</text:span></text:h>
      <text:h text:style-name="P6" text:outline-level="1">25 <text:s text:c="12"/><text:span text:style-name="style5">const char </text:span><text:span text:style-name="style10">*</text:span><text:span text:style-name="style11">x</text:span><text:span text:style-name="style10">,</text:span><text:span text:style-name="style5">const char </text:span><text:span text:style-name="style10">*</text:span><text:span text:style-name="style11">y</text:span><text:span text:style-name="style10">,</text:span><text:span text:style-name="style5">const char </text:span><text:span text:style-name="style10">*</text:span><text:span text:style-name="style11">z</text:span><text:span text:style-name="style10">,</text:span><text:span text:style-name="style11">colors</text:span><text:span text:style-name="style10">=</text:span><text:span text:style-name="style11">cyan </text:span><text:span text:style-name="style10">); <text:s text:c="13"/></text:span></text:h>
      <text:h text:style-name="P6" text:outline-level="1">26 <text:s/><text:span text:style-name="style5">class </text:span><text:span text:style-name="style11">View</text:span><text:span text:style-name="style10">: <text:s text:c="8"/></text:span><text:span text:style-name="style15">//! блок визуализации возвращается сюда до лучших времен...</text:span></text:h>
      <text:h text:style-name="Default" text:outline-level="1">27 <text:s/><text:span text:style-name="style5">public </text:span><text:span text:style-name="style11">Window</text:span><text:span text:style-name="style10">{ <text:s text:c="5"/></text:span><text:span text:style-name="style2">// <text:s text:c="6"/>собственно доступ к экрану, указателю и клавиатуре</text:span></text:h>
      <text:h text:style-name="Default" text:outline-level="1">28 <text:s/><text:span text:style-name="style5">virtual bool </text:span><text:span text:style-name="style11">Mouse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{ </text:span><text:span text:style-name="style5">return </text:span><text:span text:style-name="style11">Place</text:span><text:span text:style-name="style10">::</text:span><text:span text:style-name="style11">Mouse</text:span><text:span text:style-name="style10">( </text:span><text:span text:style-name="style11">mx</text:span><text:span text:style-name="style10">=</text:span><text:span text:style-name="style11">x</text:span><text:span text:style-name="style10">,</text:span><text:span text:style-name="style11">my</text:span><text:span text:style-name="style10">=</text:span><text:span text:style-name="style11">y </text:span><text:span text:style-name="style10">); }</text:span><text:span text:style-name="style2">// мимо</text:span></text:h>
      <text:h text:style-name="Default" text:outline-level="1"><text:soft-page-break/>29 <text:s/><text:span text:style-name="style5">virtual bool </text:span><text:span text:style-name="style11">Mouse</text:span><text:span text:style-name="style10">( </text:span><text:span text:style-name="style5">int </text:span><text:span text:style-name="style11">s</text:span><text:span text:style-name="style10">,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; </text:span><text:span text:style-name="style2">// курсор-указатель - мышь свободная</text:span></text:h>
      <text:h text:style-name="Default" text:outline-level="1">30 <text:s/><text:span text:style-name="style5">protected</text:span><text:span text:style-name="style10">:</text:span></text:h>
      <text:h text:style-name="Default" text:outline-level="1">31 <text:s text:c="4"/><text:span text:style-name="style5">Vector </text:span><text:span text:style-name="style11">eye</text:span><text:span text:style-name="style10">,</text:span><text:span text:style-name="style11">look</text:span><text:span text:style-name="style10">; <text:s/></text:span><text:span text:style-name="style2">// направление взгляда и координаты местоположения сцены</text:span></text:h>
      <text:h text:style-name="Default" text:outline-level="1">32 <text:s text:c="4"/><text:span text:style-name="style5">Real </text:span><text:span text:style-name="style11">Distance</text:span><text:span text:style-name="style10">; <text:s text:c="3"/></text:span><text:span text:style-name="style2">// расстояние от точки установки камеры до места обзора</text:span></text:h>
      <text:h text:style-name="Default" text:outline-level="1">33 <text:s text:c="4"/><text:span text:style-name="style5">int </text:span><text:span text:style-name="style11">mx</text:span><text:span text:style-name="style10">,</text:span><text:span text:style-name="style11">my</text:span><text:span text:style-name="style10">; <text:s text:c="7"/></text:span><text:span text:style-name="style2">// растровые координаты курсора мышки в окне</text:span></text:h>
      <text:h text:style-name="Default" text:outline-level="1">34 <text:s/><text:span text:style-name="style5">public</text:span><text:span text:style-name="style10">: </text:span><text:span text:style-name="style11">View</text:span><text:span text:style-name="style10">( </text:span><text:span text:style-name="style5">const char</text:span><text:span text:style-name="style10">* </text:span><text:span text:style-name="style11">Title</text:span><text:span text:style-name="style10">,</text:span><text:span text:style-name="style5">int </text:span><text:span text:style-name="style11">X</text:span><text:span text:style-name="style10">=</text:span><text:span text:style-name="style4">0</text:span><text:span text:style-name="style10">,</text:span><text:span text:style-name="style5">int </text:span><text:span text:style-name="style11">Y</text:span><text:span text:style-name="style10">=</text:span><text:span text:style-name="style4">0</text:span><text:span text:style-name="style10">,</text:span><text:span text:style-name="style5">int </text:span><text:span text:style-name="style11">W</text:span><text:span text:style-name="style10">=</text:span><text:span text:style-name="style4">0</text:span><text:span text:style-name="style10">,</text:span><text:span text:style-name="style5">int </text:span><text:span text:style-name="style11">H</text:span><text:span text:style-name="style10">=</text:span><text:span text:style-name="style4">0</text:span><text:span text:style-name="style10">,</text:span><text:span text:style-name="style11">_Real Size</text:span><text:span text:style-name="style10">=</text:span><text:span text:style-name="style4">1 </text:span><text:span text:style-name="style10">);</text:span></text:h>
      <text:h text:style-name="Default" text:outline-level="1">35 <text:s/><text:span text:style-name="style2">// <text:s text:c="4"/>~View(){} <text:s text:c="4"/>// - в продолжение последовательности виртуальных операций</text:span></text:h>
      <text:h text:style-name="Default" text:outline-level="1">36 <text:s/><text:span text:style-name="style5">virtual bool </text:span><text:span text:style-name="style11">KeyBoard</text:span><text:span text:style-name="style10">( </text:span><text:span text:style-name="style5">byte </text:span><text:span text:style-name="style11">Keyb </text:span><text:span text:style-name="style10">);</text:span></text:h>
      <text:h text:style-name="Default" text:outline-level="1">37 <text:s/><text:span text:style-name="style5">virtual bool </text:span><text:span text:style-name="style11">Draw</text:span><text:span text:style-name="style10">();</text:span></text:h>
      <text:h text:style-name="Default" text:outline-level="1">38 <text:s/><text:span text:style-name="style10">};</text:span></text:h>
      <text:p text:style-name="Default">39 <text:s/><text:span text:style-name="style9">#endif </text:span><text:span text:style-name="style2">// __View_</text:span></text:p>
      <text:p text:style-name="P10"><text:span text:style-name="style10"><text:span text:style-name="T3">~~~~~~~~~~~~~~~~~~~~~~~~~~~~~~~~~~~~~~~~~~~~~~~~~~~~~~~~~~~~~~~~~~~~~~~~~~~~~~~~~~~~~~~~</text:span></text:span></text:p>
      <text:h text:style-name="P13" text:outline-level="1"><text:span text:style-name="style10"><text:span text:style-name="T6">Vie</text:span></text:span><text:span text:style-name="style10"><text:span text:style-name="T7">w.cpp</text:span></text:span></text:h>
      <text:h text:style-name="P6" text:outline-level="1"><text:span text:style-name="style10"><text:span text:style-name="T2"><text:s text:c="2"/></text:span></text:span><text:s text:c="2"/>2 <text:s/><text:span text:style-name="style9">#include "View.h" <text:s text:c="3"/></text:span><text:span text:style-name="style2">// Очередная отработка элементарных графических примитивов </text:span></text:h>
      <text:h text:style-name="P6" text:outline-level="1"><text:span text:style-name="style2"><text:tab/><text:tab/><text:tab/><text:tab/><text:tab/><text:tab/><text:tab/>// ©2018-08-22 ‏יְרוּשָׁלַיִם</text:span></text:h>
      <text:h text:style-name="P5" text:outline-level="1"><text:span text:style-name="style5">const char</text:span><text:span text:style-name="style10">*</text:span><text:span text:style-name="style11">_Mnt</text:span><text:span text:style-name="style10">[]={</text:span><text:span text:style-name="style6">"январь"</text:span><text:span text:style-name="style10">,</text:span><text:span text:style-name="style6">"февраль"</text:span><text:span text:style-name="style10">,</text:span><text:span text:style-name="style6">"март"</text:span><text:span text:style-name="style10">,</text:span><text:span text:style-name="style6">"апрель"</text:span><text:span text:style-name="style10">,</text:span><text:span text:style-name="style6">"май"</text:span><text:span text:style-name="style10">,</text:span><text:span text:style-name="style6">"июнь"</text:span><text:span text:style-name="style10">,</text:span><text:span text:style-name="style6">"июль"</text:span><text:span text:style-name="style10">,</text:span><text:span text:style-name="style6">"август"</text:span><text:span text:style-name="style10">,</text:span></text:h>
      <text:h text:style-name="P5" text:outline-level="1"><text:span text:style-name="style10"><text:s text:c="19"/></text:span><text:span text:style-name="style6">"сентябрь"</text:span><text:span text:style-name="style10">,</text:span><text:span text:style-name="style6">"октябрь"</text:span><text:span text:style-name="style10">,</text:span><text:span text:style-name="style6">"ноябрь"</text:span><text:span text:style-name="style10">,</text:span><text:span text:style-name="style6">"декабрь"</text:span><text:span text:style-name="style10">},</text:span></text:h>
      <text:h text:style-name="P5" text:outline-level="1"><text:span text:style-name="style10"><text:s text:c="2"/>*</text:span><text:span text:style-name="style11">_Day</text:span><text:span text:style-name="style10">[]={</text:span><text:span text:style-name="style6">"понедельник"</text:span><text:span text:style-name="style10">,</text:span><text:span text:style-name="style6">"вторник"</text:span><text:span text:style-name="style10">,</text:span><text:span text:style-name="style6">"среда"</text:span><text:span text:style-name="style10">,</text:span><text:span text:style-name="style6">"четверг"</text:span><text:span text:style-name="style10">,</text:span><text:span text:style-name="style6">"пятница"</text:span><text:span text:style-name="style10">,</text:span><text:span text:style-name="style6">"суббота"</text:span><text:span text:style-name="style10">,</text:span><text:span text:style-name="style6">"воскресенье"</text:span><text:span text:style-name="style10">};</text:span></text:h>
      <text:h text:style-name="P5" text:outline-level="1"><text:span text:style-name="style5">static union</text:span><text:span text:style-name="style10">{ </text:span><text:span text:style-name="style5">byte </text:span><text:span text:style-name="style11">c</text:span><text:span text:style-name="style10">[</text:span><text:span text:style-name="style4">4</text:span><text:span text:style-name="style10">]; </text:span><text:span text:style-name="style5">long </text:span><text:span text:style-name="style11">u</text:span><text:span text:style-name="style10">; } <text:s text:c="4"/></text:span><text:span text:style-name="style2">// чистый цвет '33=51,'66=102,'99=153,'CC=204</text:span></text:h>
      <text:h text:style-name="Default" text:outline-level="1"><text:s text:c="2"/>3 <text:s/><text:span text:style-name="style11">SeaColor</text:span><text:span text:style-name="style10">[</text:span><text:span text:style-name="style11">black</text:span><text:span text:style-name="style10">+</text:span><text:span text:style-name="style4">257</text:span><text:span text:style-name="style10">] = <text:s text:c="3"/></text:span><text:span text:style-name="style2">// переопределение расцветки подобно как в палитре-256</text:span></text:h>
      <text:h text:style-name="P5" text:outline-level="1"><text:s text:c="2"/>4 <text:s/><text:span text:style-name="style10">{ {</text:span><text:span text:style-name="style4">255</text:span><text:span text:style-name="style10">,</text:span><text:span text:style-name="style4">255</text:span><text:span text:style-name="style10">,</text:span><text:span text:style-name="style4">255</text:span><text:span text:style-name="style10">},{</text:span><text:span text:style-name="style4">192</text:span><text:span text:style-name="style10">,</text:span><text:span text:style-name="style4">192</text:span><text:span text:style-name="style10">,</text:span><text:span text:style-name="style4">192</text:span><text:span text:style-name="style10">},{</text:span><text:span text:style-name="style4">160</text:span><text:span text:style-name="style10">,</text:span><text:span text:style-name="style4">160</text:span><text:span text:style-name="style10">,</text:span><text:span text:style-name="style4">160</text:span><text:span text:style-name="style10">},{</text:span><text:span text:style-name="style4">128</text:span><text:span text:style-name="style10">,</text:span><text:span text:style-name="style4">128</text:span><text:span text:style-name="style10">,</text:span><text:span text:style-name="style4">128</text:span><text:span text:style-name="style10">},{</text:span><text:span text:style-name="style4">96</text:span><text:span text:style-name="style10">,</text:span><text:span text:style-name="style4">96</text:span><text:span text:style-name="style10">,</text:span><text:span text:style-name="style4">96</text:span><text:span text:style-name="style10">},{</text:span><text:span text:style-name="style4">64</text:span><text:span text:style-name="style10">,</text:span><text:span text:style-name="style4">64</text:span><text:span text:style-name="style10">,</text:span><text:span text:style-name="style4">64</text:span><text:span text:style-name="style10">},</text:span></text:h>
      <text:h text:style-name="P5" text:outline-level="1"><text:span text:style-name="style10"><text:s text:c="7"/></text:span><text:span text:style-name="style2">// white silver lightgray gray dimgray darkgray</text:span></text:h>
      <text:h text:style-name="P5" text:outline-level="1"><text:s text:c="2"/>5 <text:s text:c="3"/><text:span text:style-name="style10">{</text:span><text:span text:style-name="style4">255</text:span><text:span text:style-name="style10">,</text:span><text:span text:style-name="style4">255</text:span><text:span text:style-name="style10">,</text:span><text:span text:style-name="style4">0</text:span><text:span text:style-name="style10">},{</text:span><text:span text:style-name="style4">0</text:span><text:span text:style-name="style10">,</text:span><text:span text:style-name="style4">128</text:span><text:span text:style-name="style10">,</text:span><text:span text:style-name="style4">0</text:span><text:span text:style-name="style10">},{</text:span><text:span text:style-name="style4">0</text:span><text:span text:style-name="style10">,</text:span><text:span text:style-name="style4">255</text:span><text:span text:style-name="style10">,</text:span><text:span text:style-name="style4">0</text:span><text:span text:style-name="style10">},{</text:span><text:span text:style-name="style4">160</text:span><text:span text:style-name="style10">,</text:span><text:span text:style-name="style4">255</text:span><text:span text:style-name="style10">,</text:span><text:span text:style-name="style4">64</text:span><text:span text:style-name="style10">},{</text:span><text:span text:style-name="style4">64</text:span><text:span text:style-name="style10">,</text:span><text:span text:style-name="style4">255</text:span><text:span text:style-name="style10">,</text:span><text:span text:style-name="style4">96</text:span><text:span text:style-name="style10">}, <text:s text:c="20"/></text:span></text:h>
      <text:h text:style-name="P5" text:outline-level="1"><text:span text:style-name="style10"><text:s text:c="7"/></text:span><text:span text:style-name="style2">// yellow green lime olive lightgreen</text:span></text:h>
      <text:h text:style-name="P5" text:outline-level="1"><text:s text:c="2"/>6 <text:s text:c="3"/><text:span text:style-name="style10">{</text:span><text:span text:style-name="style4">0</text:span><text:span text:style-name="style10">,</text:span><text:span text:style-name="style4">0</text:span><text:span text:style-name="style10">,</text:span><text:span text:style-name="style4">128</text:span><text:span text:style-name="style10">},{</text:span><text:span text:style-name="style4">0</text:span><text:span text:style-name="style10">,</text:span><text:span text:style-name="style4">0</text:span><text:span text:style-name="style10">,</text:span><text:span text:style-name="style4">255</text:span><text:span text:style-name="style10">},{</text:span><text:span text:style-name="style4">64</text:span><text:span text:style-name="style10">,</text:span><text:span text:style-name="style4">96</text:span><text:span text:style-name="style10">,</text:span><text:span text:style-name="style4">255</text:span><text:span text:style-name="style10">},{</text:span><text:span text:style-name="style4">0</text:span><text:span text:style-name="style10">,</text:span><text:span text:style-name="style4">160</text:span><text:span text:style-name="style10">,</text:span><text:span text:style-name="style4">160</text:span><text:span text:style-name="style10">},{</text:span><text:span text:style-name="style4">0</text:span><text:span text:style-name="style10">,</text:span><text:span text:style-name="style4">255</text:span><text:span text:style-name="style10">,</text:span><text:span text:style-name="style4">255</text:span><text:span text:style-name="style10">},{</text:span><text:span text:style-name="style4">96</text:span><text:span text:style-name="style10">,</text:span><text:span text:style-name="style4">212</text:span><text:span text:style-name="style10">,</text:span><text:span text:style-name="style4">212</text:span><text:span text:style-name="style10">}, <text:s text:c="8"/></text:span></text:h>
      <text:h text:style-name="P5" text:outline-level="1"><text:span text:style-name="style10"><text:s text:c="7"/></text:span><text:span text:style-name="style2">// navy blue lightblue cyan aqua lightcyan</text:span></text:h>
      <text:h text:style-name="P5" text:outline-level="1"><text:s text:c="2"/>7 <text:s text:c="3"/><text:span text:style-name="style10">{</text:span><text:span text:style-name="style4">128</text:span><text:span text:style-name="style10">,</text:span><text:span text:style-name="style4">0</text:span><text:span text:style-name="style10">,</text:span><text:span text:style-name="style4">0</text:span><text:span text:style-name="style10">},{</text:span><text:span text:style-name="style4">255</text:span><text:span text:style-name="style10">,</text:span><text:span text:style-name="style4">0</text:span><text:span text:style-name="style10">,</text:span><text:span text:style-name="style4">0</text:span><text:span text:style-name="style10">},{</text:span><text:span text:style-name="style4">255</text:span><text:span text:style-name="style10">,</text:span><text:span text:style-name="style4">96</text:span><text:span text:style-name="style10">,</text:span><text:span text:style-name="style4">96</text:span><text:span text:style-name="style10">},{</text:span><text:span text:style-name="style4">255</text:span><text:span text:style-name="style10">,</text:span><text:span text:style-name="style4">128</text:span><text:span text:style-name="style10">,</text:span><text:span text:style-name="style4">0</text:span><text:span text:style-name="style10">},{</text:span><text:span text:style-name="style4">255</text:span><text:span text:style-name="style10">,</text:span><text:span text:style-name="style4">192</text:span><text:span text:style-name="style10">,</text:span><text:span text:style-name="style4">204</text:span><text:span text:style-name="style10">}, <text:s text:c="19"/></text:span></text:h>
      <text:h text:style-name="P5" text:outline-level="1"><text:span text:style-name="style10"><text:s text:c="7"/></text:span><text:span text:style-name="style2">// maroon red lightred orange pink</text:span></text:h>
      <text:h text:style-name="P5" text:outline-level="1"><text:s text:c="2"/>8 <text:s text:c="3"/><text:span text:style-name="style10">{</text:span><text:span text:style-name="style4">128</text:span><text:span text:style-name="style10">,</text:span><text:span text:style-name="style4">0</text:span><text:span text:style-name="style10">,</text:span><text:span text:style-name="style4">128</text:span><text:span text:style-name="style10">},{</text:span><text:span text:style-name="style4">192</text:span><text:span text:style-name="style10">,</text:span><text:span text:style-name="style4">0</text:span><text:span text:style-name="style10">,</text:span><text:span text:style-name="style4">192</text:span><text:span text:style-name="style10">},{</text:span><text:span text:style-name="style4">255</text:span><text:span text:style-name="style10">,</text:span><text:span text:style-name="style4">0</text:span><text:span text:style-name="style10">,</text:span><text:span text:style-name="style4">255</text:span><text:span text:style-name="style10">},{</text:span><text:span text:style-name="style4">255</text:span><text:span text:style-name="style10">,</text:span><text:span text:style-name="style4">96</text:span><text:span text:style-name="style10">,</text:span><text:span text:style-name="style4">255</text:span><text:span text:style-name="style10">},{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} <text:s text:c="21"/></text:span></text:h>
      <text:h text:style-name="P5" text:outline-level="1"><text:span text:style-name="style10"><text:s text:c="7"/></text:span><text:span text:style-name="style2">// purple magenta fuchsia lightmagenta black</text:span></text:h>
      <text:h text:style-name="Default" text:outline-level="1"><text:s text:c="2"/>9 <text:s/><text:span text:style-name="style2">//{ 0xFFFFFF,0xC0C0C0,0xA0A0A0,0x808080,0x606060,0x404040,</text:span></text:h>
      <text:h text:style-name="Default" text:outline-level="1"><text:s/>10 <text:s/><text:span text:style-name="style2">// <text:s/>0x00FFFF,0x008000,0x00FF00,0x40FFA0,0x60FF40,</text:span></text:h>
      <text:h text:style-name="Default" text:outline-level="1"><text:s/>11 <text:s/><text:span text:style-name="style2">// <text:s/>0x800000,0xFF0000,0xFF6040,0xA0A000,0xFFFF00,0xD4D460,</text:span></text:h>
      <text:h text:style-name="Default" text:outline-level="1"><text:s/>12 <text:s/><text:span text:style-name="style2">// <text:s/>0x000080,0x0000FF,0x6060FF,0x0080FF,0xCCC0FF,</text:span></text:h>
      <text:h text:style-name="Default" text:outline-level="1"><text:s/>13 <text:s/><text:span text:style-name="style2">// <text:s/>0x800080,0xC000C0,0xFF00FF,0xFF60FF,0x000000</text:span></text:h>
      <text:h text:style-name="Default" text:outline-level="1"><text:s/>14 <text:s/><text:span text:style-name="style10">}; <text:s text:c="45"/></text:span><text:span text:style-name="style2">// = 27\{28}</text:span></text:h>
      <text:h text:style-name="Default" text:outline-level="1"><text:s/>15 <text:s/><text:span text:style-name="style5">void </text:span><text:span text:style-name="style11">color</text:span><text:span text:style-name="style10">( </text:span><text:span text:style-name="style11">colors clr </text:span><text:span text:style-name="style10">){ </text:span><text:span text:style-name="style11">glColor4ubv</text:span><text:span text:style-name="style10">((</text:span><text:span text:style-name="style11">GLubyte</text:span><text:span text:style-name="style10">*)(</text:span><text:span text:style-name="style11">SeaColor</text:span><text:span text:style-name="style10">[</text:span><text:span text:style-name="style11">clr</text:span><text:span text:style-name="style10">].</text:span><text:span text:style-name="style11">c</text:span><text:span text:style-name="style10">));}</text:span><text:span text:style-name="style2">// alfa=255</text:span></text:h>
      <text:h text:style-name="Default" text:outline-level="1"><text:s/>16 <text:s/><text:span text:style-name="style5">void </text:span><text:span text:style-name="style11">color</text:span><text:span text:style-name="style10">( </text:span><text:span text:style-name="style11">colors clr</text:span><text:span text:style-name="style10">,</text:span><text:span text:style-name="style11">_Real b</text:span><text:span text:style-name="style10">,</text:span><text:span text:style-name="style11">_Real a </text:span><text:span text:style-name="style10">) <text:s/></text:span><text:span text:style-name="style2">// bright: -1 на черный; +1 до белого</text:span></text:h>
      <text:h text:style-name="Default" text:outline-level="1"><text:s/>17 <text:s/><text:span text:style-name="style9">#define B( c )((b&lt;0?(c*(1+b)):(c+(255-c)*b))/255) </text:span><text:span text:style-name="style2">// ...с затенением\подсветкой</text:span></text:h>
      <text:h text:style-name="Default" text:outline-level="1"><text:s/>18 <text:s/><text:span text:style-name="style10">{ </text:span><text:span text:style-name="style5">byte </text:span><text:span text:style-name="style10">*</text:span><text:span text:style-name="style11">C</text:span><text:span text:style-name="style10">=</text:span><text:span text:style-name="style11">SeaColor</text:span><text:span text:style-name="style10">[</text:span><text:span text:style-name="style11">clr</text:span><text:span text:style-name="style10">].</text:span><text:span text:style-name="style11">c</text:span><text:span text:style-name="style10">; </text:span><text:span text:style-name="style11">glColor4d</text:span><text:span text:style-name="style10">( </text:span><text:span text:style-name="style11">B</text:span><text:span text:style-name="style10">(</text:span><text:span text:style-name="style11">C</text:span><text:span text:style-name="style10">[</text:span><text:span text:style-name="style4">0</text:span><text:span text:style-name="style10">]),</text:span><text:span text:style-name="style11">B</text:span><text:span text:style-name="style10">(</text:span><text:span text:style-name="style11">C</text:span><text:span text:style-name="style10">[</text:span><text:span text:style-name="style4">1</text:span><text:span text:style-name="style10">]),</text:span><text:span text:style-name="style11">B</text:span><text:span text:style-name="style10">(</text:span><text:span text:style-name="style11">C</text:span><text:span text:style-name="style10">[</text:span><text:span text:style-name="style4">2</text:span><text:span text:style-name="style10">]),</text:span><text:span text:style-name="style11">a </text:span><text:span text:style-name="style10">); }</text:span><text:span text:style-name="style2">// alfa:0÷1</text:span></text:h>
      <text:h text:style-name="Default" text:outline-level="1"><text:s/>19 <text:s/><text:span text:style-name="style9">#undef B</text:span></text:h>
      <text:h text:style-name="Default" text:outline-level="1"><text:s/>20 <text:s/><text:span text:style-name="style2">// <text:s text:c="2"/>тонкая линия из точки (a) в точку (b) <text:s/>... в однородных координатах OpenGL//</text:span><text:span text:style-name="style5">const Real </text:span><text:span text:style-name="style10">* </text:span><text:span text:style-name="style11">dot</text:span><text:span text:style-name="style10">( </text:span><text:span text:style-name="style5">const Real</text:span><text:span text:style-name="style10">* </text:span><text:span text:style-name="style11">a</text:span><text:span text:style-name="style10">, </text:span><text:span text:style-name="style11">colors clr </text:span><text:span text:style-name="style10">){ </text:span><text:span text:style-name="style5">if</text:span><text:span text:style-name="style10">( </text:span><text:span text:style-name="style11">clr</text:span><text:span text:style-name="style10">!=</text:span><text:span text:style-name="style16">empty </text:span><text:span text:style-name="style10">)</text:span><text:span text:style-name="style11">color</text:span><text:span text:style-name="style10">( </text:span><text:span text:style-name="style11">clr </text:span><text:span text:style-name="style10">); </text:span><text:span text:style-name="style11">glVertex3dv</text:span><text:span text:style-name="style10">(</text:span><text:span text:style-name="style11">a</text:span><text:span text:style-name="style10">); </text:span><text:span text:style-name="style5">return </text:span><text:span text:style-name="style11">a</text:span><text:span text:style-name="style10">; } </text:span><text:span text:style-name="style2">// осторожная точка</text:span><text:span text:style-name="style5">const Real </text:span><text:span text:style-name="style10">* </text:span><text:span text:style-name="style11">spot</text:span><text:span text:style-name="style10">( </text:span><text:span text:style-name="style5">const Real</text:span><text:span text:style-name="style10">* </text:span><text:span text:style-name="style11">a</text:span><text:span text:style-name="style10">, </text:span><text:span text:style-name="style11">_Real Size</text:span><text:span text:style-name="style10">, </text:span><text:span text:style-name="style11">colors clr </text:span><text:span text:style-name="style10">) <text:s/></text:span><text:span text:style-name="style2">// и повторение dot</text:span><text:span text:style-name="style10">{ </text:span><text:span text:style-name="style11">glPushAttrib</text:span><text:span text:style-name="style10">( </text:span><text:span text:style-name="style11">GL_POINT_BIT </text:span><text:span text:style-name="style10">); </text:span><text:span text:style-name="style11">glPointSize</text:span><text:span text:style-name="style10">( (</text:span><text:span text:style-name="style5">float</text:span><text:span text:style-name="style10">)</text:span><text:span text:style-name="style11">Size </text:span><text:span text:style-name="style10">);</text:span></text:h>
      <text:h text:style-name="Default" text:outline-level="1"><text:s/>21 <text:s text:c="3"/><text:span text:style-name="style11">glBegin</text:span><text:span text:style-name="style10">( </text:span><text:span text:style-name="style11">GL_POINTS </text:span><text:span text:style-name="style10">); </text:span><text:span text:style-name="style5">if</text:span><text:span text:style-name="style10">( </text:span><text:span text:style-name="style11">clr</text:span><text:span text:style-name="style10">!=</text:span><text:span text:style-name="style16">empty </text:span><text:span text:style-name="style10">)</text:span><text:span text:style-name="style11">color</text:span><text:span text:style-name="style10">( </text:span><text:span text:style-name="style11">clr </text:span><text:span text:style-name="style10">); </text:span><text:span text:style-name="style11">glVertex3dv</text:span><text:span text:style-name="style10">(</text:span><text:span text:style-name="style11">a</text:span><text:span text:style-name="style10">); </text:span><text:span text:style-name="style11">glEnd</text:span><text:span text:style-name="style10">();</text:span></text:h>
      <text:h text:style-name="Default" text:outline-level="1"><text:s/>22 <text:s text:c="3"/><text:span text:style-name="style11">glPopAttrib</text:span><text:span text:style-name="style10">(); </text:span><text:span text:style-name="style5">return </text:span><text:span text:style-name="style11">a</text:span><text:span text:style-name="style10">;</text:span></text:h>
      <text:h text:style-name="Default" text:outline-level="1"><text:s/>23 <text:s/><text:span text:style-name="style10">}</text:span></text:h>
      <text:h text:style-name="Default" text:outline-level="1"><text:s/>24 <text:s/><text:span text:style-name="style5">const Real </text:span><text:span text:style-name="style10">* </text:span><text:span text:style-name="style11">line</text:span><text:span text:style-name="style10">( </text:span><text:span text:style-name="style5">const Real</text:span><text:span text:style-name="style10">* </text:span><text:span text:style-name="style11">a</text:span><text:span text:style-name="style10">, </text:span><text:span text:style-name="style5">const Real</text:span><text:span text:style-name="style10">* </text:span><text:span text:style-name="style11">b </text:span><text:span text:style-name="style10">)</text:span></text:h>
      <text:h text:style-name="Default" text:outline-level="1"><text:s/>25 <text:s/><text:span text:style-name="style10">{ </text:span><text:span text:style-name="style11">glBegin</text:span><text:span text:style-name="style10">( </text:span><text:span text:style-name="style11">GL_LINES </text:span><text:span text:style-name="style10">),</text:span><text:span text:style-name="style11">glVertex3dv</text:span><text:span text:style-name="style10">( </text:span><text:span text:style-name="style11">a </text:span><text:span text:style-name="style10">),</text:span><text:span text:style-name="style11">glVertex3dv</text:span><text:span text:style-name="style10">( </text:span><text:span text:style-name="style11">b </text:span><text:span text:style-name="style10">),</text:span><text:span text:style-name="style11">glEnd</text:span><text:span text:style-name="style10">(); </text:span><text:span text:style-name="style5">return </text:span><text:span text:style-name="style11">b</text:span><text:span text:style-name="style10">; }</text:span></text:h>
      <text:h text:style-name="P5" text:outline-level="1"><text:s/>26 <text:s/><text:span text:style-name="style5">const Real </text:span><text:span text:style-name="style10">* </text:span><text:span text:style-name="style11">line</text:span><text:span text:style-name="style10">( </text:span><text:span text:style-name="style5">const Real</text:span><text:span text:style-name="style10">* </text:span><text:span text:style-name="style11">a</text:span><text:span text:style-name="style10">, </text:span><text:span text:style-name="style5">const Real</text:span><text:span text:style-name="style10">* </text:span><text:span text:style-name="style11">b</text:span><text:span text:style-name="style10">, </text:span><text:span text:style-name="style11">colors clr </text:span><text:span text:style-name="style10">)</text:span></text:h>
      <text:h text:style-name="P5" text:outline-level="1"><text:span text:style-name="style10"><text:s text:c="5"/>{ </text:span><text:span text:style-name="style5">if</text:span><text:span text:style-name="style10">( </text:span><text:span text:style-name="style11">clr</text:span><text:span text:style-name="style10">!=</text:span><text:span text:style-name="style16">empty </text:span><text:span text:style-name="style10">)</text:span><text:span text:style-name="style11">color</text:span><text:span text:style-name="style10">( </text:span><text:span text:style-name="style11">clr </text:span><text:span text:style-name="style10">); </text:span><text:span text:style-name="style11">line</text:span><text:span text:style-name="style10">( </text:span><text:span text:style-name="style11">a</text:span><text:span text:style-name="style10">,</text:span><text:span text:style-name="style11">b </text:span><text:span text:style-name="style10">); </text:span><text:span text:style-name="style5">return </text:span><text:span text:style-name="style11">b</text:span><text:span text:style-name="style10">; }</text:span></text:h>
      <text:h text:style-name="P5" text:outline-level="1"><text:span text:style-name="style10"><text:s text:c="5"/></text:span><text:span text:style-name="style5">void </text:span><text:span text:style-name="style11">liney</text:span><text:span text:style-name="style10">( </text:span><text:span text:style-name="style5">const Real</text:span><text:span text:style-name="style10">* </text:span><text:span text:style-name="style11">a</text:span><text:span text:style-name="style10">,</text:span><text:span text:style-name="style5">const Real</text:span><text:span text:style-name="style10">* </text:span><text:span text:style-name="style11">b</text:span><text:span text:style-name="style10">, </text:span><text:span text:style-name="style11">colors clr </text:span><text:span text:style-name="style10">) </text:span><text:span text:style-name="style2">// две линии по ординатам</text:span></text:h>
      <text:h text:style-name="P5" text:outline-level="1"><text:span text:style-name="style2"><text:s text:c="5"/></text:span><text:span text:style-name="style10">{ </text:span><text:span text:style-name="style5">if</text:span><text:span text:style-name="style10">( </text:span><text:span text:style-name="style11">clr</text:span><text:span text:style-name="style10">!=</text:span><text:span text:style-name="style16">empty </text:span><text:span text:style-name="style10">)</text:span><text:span text:style-name="style11">color</text:span><text:span text:style-name="style10">( </text:span><text:span text:style-name="style11">clr </text:span><text:span text:style-name="style10">); <text:s/></text:span><text:span text:style-name="style11">glBegin</text:span><text:span text:style-name="style10">( </text:span><text:span text:style-name="style11">GL_LINES </text:span><text:span text:style-name="style10">); </text:span><text:span text:style-name="style11">glVertex3dv</text:span><text:span text:style-name="style10">( </text:span><text:span text:style-name="style11">a </text:span><text:span text:style-name="style10">);</text:span></text:h>
      <text:h text:style-name="P5" text:outline-level="1"><text:span text:style-name="style10"><text:s text:c="7"/></text:span><text:span text:style-name="style11">glVertex3dv</text:span><text:span text:style-name="style10">( </text:span><text:span text:style-name="style11">b </text:span><text:span text:style-name="style10">);</text:span></text:h>
      <text:h text:style-name="P5" text:outline-level="1"><text:span text:style-name="style10"><text:s text:c="7"/></text:span><text:span text:style-name="style11">glVertex3d</text:span><text:span text:style-name="style10">( </text:span><text:span text:style-name="style11">a</text:span><text:span text:style-name="style10">[</text:span><text:span text:style-name="style4">0</text:span><text:span text:style-name="style10">],-</text:span><text:span text:style-name="style11">a</text:span><text:span text:style-name="style10">[</text:span><text:span text:style-name="style4">1</text:span><text:span text:style-name="style10">],</text:span><text:span text:style-name="style11">a</text:span><text:span text:style-name="style10">[</text:span><text:span text:style-name="style4">2</text:span><text:span text:style-name="style10">] ); </text:span></text:h>
      <text:h text:style-name="P5" text:outline-level="1"><text:span text:style-name="style10"><text:s text:c="7"/></text:span><text:span text:style-name="style11">glVertex3d</text:span><text:span text:style-name="style10">( </text:span><text:span text:style-name="style11">b</text:span><text:span text:style-name="style10">[</text:span><text:span text:style-name="style4">0</text:span><text:span text:style-name="style10">],-</text:span><text:span text:style-name="style11">b</text:span><text:span text:style-name="style10">[</text:span><text:span text:style-name="style4">1</text:span><text:span text:style-name="style10">],</text:span><text:span text:style-name="style11">b</text:span><text:span text:style-name="style10">[</text:span><text:span text:style-name="style4">2</text:span><text:span text:style-name="style10">] ); </text:span><text:span text:style-name="style11">glEnd</text:span><text:span text:style-name="style10">();</text:span></text:h>
      <text:h text:style-name="P5" text:outline-level="1"><text:span text:style-name="style10">} <text:s text:c="61"/></text:span><text:span text:style-name="style2">// 32 секторных румба</text:span></text:h>
      <text:h text:style-name="P5" text:outline-level="1"><text:span text:style-name="style5">const Real </text:span><text:span text:style-name="style10">* </text:span><text:span text:style-name="style11">circle</text:span><text:span text:style-name="style10">( </text:span><text:span text:style-name="style5">const Real </text:span><text:span text:style-name="style10">*</text:span><text:span text:style-name="style11">a</text:span><text:span text:style-name="style10">, </text:span><text:span text:style-name="style11">_Real r</text:span><text:span text:style-name="style10">, </text:span><text:span text:style-name="style5">bool </text:span><text:span text:style-name="style16">fill </text:span><text:span text:style-name="style10">) <text:s text:c="6"/></text:span><text:span text:style-name="style2">// <text:s text:c="3"/>в плоскости X-Y</text:span></text:h>
      <text:h text:style-name="Default" text:outline-level="1"><text:s/>27 <text:s/><text:span text:style-name="style10">{ </text:span><text:span text:style-name="style11">glBegin</text:span><text:span text:style-name="style10">( </text:span><text:span text:style-name="style16">fill</text:span><text:span text:style-name="style10">?</text:span><text:span text:style-name="style11">GL_POLYGON</text:span><text:span text:style-name="style10">:</text:span><text:span text:style-name="style11">GL_LINE_LOOP </text:span><text:span text:style-name="style10">); </text:span><text:span text:style-name="style5">for</text:span><text:span text:style-name="style10">( </text:span><text:span text:style-name="style5">Real </text:span><text:span text:style-name="style11">q</text:span><text:span text:style-name="style10">=</text:span><text:span text:style-name="style4">0</text:span><text:span text:style-name="style10">; </text:span><text:span text:style-name="style11">q</text:span><text:span text:style-name="style10">&lt;</text:span><text:span text:style-name="style11">_Pd</text:span><text:span text:style-name="style10">; </text:span><text:span text:style-name="style11">q</text:span><text:span text:style-name="style10">+=</text:span><text:span text:style-name="style11">_Ph</text:span><text:span text:style-name="style10">/</text:span><text:span text:style-name="style4">8 </text:span><text:span text:style-name="style10">)</text:span></text:h>
      <text:h text:style-name="Default" text:outline-level="1"><text:s/>28 <text:s text:c="3"/><text:span text:style-name="style11">glVertex3d</text:span><text:span text:style-name="style10">( </text:span><text:span text:style-name="style11">a</text:span><text:span text:style-name="style10">[</text:span><text:span text:style-name="style4">0</text:span><text:span text:style-name="style10">]+</text:span><text:span text:style-name="style11">r</text:span><text:span text:style-name="style10">*</text:span><text:span text:style-name="style11">sin</text:span><text:span text:style-name="style10">( </text:span><text:span text:style-name="style11">q </text:span><text:span text:style-name="style10">),</text:span><text:span text:style-name="style11">a</text:span><text:span text:style-name="style10">[</text:span><text:span text:style-name="style4">1</text:span><text:span text:style-name="style10">]+</text:span><text:span text:style-name="style11">r</text:span><text:span text:style-name="style10">*</text:span><text:span text:style-name="style11">cos</text:span><text:span text:style-name="style10">( </text:span><text:span text:style-name="style11">q </text:span><text:span text:style-name="style10">),</text:span><text:span text:style-name="style11">a</text:span><text:span text:style-name="style10">[</text:span><text:span text:style-name="style4">2</text:span><text:span text:style-name="style10">] ); </text:span><text:span text:style-name="style11">glEnd</text:span><text:span text:style-name="style10">(); </text:span><text:span text:style-name="style5">return </text:span><text:span text:style-name="style11">a</text:span><text:span text:style-name="style10">;</text:span></text:h>
      <text:h text:style-name="Default" text:outline-level="1"><text:s/>29 <text:s/><text:span text:style-name="style10">}</text:span></text:h>
      <text:h text:style-name="Default" text:outline-level="1"><text:s/>30 <text:s/><text:span text:style-name="style5">void </text:span><text:span text:style-name="style11">rectangle</text:span><text:span text:style-name="style10">( </text:span><text:span text:style-name="style5">const Real </text:span><text:span text:style-name="style10">*</text:span><text:span text:style-name="style11">LD</text:span><text:span text:style-name="style10">,</text:span><text:span text:style-name="style5">const Real </text:span><text:span text:style-name="style10">*</text:span><text:span text:style-name="style11">RU</text:span><text:span text:style-name="style10">,</text:span><text:span text:style-name="style5">bool </text:span><text:span text:style-name="style16">fill </text:span><text:span text:style-name="style10">) <text:s/></text:span><text:span text:style-name="style2">// прямоугольник X-Y</text:span></text:h>
      <text:h text:style-name="Default" text:outline-level="1"><text:s/>31 <text:s/><text:span text:style-name="style10">{ </text:span><text:span text:style-name="style11">glBegin</text:span><text:span text:style-name="style10">( </text:span><text:span text:style-name="style16">fill</text:span><text:span text:style-name="style10">?</text:span><text:span text:style-name="style11">GL_QUADS</text:span><text:span text:style-name="style10">:</text:span><text:span text:style-name="style11">GL_LINE_LOOP </text:span><text:span text:style-name="style10">),</text:span></text:h>
      <text:h text:style-name="Default" text:outline-level="1"><text:s/>32 <text:s text:c="3"/><text:span text:style-name="style11">glVertex3dv</text:span><text:span text:style-name="style10">( </text:span><text:span text:style-name="style11">LD </text:span><text:span text:style-name="style10">),</text:span><text:span text:style-name="style11">glVertex3d</text:span><text:span text:style-name="style10">( </text:span><text:span text:style-name="style11">RU</text:span><text:span text:style-name="style10">[</text:span><text:span text:style-name="style4">0</text:span><text:span text:style-name="style10">],</text:span><text:span text:style-name="style11">LD</text:span><text:span text:style-name="style10">[</text:span><text:span text:style-name="style4">1</text:span><text:span text:style-name="style10">],</text:span><text:span text:style-name="style11">LD</text:span><text:span text:style-name="style10">[</text:span><text:span text:style-name="style4">2</text:span><text:span text:style-name="style10">] ),</text:span></text:h>
      <text:h text:style-name="Default" text:outline-level="1"><text:s/>33 <text:s text:c="3"/><text:span text:style-name="style11">glVertex3dv</text:span><text:span text:style-name="style10">( </text:span><text:span text:style-name="style11">RU </text:span><text:span text:style-name="style10">),</text:span><text:span text:style-name="style11">glVertex3d</text:span><text:span text:style-name="style10">( </text:span><text:span text:style-name="style11">LD</text:span><text:span text:style-name="style10">[</text:span><text:span text:style-name="style4">0</text:span><text:span text:style-name="style10">],</text:span><text:span text:style-name="style11">RU</text:span><text:span text:style-name="style10">[</text:span><text:span text:style-name="style4">1</text:span><text:span text:style-name="style10">],</text:span><text:span text:style-name="style11">RU</text:span><text:span text:style-name="style10">[</text:span><text:span text:style-name="style4">2</text:span><text:span text:style-name="style10">] ),</text:span><text:span text:style-name="style11">glEnd</text:span><text:span text:style-name="style10">();</text:span></text:h>
      <text:h text:style-name="Default" text:outline-level="1"><text:soft-page-break/><text:s/>34 <text:s/><text:span text:style-name="style10">}</text:span></text:h>
      <text:h text:style-name="P5" text:outline-level="1"><text:s/>35 <text:s/><text:span text:style-name="style2">// <text:s text:c="3"/>... из точки (a) в точку (b) с объемной стрелкой в долях длины//</text:span></text:h>
      <text:h text:style-name="P5" text:outline-level="1"><text:span text:style-name="style5">const Real</text:span><text:span text:style-name="style10">* </text:span><text:span text:style-name="style11">arrow</text:span><text:span text:style-name="style10">( </text:span><text:span text:style-name="style5">const Real </text:span><text:span text:style-name="style10">*</text:span><text:span text:style-name="style11">_a</text:span><text:span text:style-name="style10">,</text:span><text:span text:style-name="style5">const Real </text:span><text:span text:style-name="style10">*</text:span><text:span text:style-name="style11">_b</text:span><text:span text:style-name="style10">,</text:span><text:span text:style-name="style11">_Real l</text:span><text:span text:style-name="style10">,</text:span><text:span text:style-name="style11">colors clr </text:span><text:span text:style-name="style10">)</text:span></text:h>
      <text:h text:style-name="P5" text:outline-level="1"><text:span text:style-name="style10"><text:s text:c="5"/>{ </text:span><text:span text:style-name="style5">Vector </text:span><text:span text:style-name="style10">&amp;</text:span><text:span text:style-name="style11">a</text:span><text:span text:style-name="style10">=*(</text:span><text:span text:style-name="style5">Vector</text:span><text:span text:style-name="style10">*)</text:span><text:span text:style-name="style11">_a</text:span><text:span text:style-name="style10">,&amp;</text:span><text:span text:style-name="style11">b</text:span><text:span text:style-name="style10">=*(</text:span><text:span text:style-name="style5">Vector</text:span><text:span text:style-name="style10">*)</text:span><text:span text:style-name="style11">_b</text:span><text:span text:style-name="style10">,</text:span><text:span text:style-name="style11">d</text:span><text:span text:style-name="style10">=</text:span><text:span text:style-name="style11">a</text:span><text:span text:style-name="style10">-</text:span><text:span text:style-name="style11">b</text:span><text:span text:style-name="style10">; </text:span><text:span text:style-name="style11">d</text:span><text:span text:style-name="style10">*=</text:span><text:span text:style-name="style11">l</text:span><text:span text:style-name="style10">/</text:span><text:span text:style-name="style11">abs</text:span><text:span text:style-name="style10">( </text:span><text:span text:style-name="style11">d </text:span><text:span text:style-name="style10">); <text:s/></text:span></text:h>
      <text:h text:style-name="P5" text:outline-level="1"><text:span text:style-name="style10"><text:s text:c="7"/></text:span><text:span text:style-name="style5">Vector </text:span><text:span text:style-name="style11">e</text:span><text:span text:style-name="style10">={ </text:span><text:span text:style-name="style11">d</text:span><text:span text:style-name="style10">.</text:span><text:span text:style-name="style11">z</text:span><text:span text:style-name="style10">/</text:span><text:span text:style-name="style4">5</text:span><text:span text:style-name="style10">,</text:span><text:span text:style-name="style11">d</text:span><text:span text:style-name="style10">.</text:span><text:span text:style-name="style11">x</text:span><text:span text:style-name="style10">/</text:span><text:span text:style-name="style4">5</text:span><text:span text:style-name="style10">,</text:span><text:span text:style-name="style11">d</text:span><text:span text:style-name="style10">.</text:span><text:span text:style-name="style11">y</text:span><text:span text:style-name="style10">/</text:span><text:span text:style-name="style4">5 </text:span><text:span text:style-name="style10">},</text:span><text:span text:style-name="style11">f</text:span><text:span text:style-name="style10">={ </text:span><text:span text:style-name="style11">e</text:span><text:span text:style-name="style10">.</text:span><text:span text:style-name="style11">z</text:span><text:span text:style-name="style10">,</text:span><text:span text:style-name="style11">e</text:span><text:span text:style-name="style10">.</text:span><text:span text:style-name="style11">x</text:span><text:span text:style-name="style10">,</text:span><text:span text:style-name="style11">e</text:span><text:span text:style-name="style10">.</text:span><text:span text:style-name="style11">y </text:span><text:span text:style-name="style10">},</text:span><text:span text:style-name="style11">g</text:span><text:span text:style-name="style10">=</text:span><text:span text:style-name="style11">b</text:span><text:span text:style-name="style10">+</text:span><text:span text:style-name="style11">d</text:span><text:span text:style-name="style10">/</text:span><text:span text:style-name="style4">2</text:span><text:span text:style-name="style10">; </text:span></text:h>
      <text:h text:style-name="P5" text:outline-level="1"><text:span text:style-name="style10"><text:s text:c="7"/></text:span><text:span text:style-name="style11">line</text:span><text:span text:style-name="style10">( </text:span><text:span text:style-name="style11">a</text:span><text:span text:style-name="style10">,</text:span><text:span text:style-name="style11">d</text:span><text:span text:style-name="style10">+=</text:span><text:span text:style-name="style11">b</text:span><text:span text:style-name="style10">,</text:span><text:span text:style-name="style11">clr </text:span><text:span text:style-name="style10">); <text:s text:c="2"/></text:span></text:h>
      <text:h text:style-name="P5" text:outline-level="1"><text:span text:style-name="style10"><text:s text:c="7"/></text:span><text:span text:style-name="style11">glBegin</text:span><text:span text:style-name="style10">( </text:span><text:span text:style-name="style11">GL_LINE_LOOP </text:span><text:span text:style-name="style10">),</text:span><text:span text:style-name="style11">dot</text:span><text:span text:style-name="style10">( </text:span><text:span text:style-name="style11">g </text:span><text:span text:style-name="style10">),</text:span><text:span text:style-name="style11">dot</text:span><text:span text:style-name="style10">( </text:span><text:span text:style-name="style11">d</text:span><text:span text:style-name="style10">+</text:span><text:span text:style-name="style11">e </text:span><text:span text:style-name="style10">),</text:span><text:span text:style-name="style11">dot</text:span><text:span text:style-name="style10">( </text:span><text:span text:style-name="style11">b </text:span><text:span text:style-name="style10">),</text:span><text:span text:style-name="style11">dot</text:span><text:span text:style-name="style10">( </text:span><text:span text:style-name="style11">d</text:span><text:span text:style-name="style10">-</text:span><text:span text:style-name="style11">e </text:span><text:span text:style-name="style10">),</text:span></text:h>
      <text:h text:style-name="P5" text:outline-level="1"><text:span text:style-name="style10"><text:s text:c="31"/></text:span><text:span text:style-name="style11">dot</text:span><text:span text:style-name="style10">( </text:span><text:span text:style-name="style11">g </text:span><text:span text:style-name="style10">),</text:span><text:span text:style-name="style11">dot</text:span><text:span text:style-name="style10">( </text:span><text:span text:style-name="style11">d</text:span><text:span text:style-name="style10">+</text:span><text:span text:style-name="style11">f </text:span><text:span text:style-name="style10">),</text:span><text:span text:style-name="style11">dot</text:span><text:span text:style-name="style10">( </text:span><text:span text:style-name="style11">b </text:span><text:span text:style-name="style10">),</text:span><text:span text:style-name="style11">dot</text:span><text:span text:style-name="style10">( </text:span><text:span text:style-name="style11">d</text:span><text:span text:style-name="style10">-</text:span><text:span text:style-name="style11">f </text:span><text:span text:style-name="style10">),</text:span></text:h>
      <text:h text:style-name="P5" text:outline-level="1"><text:span text:style-name="style10"><text:s text:c="31"/></text:span><text:span text:style-name="style11">dot</text:span><text:span text:style-name="style10">( </text:span><text:span text:style-name="style11">g </text:span><text:span text:style-name="style10">),</text:span><text:span text:style-name="style11">glEnd</text:span><text:span text:style-name="style10">(); </text:span><text:span text:style-name="style5">return </text:span><text:span text:style-name="style11">_b</text:span><text:span text:style-name="style10">; </text:span></text:h>
      <text:h text:style-name="P5" text:outline-level="1"><text:span text:style-name="style10">}</text:span></text:h>
      <text:h text:style-name="P5" text:outline-level="1"><text:span text:style-name="style5">void </text:span><text:span text:style-name="style11">axis</text:span><text:span text:style-name="style10">( </text:span><text:span text:style-name="style11">Place </text:span><text:span text:style-name="style10">&amp;</text:span><text:span text:style-name="style11">P</text:span><text:span text:style-name="style10">,</text:span><text:span text:style-name="style11">_Real L</text:span><text:span text:style-name="style10">,</text:span><text:span text:style-name="style11">_Real Y</text:span><text:span text:style-name="style10">,</text:span><text:span text:style-name="style11">_Real Z</text:span><text:span text:style-name="style10">,</text:span></text:h>
      <text:h text:style-name="P5" text:outline-level="1"><text:s/>36 <text:s text:c="3"/><text:span text:style-name="style5">const char </text:span><text:span text:style-name="style10">*</text:span><text:span text:style-name="style11">x</text:span><text:span text:style-name="style10">,</text:span><text:span text:style-name="style5">const char </text:span><text:span text:style-name="style10">*</text:span><text:span text:style-name="style11">y</text:span><text:span text:style-name="style10">,</text:span><text:span text:style-name="style5">const char </text:span><text:span text:style-name="style10">*</text:span><text:span text:style-name="style11">z</text:span><text:span text:style-name="style10">,</text:span><text:span text:style-name="style11">colors clr </text:span><text:span text:style-name="style10">)</text:span></text:h>
      <text:h text:style-name="P5" text:outline-level="1"><text:span text:style-name="style10"><text:s text:c="5"/>{ </text:span><text:span text:style-name="style5">const Real </text:span><text:span text:style-name="style11">l</text:span><text:span text:style-name="style10">=</text:span><text:span text:style-name="style11">L</text:span><text:span text:style-name="style10">/</text:span><text:span text:style-name="style4">100</text:span><text:span text:style-name="style10">; <text:s text:c="2"/></text:span><text:span text:style-name="style11">arrow</text:span><text:span text:style-name="style10">( (</text:span><text:span text:style-name="style11">Point</text:span><text:span text:style-name="style10">){ </text:span><text:span text:style-name="style4">0</text:span><text:span text:style-name="style10">,</text:span><text:span text:style-name="style4">0</text:span><text:span text:style-name="style10">,-</text:span><text:span text:style-name="style11">Z </text:span><text:span text:style-name="style10">},(</text:span><text:span text:style-name="style11">Point</text:span><text:span text:style-name="style10">){ </text:span><text:span text:style-name="style4">0</text:span><text:span text:style-name="style10">,</text:span><text:span text:style-name="style4">0</text:span><text:span text:style-name="style10">,</text:span><text:span text:style-name="style11">Z </text:span><text:span text:style-name="style10">},</text:span><text:span text:style-name="style11">l</text:span><text:span text:style-name="style10">,</text:span><text:span text:style-name="style11">clr </text:span><text:span text:style-name="style10">),</text:span></text:h>
      <text:h text:style-name="P5" text:outline-level="1"><text:span text:style-name="style10"><text:s text:c="7"/></text:span><text:span text:style-name="style11">arrow</text:span><text:span text:style-name="style10">( (</text:span><text:span text:style-name="style11">Point</text:span><text:span text:style-name="style10">){ </text:span><text:span text:style-name="style4">0</text:span><text:span text:style-name="style10">,-</text:span><text:span text:style-name="style11">Y</text:span><text:span text:style-name="style10">,</text:span><text:span text:style-name="style4">0 </text:span><text:span text:style-name="style10">},(</text:span><text:span text:style-name="style11">Point</text:span><text:span text:style-name="style10">){ </text:span><text:span text:style-name="style4">0</text:span><text:span text:style-name="style10">,</text:span><text:span text:style-name="style11">Y</text:span><text:span text:style-name="style10">,</text:span><text:span text:style-name="style4">0 </text:span><text:span text:style-name="style10">},</text:span><text:span text:style-name="style11">l </text:span><text:span text:style-name="style10">),</text:span></text:h>
      <text:h text:style-name="P5" text:outline-level="1"><text:span text:style-name="style10"><text:s text:c="7"/></text:span><text:span text:style-name="style11">arrow</text:span><text:span text:style-name="style10">( (</text:span><text:span text:style-name="style11">Point</text:span><text:span text:style-name="style10">){ -</text:span><text:span text:style-name="style11">L</text:span><text:span text:style-name="style10">,</text:span><text:span text:style-name="style4">0</text:span><text:span text:style-name="style10">,</text:span><text:span text:style-name="style4">0 </text:span><text:span text:style-name="style10">},(</text:span><text:span text:style-name="style11">Point</text:span><text:span text:style-name="style10">){ </text:span><text:span text:style-name="style11">L</text:span><text:span text:style-name="style10">,</text:span><text:span text:style-name="style4">0</text:span><text:span text:style-name="style10">,</text:span><text:span text:style-name="style4">0 </text:span><text:span text:style-name="style10">},</text:span><text:span text:style-name="style11">l </text:span><text:span text:style-name="style10">); </text:span><text:span text:style-name="style11">color</text:span><text:span text:style-name="style10">( </text:span><text:span text:style-name="style11">clr</text:span><text:span text:style-name="style10">,-</text:span><text:span text:style-name="style4">0.5 </text:span><text:span text:style-name="style10">);</text:span></text:h>
      <text:h text:style-name="Default" text:outline-level="1"><text:s/>37 <text:s text:c="3"/><text:span text:style-name="style11">P</text:span><text:span text:style-name="style10">.</text:span><text:span text:style-name="style11">Text</text:span><text:span text:style-name="style10">( </text:span><text:span text:style-name="style11">_North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11">Z</text:span><text:span text:style-name="style10">,</text:span><text:span text:style-name="style11">z </text:span><text:span text:style-name="style10">)</text:span></text:h>
      <text:h text:style-name="Default" text:outline-level="1"><text:s/>38 <text:s text:c="4"/><text:span text:style-name="style10">.</text:span><text:span text:style-name="style11">Text</text:span><text:span text:style-name="style10">( </text:span><text:span text:style-name="style11">_North</text:span><text:span text:style-name="style10">,</text:span><text:span text:style-name="style4">0</text:span><text:span text:style-name="style10">,</text:span><text:span text:style-name="style11">Y</text:span><text:span text:style-name="style10">+</text:span><text:span text:style-name="style11">l</text:span><text:span text:style-name="style10">,</text:span><text:span text:style-name="style4">0</text:span><text:span text:style-name="style10">,</text:span><text:span text:style-name="style11">y </text:span><text:span text:style-name="style10">)</text:span></text:h>
      <text:h text:style-name="Default" text:outline-level="1"><text:s/>39 <text:s text:c="4"/><text:span text:style-name="style10">.</text:span><text:span text:style-name="style11">Text</text:span><text:span text:style-name="style10">( </text:span><text:span text:style-name="style11">_North_East</text:span><text:span text:style-name="style10">,</text:span><text:span text:style-name="style11">L</text:span><text:span text:style-name="style10">+</text:span><text:span text:style-name="style11">l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11">x </text:span><text:span text:style-name="style10">);</text:span></text:h>
      <text:h text:style-name="Default" text:outline-level="1"><text:s/>40 <text:s/><text:span text:style-name="style10">}</text:span></text:h>
      <text:h text:style-name="Default" text:outline-level="1"><text:s/>41 <text:s/><text:span text:style-name="style11">View</text:span><text:span text:style-name="style10">::</text:span><text:span text:style-name="style11">View</text:span><text:span text:style-name="style10">( </text:span><text:span text:style-name="style5">const char</text:span><text:span text:style-name="style10">* </text:span><text:span text:style-name="style11">Tt</text:span><text:span text:style-name="style10">, </text:span><text:span text:style-name="style5">int </text:span><text:span text:style-name="style11">X</text:span><text:span text:style-name="style10">,</text:span><text:span text:style-name="style5">int </text:span><text:span text:style-name="style11">Y</text:span><text:span text:style-name="style10">, </text:span><text:span text:style-name="style5">int </text:span><text:span text:style-name="style11">W</text:span><text:span text:style-name="style10">,</text:span><text:span text:style-name="style5">int </text:span><text:span text:style-name="style11">H</text:span><text:span text:style-name="style10">, </text:span><text:span text:style-name="style11">_Real Size </text:span><text:span text:style-name="style10">)</text:span></text:h>
      <text:h text:style-name="Default" text:outline-level="1"><text:s/>42 <text:s text:c="5"/><text:span text:style-name="style10">:</text:span><text:span text:style-name="style11">Window</text:span><text:span text:style-name="style10">( </text:span><text:span text:style-name="style11">Tt</text:span><text:span text:style-name="style10">,</text:span><text:span text:style-name="style11">X</text:span><text:span text:style-name="style10">,</text:span><text:span text:style-name="style11">Y</text:span><text:span text:style-name="style10">,</text:span><text:span text:style-name="style11">W</text:span><text:span text:style-name="style10">,</text:span><text:span text:style-name="style11">H </text:span><text:span text:style-name="style10">),</text:span><text:span text:style-name="style11">eye</text:span><text:span text:style-name="style10">( (</text:span><text:span text:style-name="style5">Vector</text:span><text:span text:style-name="style10">){-</text:span><text:span text:style-name="style4">130</text:span><text:span text:style-name="style10">,-</text:span><text:span text:style-name="style4">10</text:span><text:span text:style-name="style10">,</text:span><text:span text:style-name="style4">0</text:span><text:span text:style-name="style10">} ),</text:span><text:span text:style-name="style11">look</text:span><text:span text:style-name="style10">( (</text:span><text:span text:style-name="style5">Vector</text:span><text:span text:style-name="style10">){</text:span><text:span text:style-name="style4">0</text:span><text:span text:style-name="style10">,</text:span><text:span text:style-name="style4">0</text:span><text:span text:style-name="style10">,</text:span><text:span text:style-name="style4">30</text:span><text:span text:style-name="style10">} ),</text:span></text:h>
      <text:h text:style-name="Default" text:outline-level="1"><text:s/>43 <text:s text:c="5"/><text:span text:style-name="style11">Distance</text:span><text:span text:style-name="style10">( </text:span><text:span text:style-name="style11">Size</text:span><text:span text:style-name="style10">?-</text:span><text:span text:style-name="style11">Size</text:span><text:span text:style-name="style10">:-</text:span><text:span text:style-name="style4">.8</text:span><text:span text:style-name="style10">*</text:span><text:span text:style-name="style11">Width </text:span><text:span text:style-name="style10">), <text:s text:c="2"/></text:span><text:span text:style-name="style2">// расстояние от камеры до места съёмки</text:span></text:h>
      <text:h text:style-name="Default" text:outline-level="1"><text:s/>44 <text:s text:c="5"/><text:span text:style-name="style11">mx</text:span><text:span text:style-name="style10">( </text:span><text:span text:style-name="style4">0 </text:span><text:span text:style-name="style10">),</text:span><text:span text:style-name="style11">my</text:span><text:span text:style-name="style10">( </text:span><text:span text:style-name="style4">0 </text:span><text:span text:style-name="style10">) <text:s text:c="20"/></text:span><text:span text:style-name="style2">// <text:s/>указатель мышки в нулевое положение</text:span></text:h>
      <text:h text:style-name="Default" text:outline-level="1"><text:s/>45 <text:s text:c="3"/><text:span text:style-name="style10">{ </text:span><text:span text:style-name="style11">View_initial</text:span><text:span text:style-name="style10">();</text:span></text:h>
      <text:h text:style-name="Default" text:outline-level="1"><text:s/>46 <text:s/><text:span text:style-name="style2">// <text:s/>glFogf( GL_FOG_START,-Distance/3 );</text:span></text:h>
      <text:h text:style-name="Default" text:outline-level="1"><text:s/>47 <text:s/><text:span text:style-name="style2">// <text:s/>glFogf( GL_FOG_END,Distance/3 );</text:span></text:h>
      <text:h text:style-name="Default" text:outline-level="1"><text:s/>48 <text:s text:c="3"/><text:span text:style-name="style10">}</text:span></text:h>
      <text:h text:style-name="Default" text:outline-level="1"><text:s/>49 <text:s/><text:span text:style-name="style5">bool </text:span><text:span text:style-name="style11">View</text:span><text:span text:style-name="style10">::</text:span><text:span text:style-name="style11">Draw</text:span><text:span text:style-name="style10">(){ </text:span><text:span text:style-name="style11">Activate</text:span><text:span text:style-name="style10">(); <text:s text:c="6"/></text:span><text:span text:style-name="style2">// с исключением двойной перенастройки</text:span></text:h>
      <text:h text:style-name="Default" text:outline-level="1"><text:s/>50 <text:s text:c="3"/><text:span text:style-name="style11">glMatrixMode</text:span><text:span text:style-name="style10">( </text:span><text:span text:style-name="style11">GL_PROJECTION </text:span><text:span text:style-name="style10">); <text:s text:c="4"/></text:span><text:span text:style-name="style2">// размерах фрагмента экрана сброс текущих</text:span></text:h>
      <text:h text:style-name="Default" text:outline-level="1"><text:s/>51 <text:s text:c="3"/><text:span text:style-name="style11">glLoadIdentity</text:span><text:span text:style-name="style10">(); <text:s text:c="17"/></text:span><text:span text:style-name="style2">// матричных координат, настройка обзора и</text:span></text:h>
      <text:h text:style-name="Default" text:outline-level="1"><text:s/>52 <text:s text:c="3"/><text:span text:style-name="style11">gluPerspective</text:span><text:span text:style-name="style10">( </text:span><text:span text:style-name="style4">16.2</text:span><text:span text:style-name="style10">,</text:span><text:span text:style-name="style5">Real</text:span><text:span text:style-name="style10">( </text:span><text:span text:style-name="style11">Width </text:span><text:span text:style-name="style10">)/</text:span><text:span text:style-name="style11">Height</text:span><text:span text:style-name="style10">,-</text:span><text:span text:style-name="style4">1</text:span><text:span text:style-name="style10">,</text:span><text:span text:style-name="style4">1 </text:span><text:span text:style-name="style10">); <text:s text:c="4"/></text:span><text:span text:style-name="style2">// экранных пропорций</text:span></text:h>
      <text:h text:style-name="Default" text:outline-level="1"><text:s/>53 <text:s text:c="3"/><text:span text:style-name="style11">gluLookAt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11">Distance</text:span><text:span text:style-name="style10">,</text:span><text:span text:style-name="style11">look</text:span><text:span text:style-name="style10">.</text:span><text:span text:style-name="style11">x</text:span><text:span text:style-name="style10">,</text:span><text:span text:style-name="style11">look</text:span><text:span text:style-name="style10">.</text:span><text:span text:style-name="style11">y</text:span><text:span text:style-name="style10">,</text:span><text:span text:style-name="style11">look</text:span><text:span text:style-name="style10">.</text:span><text:span text:style-name="style11">z</text:span><text:span text:style-name="style10">,</text:span><text:span text:style-name="style4">0</text:span><text:span text:style-name="style10">,</text:span><text:span text:style-name="style4">1</text:span><text:span text:style-name="style10">,</text:span><text:span text:style-name="style4">0 </text:span><text:span text:style-name="style10">); </text:span><text:span text:style-name="style2">// местоположение сцены</text:span></text:h>
      <text:h text:style-name="Default" text:outline-level="1"><text:s/>54 <text:s text:c="3"/><text:span text:style-name="style11">glMatrixMode</text:span><text:span text:style-name="style10">( </text:span><text:span text:style-name="style11">GL_MODELVIEW </text:span><text:span text:style-name="style10">); </text:span><text:span text:style-name="style11">glLoadIdentity</text:span><text:span text:style-name="style10">(); <text:s text:c="6"/></text:span><text:span text:style-name="style2">// в исходное положение</text:span></text:h>
      <text:h text:style-name="Default" text:outline-level="1"><text:s/>55 <text:s text:c="3"/><text:span text:style-name="style11">glRotated</text:span><text:span text:style-name="style10">( </text:span><text:span text:style-name="style11">eye</text:span><text:span text:style-name="style10">.</text:span><text:span text:style-name="style11">y</text:span><text:span text:style-name="style10">-</text:span><text:span text:style-name="style4">90</text:span><text:span text:style-name="style10">,</text:span><text:span text:style-name="style4">1</text:span><text:span text:style-name="style10">,</text:span><text:span text:style-name="style4">0</text:span><text:span text:style-name="style10">,</text:span><text:span text:style-name="style4">0 </text:span><text:span text:style-name="style10">); <text:s text:c="25"/></text:span><text:span text:style-name="style2">// поставить на киль</text:span></text:h>
      <text:h text:style-name="Default" text:outline-level="1"><text:s/>56 <text:s text:c="3"/><text:span text:style-name="style11">glRotated</text:span><text:span text:style-name="style10">( </text:span><text:span text:style-name="style11">eye</text:span><text:span text:style-name="style10">.</text:span><text:span text:style-name="style11">z</text:span><text:span text:style-name="style10">, <text:s text:c="2"/></text:span><text:span text:style-name="style4">0</text:span><text:span text:style-name="style10">,</text:span><text:span text:style-name="style4">1</text:span><text:span text:style-name="style10">,</text:span><text:span text:style-name="style4">0 </text:span><text:span text:style-name="style10">); <text:s text:c="25"/></text:span><text:span text:style-name="style2">// дифферент</text:span></text:h>
      <text:h text:style-name="Default" text:outline-level="1"><text:s/>57 <text:s text:c="3"/><text:span text:style-name="style11">glRotated</text:span><text:span text:style-name="style10">( </text:span><text:span text:style-name="style11">eye</text:span><text:span text:style-name="style10">.</text:span><text:span text:style-name="style11">x</text:span><text:span text:style-name="style10">, <text:s text:c="2"/></text:span><text:span text:style-name="style4">0</text:span><text:span text:style-name="style10">,</text:span><text:span text:style-name="style4">0</text:span><text:span text:style-name="style10">,</text:span><text:span text:style-name="style4">1 </text:span><text:span text:style-name="style10">); <text:s text:c="25"/></text:span><text:span text:style-name="style2">// рыскание</text:span></text:h>
      <text:h text:style-name="Default" text:outline-level="1"><text:s/>58 <text:s text:c="3"/><text:span text:style-name="style5">return </text:span><text:span text:style-name="style11">Window</text:span><text:span text:style-name="style10">::</text:span><text:span text:style-name="style11">Draw</text:span><text:span text:style-name="style10">();</text:span></text:h>
      <text:h text:style-name="Default" text:outline-level="1"><text:s/>59 <text:s/><text:span text:style-name="style10">}</text:span></text:h>
      <text:h text:style-name="Default" text:outline-level="1"><text:s/>60 <text:s/><text:span text:style-name="style2">// <text:s text:c="2"/>Небольшой блок реагирования на мышиную возню в текущем окне</text:span></text:h>
      <text:h text:style-name="Default" text:outline-level="1"><text:s/>61 <text:s/><text:span text:style-name="style2">//</text:span></text:h>
      <text:h text:style-name="Default" text:outline-level="1"><text:s/>62 <text:s/><text:span text:style-name="style5">bool </text:span><text:span text:style-name="style11">View</text:span><text:span text:style-name="style10">::</text:span><text:span text:style-name="style11">Mouse</text:span><text:span text:style-name="style10">( </text:span><text:span text:style-name="style5">int </text:span><text:span text:style-name="style11">button</text:span><text:span text:style-name="style10">, 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 <text:s text:c="3"/></text:span><text:span text:style-name="style2">// и её же указания к исполнению</text:span></text:h>
      <text:h text:style-name="Default" text:outline-level="1"><text:s/>63 <text:s/><text:span text:style-name="style10">{ </text:span><text:span text:style-name="style5">bool </text:span><text:span text:style-name="style11">ret</text:span><text:span text:style-name="style10">=</text:span><text:span text:style-name="style5">false</text:span><text:span text:style-name="style10">; <text:s text:c="29"/></text:span><text:span text:style-name="style2">// Activate();</text:span></text:h>
      <text:h text:style-name="Default" text:outline-level="1"><text:s/>64 <text:s text:c="3"/><text:span text:style-name="style5">if</text:span><text:span text:style-name="style10">( </text:span><text:span text:style-name="style11">button</text:span><text:span text:style-name="style10">==</text:span><text:span text:style-name="style11">_MouseWheel </text:span><text:span text:style-name="style10">) <text:s text:c="19"/></text:span><text:span text:style-name="style2">// на вращение колёсико/сенсора</text:span></text:h>
      <text:h text:style-name="Default" text:outline-level="1"><text:s/>65 <text:s text:c="3"/><text:span text:style-name="style10">{ </text:span><text:span text:style-name="style5">if</text:span><text:span text:style-name="style10">( </text:span><text:span text:style-name="style11">ret</text:span><text:span text:style-name="style10">=(</text:span><text:span text:style-name="style11">y</text:span><text:span text:style-name="style10">!=</text:span><text:span text:style-name="style4">0</text:span><text:span text:style-name="style10">) )</text:span><text:span text:style-name="style11">Distance</text:span><text:span text:style-name="style10">+=</text:span><text:span text:style-name="style11">y</text:span><text:span text:style-name="style10">*</text:span><text:span text:style-name="style11">Distance</text:span><text:span text:style-name="style10">/</text:span><text:span text:style-name="style11">Height</text:span><text:span text:style-name="style10">/</text:span><text:span text:style-name="style4">3</text:span><text:span text:style-name="style10">; } </text:span><text:span text:style-name="style5">else</text:span></text:h>
      <text:h text:style-name="Default" text:outline-level="1"><text:s/>66 <text:s text:c="3"/><text:span text:style-name="style5">if</text:span><text:span text:style-name="style10">( </text:span><text:span text:style-name="style11">ret</text:span><text:span text:style-name="style10">=(</text:span><text:span text:style-name="style11">x</text:span><text:span text:style-name="style10">!=</text:span><text:span text:style-name="style11">mx </text:span><text:span text:style-name="style10">|| </text:span><text:span text:style-name="style11">y</text:span><text:span text:style-name="style10">!=</text:span><text:span text:style-name="style11">my</text:span><text:span text:style-name="style10">) ) <text:s text:c="3"/></text:span><text:span text:style-name="style2">// местоположение курсора в локальных смещениях</text:span></text:h>
      <text:h text:style-name="Default" text:outline-level="1"><text:s/>67 <text:s text:c="3"/><text:span text:style-name="style10">{ </text:span><text:span text:style-name="style5">switch</text:span><text:span text:style-name="style10">( </text:span><text:span text:style-name="style11">button </text:span><text:span text:style-name="style10">) <text:s text:c="11"/></text:span><text:span text:style-name="style2">// <text:s/>-- и не пустой вызов без свободной реакции</text:span></text:h>
      <text:h text:style-name="Default" text:outline-level="1"><text:s/>68 <text:s text:c="5"/><text:span text:style-name="style10">{ </text:span><text:span text:style-name="style5">case </text:span><text:span text:style-name="style11">_MouseLeft</text:span><text:span text:style-name="style10">: </text:span><text:span text:style-name="style5">if</text:span><text:span text:style-name="style10">( </text:span><text:span text:style-name="style11">ScanStatus</text:span><text:span text:style-name="style10">()&amp;</text:span><text:span text:style-name="style11">CTRL </text:span><text:span text:style-name="style10">)</text:span></text:h>
      <text:h text:style-name="Default" text:outline-level="1"><text:s/>69 <text:s text:c="13"/><text:span text:style-name="style11">eye</text:span><text:span text:style-name="style10">.</text:span><text:span text:style-name="style11">z</text:span><text:span text:style-name="style10">+=</text:span><text:span text:style-name="style5">Real</text:span><text:span text:style-name="style10">( </text:span><text:span text:style-name="style11">x</text:span><text:span text:style-name="style10">-</text:span><text:span text:style-name="style11">mx </text:span><text:span text:style-name="style10">)/</text:span><text:span text:style-name="style4">24</text:span><text:span text:style-name="style10">,</text:span><text:span text:style-name="style11">Distance</text:span><text:span text:style-name="style10">-=( </text:span><text:span text:style-name="style11">y</text:span><text:span text:style-name="style10">-</text:span><text:span text:style-name="style11">my </text:span><text:span text:style-name="style10">)*</text:span><text:span text:style-name="style11">Distance</text:span><text:span text:style-name="style10">/</text:span><text:span text:style-name="style11">Height</text:span><text:span text:style-name="style10">; </text:span><text:span text:style-name="style5">else</text:span></text:h>
      <text:h text:style-name="Default" text:outline-level="1"><text:s/>70 <text:s text:c="13"/><text:span text:style-name="style11">eye</text:span><text:span text:style-name="style10">.</text:span><text:span text:style-name="style11">y</text:span><text:span text:style-name="style10">-=</text:span><text:span text:style-name="style5">Real</text:span><text:span text:style-name="style10">( </text:span><text:span text:style-name="style11">y</text:span><text:span text:style-name="style10">-</text:span><text:span text:style-name="style11">my </text:span><text:span text:style-name="style10">)/</text:span><text:span text:style-name="style4">24</text:span><text:span text:style-name="style10">,</text:span><text:span text:style-name="style11">eye</text:span><text:span text:style-name="style10">.</text:span><text:span text:style-name="style11">x</text:span><text:span text:style-name="style10">+=</text:span><text:span text:style-name="style5">Real</text:span><text:span text:style-name="style10">( </text:span><text:span text:style-name="style11">x</text:span><text:span text:style-name="style10">-</text:span><text:span text:style-name="style11">mx </text:span><text:span text:style-name="style10">)/</text:span><text:span text:style-name="style4">16</text:span><text:span text:style-name="style10">; </text:span><text:span text:style-name="style5">break</text:span><text:span text:style-name="style10">;</text:span></text:h>
      <text:h text:style-name="Default" text:outline-level="1"><text:s/>71 <text:s text:c="7"/><text:span text:style-name="style5">case </text:span><text:span text:style-name="style11">_MouseRight</text:span><text:span text:style-name="style10">: </text:span><text:span text:style-name="style11">look</text:span><text:span text:style-name="style10">.</text:span><text:span text:style-name="style11">x</text:span><text:span text:style-name="style10">-=( </text:span><text:span text:style-name="style11">x</text:span><text:span text:style-name="style10">-</text:span><text:span text:style-name="style11">mx </text:span><text:span text:style-name="style10">)*</text:span><text:span text:style-name="style11">Distance</text:span><text:span text:style-name="style10">/</text:span><text:span text:style-name="style11">Width</text:span><text:span text:style-name="style10">, <text:s text:c="11"/></text:span><text:span text:style-name="style2">// смещение</text:span></text:h>
      <text:h text:style-name="Default" text:outline-level="1"><text:s/>72 <text:s text:c="25"/><text:span text:style-name="style11">look</text:span><text:span text:style-name="style10">.</text:span><text:span text:style-name="style11">y</text:span><text:span text:style-name="style10">-=( </text:span><text:span text:style-name="style11">y</text:span><text:span text:style-name="style10">-</text:span><text:span text:style-name="style11">my </text:span><text:span text:style-name="style10">)*</text:span><text:span text:style-name="style11">Distance</text:span><text:span text:style-name="style10">/</text:span><text:span text:style-name="style11">Width</text:span><text:span text:style-name="style10">;</text:span></text:h>
      <text:h text:style-name="Default" text:outline-level="1"><text:s/>73 <text:s text:c="5"/><text:span text:style-name="style10">} </text:span><text:span text:style-name="style11">my</text:span><text:span text:style-name="style10">=</text:span><text:span text:style-name="style11">y</text:span><text:span text:style-name="style10">,</text:span><text:span text:style-name="style11">mx</text:span><text:span text:style-name="style10">=</text:span><text:span text:style-name="style11">x</text:span><text:span text:style-name="style10">;</text:span></text:h>
      <text:h text:style-name="Default" text:outline-level="1"><text:s/>74 <text:s text:c="3"/><text:span text:style-name="style10">} </text:span><text:span text:style-name="style5">if</text:span><text:span text:style-name="style10">( </text:span><text:span text:style-name="style11">ret </text:span><text:span text:style-name="style10">)</text:span><text:span text:style-name="style5">return</text:span><text:span text:style-name="style10">( </text:span><text:span text:style-name="style11">Draw</text:span><text:span text:style-name="style10">() );</text:span></text:h>
      <text:h text:style-name="Default" text:outline-level="1"><text:s/>75 <text:s text:c="3"/><text:span text:style-name="style5">return </text:span><text:span text:style-name="style11">Place</text:span><text:span text:style-name="style10">::</text:span><text:span text:style-name="style11">Mouse</text:span><text:span text:style-name="style10">( </text:span><text:span text:style-name="style11">button</text:span><text:span text:style-name="style10">,</text:span><text:span text:style-name="style11">x</text:span><text:span text:style-name="style10">,</text:span><text:span text:style-name="style11">y </text:span><text:span text:style-name="style10">);</text:span></text:h>
      <text:h text:style-name="Default" text:outline-level="1"><text:s/>76 <text:s/><text:span text:style-name="style10">}</text:span></text:h>
      <text:h text:style-name="Default" text:outline-level="1"><text:s/>77 <text:s/><text:span text:style-name="style5">bool </text:span><text:span text:style-name="style11">View</text:span><text:span text:style-name="style10">::</text:span><text:span text:style-name="style11">KeyBoard</text:span><text:span text:style-name="style10">( </text:span><text:span text:style-name="style5">byte </text:span><text:span text:style-name="style11">key </text:span><text:span text:style-name="style10">) <text:s text:c="2"/></text:span><text:span text:style-name="style2">// к спуску из внешних виртуальных транзакций</text:span></text:h>
      <text:h text:style-name="Default" text:outline-level="1"><text:s/>78 <text:s/><text:span text:style-name="style10">{ </text:span><text:span text:style-name="style5">static Real </text:span><text:span text:style-name="style11">Di</text:span><text:span text:style-name="style10">=</text:span><text:span text:style-name="style4">0</text:span><text:span text:style-name="style10">; </text:span><text:span text:style-name="style5">if</text:span><text:span text:style-name="style10">( !</text:span><text:span text:style-name="style11">Di </text:span><text:span text:style-name="style10">)</text:span><text:span text:style-name="style11">Di</text:span><text:span text:style-name="style10">=</text:span><text:span text:style-name="style11">Distance</text:span><text:span text:style-name="style10">; <text:s/></text:span><text:span text:style-name="style2">// запоминается из первого обращения</text:span></text:h>
      <text:h text:style-name="Default" text:outline-level="1"><text:s/>79 <text:s text:c="10"/><text:span text:style-name="style5">Real </text:span><text:span text:style-name="style11">Ds</text:span><text:span text:style-name="style10">=</text:span><text:span text:style-name="style4">6</text:span><text:span text:style-name="style10">*</text:span><text:span text:style-name="style11">Distance</text:span><text:span text:style-name="style10">/</text:span><text:span text:style-name="style11">Width</text:span><text:span text:style-name="style10">;</text:span></text:h>
      <text:h text:style-name="Default" text:outline-level="1"><text:s/>80 <text:s text:c="3"/><text:span text:style-name="style5">switch</text:span><text:span text:style-name="style10">( </text:span><text:span text:style-name="style11">key </text:span><text:span text:style-name="style10">)</text:span></text:h>
      <text:h text:style-name="Default" text:outline-level="1"><text:s/>81 <text:s text:c="3"/><text:span text:style-name="style10">{ </text:span><text:span text:style-name="style5">case </text:span><text:span text:style-name="style11">_Left</text:span><text:span text:style-name="style10">: </text:span><text:span text:style-name="style5">if</text:span><text:span text:style-name="style10">( </text:span><text:span text:style-name="style11">ScanStatus</text:span><text:span text:style-name="style10">()&amp;</text:span><text:span text:style-name="style11">SHIFT </text:span><text:span text:style-name="style10">)</text:span><text:span text:style-name="style11">look</text:span><text:span text:style-name="style10">.</text:span><text:span text:style-name="style11">x</text:span><text:span text:style-name="style10">+=</text:span><text:span text:style-name="style11">Ds</text:span><text:span text:style-name="style10">; </text:span><text:span text:style-name="style5">else</text:span></text:h>
      <text:h text:style-name="Default" text:outline-level="1"><text:s/>82 <text:s text:c="17"/><text:span text:style-name="style5">if</text:span><text:span text:style-name="style10">( </text:span><text:span text:style-name="style11">ScanStatus</text:span><text:span text:style-name="style10">()&amp;</text:span><text:span text:style-name="style11">CTRL <text:s/></text:span><text:span text:style-name="style10">)</text:span><text:span text:style-name="style11">eye</text:span><text:span text:style-name="style10">.</text:span><text:span text:style-name="style11">z</text:span><text:span text:style-name="style10">--; <text:s text:c="3"/></text:span><text:span text:style-name="style5">else </text:span><text:span text:style-name="style11">eye</text:span><text:span text:style-name="style10">.</text:span><text:span text:style-name="style11">x</text:span><text:span text:style-name="style10">--; </text:span><text:span text:style-name="style5">break</text:span><text:span text:style-name="style10">;</text:span></text:h>
      <text:h text:style-name="Default" text:outline-level="1"><text:s/>83 <text:s text:c="5"/><text:span text:style-name="style5">case </text:span><text:span text:style-name="style11">_Right</text:span><text:span text:style-name="style10">:</text:span><text:span text:style-name="style5">if</text:span><text:span text:style-name="style10">( </text:span><text:span text:style-name="style11">ScanStatus</text:span><text:span text:style-name="style10">()&amp;</text:span><text:span text:style-name="style11">SHIFT </text:span><text:span text:style-name="style10">)</text:span><text:span text:style-name="style11">look</text:span><text:span text:style-name="style10">.</text:span><text:span text:style-name="style11">x</text:span><text:span text:style-name="style10">-=</text:span><text:span text:style-name="style11">Ds</text:span><text:span text:style-name="style10">; </text:span><text:span text:style-name="style5">else</text:span></text:h>
      <text:h text:style-name="Default" text:outline-level="1"><text:s/>84 <text:s text:c="17"/><text:span text:style-name="style5">if</text:span><text:span text:style-name="style10">( </text:span><text:span text:style-name="style11">ScanStatus</text:span><text:span text:style-name="style10">()&amp;</text:span><text:span text:style-name="style11">CTRL <text:s/></text:span><text:span text:style-name="style10">)</text:span><text:span text:style-name="style11">eye</text:span><text:span text:style-name="style10">.</text:span><text:span text:style-name="style11">z</text:span><text:span text:style-name="style10">++; <text:s text:c="3"/></text:span><text:span text:style-name="style5">else </text:span><text:span text:style-name="style11">eye</text:span><text:span text:style-name="style10">.</text:span><text:span text:style-name="style11">x</text:span><text:span text:style-name="style10">++; </text:span><text:span text:style-name="style5">break</text:span><text:span text:style-name="style10">;</text:span></text:h>
      <text:h text:style-name="Default" text:outline-level="1"><text:s/>85 <text:s text:c="5"/><text:span text:style-name="style5">case </text:span><text:span text:style-name="style11">_Up</text:span><text:span text:style-name="style10">: <text:s text:c="2"/></text:span><text:span text:style-name="style5">if</text:span><text:span text:style-name="style10">( </text:span><text:span text:style-name="style11">ScanStatus</text:span><text:span text:style-name="style10">()&amp;</text:span><text:span text:style-name="style11">CTRL <text:s/></text:span><text:span text:style-name="style10">)</text:span><text:span text:style-name="style11">Distance</text:span><text:span text:style-name="style10">*=</text:span><text:span text:style-name="style4">1.1</text:span><text:span text:style-name="style10">; </text:span><text:span text:style-name="style5">else</text:span></text:h>
      <text:h text:style-name="Default" text:outline-level="1"><text:s/>86 <text:s text:c="17"/><text:span text:style-name="style5">if</text:span><text:span text:style-name="style10">( </text:span><text:span text:style-name="style11">ScanStatus</text:span><text:span text:style-name="style10">()&amp;</text:span><text:span text:style-name="style11">SHIFT </text:span><text:span text:style-name="style10">)</text:span><text:span text:style-name="style11">look</text:span><text:span text:style-name="style10">.</text:span><text:span text:style-name="style11">y</text:span><text:span text:style-name="style10">+=</text:span><text:span text:style-name="style11">Ds</text:span><text:span text:style-name="style10">; </text:span><text:span text:style-name="style5">else </text:span><text:span text:style-name="style11">eye</text:span><text:span text:style-name="style10">.</text:span><text:span text:style-name="style11">y</text:span><text:span text:style-name="style10">++; </text:span><text:span text:style-name="style5">break</text:span><text:span text:style-name="style10">;</text:span></text:h>
      <text:h text:style-name="Default" text:outline-level="1"><text:s/>87 <text:s text:c="5"/><text:span text:style-name="style5">case </text:span><text:span text:style-name="style11">_Down</text:span><text:span text:style-name="style10">: </text:span><text:span text:style-name="style5">if</text:span><text:span text:style-name="style10">( </text:span><text:span text:style-name="style11">ScanStatus</text:span><text:span text:style-name="style10">()&amp;</text:span><text:span text:style-name="style11">CTRL <text:s/></text:span><text:span text:style-name="style10">)</text:span><text:span text:style-name="style11">Distance</text:span><text:span text:style-name="style10">/=</text:span><text:span text:style-name="style4">1.1</text:span><text:span text:style-name="style10">; </text:span><text:span text:style-name="style5">else</text:span></text:h>
      <text:h text:style-name="Default" text:outline-level="1"><text:s/>88 <text:s text:c="17"/><text:span text:style-name="style5">if</text:span><text:span text:style-name="style10">( </text:span><text:span text:style-name="style11">ScanStatus</text:span><text:span text:style-name="style10">()&amp;</text:span><text:span text:style-name="style11">SHIFT </text:span><text:span text:style-name="style10">)</text:span><text:span text:style-name="style11">look</text:span><text:span text:style-name="style10">.</text:span><text:span text:style-name="style11">y</text:span><text:span text:style-name="style10">-=</text:span><text:span text:style-name="style11">Ds</text:span><text:span text:style-name="style10">; </text:span><text:span text:style-name="style5">else </text:span><text:span text:style-name="style11">eye</text:span><text:span text:style-name="style10">.</text:span><text:span text:style-name="style11">y</text:span><text:span text:style-name="style10">--; </text:span><text:span text:style-name="style5">break</text:span><text:span text:style-name="style10">;</text:span></text:h>
      <text:h text:style-name="Default" text:outline-level="1"><text:s/>89 <text:s text:c="5"/><text:span text:style-name="style5">case </text:span><text:span text:style-name="style11">_Home</text:span><text:span text:style-name="style10">: </text:span><text:span text:style-name="style11">Distance</text:span><text:span text:style-name="style10">=</text:span><text:span text:style-name="style11">Di</text:span><text:span text:style-name="style10">, <text:s text:c="12"/></text:span><text:span text:style-name="style2">// ...от точки взгляда до места обзора</text:span></text:h>
      <text:h text:style-name="Default" text:outline-level="1"><text:s/>90 <text:s text:c="13"/><text:span text:style-name="style11">eye</text:span><text:span text:style-name="style10">=(</text:span><text:span text:style-name="style5">Vector</text:span><text:span text:style-name="style10">){ -</text:span><text:span text:style-name="style4">130</text:span><text:span text:style-name="style10">,-</text:span><text:span text:style-name="style4">10</text:span><text:span text:style-name="style10">,</text:span><text:span text:style-name="style4">0 </text:span><text:span text:style-name="style10">},</text:span><text:span text:style-name="style11">look</text:span><text:span text:style-name="style10">=(</text:span><text:span text:style-name="style5">Vector</text:span><text:span text:style-name="style10">){ </text:span><text:span text:style-name="style4">0</text:span><text:span text:style-name="style10">,</text:span><text:span text:style-name="style4">0</text:span><text:span text:style-name="style10">,</text:span><text:span text:style-name="style4">30 </text:span><text:span text:style-name="style10">}; </text:span><text:span text:style-name="style5">break</text:span><text:span text:style-name="style10">;</text:span></text:h>
      <text:h text:style-name="Default" text:outline-level="1"><text:soft-page-break/><text:s/>91 <text:s text:c="4"/><text:span text:style-name="style5">default</text:span><text:span text:style-name="style10">: </text:span><text:span text:style-name="style5">return </text:span><text:span text:style-name="style11">Window</text:span><text:span text:style-name="style10">::</text:span><text:span text:style-name="style11">KeyBoard</text:span><text:span text:style-name="style10">(</text:span><text:span text:style-name="style11">key</text:span><text:span text:style-name="style10">);</text:span><text:span text:style-name="style2">// передача в цикл ожидания клавиатуры</text:span></text:h>
      <text:h text:style-name="Default" text:outline-level="1"><text:s/>92 <text:s text:c="3"/><text:span text:style-name="style10">} </text:span><text:span text:style-name="style11">Draw</text:span><text:span text:style-name="style10">(); </text:span><text:span text:style-name="style5">return true</text:span><text:span text:style-name="style10">; <text:s text:c="16"/></text:span><text:span text:style-name="style2">// либо - запрос от клавиатуры погашен</text:span></text:h>
      <text:h text:style-name="Default" text:outline-level="1"><text:s/>93 <text:s/><text:span text:style-name="style10">}</text:span></text:h>
      <text:h text:style-name="Default" text:outline-level="1"><text:s/>94 <text:s/><text:span text:style-name="style2">// Настройка начальной раскраски и освещенности графического пространства/сцены</text:span></text:h>
      <text:h text:style-name="P5" text:outline-level="1"><text:s/>95 <text:s/><text:span text:style-name="style2">// <text:s text:c="13"/>... здесь необходима предварительная установка контекста OpenGL</text:span></text:h>
      <text:h text:style-name="P5" text:outline-level="1"><text:span text:style-name="style5">void </text:span><text:span text:style-name="style11">View_initial</text:span><text:span text:style-name="style10">(){ <text:s/></text:span><text:span text:style-name="style11">glClearColor</text:span><text:span text:style-name="style10">( </text:span><text:span text:style-name="style4">0.9</text:span><text:span text:style-name="style10">,</text:span><text:span text:style-name="style4">0.95</text:span><text:span text:style-name="style10">,</text:span><text:span text:style-name="style4">0.99</text:span><text:span text:style-name="style10">,</text:span><text:span text:style-name="style4">1 </text:span><text:span text:style-name="style10">); <text:s text:c="2"/></text:span></text:h>
      <text:h text:style-name="P5" text:outline-level="1"><text:span text:style-name="style10"><text:s text:c="5"/></text:span><text:span text:style-name="style2">// светлый оттенок экранного фона и затем <text:s text:c="2"/></text:span></text:h>
      <text:h text:style-name="P5" text:outline-level="1"><text:span text:style-name="style2"><text:s text:c="8"/></text:span><text:span text:style-name="style11">glClear</text:span><text:span text:style-name="style10">( </text:span><text:span text:style-name="style11">GL_COLOR_BUFFER_BIT</text:span><text:span text:style-name="style10">|</text:span><text:span text:style-name="style11">GL_DEPTH_BUFFER_BIT </text:span><text:span text:style-name="style10">); </text:span><text:span text:style-name="style2">// полная расчистка окна</text:span></text:h>
      <text:h text:style-name="P5" text:outline-level="1"><text:span text:style-name="style2"><text:s text:c="5"/>// <text:s text:c="7"/>| GL_ACCUM_BUFFER_BIT|GL_STENCIL_BUFFER_BIT );</text:span></text:h>
      <text:h text:style-name="Default" text:outline-level="1"><text:s/>96 <text:s/><text:span text:style-name="style2">//+glFrontFace( GL_CCW ); <text:s text:c="13"/>// CW грани с обходом по часовой стрелке</text:span></text:h>
      <text:h text:style-name="Default" text:outline-level="1"><text:s/>97 <text:s/><text:span text:style-name="style2">//+glCullFace ( GL_BACK ); <text:s text:c="12"/>// FRONT_AND_BACK какие отбираются грани</text:span></text:h>
      <text:h text:style-name="P5" text:outline-level="1"><text:s/>98 <text:s/><text:span text:style-name="style2">//+glEnable <text:s text:c="2"/>( GL_CULL_FACE ); <text:s text:c="7"/>// включение режима отбора треугольников</text:span></text:h>
      <text:h text:style-name="P5" text:outline-level="1"><text:span text:style-name="style2"><text:s text:c="8"/></text:span><text:span text:style-name="style11">GlPointSize</text:span><text:span text:style-name="style10">( </text:span><text:span text:style-name="style4">1.0 </text:span><text:span text:style-name="style10">);</text:span></text:h>
      <text:h text:style-name="P5" text:outline-level="1"><text:span text:style-name="style10"><text:s text:c="8"/></text:span><text:span text:style-name="style11">glHint <text:s text:c="4"/></text:span><text:span text:style-name="style10">( </text:span><text:span text:style-name="style11">GL_POINT_SMOOTH_HINT</text:span><text:span text:style-name="style10">,</text:span><text:span text:style-name="style11">GL_NICEST </text:span><text:span text:style-name="style10">); <text:s text:c="2"/></text:span></text:h>
      <text:h text:style-name="P5" text:outline-level="1"><text:span text:style-name="style10"><text:s text:c="8"/></text:span><text:span text:style-name="style11">glEnable <text:s text:c="2"/></text:span><text:span text:style-name="style10">( </text:span><text:span text:style-name="style11">GL_POINT_SMOOTH </text:span><text:span text:style-name="style10">); <text:s text:c="2"/></text:span><text:span text:style-name="style11">glLineWidth</text:span><text:span text:style-name="style10">( </text:span><text:span text:style-name="style4">1.0 </text:span><text:span text:style-name="style10">);</text:span></text:h>
      <text:h text:style-name="P5" text:outline-level="1"><text:s/>99 <text:s text:c="4"/><text:span text:style-name="style11">glHint <text:s text:c="4"/></text:span><text:span text:style-name="style10">( </text:span><text:span text:style-name="style11">GL_LINE_SMOOTH_HINT</text:span><text:span text:style-name="style10">,</text:span><text:span text:style-name="style11">GL_NICEST </text:span><text:span text:style-name="style10">); <text:s text:c="2"/></text:span></text:h>
      <text:h text:style-name="P5" text:outline-level="1"><text:span text:style-name="style10"><text:s text:c="8"/></text:span><text:span text:style-name="style11">glEnable <text:s text:c="2"/></text:span><text:span text:style-name="style10">( </text:span><text:span text:style-name="style11">GL_LINE_SMOOTH </text:span><text:span text:style-name="style10">); </text:span><text:span text:style-name="style2">// сглаживание линий <text:s text:c="2"/></text:span></text:h>
      <text:h text:style-name="P5" text:outline-level="1"><text:span text:style-name="style2"><text:s text:c="8"/></text:span><text:span text:style-name="style11">glPolygonMode</text:span><text:span text:style-name="style10">( </text:span><text:span text:style-name="style11">GL_FRONT</text:span><text:span text:style-name="style10">,</text:span><text:span text:style-name="style11">GL_FILL </text:span><text:span text:style-name="style10">);</text:span></text:h>
      <text:h text:style-name="Default" text:outline-level="1">100 <text:s text:c="4"/><text:span text:style-name="style11">glPolygonMode</text:span><text:span text:style-name="style10">( </text:span><text:span text:style-name="style11">GL_BACK</text:span><text:span text:style-name="style10">,</text:span><text:span text:style-name="style11">GL_LINE </text:span><text:span text:style-name="style10">); </text:span><text:span text:style-name="style2">//POINT );</text:span></text:h>
      <text:h text:style-name="Default" text:outline-level="1">101 <text:s text:c="4"/><text:span text:style-name="style11">glShadeModel</text:span><text:span text:style-name="style10">( </text:span><text:span text:style-name="style11">GL_SMOOTH </text:span><text:span text:style-name="style10">); <text:s text:c="6"/></text:span><text:span text:style-name="style2">// FLAT закраска с использованием полутонов</text:span></text:h>
      <text:h text:style-name="P5" text:outline-level="1">102 <text:s text:c="4"/><text:span text:style-name="style11">glHint <text:s text:c="4"/></text:span><text:span text:style-name="style10">( </text:span><text:span text:style-name="style11">GL_POLYGON_SMOOTH_HINT</text:span><text:span text:style-name="style10">,</text:span><text:span text:style-name="style11">GL_NICEST </text:span><text:span text:style-name="style10">); <text:s text:c="2"/></text:span></text:h>
      <text:h text:style-name="P5" text:outline-level="1"><text:span text:style-name="style10"><text:s text:c="8"/></text:span><text:span text:style-name="style11">glEnable <text:s text:c="2"/></text:span><text:span text:style-name="style10">( </text:span><text:span text:style-name="style11">GL_POLYGON_SMOOTH</text:span><text:span text:style-name="style10">); </text:span><text:span text:style-name="style2">// Really Nice Perspective Calculations</text:span></text:h>
      <text:h text:style-name="P5" text:outline-level="1"><text:span text:style-name="style2"><text:s text:c="8"/></text:span><text:span text:style-name="style11">glHint <text:s text:c="4"/></text:span><text:span text:style-name="style10">( </text:span><text:span text:style-name="style11">GL_PERSPECTIVE_CORRECTION_HINT</text:span><text:span text:style-name="style10">,</text:span><text:span text:style-name="style11">GL_NICEST </text:span><text:span text:style-name="style10">);</text:span></text:h>
      <text:h text:style-name="P5" text:outline-level="1"><text:span text:style-name="style10"><text:s text:c="8"/></text:span><text:span text:style-name="style11">glBlendFunc</text:span><text:span text:style-name="style10">( </text:span><text:span text:style-name="style11">GL_SRC_ALPHA</text:span><text:span text:style-name="style10">,</text:span><text:span text:style-name="style11">GL_ONE_MINUS_SRC_ALPHA </text:span><text:span text:style-name="style10">);</text:span></text:h>
      <text:h text:style-name="Default" text:outline-level="1">103 <text:s text:c="4"/><text:span text:style-name="style11">glAlphaFunc</text:span><text:span text:style-name="style10">( </text:span><text:span text:style-name="style11">GL_ALWAYS</text:span><text:span text:style-name="style10">,</text:span><text:span text:style-name="style4">0 </text:span><text:span text:style-name="style10">);</text:span></text:h>
      <text:h text:style-name="Default" text:outline-level="1">104 <text:s text:c="4"/><text:span text:style-name="style11">glEnable</text:span><text:span text:style-name="style10">( </text:span><text:span text:style-name="style11">GL_DITHER </text:span><text:span text:style-name="style10">); <text:s text:c="14"/></text:span><text:span text:style-name="style2">// Предопределение графической среды</text:span></text:h>
      <text:h text:style-name="Default" text:outline-level="1">105 <text:s text:c="4"/><text:span text:style-name="style11">glEnable</text:span><text:span text:style-name="style10">( </text:span><text:span text:style-name="style11">GL_ALPHA_TEST </text:span><text:span text:style-name="style10">);</text:span></text:h>
      <text:h text:style-name="Default" text:outline-level="1">106 <text:s text:c="4"/><text:span text:style-name="style11">glEnable</text:span><text:span text:style-name="style10">( </text:span><text:span text:style-name="style11">GL_BLEND </text:span><text:span text:style-name="style10">);</text:span></text:h>
      <text:h text:style-name="P5" text:outline-level="1">107 <text:s text:c="4"/><text:span text:style-name="style11">glFogi</text:span><text:span text:style-name="style10">( </text:span><text:span text:style-name="style11">GL_FOG_MODE</text:span><text:span text:style-name="style10">,</text:span><text:span text:style-name="style11">GL_EXP2 </text:span><text:span text:style-name="style10">); <text:s text:c="2"/></text:span><text:span text:style-name="style11">glFogf</text:span><text:span text:style-name="style10">( </text:span><text:span text:style-name="style11">GL_FOG_DENSITY</text:span><text:span text:style-name="style10">,</text:span><text:span text:style-name="style4">0.0016 </text:span><text:span text:style-name="style10">);</text:span></text:h>
      <text:h text:style-name="P5" text:outline-level="1"><text:span text:style-name="style10"><text:s text:c="5"/></text:span><text:span text:style-name="style2">// glFogf( GL_FOG_START,-Distance );// glFogf( GL_FOG_END,Distance ); </text:span></text:h>
      <text:h text:style-name="P5" text:outline-level="1"><text:span text:style-name="style2"><text:s text:c="8"/></text:span><text:span text:style-name="style11">glHint</text:span><text:span text:style-name="style10">( </text:span><text:span text:style-name="style11">GL_FOG_HINT</text:span><text:span text:style-name="style10">,</text:span><text:span text:style-name="style11">GL_NICEST </text:span><text:span text:style-name="style10">); <text:s text:c="2"/></text:span><text:span text:style-name="style11">glEnable</text:span><text:span text:style-name="style10">( </text:span><text:span text:style-name="style11">GL_FOG </text:span><text:span text:style-name="style10">);</text:span></text:h>
      <text:h text:style-name="P5" text:outline-level="1"><text:span text:style-name="style10"><text:s text:c="5"/></text:span><text:span text:style-name="style2">// glEnable( GL_STENCIL_TEST );</text:span></text:h>
      <text:h text:style-name="P5" text:outline-level="1"><text:span text:style-name="style9">#if 1 <text:s text:c="2"/></text:span><text:span text:style-name="style11">glLightModelfv</text:span><text:span text:style-name="style10">( </text:span><text:span text:style-name="style11">GL_LIGHT_MODEL_AMBIENT</text:span><text:span text:style-name="style10">,(</text:span><text:span text:style-name="style5">const float</text:span><text:span text:style-name="style10">[]){ </text:span><text:span text:style-name="style4">0.5</text:span><text:span text:style-name="style10">,</text:span><text:span text:style-name="style4">0.7</text:span><text:span text:style-name="style10">,</text:span><text:span text:style-name="style4">0.6</text:span><text:span text:style-name="style10">,</text:span><text:span text:style-name="style4">0.75 </text:span><text:span text:style-name="style10">} );</text:span></text:h>
      <text:h text:style-name="Default" text:outline-level="1">108 <text:s/><text:span text:style-name="style2">// glLightModeli( GL_LIGHT_MODEL_COLOR_CONTROL,GL_SEPARATE_SPECULAR_COLOR );</text:span></text:h>
      <text:h text:style-name="Default" text:outline-level="1">109 <text:s text:c="4"/><text:span text:style-name="style11">glLightModeli</text:span><text:span text:style-name="style10">( </text:span><text:span text:style-name="style11">GL_LIGHT_MODEL_LOCAL_VIEWER</text:span><text:span text:style-name="style10">,</text:span><text:span text:style-name="style5">true </text:span><text:span text:style-name="style10">);</text:span></text:h>
      <text:h text:style-name="Default" text:outline-level="1">110 <text:s text:c="4"/><text:span text:style-name="style11">glLightModeli</text:span><text:span text:style-name="style10">( </text:span><text:span text:style-name="style11">GL_LIGHT_MODEL_TWO_SIDE</text:span><text:span text:style-name="style10">,</text:span><text:span text:style-name="style5">true </text:span><text:span text:style-name="style10">);</text:span></text:h>
      <text:h text:style-name="Default" text:outline-level="1">111 <text:s text:c="4"/><text:span text:style-name="style11">glMaterialfv</text:span><text:span text:style-name="style10">( </text:span><text:span text:style-name="style11">GL_FRONT_AND_BACK</text:span><text:span text:style-name="style10">,</text:span><text:span text:style-name="style11">GL_AMBIENT</text:span><text:span text:style-name="style10">, (</text:span><text:span text:style-name="style5">const float</text:span><text:span text:style-name="style10">[]){</text:span><text:span text:style-name="style4">.2</text:span><text:span text:style-name="style10">,</text:span><text:span text:style-name="style4">.2</text:span><text:span text:style-name="style10">,</text:span><text:span text:style-name="style4">.2</text:span><text:span text:style-name="style10">,</text:span><text:span text:style-name="style4">1.</text:span><text:span text:style-name="style10">} );</text:span></text:h>
      <text:h text:style-name="Default" text:outline-level="1">112 <text:s text:c="4"/><text:span text:style-name="style11">glMaterialfv</text:span><text:span text:style-name="style10">( </text:span><text:span text:style-name="style11">GL_FRONT_AND_BACK</text:span><text:span text:style-name="style10">,</text:span><text:span text:style-name="style11">GL_DIFFUSE</text:span><text:span text:style-name="style10">, (</text:span><text:span text:style-name="style5">const float</text:span><text:span text:style-name="style10">[]){</text:span><text:span text:style-name="style4">.8</text:span><text:span text:style-name="style10">,</text:span><text:span text:style-name="style4">.8</text:span><text:span text:style-name="style10">,</text:span><text:span text:style-name="style4">.8</text:span><text:span text:style-name="style10">,</text:span><text:span text:style-name="style4">1.</text:span><text:span text:style-name="style10">} );</text:span></text:h>
      <text:h text:style-name="Default" text:outline-level="1">113 <text:s text:c="4"/><text:span text:style-name="style11">glMaterialfv</text:span><text:span text:style-name="style10">( </text:span><text:span text:style-name="style11">GL_FRONT_AND_BACK</text:span><text:span text:style-name="style10">,</text:span><text:span text:style-name="style11">GL_SPECULAR</text:span><text:span text:style-name="style10">,(</text:span><text:span text:style-name="style5">const float</text:span><text:span text:style-name="style10">[]){</text:span><text:span text:style-name="style4">.5</text:span><text:span text:style-name="style10">,</text:span><text:span text:style-name="style4">.5</text:span><text:span text:style-name="style10">,</text:span><text:span text:style-name="style4">.5</text:span><text:span text:style-name="style10">,</text:span><text:span text:style-name="style4">.5</text:span><text:span text:style-name="style10">} );</text:span></text:h>
      <text:h text:style-name="Default" text:outline-level="1">114 <text:s text:c="4"/><text:span text:style-name="style11">glMaterialfv</text:span><text:span text:style-name="style10">( </text:span><text:span text:style-name="style11">GL_FRONT_AND_BACK</text:span><text:span text:style-name="style10">,</text:span><text:span text:style-name="style11">GL_EMISSION</text:span><text:span text:style-name="style10">,(</text:span><text:span text:style-name="style5">const float</text:span><text:span text:style-name="style10">[]){</text:span><text:span text:style-name="style4">.1</text:span><text:span text:style-name="style10">,</text:span><text:span text:style-name="style4">.1</text:span><text:span text:style-name="style10">,</text:span><text:span text:style-name="style4">.1</text:span><text:span text:style-name="style10">,</text:span><text:span text:style-name="style4">.1</text:span><text:span text:style-name="style10">} );</text:span></text:h>
      <text:h text:style-name="Default" text:outline-level="1">115 <text:s text:c="4"/><text:span text:style-name="style11">glMateriali</text:span><text:span text:style-name="style10">( </text:span><text:span text:style-name="style11">GL_FRONT_AND_BACK</text:span><text:span text:style-name="style10">,</text:span><text:span text:style-name="style11">GL_SHININESS</text:span><text:span text:style-name="style10">,</text:span><text:span text:style-name="style4">127 </text:span><text:span text:style-name="style10">); </text:span><text:span text:style-name="style2">// степень отсветки</text:span></text:h>
      <text:h text:style-name="Default" text:outline-level="1">116 <text:s text:c="4"/><text:span text:style-name="style11">glLightfv</text:span><text:span text:style-name="style10">( </text:span><text:span text:style-name="style11">GL_LIGHT0</text:span><text:span text:style-name="style10">,</text:span><text:span text:style-name="style11">GL_AMBIENT</text:span><text:span text:style-name="style10">, (</text:span><text:span text:style-name="style5">const float</text:span><text:span text:style-name="style10">[]){</text:span><text:span text:style-name="style4">.1</text:span><text:span text:style-name="style10">,</text:span><text:span text:style-name="style4">.3</text:span><text:span text:style-name="style10">,</text:span><text:span text:style-name="style4">.2</text:span><text:span text:style-name="style10">,</text:span><text:span text:style-name="style4">.6</text:span><text:span text:style-name="style10">}); </text:span><text:span text:style-name="style2">// окружение</text:span></text:h>
      <text:h text:style-name="Default" text:outline-level="1">117 <text:s text:c="4"/><text:span text:style-name="style11">glLightfv</text:span><text:span text:style-name="style10">( </text:span><text:span text:style-name="style11">GL_LIGHT0</text:span><text:span text:style-name="style10">,</text:span><text:span text:style-name="style11">GL_DIFFUSE</text:span><text:span text:style-name="style10">, (</text:span><text:span text:style-name="style5">const float</text:span><text:span text:style-name="style10">[]){</text:span><text:span text:style-name="style4">.6</text:span><text:span text:style-name="style10">,</text:span><text:span text:style-name="style4">.8</text:span><text:span text:style-name="style10">, </text:span><text:span text:style-name="style4">1</text:span><text:span text:style-name="style10">, </text:span><text:span text:style-name="style4">1</text:span><text:span text:style-name="style10">}); </text:span><text:span text:style-name="style2">// рассеяние</text:span></text:h>
      <text:h text:style-name="Default" text:outline-level="1">118 <text:s text:c="4"/><text:span text:style-name="style11">glLightfv</text:span><text:span text:style-name="style10">( </text:span><text:span text:style-name="style11">GL_LIGHT0</text:span><text:span text:style-name="style10">,</text:span><text:span text:style-name="style11">GL_SPECULAR</text:span><text:span text:style-name="style10">,(</text:span><text:span text:style-name="style5">const float</text:span><text:span text:style-name="style10">[]){</text:span><text:span text:style-name="style4">.8</text:span><text:span text:style-name="style10">,</text:span><text:span text:style-name="style4">.9</text:span><text:span text:style-name="style10">, </text:span><text:span text:style-name="style4">1</text:span><text:span text:style-name="style10">, </text:span><text:span text:style-name="style4">1</text:span><text:span text:style-name="style10">}); </text:span><text:span text:style-name="style2">// отражение</text:span></text:h>
      <text:h text:style-name="Default" text:outline-level="1">119 <text:s text:c="4"/><text:span text:style-name="style11">glLightfv</text:span><text:span text:style-name="style10">( </text:span><text:span text:style-name="style11">GL_LIGHT0</text:span><text:span text:style-name="style10">,</text:span><text:span text:style-name="style11">GL_EMISSION</text:span><text:span text:style-name="style10">,(</text:span><text:span text:style-name="style5">const float</text:span><text:span text:style-name="style10">[]){</text:span><text:span text:style-name="style4">.6</text:span><text:span text:style-name="style10">,</text:span><text:span text:style-name="style4">.6</text:span><text:span text:style-name="style10">,</text:span><text:span text:style-name="style4">.6</text:span><text:span text:style-name="style10">, </text:span><text:span text:style-name="style4">1</text:span><text:span text:style-name="style10">}); </text:span><text:span text:style-name="style2">// излучение</text:span></text:h>
      <text:h text:style-name="Default" text:outline-level="1">120 <text:s text:c="4"/><text:span text:style-name="style11">glLightfv</text:span><text:span text:style-name="style10">( </text:span><text:span text:style-name="style11">GL_LIGHT0</text:span><text:span text:style-name="style10">,</text:span><text:span text:style-name="style11">GL_POSITION</text:span><text:span text:style-name="style10">,(</text:span><text:span text:style-name="style5">const float</text:span><text:span text:style-name="style10">[]){-</text:span><text:span text:style-name="style4">2000</text:span><text:span text:style-name="style10">,</text:span><text:span text:style-name="style4">20</text:span><text:span text:style-name="style10">,-</text:span><text:span text:style-name="style4">100</text:span><text:span text:style-name="style10">,</text:span><text:span text:style-name="style4">1</text:span><text:span text:style-name="style10">});</text:span></text:h>
      <text:h text:style-name="Default" text:outline-level="1">121 <text:s text:c="4"/><text:span text:style-name="style11">glLightfv</text:span><text:span text:style-name="style10">( </text:span><text:span text:style-name="style11">GL_LIGHT1</text:span><text:span text:style-name="style10">,</text:span><text:span text:style-name="style11">GL_AMBIENT</text:span><text:span text:style-name="style10">, (</text:span><text:span text:style-name="style5">const float</text:span><text:span text:style-name="style10">[]){</text:span><text:span text:style-name="style4">.1</text:span><text:span text:style-name="style10">,</text:span><text:span text:style-name="style4">.2</text:span><text:span text:style-name="style10">,</text:span><text:span text:style-name="style4">.3</text:span><text:span text:style-name="style10">,</text:span><text:span text:style-name="style4">.8</text:span><text:span text:style-name="style10">}); </text:span><text:span text:style-name="style2">// окружение</text:span></text:h>
      <text:h text:style-name="Default" text:outline-level="1">122 <text:s text:c="4"/><text:span text:style-name="style11">glLightfv</text:span><text:span text:style-name="style10">( </text:span><text:span text:style-name="style11">GL_LIGHT1</text:span><text:span text:style-name="style10">,</text:span><text:span text:style-name="style11">GL_DIFFUSE</text:span><text:span text:style-name="style10">, (</text:span><text:span text:style-name="style5">const float</text:span><text:span text:style-name="style10">[]){</text:span><text:span text:style-name="style4">.8</text:span><text:span text:style-name="style10">, </text:span><text:span text:style-name="style4">1</text:span><text:span text:style-name="style10">, </text:span><text:span text:style-name="style4">1</text:span><text:span text:style-name="style10">, </text:span><text:span text:style-name="style4">1</text:span><text:span text:style-name="style10">}); </text:span><text:span text:style-name="style2">// рассеяние</text:span></text:h>
      <text:h text:style-name="Default" text:outline-level="1">123 <text:s text:c="4"/><text:span text:style-name="style11">glLightfv</text:span><text:span text:style-name="style10">( </text:span><text:span text:style-name="style11">GL_LIGHT1</text:span><text:span text:style-name="style10">,</text:span><text:span text:style-name="style11">GL_SPECULAR</text:span><text:span text:style-name="style10">,(</text:span><text:span text:style-name="style5">const float</text:span><text:span text:style-name="style10">[]){</text:span><text:span text:style-name="style4">.6</text:span><text:span text:style-name="style10">,</text:span><text:span text:style-name="style4">.8</text:span><text:span text:style-name="style10">,</text:span><text:span text:style-name="style4">.9</text:span><text:span text:style-name="style10">, </text:span><text:span text:style-name="style4">1</text:span><text:span text:style-name="style10">}); </text:span><text:span text:style-name="style2">// отражение</text:span></text:h>
      <text:h text:style-name="Default" text:outline-level="1">124 <text:s text:c="4"/><text:span text:style-name="style11">glLightfv</text:span><text:span text:style-name="style10">( </text:span><text:span text:style-name="style11">GL_LIGHT1</text:span><text:span text:style-name="style10">,</text:span><text:span text:style-name="style11">GL_EMISSION</text:span><text:span text:style-name="style10">,(</text:span><text:span text:style-name="style5">const float</text:span><text:span text:style-name="style10">[]){</text:span><text:span text:style-name="style4">.6</text:span><text:span text:style-name="style10">,</text:span><text:span text:style-name="style4">.6</text:span><text:span text:style-name="style10">,</text:span><text:span text:style-name="style4">.6</text:span><text:span text:style-name="style10">, </text:span><text:span text:style-name="style4">1</text:span><text:span text:style-name="style10">}); </text:span><text:span text:style-name="style2">// излучение</text:span></text:h>
      <text:h text:style-name="Default" text:outline-level="1">125 <text:s text:c="4"/><text:span text:style-name="style11">glLightfv</text:span><text:span text:style-name="style10">( </text:span><text:span text:style-name="style11">GL_LIGHT1</text:span><text:span text:style-name="style10">,</text:span><text:span text:style-name="style11">GL_POSITION</text:span><text:span text:style-name="style10">,(</text:span><text:span text:style-name="style5">const float</text:span><text:span text:style-name="style10">[]){</text:span><text:span text:style-name="style4">2000</text:span><text:span text:style-name="style10">,</text:span><text:span text:style-name="style4">100</text:span><text:span text:style-name="style10">,</text:span><text:span text:style-name="style4">10</text:span><text:span text:style-name="style10">,</text:span><text:span text:style-name="style4">1</text:span><text:span text:style-name="style10">});</text:span></text:h>
      <text:h text:style-name="Default" text:outline-level="1">126 <text:s/><text:span text:style-name="style9">#endif <text:s text:c="2"/></text:span><text:span text:style-name="style11">glColorMaterial</text:span><text:span text:style-name="style10">( </text:span><text:span text:style-name="style11">GL_FRONT_AND_BACK</text:span><text:span text:style-name="style10">,</text:span><text:span text:style-name="style11">GL_AMBIENT_AND_DIFFUSE </text:span><text:span text:style-name="style10">);</text:span></text:h>
      <text:h text:style-name="Default" text:outline-level="1">127 <text:s text:c="4"/><text:span text:style-name="style11">glEnable</text:span><text:span text:style-name="style10">( </text:span><text:span text:style-name="style11">GL_COLOR_MATERIAL </text:span><text:span text:style-name="style10">);</text:span></text:h>
      <text:h text:style-name="Default" text:outline-level="1">128 <text:s text:c="4"/><text:span text:style-name="style11">glEnable</text:span><text:span text:style-name="style10">( </text:span><text:span text:style-name="style11">GL_LIGHTING </text:span><text:span text:style-name="style10">);</text:span></text:h>
      <text:h text:style-name="Default" text:outline-level="1">129 <text:s text:c="4"/><text:span text:style-name="style11">glEnable</text:span><text:span text:style-name="style10">( </text:span><text:span text:style-name="style11">GL_LIGHT0 </text:span><text:span text:style-name="style10">);</text:span></text:h>
      <text:h text:style-name="Default" text:outline-level="1">130 <text:s text:c="4"/><text:span text:style-name="style11">glEnable</text:span><text:span text:style-name="style10">( </text:span><text:span text:style-name="style11">GL_LIGHT1 </text:span><text:span text:style-name="style10">);</text:span></text:h>
      <text:h text:style-name="Default" text:outline-level="1">131 <text:s text:c="4"/><text:span text:style-name="style11">glDepthRange</text:span><text:span text:style-name="style10">( </text:span><text:span text:style-name="style4">1</text:span><text:span text:style-name="style10">,-</text:span><text:span text:style-name="style4">1 </text:span><text:span text:style-name="style10">); <text:s text:c="12"/></text:span><text:span text:style-name="style2">// ( 0,1 )</text:span></text:h>
      <text:h text:style-name="Default" text:outline-level="1">132 <text:s text:c="4"/><text:span text:style-name="style11">glDepthMask</text:span><text:span text:style-name="style10">( </text:span><text:span text:style-name="style11">GL_TRUE </text:span><text:span text:style-name="style10">); <text:s text:c="2"/></text:span><text:span text:style-name="style11">glClearDepth</text:span><text:span text:style-name="style10">( </text:span><text:span text:style-name="style4">2000.0 </text:span><text:span text:style-name="style10">);<text:line-break/><text:tab/><text:tab/><text:tab/><text:tab/> <text:s text:c="10"/></text:span><text:span text:style-name="style2">// Enables Clearing Of The Depth Buffer</text:span></text:h>
      <text:h text:style-name="Default" text:outline-level="1">133 <text:s text:c="4"/><text:span text:style-name="style11">glDepthFunc</text:span><text:span text:style-name="style10">( </text:span><text:span text:style-name="style11">GL_LEQUAL </text:span><text:span text:style-name="style10">); <text:s text:c="8"/></text:span><text:span text:style-name="style2">// LESS ALWAYS взаимное накрытие объектов</text:span></text:h>
      <text:h text:style-name="Default" text:outline-level="1">134 <text:s text:c="4"/><text:span text:style-name="style11">glEnable</text:span><text:span text:style-name="style10">( </text:span><text:span text:style-name="style11">GL_DEPTH_TEST </text:span><text:span text:style-name="style10">); <text:s text:c="7"/></text:span><text:span text:style-name="style2">// растровая разборка отсечений по глубине</text:span></text:h>
      <text:h text:style-name="P4" text:outline-level="1">135 <text:s text:c="4"/><text:span text:style-name="style11">glEnable</text:span><text:span text:style-name="style10">( </text:span><text:span text:style-name="style11">GL_AUTO_NORMAL </text:span><text:span text:style-name="style10">);</text:span></text:h>
      <text:h text:style-name="P4" text:outline-level="1"><text:span text:style-name="style10"><text:tab/></text:span><text:span text:style-name="style11">glEnable</text:span><text:span text:style-name="style10">( </text:span><text:span text:style-name="style11">GL_NORMALIZE </text:span><text:span text:style-name="style10">);</text:span></text:h>
      <text:h text:style-name="P4" text:outline-level="1"><text:span text:style-name="style10"><text:tab/></text:span><text:span text:style-name="style5">if</text:span><text:span text:style-name="style10">( !</text:span><text:span text:style-name="style11">SeaColor</text:span><text:span text:style-name="style10">[</text:span><text:span text:style-name="style11">black</text:span><text:span text:style-name="style10">+</text:span><text:span text:style-name="style4">1</text:span><text:span text:style-name="style10">].</text:span><text:span text:style-name="style11">u </text:span><text:span text:style-name="style10">){ </text:span><text:span text:style-name="style5">for</text:span><text:span text:style-name="style10">( </text:span><text:span text:style-name="style5">int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4">256</text:span><text:span text:style-name="style10">; </text:span><text:span text:style-name="style11">i</text:span><text:span text:style-name="style10">++ ) <text:tab/><text:tab/></text:span><text:span text:style-name="style11">SeaColor</text:span><text:span text:style-name="style10">[</text:span><text:span text:style-name="style4">1</text:span><text:span text:style-name="style10">+</text:span><text:span text:style-name="style11">black</text:span><text:span text:style-name="style10">+</text:span><text:span text:style-name="style11">i</text:span><text:span text:style-name="style10">].</text:span><text:span text:style-name="style11">c</text:span><text:span text:style-name="style10">[</text:span><text:span text:style-name="style4">0</text:span><text:span text:style-name="style10">]=</text:span><text:span text:style-name="style5">byte</text:span><text:span text:style-name="style10">( <text:s text:c="2"/></text:span><text:span text:style-name="style11">pow</text:span><text:span text:style-name="style10">(</text:span><text:span text:style-name="style5">Real</text:span><text:span text:style-name="style10">(</text:span><text:span text:style-name="style11">i</text:span><text:span text:style-name="style10">)/</text:span><text:span text:style-name="style4">255</text:span><text:span text:style-name="style10">,</text:span><text:span text:style-name="style4">4</text:span><text:span text:style-name="style10">)*</text:span><text:span text:style-name="style4">180</text:span><text:span text:style-name="style10">), </text:span><text:span text:style-name="style2">// red <text:s text:c="2"/>красный <text:tab/></text:span><text:span text:style-name="style11">SeaColor</text:span><text:span text:style-name="style10">[</text:span><text:span text:style-name="style4">1</text:span><text:span text:style-name="style10">+</text:span><text:span text:style-name="style11">black</text:span><text:span text:style-name="style10">+</text:span><text:span text:style-name="style11">i</text:span><text:span text:style-name="style10">].</text:span><text:span text:style-name="style11">c</text:span><text:span text:style-name="style10">[</text:span><text:span text:style-name="style4">1</text:span><text:span text:style-name="style10">]=</text:span><text:span text:style-name="style5">byte</text:span><text:span text:style-name="style10">(</text:span><text:span text:style-name="style4">48</text:span><text:span text:style-name="style10">+</text:span><text:span text:style-name="style11">pow</text:span><text:span text:style-name="style10">(</text:span><text:span text:style-name="style5">Real</text:span><text:span text:style-name="style10">(</text:span><text:span text:style-name="style11">i</text:span><text:span text:style-name="style10">)/</text:span><text:span text:style-name="style4">255</text:span><text:span text:style-name="style10">,</text:span><text:span text:style-name="style4">2</text:span><text:span text:style-name="style10">)*</text:span><text:span text:style-name="style4">162</text:span><text:span text:style-name="style10">), </text:span><text:span text:style-name="style2">// green зеленый <text:tab/></text:span><text:span text:style-name="style11">SeaColor</text:span><text:span text:style-name="style10">[</text:span><text:span text:style-name="style4">1</text:span><text:span text:style-name="style10">+</text:span><text:span text:style-name="style11">black</text:span><text:span text:style-name="style10">+</text:span><text:span text:style-name="style11">i</text:span><text:span text:style-name="style10">].</text:span><text:span text:style-name="style11">c</text:span><text:span text:style-name="style10">[</text:span><text:span text:style-name="style4">2</text:span><text:span text:style-name="style10">]=</text:span><text:span text:style-name="style5">byte</text:span><text:span text:style-name="style10">(</text:span><text:span text:style-name="style4">96</text:span><text:span text:style-name="style10">+</text:span><text:span text:style-name="style11">pow</text:span><text:span text:style-name="style10">(</text:span><text:span text:style-name="style5">Real</text:span><text:span text:style-name="style10">(</text:span><text:span text:style-name="style11">i</text:span><text:span text:style-name="style10">)/</text:span><text:span text:style-name="style4">255</text:span><text:span text:style-name="style10">,</text:span><text:span text:style-name="style4">3</text:span><text:span text:style-name="style10">)*</text:span><text:span text:style-name="style4">94 </text:span><text:span text:style-name="style10">); </text:span><text:span text:style-name="style2">// blue <text:s/>синий </text:span></text:h>
      <text:h text:style-name="P4" text:outline-level="1"><text:span text:style-name="style2"><text:tab/></text:span><text:span text:style-name="style5">for</text:span><text:span text:style-name="style10">( </text:span><text:span text:style-name="style5">int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black</text:span><text:span text:style-name="style10">+</text:span><text:span text:style-name="style4">256</text:span><text:span text:style-name="style10">; </text:span><text:span text:style-name="style11">i</text:span><text:span text:style-name="style10">++ )</text:span><text:span text:style-name="style11">SeaColor</text:span><text:span text:style-name="style10">[</text:span><text:span text:style-name="style11">i</text:span><text:span text:style-name="style10">].</text:span><text:span text:style-name="style11">c</text:span><text:span text:style-name="style10">[</text:span><text:span text:style-name="style4">3</text:span><text:span text:style-name="style10">]=</text:span><text:span text:style-name="style4">0xFF</text:span><text:span text:style-name="style10">; <text:s text:c="3"/></text:span><text:span text:style-name="style2">// alfa-сплошной</text:span></text:h>
      <text:p text:style-name="Default">136 <text:s/><text:span text:style-name="style10">} 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class="text">
      <style:text-properties style:font-name="Courier New" fo:font-family="'Courier New'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72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f44336" loext:opacity="100%" fo:font-size="11pt" style:text-underline-style="wave" style:text-underline-width="bold" style:text-underline-color="font-color" fo:font-weight="bold" style:font-size-asian="18pt" style:font-weight-asian="bold" style:font-size-complex="18pt" style:font-weight-complex="600"/>
    </style:style>
    <style:style style:name="style0" style:family="text">
      <style:text-properties fo:color="#000000" loext:opacity="100%" style:font-name="Courier New" fo:font-family="'Courier New'" fo:background-color="#ffffff"/>
    </style:style>
    <style:style style:name="style11" style:family="text">
      <style:text-properties fo:color="#000000" loext:opacity="100%" style:font-name="Courier New" fo:font-family="'Courier New'" fo:background-color="#ffffff"/>
    </style:style>
    <style:style style:name="style64" style:family="text">
      <style:text-properties fo:color="#c8c8c8" loext:opacity="100%" style:font-name="Courier New" fo:font-family="'Courier New'"/>
    </style:style>
    <style:style style:name="style72" style:family="text">
      <style:text-properties fo:color="#c8c8c8" loext:opacity="100%" style:font-name="Courier New" fo:font-family="'Courier New'"/>
    </style:style>
    <style:style style:name="style75" style:family="text">
      <style:text-properties fo:color="#c8c8c8" loext:opacity="100%" style:font-name="Courier New" fo:font-family="'Courier New'"/>
    </style:style>
    <style:style style:name="style1" style:family="text">
      <style:text-properties fo:color="#8080ff" loext:opacity="100%" style:font-name="Courier New" fo:font-family="'Courier New'"/>
    </style:style>
    <style:style style:name="style23" style:family="text">
      <style:text-properties fo:color="#8080ff" loext:opacity="100%" style:font-name="Courier New" fo:font-family="'Courier New'"/>
    </style:style>
    <style:style style:name="style65" style:family="text">
      <style:text-properties fo:color="#808080" loext:opacity="100%" style:font-name="Courier New" fo:font-family="'Courier New'"/>
    </style:style>
    <style:style style:name="style87" style:family="text">
      <style:text-properties fo:color="#808080" loext:opacity="100%" style:font-name="Courier New" fo:font-family="'Courier New'"/>
    </style:style>
    <style:style style:name="style2" style:family="text">
      <style:text-properties fo:color="#9898d9" loext:opacity="100%" style:font-name="Courier New" fo:font-family="'Courier New'"/>
    </style:style>
    <style:style style:name="style66" style:family="text">
      <style:text-properties fo:color="#c0c0c0" loext:opacity="100%" style:font-name="Courier New" fo:font-family="'Courier New'"/>
    </style:style>
    <style:style style:name="style3" style:family="text">
      <style:text-properties fo:color="#8080ff" loext:opacity="100%" style:font-name="Courier New" fo:font-family="'Courier New'" fo:font-weight="bold"/>
    </style:style>
    <style:style style:name="style24" style:family="text">
      <style:text-properties fo:color="#8080ff" loext:opacity="100%" style:font-name="Courier New" fo:font-family="'Courier New'" fo:font-weight="bold"/>
    </style:style>
    <style:style style:name="style67" style:family="text">
      <style:text-properties fo:color="#aaaaf0" loext:opacity="100%" style:font-name="Courier New" fo:font-family="'Courier New'" fo:font-weight="bold"/>
    </style:style>
    <style:style style:name="style88" style:family="text">
      <style:text-properties fo:color="#aaaaf0" loext:opacity="100%" style:font-name="Courier New" fo:font-family="'Courier New'" fo:font-weight="bold"/>
    </style:style>
    <style:style style:name="style15" style:family="text">
      <style:text-properties fo:color="#8080ff" loext:opacity="100%" style:font-name="Courier New" fo:font-family="'Courier New'" fo:font-weight="bold"/>
    </style:style>
    <style:style style:name="style79" style:family="text">
      <style:text-properties fo:color="#aaaaf0" loext:opacity="100%" style:font-name="Courier New" fo:font-family="'Courier New'" fo:font-weight="bold"/>
    </style:style>
    <style:style style:name="style17" style:family="text">
      <style:text-properties fo:color="#008080" loext:opacity="100%" style:font-name="Courier New" fo:font-family="'Courier New'"/>
    </style:style>
    <style:style style:name="style81" style:family="text">
      <style:text-properties fo:color="#6b9999" loext:opacity="100%" style:font-name="Courier New" fo:font-family="'Courier New'"/>
    </style:style>
    <style:style style:name="style18" style:family="text">
      <style:text-properties fo:color="#800000" loext:opacity="100%" style:font-name="Courier New" fo:font-family="'Courier New'"/>
    </style:style>
    <style:style style:name="style82" style:family="text">
      <style:text-properties fo:color="#ac5959" loext:opacity="100%" style:font-name="Courier New" fo:font-family="'Courier New'"/>
    </style:style>
    <style:style style:name="style4" style:family="text">
      <style:text-properties fo:color="#f000f0" loext:opacity="100%" style:font-name="Courier New" fo:font-family="'Courier New'"/>
    </style:style>
    <style:style style:name="style68" style:family="text">
      <style:text-properties fo:color="#f0c8f0" loext:opacity="100%" style:font-name="Courier New" fo:font-family="'Courier New'"/>
    </style:style>
    <style:style style:name="style5" style:family="text">
      <style:text-properties fo:color="#0000a0" loext:opacity="100%" style:font-name="Courier New" fo:font-family="'Courier New'" fo:font-weight="bold"/>
    </style:style>
    <style:style style:name="style69" style:family="text">
      <style:text-properties fo:color="#8787c8" loext:opacity="100%" style:font-name="Courier New" fo:font-family="'Courier New'" fo:font-weight="bold"/>
    </style:style>
    <style:style style:name="style16" style:family="text">
      <style:text-properties fo:color="#00a000" loext:opacity="100%" style:font-name="Courier New" fo:font-family="'Courier New'" fo:font-weight="bold"/>
    </style:style>
    <style:style style:name="style80" style:family="text">
      <style:text-properties fo:color="#9ac89a" loext:opacity="100%" style:font-name="Courier New" fo:font-family="'Courier New'" fo:font-weight="bold"/>
    </style:style>
    <style:style style:name="style19" style:family="text">
      <style:text-properties fo:color="#be00be" loext:opacity="100%" style:font-name="Courier New" fo:font-family="'Courier New'" fo:font-weight="bold"/>
    </style:style>
    <style:style style:name="style83" style:family="text">
      <style:text-properties fo:color="#be89be" loext:opacity="100%" style:font-name="Courier New" fo:font-family="'Courier New'" fo:font-weight="bold"/>
    </style:style>
    <style:style style:name="style6" style:family="text">
      <style:text-properties fo:color="#0000ff" loext:opacity="100%" style:font-name="Courier New" fo:font-family="'Courier New'"/>
    </style:style>
    <style:style style:name="style12" style:family="text">
      <style:text-properties fo:color="#0000ff" loext:opacity="100%" style:font-name="Courier New" fo:font-family="'Courier New'"/>
    </style:style>
    <style:style style:name="style20" style:family="text">
      <style:text-properties fo:color="#0000ff" loext:opacity="100%" style:font-name="Courier New" fo:font-family="'Courier New'"/>
    </style:style>
    <style:style style:name="style70" style:family="text">
      <style:text-properties fo:color="#bebeff" loext:opacity="100%" style:font-name="Courier New" fo:font-family="'Courier New'"/>
    </style:style>
    <style:style style:name="style76" style:family="text">
      <style:text-properties fo:color="#bebeff" loext:opacity="100%" style:font-name="Courier New" fo:font-family="'Courier New'"/>
    </style:style>
    <style:style style:name="style7" style:family="text">
      <style:text-properties fo:color="#e0a000" loext:opacity="100%" style:font-name="Courier New" fo:font-family="'Courier New'"/>
    </style:style>
    <style:style style:name="style71" style:family="text">
      <style:text-properties fo:color="#e0ce9f" loext:opacity="100%" style:font-name="Courier New" fo:font-family="'Courier New'"/>
    </style:style>
    <style:style style:name="style8" style:family="text">
      <style:text-properties fo:color="#000000" loext:opacity="100%" style:font-name="Courier New" fo:font-family="'Courier New'"/>
    </style:style>
    <style:style style:name="style9" style:family="text">
      <style:text-properties fo:color="#00a000" loext:opacity="100%" style:font-name="Courier New" fo:font-family="'Courier New'"/>
    </style:style>
    <style:style style:name="style73" style:family="text">
      <style:text-properties fo:color="#84a084" loext:opacity="100%" style:font-name="Courier New" fo:font-family="'Courier New'"/>
    </style:style>
    <style:style style:name="style10" style:family="text">
      <style:text-properties fo:color="#ff0000" loext:opacity="100%" style:font-name="Courier New" fo:font-family="'Courier New'"/>
    </style:style>
    <style:style style:name="style74" style:family="text">
      <style:text-properties fo:color="#ffc8c8" loext:opacity="100%" style:font-name="Courier New" fo:font-family="'Courier New'"/>
    </style:style>
    <style:style style:name="style50" style:family="text">
      <style:text-properties fo:color="#404080" loext:opacity="100%" style:font-name="Courier New" fo:font-family="'Courier New'" fo:font-style="italic"/>
    </style:style>
    <style:style style:name="style114" style:family="text">
      <style:text-properties fo:color="#8585ac" loext:opacity="100%" style:font-name="Courier New" fo:font-family="'Courier New'" fo:font-style="italic"/>
    </style:style>
    <style:style style:name="style34" style:family="text">
      <style:text-properties fo:color="#000000" loext:opacity="100%" style:font-name="Courier New" fo:font-family="'Courier New'" fo:font-weight="bold" fo:background-color="#80ffff"/>
    </style:style>
    <style:style style:name="style35" style:family="text">
      <style:text-properties fo:color="#ffffff" loext:opacity="100%" style:font-name="Courier New" fo:font-family="'Courier New'" fo:font-weight="bold" fo:background-color="#ff0000"/>
    </style:style>
    <style:style style:name="style37" style:family="text">
      <style:text-properties fo:color="#373737" loext:opacity="100%" style:font-name="Courier New" fo:font-family="'Courier New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025cm" fo:margin-bottom="0.977cm" fo:margin-left="1.275cm" fo:margin-right="1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>Source file exported from Code::Blocks Source Exporter plugin</dc:title>
    <dc:date>2024-02-20T02:08:08.603000000</dc:date>
    <dc:creator>Василий Николаевич Храмушин</dc:creator>
    <meta:editing-duration>PT1H53M32S</meta:editing-duration>
    <meta:editing-cycles>18</meta:editing-cycles>
    <meta:printed-by>Василий Николаевич Храмушин</meta:printed-by>
    <meta:print-date>2024-02-20T00:40:38.141000000</meta:print-date>
    <meta:document-statistic meta:table-count="0" meta:image-count="0" meta:object-count="0" meta:page-count="24" meta:paragraph-count="1607" meta:word-count="12749" meta:character-count="100312" meta:non-whitespace-character-count="74451"/>
  </office:meta>
</office:document-meta>
</file>